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9.9pt"/>
    </style:style>
    <style:style style:name="co3" style:family="table-column">
      <style:table-column-properties fo:break-before="auto" style:column-width="113.19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132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ateofclimb80knots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timestamp</text:p>
          </table:table-cell>
          <table:table-cell table:style-name="ce2" office:value-type="string" calcext:value-type="string">
            <text:p>asi</text:p>
          </table:table-cell>
          <table:table-cell table:style-name="ce2" office:value-type="string" calcext:value-type="string">
            <text:p>vsi</text:p>
          </table:table-cell>
          <table:table-cell table:style-name="ce2" office:value-type="string" calcext:value-type="string">
            <text:p>pAltitude</text:p>
          </table:table-cell>
          <table:table-cell table:style-name="ce2" office:value-type="string" calcext:value-type="string">
            <text:p>cht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4797" calcext:value-type="float">
            <text:p>485954797</text:p>
          </table:table-cell>
          <table:table-cell table:number-columns-repeated="3"/>
          <table:table-cell office:value-type="string" calcext:value-type="string">
            <text:p>[251.6, 271.4, 305.6, 275.0]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4797" calcext:value-type="float">
            <text:p>485954797</text:p>
          </table:table-cell>
          <table:table-cell office:value-type="float" office:value="41.6846652267819" calcext:value-type="float">
            <text:p>41.6846652267819</text:p>
          </table:table-cell>
          <table:table-cell office:value-type="float" office:value="24" calcext:value-type="float">
            <text:p>24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4797" calcext:value-type="float">
            <text:p>485954797</text:p>
          </table:table-cell>
          <table:table-cell office:value-type="float" office:value="39.0928725701944" calcext:value-type="float">
            <text:p>39.0928725701944</text:p>
          </table:table-cell>
          <table:table-cell office:value-type="float" office:value="67" calcext:value-type="float">
            <text:p>67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4797" calcext:value-type="float">
            <text:p>485954797</text:p>
          </table:table-cell>
          <table:table-cell table:number-columns-repeated="3"/>
          <table:table-cell office:value-type="string" calcext:value-type="string">
            <text:p>[251.6, 271.4, 305.6, 275.0]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4797" calcext:value-type="float">
            <text:p>485954797</text:p>
          </table:table-cell>
          <table:table-cell office:value-type="float" office:value="41.6846652267819" calcext:value-type="float">
            <text:p>41.6846652267819</text:p>
          </table:table-cell>
          <table:table-cell office:value-type="float" office:value="24" calcext:value-type="float">
            <text:p>24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4801" calcext:value-type="float">
            <text:p>485954801</text:p>
          </table:table-cell>
          <table:table-cell table:number-columns-repeated="3"/>
          <table:table-cell office:value-type="string" calcext:value-type="string">
            <text:p>[253.4, 276.8, 311.0, 284.0]</text:p>
          </table:table-cell>
          <table:table-cell table:number-columns-repeated="1018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4801" calcext:value-type="float">
            <text:p>485954801</text:p>
          </table:table-cell>
          <table:table-cell office:value-type="float" office:value="57.3434125269978" calcext:value-type="float">
            <text:p>57.3434125269978</text:p>
          </table:table-cell>
          <table:table-cell office:value-type="float" office:value="116" calcext:value-type="float">
            <text:p>116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4801" calcext:value-type="float">
            <text:p>485954801</text:p>
          </table:table-cell>
          <table:table-cell table:number-columns-repeated="3"/>
          <table:table-cell office:value-type="string" calcext:value-type="string">
            <text:p>[253.4, 276.8, 311.0, 284.0]</text:p>
          </table:table-cell>
          <table:table-cell table:number-columns-repeated="1018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4801" calcext:value-type="float">
            <text:p>485954801</text:p>
          </table:table-cell>
          <table:table-cell office:value-type="float" office:value="57.3434125269978" calcext:value-type="float">
            <text:p>57.3434125269978</text:p>
          </table:table-cell>
          <table:table-cell office:value-type="float" office:value="116" calcext:value-type="float">
            <text:p>116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4805" calcext:value-type="float">
            <text:p>485954805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125" calcext:value-type="float">
            <text:p>125</text:p>
          </table:table-cell>
          <table:table-cell office:value-type="float" office:value="336" calcext:value-type="float">
            <text:p>336</text:p>
          </table:table-cell>
          <table:table-cell table:number-columns-repeated="1019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4805" calcext:value-type="float">
            <text:p>485954805</text:p>
          </table:table-cell>
          <table:table-cell table:number-columns-repeated="3"/>
          <table:table-cell office:value-type="string" calcext:value-type="string">
            <text:p>[253.4, 276.8, 311.0, 284.0]</text:p>
          </table:table-cell>
          <table:table-cell table:number-columns-repeated="1018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4805" calcext:value-type="float">
            <text:p>485954805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134" calcext:value-type="float">
            <text:p>-134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4805" calcext:value-type="float">
            <text:p>485954805</text:p>
          </table:table-cell>
          <table:table-cell table:number-columns-repeated="3"/>
          <table:table-cell office:value-type="string" calcext:value-type="string">
            <text:p>[253.4, 282.2, 314.6, 284.0]</text:p>
          </table:table-cell>
          <table:table-cell table:number-columns-repeated="1018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4807" calcext:value-type="float">
            <text:p>48595480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227" calcext:value-type="float">
            <text:p>-227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4807" calcext:value-type="float">
            <text:p>485954807</text:p>
          </table:table-cell>
          <table:table-cell table:number-columns-repeated="3"/>
          <table:table-cell office:value-type="string" calcext:value-type="string">
            <text:p>[255.2, 280.4, 311.0, 278.6]</text:p>
          </table:table-cell>
          <table:table-cell table:number-columns-repeated="1018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4807" calcext:value-type="float">
            <text:p>48595480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69" calcext:value-type="float">
            <text:p>69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4807" calcext:value-type="float">
            <text:p>48595480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227" calcext:value-type="float">
            <text:p>-227</text:p>
          </table:table-cell>
          <table:table-cell office:value-type="float" office:value="319" calcext:value-type="float">
            <text:p>319</text:p>
          </table:table-cell>
          <table:table-cell table:number-columns-repeated="1019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4807" calcext:value-type="float">
            <text:p>485954807</text:p>
          </table:table-cell>
          <table:table-cell table:number-columns-repeated="3"/>
          <table:table-cell office:value-type="string" calcext:value-type="string">
            <text:p>[255.2, 280.4, 311.0, 278.6]</text:p>
          </table:table-cell>
          <table:table-cell table:number-columns-repeated="1018"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5954807" calcext:value-type="float">
            <text:p>48595480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69" calcext:value-type="float">
            <text:p>69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4811" calcext:value-type="float">
            <text:p>48595481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21" calcext:value-type="float">
            <text:p>921</text:p>
          </table:table-cell>
          <table:table-cell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4811" calcext:value-type="float">
            <text:p>485954811</text:p>
          </table:table-cell>
          <table:table-cell table:number-columns-repeated="3"/>
          <table:table-cell office:value-type="string" calcext:value-type="string">
            <text:p>[262.4, 284.0, 323.6, 280.4]</text:p>
          </table:table-cell>
          <table:table-cell table:number-columns-repeated="1018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4811" calcext:value-type="float">
            <text:p>48595481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093" calcext:value-type="float">
            <text:p>1093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4811" calcext:value-type="float">
            <text:p>48595481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21" calcext:value-type="float">
            <text:p>921</text:p>
          </table:table-cell>
          <table:table-cell office:value-type="float" office:value="375" calcext:value-type="float">
            <text:p>375</text:p>
          </table:table-cell>
          <table:table-cell table:number-columns-repeated="1019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4811" calcext:value-type="float">
            <text:p>485954811</text:p>
          </table:table-cell>
          <table:table-cell table:number-columns-repeated="3"/>
          <table:table-cell office:value-type="string" calcext:value-type="string">
            <text:p>[262.4, 284.0, 323.6, 280.4]</text:p>
          </table:table-cell>
          <table:table-cell table:number-columns-repeated="1018"/>
        </table:table-row>
        <table:table-row table:style-name="ro1">
          <table:table-cell office:value-type="float" office:value="0.233333333333333" calcext:value-type="float">
            <text:p>0.233333333333333</text:p>
          </table:table-cell>
          <table:table-cell office:value-type="float" office:value="485954811" calcext:value-type="float">
            <text:p>48595481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093" calcext:value-type="float">
            <text:p>1093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5954819" calcext:value-type="float">
            <text:p>485954819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91" calcext:value-type="float">
            <text:p>991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5954819" calcext:value-type="float">
            <text:p>48595481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239" calcext:value-type="float">
            <text:p>1239</text:p>
          </table:table-cell>
          <table:table-cell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5954819" calcext:value-type="float">
            <text:p>485954819</text:p>
          </table:table-cell>
          <table:table-cell table:number-columns-repeated="3"/>
          <table:table-cell office:value-type="string" calcext:value-type="string">
            <text:p>[267.8, 291.2, 330.8, 291.2]</text:p>
          </table:table-cell>
          <table:table-cell table:number-columns-repeated="1018"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5954819" calcext:value-type="float">
            <text:p>485954819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91" calcext:value-type="float">
            <text:p>991</text:p>
          </table:table-cell>
          <table:table-cell office:value-type="float" office:value="431" calcext:value-type="float">
            <text:p>431</text:p>
          </table:table-cell>
          <table:table-cell table:number-columns-repeated="1019"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5954819" calcext:value-type="float">
            <text:p>48595481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239" calcext:value-type="float">
            <text:p>1239</text:p>
          </table:table-cell>
          <table:table-cell office:value-type="float" office:value="455" calcext:value-type="float">
            <text:p>455</text:p>
          </table:table-cell>
          <table:table-cell table:number-columns-repeated="1019"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5954819" calcext:value-type="float">
            <text:p>485954819</text:p>
          </table:table-cell>
          <table:table-cell table:number-columns-repeated="3"/>
          <table:table-cell office:value-type="string" calcext:value-type="string">
            <text:p>[267.8, 291.2, 330.8, 291.2]</text:p>
          </table:table-cell>
          <table:table-cell table:number-columns-repeated="1018"/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5954823" calcext:value-type="float">
            <text:p>48595482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242" calcext:value-type="float">
            <text:p>1242</text:p>
          </table:table-cell>
          <table:table-cell office:value-type="float" office:value="518" calcext:value-type="float">
            <text:p>518</text:p>
          </table:table-cell>
          <table:table-cell table:number-columns-repeated="1019"/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5954823" calcext:value-type="float">
            <text:p>485954823</text:p>
          </table:table-cell>
          <table:table-cell table:number-columns-repeated="3"/>
          <table:table-cell office:value-type="string" calcext:value-type="string">
            <text:p>[267.8, 289.4, 334.4, 287.6]</text:p>
          </table:table-cell>
          <table:table-cell table:number-columns-repeated="1018"/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5954823" calcext:value-type="float">
            <text:p>485954823</text:p>
          </table:table-cell>
          <table:table-cell table:number-columns-repeated="3"/>
          <table:table-cell office:value-type="string" calcext:value-type="string">
            <text:p>[275.0, 294.8, 336.2, 293.0]</text:p>
          </table:table-cell>
          <table:table-cell table:number-columns-repeated="1018"/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5954823" calcext:value-type="float">
            <text:p>485954823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656" calcext:value-type="float">
            <text:p>1656</text:p>
          </table:table-cell>
          <table:table-cell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5954823" calcext:value-type="float">
            <text:p>485954823</text:p>
          </table:table-cell>
          <table:table-cell table:number-columns-repeated="3"/>
          <table:table-cell office:value-type="string" calcext:value-type="string">
            <text:p>[267.8, 289.4, 334.4, 287.6]</text:p>
          </table:table-cell>
          <table:table-cell table:number-columns-repeated="1018"/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5954823" calcext:value-type="float">
            <text:p>485954823</text:p>
          </table:table-cell>
          <table:table-cell table:number-columns-repeated="3"/>
          <table:table-cell office:value-type="string" calcext:value-type="string">
            <text:p>[275.0, 294.8, 336.2, 293.0]</text:p>
          </table:table-cell>
          <table:table-cell table:number-columns-repeated="1018"/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5954823" calcext:value-type="float">
            <text:p>485954823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656" calcext:value-type="float">
            <text:p>1656</text:p>
          </table:table-cell>
          <table:table-cell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4827" calcext:value-type="float">
            <text:p>48595482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369" calcext:value-type="float">
            <text:p>1369</text:p>
          </table:table-cell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5954827" calcext:value-type="float">
            <text:p>485954827</text:p>
          </table:table-cell>
          <table:table-cell table:number-columns-repeated="3"/>
          <table:table-cell office:value-type="string" calcext:value-type="string">
            <text:p>[278.6, 293.0, 343.4, 293.0]</text:p>
          </table:table-cell>
          <table:table-cell table:number-columns-repeated="1018"/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5954829" calcext:value-type="float">
            <text:p>48595482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255" calcext:value-type="float">
            <text:p>1255</text:p>
          </table:table-cell>
          <table:table-cell office:value-type="float" office:value="634" calcext:value-type="float">
            <text:p>634</text:p>
          </table:table-cell>
          <table:table-cell table:number-columns-repeated="1019"/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5954829" calcext:value-type="float">
            <text:p>485954829</text:p>
          </table:table-cell>
          <table:table-cell table:number-columns-repeated="3"/>
          <table:table-cell office:value-type="string" calcext:value-type="string">
            <text:p>[280.4, 294.8, 348.8, 298.4]</text:p>
          </table:table-cell>
          <table:table-cell table:number-columns-repeated="1018"/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5954829" calcext:value-type="float">
            <text:p>48595482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332" calcext:value-type="float">
            <text:p>1332</text:p>
          </table:table-cell>
          <table:table-cell office:value-type="float" office:value="660" calcext:value-type="float">
            <text:p>660</text:p>
          </table:table-cell>
          <table:table-cell table:number-columns-repeated="1019"/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5954829" calcext:value-type="float">
            <text:p>485954829</text:p>
          </table:table-cell>
          <table:table-cell table:number-columns-repeated="3"/>
          <table:table-cell office:value-type="string" calcext:value-type="string">
            <text:p>[280.4, 294.8, 348.8, 298.4]</text:p>
          </table:table-cell>
          <table:table-cell table:number-columns-repeated="1018"/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5954829" calcext:value-type="float">
            <text:p>48595482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332" calcext:value-type="float">
            <text:p>1332</text:p>
          </table:table-cell>
          <table:table-cell office:value-type="float" office:value="660" calcext:value-type="float">
            <text:p>660</text:p>
          </table:table-cell>
          <table:table-cell table:number-columns-repeated="101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85954833" calcext:value-type="float">
            <text:p>48595483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265" calcext:value-type="float">
            <text:p>1265</text:p>
          </table:table-cell>
          <table:table-cell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85954833" calcext:value-type="float">
            <text:p>485954833</text:p>
          </table:table-cell>
          <table:table-cell table:number-columns-repeated="3"/>
          <table:table-cell office:value-type="string" calcext:value-type="string">
            <text:p>[278.6, 296.6, 347.0, 296.6]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85954833" calcext:value-type="float">
            <text:p>48595483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307" calcext:value-type="float">
            <text:p>1307</text:p>
          </table:table-cell>
          <table:table-cell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85954833" calcext:value-type="float">
            <text:p>48595483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265" calcext:value-type="float">
            <text:p>1265</text:p>
          </table:table-cell>
          <table:table-cell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85954833" calcext:value-type="float">
            <text:p>485954833</text:p>
          </table:table-cell>
          <table:table-cell table:number-columns-repeated="3"/>
          <table:table-cell office:value-type="string" calcext:value-type="string">
            <text:p>[278.6, 296.6, 347.0, 296.6]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85954833" calcext:value-type="float">
            <text:p>48595483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307" calcext:value-type="float">
            <text:p>1307</text:p>
          </table:table-cell>
          <table:table-cell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office:value-type="float" office:value="0.666666666666667" calcext:value-type="float">
            <text:p>0.666666666666667</text:p>
          </table:table-cell>
          <table:table-cell office:value-type="float" office:value="485954837" calcext:value-type="float">
            <text:p>485954837</text:p>
          </table:table-cell>
          <table:table-cell table:number-columns-repeated="3"/>
          <table:table-cell office:value-type="string" calcext:value-type="string">
            <text:p>[276.8, 296.6, 348.8, 296.6]</text:p>
          </table:table-cell>
          <table:table-cell table:number-columns-repeated="1018"/>
        </table:table-row>
        <table:table-row table:style-name="ro1">
          <table:table-cell office:value-type="float" office:value="0.666666666666667" calcext:value-type="float">
            <text:p>0.666666666666667</text:p>
          </table:table-cell>
          <table:table-cell office:value-type="float" office:value="485954837" calcext:value-type="float">
            <text:p>485954837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500" calcext:value-type="float">
            <text:p>1500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4840" calcext:value-type="float">
            <text:p>485954840</text:p>
          </table:table-cell>
          <table:table-cell table:number-columns-repeated="3"/>
          <table:table-cell office:value-type="string" calcext:value-type="string">
            <text:p>[282.2, 298.4, 350.6, 303.8]</text:p>
          </table:table-cell>
          <table:table-cell table:number-columns-repeated="1018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4840" calcext:value-type="float">
            <text:p>48595484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115" calcext:value-type="float">
            <text:p>1115</text:p>
          </table:table-cell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4840" calcext:value-type="float">
            <text:p>485954840</text:p>
          </table:table-cell>
          <table:table-cell table:number-columns-repeated="3"/>
          <table:table-cell office:value-type="string" calcext:value-type="string">
            <text:p>[282.2, 296.6, 354.2, 296.6]</text:p>
          </table:table-cell>
          <table:table-cell table:number-columns-repeated="1018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4840" calcext:value-type="float">
            <text:p>48595484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118" calcext:value-type="float">
            <text:p>1118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4840" calcext:value-type="float">
            <text:p>485954840</text:p>
          </table:table-cell>
          <table:table-cell table:number-columns-repeated="3"/>
          <table:table-cell office:value-type="string" calcext:value-type="string">
            <text:p>[282.2, 298.4, 350.6, 303.8]</text:p>
          </table:table-cell>
          <table:table-cell table:number-columns-repeated="1018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4840" calcext:value-type="float">
            <text:p>48595484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115" calcext:value-type="float">
            <text:p>1115</text:p>
          </table:table-cell>
          <table:table-cell office:value-type="float" office:value="830" calcext:value-type="float">
            <text:p>830</text:p>
          </table:table-cell>
          <table:table-cell table:number-columns-repeated="1019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4840" calcext:value-type="float">
            <text:p>485954840</text:p>
          </table:table-cell>
          <table:table-cell table:number-columns-repeated="3"/>
          <table:table-cell office:value-type="string" calcext:value-type="string">
            <text:p>[282.2, 296.6, 354.2, 296.6]</text:p>
          </table:table-cell>
          <table:table-cell table:number-columns-repeated="1018"/>
        </table:table-row>
        <table:table-row table:style-name="ro1">
          <table:table-cell office:value-type="float" office:value="0.716666666666667" calcext:value-type="float">
            <text:p>0.716666666666667</text:p>
          </table:table-cell>
          <table:table-cell office:value-type="float" office:value="485954840" calcext:value-type="float">
            <text:p>48595484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118" calcext:value-type="float">
            <text:p>1118</text:p>
          </table:table-cell>
          <table:table-cell office:value-type="float" office:value="852" calcext:value-type="float">
            <text:p>852</text:p>
          </table:table-cell>
          <table:table-cell table:number-columns-repeated="1019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4844" calcext:value-type="float">
            <text:p>485954844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353" calcext:value-type="float">
            <text:p>1353</text:p>
          </table:table-cell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4844" calcext:value-type="float">
            <text:p>485954844</text:p>
          </table:table-cell>
          <table:table-cell table:number-columns-repeated="3"/>
          <table:table-cell office:value-type="string" calcext:value-type="string">
            <text:p>[284.0, 298.4, 352.4, 294.8]</text:p>
          </table:table-cell>
          <table:table-cell table:number-columns-repeated="1018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4844" calcext:value-type="float">
            <text:p>485954844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366" calcext:value-type="float">
            <text:p>1366</text:p>
          </table:table-cell>
          <table:table-cell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4844" calcext:value-type="float">
            <text:p>485954844</text:p>
          </table:table-cell>
          <table:table-cell table:number-columns-repeated="3"/>
          <table:table-cell office:value-type="string" calcext:value-type="string">
            <text:p>[289.4, 300.2, 361.4, 305.6]</text:p>
          </table:table-cell>
          <table:table-cell table:number-columns-repeated="1018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4844" calcext:value-type="float">
            <text:p>485954844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353" calcext:value-type="float">
            <text:p>1353</text:p>
          </table:table-cell>
          <table:table-cell office:value-type="float" office:value="908" calcext:value-type="float">
            <text:p>908</text:p>
          </table:table-cell>
          <table:table-cell table:number-columns-repeated="1019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4844" calcext:value-type="float">
            <text:p>485954844</text:p>
          </table:table-cell>
          <table:table-cell table:number-columns-repeated="3"/>
          <table:table-cell office:value-type="string" calcext:value-type="string">
            <text:p>[284.0, 298.4, 352.4, 294.8]</text:p>
          </table:table-cell>
          <table:table-cell table:number-columns-repeated="1018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4844" calcext:value-type="float">
            <text:p>485954844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366" calcext:value-type="float">
            <text:p>1366</text:p>
          </table:table-cell>
          <table:table-cell office:value-type="float" office:value="933" calcext:value-type="float">
            <text:p>933</text:p>
          </table:table-cell>
          <table:table-cell table:number-columns-repeated="1019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4844" calcext:value-type="float">
            <text:p>485954844</text:p>
          </table:table-cell>
          <table:table-cell table:number-columns-repeated="3"/>
          <table:table-cell office:value-type="string" calcext:value-type="string">
            <text:p>[289.4, 300.2, 361.4, 305.6]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4848" calcext:value-type="float">
            <text:p>485954848</text:p>
          </table:table-cell>
          <table:table-cell table:number-columns-repeated="3"/>
          <table:table-cell office:value-type="string" calcext:value-type="string">
            <text:p>[284.0, 305.6, 361.4, 305.6]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4848" calcext:value-type="float">
            <text:p>48595484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070" calcext:value-type="float">
            <text:p>1070</text:p>
          </table:table-cell>
          <table:table-cell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4848" calcext:value-type="float">
            <text:p>485954848</text:p>
          </table:table-cell>
          <table:table-cell table:number-columns-repeated="3"/>
          <table:table-cell office:value-type="string" calcext:value-type="string">
            <text:p>[284.0, 305.6, 361.4, 305.6]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4848" calcext:value-type="float">
            <text:p>485954848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070" calcext:value-type="float">
            <text:p>1070</text:p>
          </table:table-cell>
          <table:table-cell office:value-type="float" office:value="990" calcext:value-type="float">
            <text:p>990</text:p>
          </table:table-cell>
          <table:table-cell table:number-columns-repeated="1019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4852" calcext:value-type="float">
            <text:p>48595485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375" calcext:value-type="float">
            <text:p>1375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4852" calcext:value-type="float">
            <text:p>485954852</text:p>
          </table:table-cell>
          <table:table-cell table:number-columns-repeated="3"/>
          <table:table-cell office:value-type="string" calcext:value-type="string">
            <text:p>[291.2, 305.6, 361.4, 309.2]</text:p>
          </table:table-cell>
          <table:table-cell table:number-columns-repeated="1018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4852" calcext:value-type="float">
            <text:p>48595485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689" calcext:value-type="float">
            <text:p>1689</text:p>
          </table:table-cell>
          <table:table-cell office:value-type="float" office:value="1111" calcext:value-type="float">
            <text:p>1111</text:p>
          </table:table-cell>
          <table:table-cell table:number-columns-repeated="1019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4852" calcext:value-type="float">
            <text:p>48595485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375" calcext:value-type="float">
            <text:p>1375</text:p>
          </table:table-cell>
          <table:table-cell office:value-type="float" office:value="1075" calcext:value-type="float">
            <text:p>1075</text:p>
          </table:table-cell>
          <table:table-cell table:number-columns-repeated="1019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4852" calcext:value-type="float">
            <text:p>485954852</text:p>
          </table:table-cell>
          <table:table-cell table:number-columns-repeated="3"/>
          <table:table-cell office:value-type="string" calcext:value-type="string">
            <text:p>[291.2, 305.6, 361.4, 309.2]</text:p>
          </table:table-cell>
          <table:table-cell table:number-columns-repeated="1018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4852" calcext:value-type="float">
            <text:p>48595485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689" calcext:value-type="float">
            <text:p>1689</text:p>
          </table:table-cell>
          <table:table-cell office:value-type="float" office:value="1111" calcext:value-type="float">
            <text:p>1111</text:p>
          </table:table-cell>
          <table:table-cell table:number-columns-repeated="1019"/>
        </table:table-row>
        <table:table-row table:style-name="ro1">
          <table:table-cell office:value-type="float" office:value="0.983333333333333" calcext:value-type="float">
            <text:p>0.983333333333333</text:p>
          </table:table-cell>
          <table:table-cell office:value-type="float" office:value="485954856" calcext:value-type="float">
            <text:p>485954856</text:p>
          </table:table-cell>
          <table:table-cell table:number-columns-repeated="3"/>
          <table:table-cell office:value-type="string" calcext:value-type="string">
            <text:p>[294.8, 307.4, 368.6, 307.4]</text:p>
          </table:table-cell>
          <table:table-cell table:number-columns-repeated="1018"/>
        </table:table-row>
        <table:table-row table:style-name="ro1">
          <table:table-cell office:value-type="float" office:value="0.983333333333333" calcext:value-type="float">
            <text:p>0.983333333333333</text:p>
          </table:table-cell>
          <table:table-cell office:value-type="float" office:value="485954856" calcext:value-type="float">
            <text:p>485954856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381" calcext:value-type="float">
            <text:p>1381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float" office:value="0.983333333333333" calcext:value-type="float">
            <text:p>0.983333333333333</text:p>
          </table:table-cell>
          <table:table-cell office:value-type="float" office:value="485954856" calcext:value-type="float">
            <text:p>485954856</text:p>
          </table:table-cell>
          <table:table-cell table:number-columns-repeated="3"/>
          <table:table-cell office:value-type="string" calcext:value-type="string">
            <text:p>[294.8, 307.4, 368.6, 307.4]</text:p>
          </table:table-cell>
          <table:table-cell table:number-columns-repeated="1018"/>
        </table:table-row>
        <table:table-row table:style-name="ro1">
          <table:table-cell office:value-type="float" office:value="0.983333333333333" calcext:value-type="float">
            <text:p>0.983333333333333</text:p>
          </table:table-cell>
          <table:table-cell office:value-type="float" office:value="485954856" calcext:value-type="float">
            <text:p>485954856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381" calcext:value-type="float">
            <text:p>1381</text:p>
          </table:table-cell>
          <table:table-cell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5954860" calcext:value-type="float">
            <text:p>485954860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881" calcext:value-type="float">
            <text:p>881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5954860" calcext:value-type="float">
            <text:p>485954860</text:p>
          </table:table-cell>
          <table:table-cell table:number-columns-repeated="3"/>
          <table:table-cell office:value-type="string" calcext:value-type="string">
            <text:p>[296.6, 305.6, 370.4, 311.0]</text:p>
          </table:table-cell>
          <table:table-cell table:number-columns-repeated="1018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5954860" calcext:value-type="float">
            <text:p>485954860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992" calcext:value-type="float">
            <text:p>992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5954860" calcext:value-type="float">
            <text:p>485954860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881" calcext:value-type="float">
            <text:p>881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5954860" calcext:value-type="float">
            <text:p>485954860</text:p>
          </table:table-cell>
          <table:table-cell table:number-columns-repeated="3"/>
          <table:table-cell office:value-type="string" calcext:value-type="string">
            <text:p>[296.6, 305.6, 370.4, 311.0]</text:p>
          </table:table-cell>
          <table:table-cell table:number-columns-repeated="1018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5954860" calcext:value-type="float">
            <text:p>485954860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992" calcext:value-type="float">
            <text:p>992</text:p>
          </table:table-cell>
          <table:table-cell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office:value-type="float" office:value="1.11666666666667" calcext:value-type="float">
            <text:p>1.11666666666667</text:p>
          </table:table-cell>
          <table:table-cell office:value-type="float" office:value="485954864" calcext:value-type="float">
            <text:p>485954864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765" calcext:value-type="float">
            <text:p>765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float" office:value="1.11666666666667" calcext:value-type="float">
            <text:p>1.11666666666667</text:p>
          </table:table-cell>
          <table:table-cell office:value-type="float" office:value="485954864" calcext:value-type="float">
            <text:p>485954864</text:p>
          </table:table-cell>
          <table:table-cell table:number-columns-repeated="3"/>
          <table:table-cell office:value-type="string" calcext:value-type="string">
            <text:p>[298.4, 309.2, 374.0, 307.4]</text:p>
          </table:table-cell>
          <table:table-cell table:number-columns-repeated="1018"/>
        </table:table-row>
        <table:table-row table:style-name="ro1">
          <table:table-cell office:value-type="float" office:value="1.11666666666667" calcext:value-type="float">
            <text:p>1.11666666666667</text:p>
          </table:table-cell>
          <table:table-cell office:value-type="float" office:value="485954864" calcext:value-type="float">
            <text:p>48595486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726" calcext:value-type="float">
            <text:p>726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5954866" calcext:value-type="float">
            <text:p>485954866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691" calcext:value-type="float">
            <text:p>691</text:p>
          </table:table-cell>
          <table:table-cell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5954866" calcext:value-type="float">
            <text:p>485954866</text:p>
          </table:table-cell>
          <table:table-cell table:number-columns-repeated="3"/>
          <table:table-cell office:value-type="string" calcext:value-type="string">
            <text:p>[303.8, 309.2, 377.6, 312.8]</text:p>
          </table:table-cell>
          <table:table-cell table:number-columns-repeated="1018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5954866" calcext:value-type="float">
            <text:p>485954866</text:p>
          </table:table-cell>
          <table:table-cell table:number-columns-repeated="3"/>
          <table:table-cell office:value-type="string" calcext:value-type="string">
            <text:p>[300.2, 309.2, 372.2, 316.4]</text:p>
          </table:table-cell>
          <table:table-cell table:number-columns-repeated="1018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5954866" calcext:value-type="float">
            <text:p>485954866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691" calcext:value-type="float">
            <text:p>691</text:p>
          </table:table-cell>
          <table:table-cell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5954866" calcext:value-type="float">
            <text:p>485954866</text:p>
          </table:table-cell>
          <table:table-cell table:number-columns-repeated="3"/>
          <table:table-cell office:value-type="string" calcext:value-type="string">
            <text:p>[303.8, 309.2, 377.6, 312.8]</text:p>
          </table:table-cell>
          <table:table-cell table:number-columns-repeated="1018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5954866" calcext:value-type="float">
            <text:p>485954866</text:p>
          </table:table-cell>
          <table:table-cell table:number-columns-repeated="3"/>
          <table:table-cell office:value-type="string" calcext:value-type="string">
            <text:p>[300.2, 309.2, 372.2, 316.4]</text:p>
          </table:table-cell>
          <table:table-cell table:number-columns-repeated="1018"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5954870" calcext:value-type="float">
            <text:p>48595487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504" calcext:value-type="float">
            <text:p>504</text:p>
          </table:table-cell>
          <table:table-cell office:value-type="float" office:value="1337" calcext:value-type="float">
            <text:p>1337</text:p>
          </table:table-cell>
          <table:table-cell table:number-columns-repeated="1019"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5954870" calcext:value-type="float">
            <text:p>485954870</text:p>
          </table:table-cell>
          <table:table-cell table:number-columns-repeated="3"/>
          <table:table-cell office:value-type="string" calcext:value-type="string">
            <text:p>[305.6, 311.0, 377.6, 316.4]</text:p>
          </table:table-cell>
          <table:table-cell table:number-columns-repeated="1018"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5954870" calcext:value-type="float">
            <text:p>485954870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487" calcext:value-type="float">
            <text:p>487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5954870" calcext:value-type="float">
            <text:p>48595487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504" calcext:value-type="float">
            <text:p>504</text:p>
          </table:table-cell>
          <table:table-cell office:value-type="float" office:value="1337" calcext:value-type="float">
            <text:p>1337</text:p>
          </table:table-cell>
          <table:table-cell table:number-columns-repeated="1019"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5954870" calcext:value-type="float">
            <text:p>485954870</text:p>
          </table:table-cell>
          <table:table-cell table:number-columns-repeated="3"/>
          <table:table-cell office:value-type="string" calcext:value-type="string">
            <text:p>[305.6, 311.0, 377.6, 316.4]</text:p>
          </table:table-cell>
          <table:table-cell table:number-columns-repeated="1018"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5954870" calcext:value-type="float">
            <text:p>485954870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487" calcext:value-type="float">
            <text:p>487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1.28333333333333" calcext:value-type="float">
            <text:p>1.28333333333333</text:p>
          </table:table-cell>
          <table:table-cell office:value-type="float" office:value="485954874" calcext:value-type="float">
            <text:p>485954874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436" calcext:value-type="float">
            <text:p>436</text:p>
          </table:table-cell>
          <table:table-cell office:value-type="float" office:value="1364" calcext:value-type="float">
            <text:p>1364</text:p>
          </table:table-cell>
          <table:table-cell table:number-columns-repeated="1019"/>
        </table:table-row>
        <table:table-row table:style-name="ro1">
          <table:table-cell office:value-type="float" office:value="1.28333333333333" calcext:value-type="float">
            <text:p>1.28333333333333</text:p>
          </table:table-cell>
          <table:table-cell office:value-type="float" office:value="485954874" calcext:value-type="float">
            <text:p>485954874</text:p>
          </table:table-cell>
          <table:table-cell table:number-columns-repeated="3"/>
          <table:table-cell office:value-type="string" calcext:value-type="string">
            <text:p>[303.8, 311.0, 381.2, 312.8]</text:p>
          </table:table-cell>
          <table:table-cell table:number-columns-repeated="1018"/>
        </table:table-row>
        <table:table-row table:style-name="ro1">
          <table:table-cell office:value-type="float" office:value="1.28333333333333" calcext:value-type="float">
            <text:p>1.28333333333333</text:p>
          </table:table-cell>
          <table:table-cell office:value-type="float" office:value="485954874" calcext:value-type="float">
            <text:p>485954874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395" calcext:value-type="float">
            <text:p>395</text:p>
          </table:table-cell>
          <table:table-cell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5954881" calcext:value-type="float">
            <text:p>485954881</text:p>
          </table:table-cell>
          <table:table-cell table:number-columns-repeated="3"/>
          <table:table-cell office:value-type="string" calcext:value-type="string">
            <text:p>[309.2, 311.0, 386.6, 320.0]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5954881" calcext:value-type="float">
            <text:p>485954881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273" calcext:value-type="float">
            <text:p>273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5954881" calcext:value-type="float">
            <text:p>485954881</text:p>
          </table:table-cell>
          <table:table-cell table:number-columns-repeated="3"/>
          <table:table-cell office:value-type="string" calcext:value-type="string">
            <text:p>[303.8, 311.0, 379.4, 311.0]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5954881" calcext:value-type="float">
            <text:p>485954881</text:p>
          </table:table-cell>
          <table:table-cell table:number-columns-repeated="3"/>
          <table:table-cell office:value-type="string" calcext:value-type="string">
            <text:p>[309.2, 311.0, 386.6, 320.0]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5954881" calcext:value-type="float">
            <text:p>485954881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273" calcext:value-type="float">
            <text:p>273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5954881" calcext:value-type="float">
            <text:p>485954881</text:p>
          </table:table-cell>
          <table:table-cell table:number-columns-repeated="3"/>
          <table:table-cell office:value-type="string" calcext:value-type="string">
            <text:p>[303.8, 311.0, 379.4, 311.0]</text:p>
          </table:table-cell>
          <table:table-cell table:number-columns-repeated="1018"/>
        </table:table-row>
        <table:table-row table:style-name="ro1">
          <table:table-cell office:value-type="float" office:value="1.46666666666667" calcext:value-type="float">
            <text:p>1.46666666666667</text:p>
          </table:table-cell>
          <table:table-cell office:value-type="float" office:value="485954885" calcext:value-type="float">
            <text:p>485954885</text:p>
          </table:table-cell>
          <table:table-cell table:number-columns-repeated="3"/>
          <table:table-cell office:value-type="string" calcext:value-type="string">
            <text:p>[303.8, 307.4, 375.8, 309.2]</text:p>
          </table:table-cell>
          <table:table-cell table:number-columns-repeated="1018"/>
        </table:table-row>
        <table:table-row table:style-name="ro1">
          <table:table-cell office:value-type="float" office:value="1.46666666666667" calcext:value-type="float">
            <text:p>1.46666666666667</text:p>
          </table:table-cell>
          <table:table-cell office:value-type="float" office:value="485954885" calcext:value-type="float">
            <text:p>485954885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519" calcext:value-type="float">
            <text:p>519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1">
          <table:table-cell office:value-type="float" office:value="1.46666666666667" calcext:value-type="float">
            <text:p>1.46666666666667</text:p>
          </table:table-cell>
          <table:table-cell office:value-type="float" office:value="485954885" calcext:value-type="float">
            <text:p>485954885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500" calcext:value-type="float">
            <text:p>500</text:p>
          </table:table-cell>
          <table:table-cell office:value-type="float" office:value="1412" calcext:value-type="float">
            <text:p>1412</text:p>
          </table:table-cell>
          <table:table-cell table:number-columns-repeated="1019"/>
        </table:table-row>
        <table:table-row table:style-name="ro1">
          <table:table-cell office:value-type="float" office:value="1.46666666666667" calcext:value-type="float">
            <text:p>1.46666666666667</text:p>
          </table:table-cell>
          <table:table-cell office:value-type="float" office:value="485954885" calcext:value-type="float">
            <text:p>485954885</text:p>
          </table:table-cell>
          <table:table-cell table:number-columns-repeated="3"/>
          <table:table-cell office:value-type="string" calcext:value-type="string">
            <text:p>[303.8, 307.4, 375.8, 309.2]</text:p>
          </table:table-cell>
          <table:table-cell table:number-columns-repeated="1018"/>
        </table:table-row>
        <table:table-row table:style-name="ro1">
          <table:table-cell office:value-type="float" office:value="1.46666666666667" calcext:value-type="float">
            <text:p>1.46666666666667</text:p>
          </table:table-cell>
          <table:table-cell office:value-type="float" office:value="485954885" calcext:value-type="float">
            <text:p>485954885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519" calcext:value-type="float">
            <text:p>519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1">
          <table:table-cell office:value-type="float" office:value="1.46666666666667" calcext:value-type="float">
            <text:p>1.46666666666667</text:p>
          </table:table-cell>
          <table:table-cell office:value-type="float" office:value="485954885" calcext:value-type="float">
            <text:p>485954885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500" calcext:value-type="float">
            <text:p>500</text:p>
          </table:table-cell>
          <table:table-cell office:value-type="float" office:value="1412" calcext:value-type="float">
            <text:p>1412</text:p>
          </table:table-cell>
          <table:table-cell table:number-columns-repeated="1019"/>
        </table:table-row>
        <table:table-row table:style-name="ro1">
          <table:table-cell office:value-type="float" office:value="1.53333333333333" calcext:value-type="float">
            <text:p>1.53333333333333</text:p>
          </table:table-cell>
          <table:table-cell office:value-type="float" office:value="485954889" calcext:value-type="float">
            <text:p>485954889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808" calcext:value-type="float">
            <text:p>808</text:p>
          </table:table-cell>
          <table:table-cell office:value-type="float" office:value="1444" calcext:value-type="float">
            <text:p>1444</text:p>
          </table:table-cell>
          <table:table-cell table:number-columns-repeated="1019"/>
        </table:table-row>
        <table:table-row table:style-name="ro1">
          <table:table-cell office:value-type="float" office:value="1.53333333333333" calcext:value-type="float">
            <text:p>1.53333333333333</text:p>
          </table:table-cell>
          <table:table-cell office:value-type="float" office:value="485954889" calcext:value-type="float">
            <text:p>485954889</text:p>
          </table:table-cell>
          <table:table-cell table:number-columns-repeated="3"/>
          <table:table-cell office:value-type="string" calcext:value-type="string">
            <text:p>[303.8, 312.8, 383.0, 316.4]</text:p>
          </table:table-cell>
          <table:table-cell table:number-columns-repeated="1018"/>
        </table:table-row>
        <table:table-row table:style-name="ro1">
          <table:table-cell office:value-type="float" office:value="1.53333333333333" calcext:value-type="float">
            <text:p>1.53333333333333</text:p>
          </table:table-cell>
          <table:table-cell office:value-type="float" office:value="485954889" calcext:value-type="float">
            <text:p>48595488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605" calcext:value-type="float">
            <text:p>605</text:p>
          </table:table-cell>
          <table:table-cell office:value-type="float" office:value="1453" calcext:value-type="float">
            <text:p>1453</text:p>
          </table:table-cell>
          <table:table-cell table:number-columns-repeated="1019"/>
        </table:table-row>
        <table:table-row table:style-name="ro1">
          <table:table-cell office:value-type="float" office:value="1.53333333333333" calcext:value-type="float">
            <text:p>1.53333333333333</text:p>
          </table:table-cell>
          <table:table-cell office:value-type="float" office:value="485954889" calcext:value-type="float">
            <text:p>485954889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808" calcext:value-type="float">
            <text:p>808</text:p>
          </table:table-cell>
          <table:table-cell office:value-type="float" office:value="1444" calcext:value-type="float">
            <text:p>1444</text:p>
          </table:table-cell>
          <table:table-cell table:number-columns-repeated="1019"/>
        </table:table-row>
        <table:table-row table:style-name="ro1">
          <table:table-cell office:value-type="float" office:value="1.53333333333333" calcext:value-type="float">
            <text:p>1.53333333333333</text:p>
          </table:table-cell>
          <table:table-cell office:value-type="float" office:value="485954889" calcext:value-type="float">
            <text:p>485954889</text:p>
          </table:table-cell>
          <table:table-cell table:number-columns-repeated="3"/>
          <table:table-cell office:value-type="string" calcext:value-type="string">
            <text:p>[303.8, 312.8, 383.0, 316.4]</text:p>
          </table:table-cell>
          <table:table-cell table:number-columns-repeated="1018"/>
        </table:table-row>
        <table:table-row table:style-name="ro1">
          <table:table-cell office:value-type="float" office:value="1.53333333333333" calcext:value-type="float">
            <text:p>1.53333333333333</text:p>
          </table:table-cell>
          <table:table-cell office:value-type="float" office:value="485954889" calcext:value-type="float">
            <text:p>48595488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605" calcext:value-type="float">
            <text:p>605</text:p>
          </table:table-cell>
          <table:table-cell office:value-type="float" office:value="1453" calcext:value-type="float">
            <text:p>1453</text:p>
          </table:table-cell>
          <table:table-cell table:number-columns-repeated="1019"/>
        </table:table-row>
        <table:table-row table:style-name="ro1">
          <table:table-cell office:value-type="float" office:value="1.58333333333333" calcext:value-type="float">
            <text:p>1.58333333333333</text:p>
          </table:table-cell>
          <table:table-cell office:value-type="float" office:value="485954892" calcext:value-type="float">
            <text:p>485954892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415" calcext:value-type="float">
            <text:p>415</text:p>
          </table:table-cell>
          <table:table-cell office:value-type="float" office:value="1469" calcext:value-type="float">
            <text:p>1469</text:p>
          </table:table-cell>
          <table:table-cell table:number-columns-repeated="1019"/>
        </table:table-row>
        <table:table-row table:style-name="ro1">
          <table:table-cell office:value-type="float" office:value="1.58333333333333" calcext:value-type="float">
            <text:p>1.58333333333333</text:p>
          </table:table-cell>
          <table:table-cell office:value-type="float" office:value="485954892" calcext:value-type="float">
            <text:p>485954892</text:p>
          </table:table-cell>
          <table:table-cell table:number-columns-repeated="3"/>
          <table:table-cell office:value-type="string" calcext:value-type="string">
            <text:p>[311.0, 311.0, 390.2, 316.4]</text:p>
          </table:table-cell>
          <table:table-cell table:number-columns-repeated="1018"/>
        </table:table-row>
        <table:table-row table:style-name="ro1">
          <table:table-cell office:value-type="float" office:value="1.58333333333333" calcext:value-type="float">
            <text:p>1.58333333333333</text:p>
          </table:table-cell>
          <table:table-cell office:value-type="float" office:value="485954892" calcext:value-type="float">
            <text:p>485954892</text:p>
          </table:table-cell>
          <table:table-cell table:number-columns-repeated="3"/>
          <table:table-cell office:value-type="string" calcext:value-type="string">
            <text:p>[311.0, 314.6, 390.2, 314.6]</text:p>
          </table:table-cell>
          <table:table-cell table:number-columns-repeated="1018"/>
        </table:table-row>
        <table:table-row table:style-name="ro1">
          <table:table-cell office:value-type="float" office:value="1.58333333333333" calcext:value-type="float">
            <text:p>1.58333333333333</text:p>
          </table:table-cell>
          <table:table-cell office:value-type="float" office:value="485954892" calcext:value-type="float">
            <text:p>485954892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415" calcext:value-type="float">
            <text:p>415</text:p>
          </table:table-cell>
          <table:table-cell office:value-type="float" office:value="1469" calcext:value-type="float">
            <text:p>1469</text:p>
          </table:table-cell>
          <table:table-cell table:number-columns-repeated="1019"/>
        </table:table-row>
        <table:table-row table:style-name="ro1">
          <table:table-cell office:value-type="float" office:value="1.58333333333333" calcext:value-type="float">
            <text:p>1.58333333333333</text:p>
          </table:table-cell>
          <table:table-cell office:value-type="float" office:value="485954892" calcext:value-type="float">
            <text:p>485954892</text:p>
          </table:table-cell>
          <table:table-cell table:number-columns-repeated="3"/>
          <table:table-cell office:value-type="string" calcext:value-type="string">
            <text:p>[311.0, 311.0, 390.2, 316.4]</text:p>
          </table:table-cell>
          <table:table-cell table:number-columns-repeated="1018"/>
        </table:table-row>
        <table:table-row table:style-name="ro1">
          <table:table-cell office:value-type="float" office:value="1.58333333333333" calcext:value-type="float">
            <text:p>1.58333333333333</text:p>
          </table:table-cell>
          <table:table-cell office:value-type="float" office:value="485954892" calcext:value-type="float">
            <text:p>485954892</text:p>
          </table:table-cell>
          <table:table-cell table:number-columns-repeated="3"/>
          <table:table-cell office:value-type="string" calcext:value-type="string">
            <text:p>[311.0, 314.6, 390.2, 314.6]</text:p>
          </table:table-cell>
          <table:table-cell table:number-columns-repeated="1018"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5954897" calcext:value-type="float">
            <text:p>485954897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99" calcext:value-type="float">
            <text:p>99</text:p>
          </table:table-cell>
          <table:table-cell office:value-type="float" office:value="1470" calcext:value-type="float">
            <text:p>1470</text:p>
          </table:table-cell>
          <table:table-cell table:number-columns-repeated="1019"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5954897" calcext:value-type="float">
            <text:p>485954897</text:p>
          </table:table-cell>
          <table:table-cell table:number-columns-repeated="3"/>
          <table:table-cell office:value-type="string" calcext:value-type="string">
            <text:p>[305.6, 311.0, 384.8, 309.2]</text:p>
          </table:table-cell>
          <table:table-cell table:number-columns-repeated="1018"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5954897" calcext:value-type="float">
            <text:p>485954897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166" calcext:value-type="float">
            <text:p>166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4899" calcext:value-type="float">
            <text:p>485954899</text:p>
          </table:table-cell>
          <table:table-cell table:number-columns-repeated="3"/>
          <table:table-cell office:value-type="string" calcext:value-type="string">
            <text:p>[305.6, 312.8, 386.6, 316.4]</text:p>
          </table:table-cell>
          <table:table-cell table:number-columns-repeated="1018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4899" calcext:value-type="float">
            <text:p>48595489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62" calcext:value-type="float">
            <text:p>62</text:p>
          </table:table-cell>
          <table:table-cell office:value-type="float" office:value="1478" calcext:value-type="float">
            <text:p>1478</text:p>
          </table:table-cell>
          <table:table-cell table:number-columns-repeated="1019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4899" calcext:value-type="float">
            <text:p>485954899</text:p>
          </table:table-cell>
          <table:table-cell table:number-columns-repeated="3"/>
          <table:table-cell office:value-type="string" calcext:value-type="string">
            <text:p>[305.6, 311.0, 383.0, 312.8]</text:p>
          </table:table-cell>
          <table:table-cell table:number-columns-repeated="1018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4899" calcext:value-type="float">
            <text:p>485954899</text:p>
          </table:table-cell>
          <table:table-cell table:number-columns-repeated="3"/>
          <table:table-cell office:value-type="string" calcext:value-type="string">
            <text:p>[305.6, 312.8, 386.6, 316.4]</text:p>
          </table:table-cell>
          <table:table-cell table:number-columns-repeated="1018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4899" calcext:value-type="float">
            <text:p>48595489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62" calcext:value-type="float">
            <text:p>62</text:p>
          </table:table-cell>
          <table:table-cell office:value-type="float" office:value="1478" calcext:value-type="float">
            <text:p>1478</text:p>
          </table:table-cell>
          <table:table-cell table:number-columns-repeated="1019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954899" calcext:value-type="float">
            <text:p>485954899</text:p>
          </table:table-cell>
          <table:table-cell table:number-columns-repeated="3"/>
          <table:table-cell office:value-type="string" calcext:value-type="string">
            <text:p>[305.6, 311.0, 383.0, 312.8]</text:p>
          </table:table-cell>
          <table:table-cell table:number-columns-repeated="1018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4903" calcext:value-type="float">
            <text:p>485954903</text:p>
          </table:table-cell>
          <table:table-cell table:number-columns-repeated="3"/>
          <table:table-cell office:value-type="string" calcext:value-type="string">
            <text:p>[311.0, 314.6, 384.8, 312.8]</text:p>
          </table:table-cell>
          <table:table-cell table:number-columns-repeated="1018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4903" calcext:value-type="float">
            <text:p>48595490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315" calcext:value-type="float">
            <text:p>315</text:p>
          </table:table-cell>
          <table:table-cell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4903" calcext:value-type="float">
            <text:p>485954903</text:p>
          </table:table-cell>
          <table:table-cell table:number-columns-repeated="3"/>
          <table:table-cell office:value-type="string" calcext:value-type="string">
            <text:p>[302.0, 309.2, 383.0, 312.8]</text:p>
          </table:table-cell>
          <table:table-cell table:number-columns-repeated="1018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4903" calcext:value-type="float">
            <text:p>485954903</text:p>
          </table:table-cell>
          <table:table-cell table:number-columns-repeated="3"/>
          <table:table-cell office:value-type="string" calcext:value-type="string">
            <text:p>[311.0, 314.6, 384.8, 312.8]</text:p>
          </table:table-cell>
          <table:table-cell table:number-columns-repeated="1018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4903" calcext:value-type="float">
            <text:p>48595490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315" calcext:value-type="float">
            <text:p>315</text:p>
          </table:table-cell>
          <table:table-cell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5954903" calcext:value-type="float">
            <text:p>485954903</text:p>
          </table:table-cell>
          <table:table-cell table:number-columns-repeated="3"/>
          <table:table-cell office:value-type="string" calcext:value-type="string">
            <text:p>[302.0, 309.2, 383.0, 312.8]</text:p>
          </table:table-cell>
          <table:table-cell table:number-columns-repeated="1018"/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5954907" calcext:value-type="float">
            <text:p>485954907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470" calcext:value-type="float">
            <text:p>470</text:p>
          </table:table-cell>
          <table:table-cell office:value-type="float" office:value="1527" calcext:value-type="float">
            <text:p>1527</text:p>
          </table:table-cell>
          <table:table-cell table:number-columns-repeated="1019"/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5954907" calcext:value-type="float">
            <text:p>485954907</text:p>
          </table:table-cell>
          <table:table-cell table:number-columns-repeated="3"/>
          <table:table-cell office:value-type="string" calcext:value-type="string">
            <text:p>[311.0, 309.2, 386.6, 318.2]</text:p>
          </table:table-cell>
          <table:table-cell table:number-columns-repeated="1018"/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5954907" calcext:value-type="float">
            <text:p>485954907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781" calcext:value-type="float">
            <text:p>781</text:p>
          </table:table-cell>
          <table:table-cell office:value-type="float" office:value="1542" calcext:value-type="float">
            <text:p>1542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4909" calcext:value-type="float">
            <text:p>485954909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700" calcext:value-type="float">
            <text:p>700</text:p>
          </table:table-cell>
          <table:table-cell office:value-type="float" office:value="1554" calcext:value-type="float">
            <text:p>1554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4909" calcext:value-type="float">
            <text:p>485954909</text:p>
          </table:table-cell>
          <table:table-cell table:number-columns-repeated="3"/>
          <table:table-cell office:value-type="string" calcext:value-type="string">
            <text:p>[314.6, 309.2, 392.0, 314.6]</text:p>
          </table:table-cell>
          <table:table-cell table:number-columns-repeated="1018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4909" calcext:value-type="float">
            <text:p>485954909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700" calcext:value-type="float">
            <text:p>700</text:p>
          </table:table-cell>
          <table:table-cell office:value-type="float" office:value="1554" calcext:value-type="float">
            <text:p>1554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4909" calcext:value-type="float">
            <text:p>485954909</text:p>
          </table:table-cell>
          <table:table-cell table:number-columns-repeated="3"/>
          <table:table-cell office:value-type="string" calcext:value-type="string">
            <text:p>[314.6, 309.2, 392.0, 314.6]</text:p>
          </table:table-cell>
          <table:table-cell table:number-columns-repeated="1018"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5954913" calcext:value-type="float">
            <text:p>48595491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952" calcext:value-type="float">
            <text:p>952</text:p>
          </table:table-cell>
          <table:table-cell office:value-type="float" office:value="1598" calcext:value-type="float">
            <text:p>1598</text:p>
          </table:table-cell>
          <table:table-cell table:number-columns-repeated="1019"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5954913" calcext:value-type="float">
            <text:p>485954913</text:p>
          </table:table-cell>
          <table:table-cell table:number-columns-repeated="3"/>
          <table:table-cell office:value-type="string" calcext:value-type="string">
            <text:p>[309.2, 311.0, 386.6, 316.4]</text:p>
          </table:table-cell>
          <table:table-cell table:number-columns-repeated="1018"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5954913" calcext:value-type="float">
            <text:p>485954913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583" calcext:value-type="float">
            <text:p>583</text:p>
          </table:table-cell>
          <table:table-cell office:value-type="float" office:value="1600" calcext:value-type="float">
            <text:p>1600</text:p>
          </table:table-cell>
          <table:table-cell table:number-columns-repeated="1019"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5954913" calcext:value-type="float">
            <text:p>48595491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952" calcext:value-type="float">
            <text:p>952</text:p>
          </table:table-cell>
          <table:table-cell office:value-type="float" office:value="1598" calcext:value-type="float">
            <text:p>1598</text:p>
          </table:table-cell>
          <table:table-cell table:number-columns-repeated="1019"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5954913" calcext:value-type="float">
            <text:p>485954913</text:p>
          </table:table-cell>
          <table:table-cell table:number-columns-repeated="3"/>
          <table:table-cell office:value-type="string" calcext:value-type="string">
            <text:p>[309.2, 311.0, 386.6, 316.4]</text:p>
          </table:table-cell>
          <table:table-cell table:number-columns-repeated="1018"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5954913" calcext:value-type="float">
            <text:p>485954913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583" calcext:value-type="float">
            <text:p>583</text:p>
          </table:table-cell>
          <table:table-cell office:value-type="float" office:value="1600" calcext:value-type="float">
            <text:p>160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954917" calcext:value-type="float">
            <text:p>48595491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653" calcext:value-type="float">
            <text:p>653</text:p>
          </table:table-cell>
          <table:table-cell office:value-type="float" office:value="1637" calcext:value-type="float">
            <text:p>16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954917" calcext:value-type="float">
            <text:p>485954917</text:p>
          </table:table-cell>
          <table:table-cell table:number-columns-repeated="3"/>
          <table:table-cell office:value-type="string" calcext:value-type="string">
            <text:p>[311.0, 307.4, 392.0, 316.4]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954917" calcext:value-type="float">
            <text:p>48595491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441" calcext:value-type="float">
            <text:p>441</text:p>
          </table:table-cell>
          <table:table-cell office:value-type="float" office:value="1641" calcext:value-type="float">
            <text:p>1641</text:p>
          </table:table-cell>
          <table:table-cell table:number-columns-repeated="1019"/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5954919" calcext:value-type="float">
            <text:p>485954919</text:p>
          </table:table-cell>
          <table:table-cell table:number-columns-repeated="3"/>
          <table:table-cell office:value-type="string" calcext:value-type="string">
            <text:p>[305.6, 305.6, 383.0, 311.0]</text:p>
          </table:table-cell>
          <table:table-cell table:number-columns-repeated="1018"/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5954919" calcext:value-type="float">
            <text:p>485954919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516" calcext:value-type="float">
            <text:p>516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5954919" calcext:value-type="float">
            <text:p>485954919</text:p>
          </table:table-cell>
          <table:table-cell table:number-columns-repeated="3"/>
          <table:table-cell office:value-type="string" calcext:value-type="string">
            <text:p>[305.6, 305.6, 383.0, 311.0]</text:p>
          </table:table-cell>
          <table:table-cell table:number-columns-repeated="1018"/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5954919" calcext:value-type="float">
            <text:p>485954919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516" calcext:value-type="float">
            <text:p>516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5954923" calcext:value-type="float">
            <text:p>48595492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616" calcext:value-type="float">
            <text:p>616</text:p>
          </table:table-cell>
          <table:table-cell office:value-type="float" office:value="1678" calcext:value-type="float">
            <text:p>1678</text:p>
          </table:table-cell>
          <table:table-cell table:number-columns-repeated="101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5954923" calcext:value-type="float">
            <text:p>485954923</text:p>
          </table:table-cell>
          <table:table-cell table:number-columns-repeated="3"/>
          <table:table-cell office:value-type="string" calcext:value-type="string">
            <text:p>[303.8, 307.4, 383.0, 312.8]</text:p>
          </table:table-cell>
          <table:table-cell table:number-columns-repeated="1018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5954923" calcext:value-type="float">
            <text:p>485954923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437" calcext:value-type="float">
            <text:p>437</text:p>
          </table:table-cell>
          <table:table-cell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5954923" calcext:value-type="float">
            <text:p>48595492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616" calcext:value-type="float">
            <text:p>616</text:p>
          </table:table-cell>
          <table:table-cell office:value-type="float" office:value="1678" calcext:value-type="float">
            <text:p>1678</text:p>
          </table:table-cell>
          <table:table-cell table:number-columns-repeated="101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5954923" calcext:value-type="float">
            <text:p>485954923</text:p>
          </table:table-cell>
          <table:table-cell table:number-columns-repeated="3"/>
          <table:table-cell office:value-type="string" calcext:value-type="string">
            <text:p>[303.8, 307.4, 383.0, 312.8]</text:p>
          </table:table-cell>
          <table:table-cell table:number-columns-repeated="1018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5954923" calcext:value-type="float">
            <text:p>485954923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437" calcext:value-type="float">
            <text:p>437</text:p>
          </table:table-cell>
          <table:table-cell office:value-type="float" office:value="1683" calcext:value-type="float">
            <text:p>1683</text:p>
          </table:table-cell>
          <table:table-cell table:number-columns-repeated="1019"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5954927" calcext:value-type="float">
            <text:p>485954927</text:p>
          </table:table-cell>
          <table:table-cell table:number-columns-repeated="3"/>
          <table:table-cell office:value-type="string" calcext:value-type="string">
            <text:p>[309.2, 303.8, 384.8, 316.4]</text:p>
          </table:table-cell>
          <table:table-cell table:number-columns-repeated="1018"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5954927" calcext:value-type="float">
            <text:p>48595492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819" calcext:value-type="float">
            <text:p>819</text:p>
          </table:table-cell>
          <table:table-cell office:value-type="float" office:value="1728" calcext:value-type="float">
            <text:p>1728</text:p>
          </table:table-cell>
          <table:table-cell table:number-columns-repeated="1019"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5954927" calcext:value-type="float">
            <text:p>485954927</text:p>
          </table:table-cell>
          <table:table-cell table:number-columns-repeated="3"/>
          <table:table-cell office:value-type="string" calcext:value-type="string">
            <text:p>[309.2, 307.4, 384.8, 312.8]</text:p>
          </table:table-cell>
          <table:table-cell table:number-columns-repeated="1018"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5954927" calcext:value-type="float">
            <text:p>48595492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850" calcext:value-type="float">
            <text:p>850</text:p>
          </table:table-cell>
          <table:table-cell office:value-type="float" office:value="1748" calcext:value-type="float">
            <text:p>1748</text:p>
          </table:table-cell>
          <table:table-cell table:number-columns-repeated="101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85954929" calcext:value-type="float">
            <text:p>48595492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667" calcext:value-type="float">
            <text:p>667</text:p>
          </table:table-cell>
          <table:table-cell office:value-type="float" office:value="1754" calcext:value-type="float">
            <text:p>1754</text:p>
          </table:table-cell>
          <table:table-cell table:number-columns-repeated="101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85954929" calcext:value-type="float">
            <text:p>485954929</text:p>
          </table:table-cell>
          <table:table-cell table:number-columns-repeated="3"/>
          <table:table-cell office:value-type="string" calcext:value-type="string">
            <text:p>[309.2, 305.6, 384.8, 316.4]</text:p>
          </table:table-cell>
          <table:table-cell table:number-columns-repeated="101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85954929" calcext:value-type="float">
            <text:p>48595492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667" calcext:value-type="float">
            <text:p>667</text:p>
          </table:table-cell>
          <table:table-cell office:value-type="float" office:value="1754" calcext:value-type="float">
            <text:p>1754</text:p>
          </table:table-cell>
          <table:table-cell table:number-columns-repeated="101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85954929" calcext:value-type="float">
            <text:p>485954929</text:p>
          </table:table-cell>
          <table:table-cell table:number-columns-repeated="3"/>
          <table:table-cell office:value-type="string" calcext:value-type="string">
            <text:p>[309.2, 305.6, 384.8, 316.4]</text:p>
          </table:table-cell>
          <table:table-cell table:number-columns-repeated="1018"/>
        </table:table-row>
        <table:table-row table:style-name="ro1">
          <table:table-cell office:value-type="float" office:value="2.26666666666667" calcext:value-type="float">
            <text:p>2.26666666666667</text:p>
          </table:table-cell>
          <table:table-cell office:value-type="float" office:value="485954933" calcext:value-type="float">
            <text:p>485954933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710" calcext:value-type="float">
            <text:p>710</text:p>
          </table:table-cell>
          <table:table-cell office:value-type="float" office:value="1797" calcext:value-type="float">
            <text:p>1797</text:p>
          </table:table-cell>
          <table:table-cell table:number-columns-repeated="1019"/>
        </table:table-row>
        <table:table-row table:style-name="ro1">
          <table:table-cell office:value-type="float" office:value="2.26666666666667" calcext:value-type="float">
            <text:p>2.26666666666667</text:p>
          </table:table-cell>
          <table:table-cell office:value-type="float" office:value="485954933" calcext:value-type="float">
            <text:p>485954933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710" calcext:value-type="float">
            <text:p>710</text:p>
          </table:table-cell>
          <table:table-cell office:value-type="float" office:value="1797" calcext:value-type="float">
            <text:p>1797</text:p>
          </table:table-cell>
          <table:table-cell table:number-columns-repeated="1019"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5954937" calcext:value-type="float">
            <text:p>48595493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453" calcext:value-type="float">
            <text:p>453</text:p>
          </table:table-cell>
          <table:table-cell office:value-type="float" office:value="1826" calcext:value-type="float">
            <text:p>1826</text:p>
          </table:table-cell>
          <table:table-cell table:number-columns-repeated="1019"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5954937" calcext:value-type="float">
            <text:p>485954937</text:p>
          </table:table-cell>
          <table:table-cell table:number-columns-repeated="3"/>
          <table:table-cell office:value-type="string" calcext:value-type="string">
            <text:p>[307.4, 305.6, 383.0, 312.8]</text:p>
          </table:table-cell>
          <table:table-cell table:number-columns-repeated="1018"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5954937" calcext:value-type="float">
            <text:p>485954937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541" calcext:value-type="float">
            <text:p>541</text:p>
          </table:table-cell>
          <table:table-cell office:value-type="float" office:value="1836" calcext:value-type="float">
            <text:p>1836</text:p>
          </table:table-cell>
          <table:table-cell table:number-columns-repeated="1019"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5954937" calcext:value-type="float">
            <text:p>485954937</text:p>
          </table:table-cell>
          <table:table-cell table:number-columns-repeated="3"/>
          <table:table-cell office:value-type="string" calcext:value-type="string">
            <text:p>[311.0, 305.6, 388.4, 316.4]</text:p>
          </table:table-cell>
          <table:table-cell table:number-columns-repeated="1018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4939" calcext:value-type="float">
            <text:p>48595493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560" calcext:value-type="float">
            <text:p>560</text:p>
          </table:table-cell>
          <table:table-cell office:value-type="float" office:value="1846" calcext:value-type="float">
            <text:p>1846</text:p>
          </table:table-cell>
          <table:table-cell table:number-columns-repeated="1019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4939" calcext:value-type="float">
            <text:p>485954939</text:p>
          </table:table-cell>
          <table:table-cell table:number-columns-repeated="3"/>
          <table:table-cell office:value-type="string" calcext:value-type="string">
            <text:p>[307.4, 305.6, 383.0, 312.8]</text:p>
          </table:table-cell>
          <table:table-cell table:number-columns-repeated="1018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4939" calcext:value-type="float">
            <text:p>48595493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560" calcext:value-type="float">
            <text:p>560</text:p>
          </table:table-cell>
          <table:table-cell office:value-type="float" office:value="1846" calcext:value-type="float">
            <text:p>1846</text:p>
          </table:table-cell>
          <table:table-cell table:number-columns-repeated="1019"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5954939" calcext:value-type="float">
            <text:p>485954939</text:p>
          </table:table-cell>
          <table:table-cell table:number-columns-repeated="3"/>
          <table:table-cell office:value-type="string" calcext:value-type="string">
            <text:p>[307.4, 305.6, 383.0, 312.8]</text:p>
          </table:table-cell>
          <table:table-cell table:number-columns-repeated="1018"/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485954948" calcext:value-type="float">
            <text:p>485954948</text:p>
          </table:table-cell>
          <table:table-cell table:number-columns-repeated="3"/>
          <table:table-cell office:value-type="string" calcext:value-type="string">
            <text:p>[309.2, 305.6, 388.4, 314.6]</text:p>
          </table:table-cell>
          <table:table-cell table:number-columns-repeated="1018"/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485954948" calcext:value-type="float">
            <text:p>48595494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623" calcext:value-type="float">
            <text:p>623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485954948" calcext:value-type="float">
            <text:p>485954948</text:p>
          </table:table-cell>
          <table:table-cell table:number-columns-repeated="3"/>
          <table:table-cell office:value-type="string" calcext:value-type="string">
            <text:p>[312.8, 309.2, 388.4, 316.4]</text:p>
          </table:table-cell>
          <table:table-cell table:number-columns-repeated="1018"/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485954948" calcext:value-type="float">
            <text:p>485954948</text:p>
          </table:table-cell>
          <table:table-cell table:number-columns-repeated="3"/>
          <table:table-cell office:value-type="string" calcext:value-type="string">
            <text:p>[309.2, 305.6, 388.4, 314.6]</text:p>
          </table:table-cell>
          <table:table-cell table:number-columns-repeated="1018"/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485954948" calcext:value-type="float">
            <text:p>48595494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623" calcext:value-type="float">
            <text:p>623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485954948" calcext:value-type="float">
            <text:p>485954948</text:p>
          </table:table-cell>
          <table:table-cell table:number-columns-repeated="3"/>
          <table:table-cell office:value-type="string" calcext:value-type="string">
            <text:p>[312.8, 309.2, 388.4, 316.4]</text:p>
          </table:table-cell>
          <table:table-cell table:number-columns-repeated="1018"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5954952" calcext:value-type="float">
            <text:p>48595495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869" calcext:value-type="float">
            <text:p>869</text:p>
          </table:table-cell>
          <table:table-cell office:value-type="float" office:value="1936" calcext:value-type="float">
            <text:p>1936</text:p>
          </table:table-cell>
          <table:table-cell table:number-columns-repeated="1019"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5954952" calcext:value-type="float">
            <text:p>485954952</text:p>
          </table:table-cell>
          <table:table-cell table:number-columns-repeated="3"/>
          <table:table-cell office:value-type="string" calcext:value-type="string">
            <text:p>[305.6, 307.4, 384.8, 318.2]</text:p>
          </table:table-cell>
          <table:table-cell table:number-columns-repeated="1018"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5954952" calcext:value-type="float">
            <text:p>48595495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849" calcext:value-type="float">
            <text:p>849</text:p>
          </table:table-cell>
          <table:table-cell office:value-type="float" office:value="1948" calcext:value-type="float">
            <text:p>1948</text:p>
          </table:table-cell>
          <table:table-cell table:number-columns-repeated="1019"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5954952" calcext:value-type="float">
            <text:p>485954952</text:p>
          </table:table-cell>
          <table:table-cell table:number-columns-repeated="3"/>
          <table:table-cell office:value-type="string" calcext:value-type="string">
            <text:p>[305.6, 300.2, 379.4, 311.0]</text:p>
          </table:table-cell>
          <table:table-cell table:number-columns-repeated="1018"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5954952" calcext:value-type="float">
            <text:p>48595495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869" calcext:value-type="float">
            <text:p>869</text:p>
          </table:table-cell>
          <table:table-cell office:value-type="float" office:value="1936" calcext:value-type="float">
            <text:p>1936</text:p>
          </table:table-cell>
          <table:table-cell table:number-columns-repeated="1019"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5954952" calcext:value-type="float">
            <text:p>485954952</text:p>
          </table:table-cell>
          <table:table-cell table:number-columns-repeated="3"/>
          <table:table-cell office:value-type="string" calcext:value-type="string">
            <text:p>[305.6, 307.4, 384.8, 318.2]</text:p>
          </table:table-cell>
          <table:table-cell table:number-columns-repeated="1018"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5954952" calcext:value-type="float">
            <text:p>48595495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849" calcext:value-type="float">
            <text:p>849</text:p>
          </table:table-cell>
          <table:table-cell office:value-type="float" office:value="1948" calcext:value-type="float">
            <text:p>1948</text:p>
          </table:table-cell>
          <table:table-cell table:number-columns-repeated="1019"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5954952" calcext:value-type="float">
            <text:p>485954952</text:p>
          </table:table-cell>
          <table:table-cell table:number-columns-repeated="3"/>
          <table:table-cell office:value-type="string" calcext:value-type="string">
            <text:p>[305.6, 300.2, 379.4, 311.0]</text:p>
          </table:table-cell>
          <table:table-cell table:number-columns-repeated="1018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4956" calcext:value-type="float">
            <text:p>485954956</text:p>
          </table:table-cell>
          <table:table-cell table:number-columns-repeated="3"/>
          <table:table-cell office:value-type="string" calcext:value-type="string">
            <text:p>[305.6, 303.8, 377.6, 312.8]</text:p>
          </table:table-cell>
          <table:table-cell table:number-columns-repeated="1018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4956" calcext:value-type="float">
            <text:p>48595495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87" calcext:value-type="float">
            <text:p>787</text:p>
          </table:table-cell>
          <table:table-cell office:value-type="float" office:value="1991" calcext:value-type="float">
            <text:p>1991</text:p>
          </table:table-cell>
          <table:table-cell table:number-columns-repeated="1019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4956" calcext:value-type="float">
            <text:p>485954956</text:p>
          </table:table-cell>
          <table:table-cell table:number-columns-repeated="3"/>
          <table:table-cell office:value-type="string" calcext:value-type="string">
            <text:p>[305.6, 303.8, 377.6, 312.8]</text:p>
          </table:table-cell>
          <table:table-cell table:number-columns-repeated="1018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4956" calcext:value-type="float">
            <text:p>48595495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87" calcext:value-type="float">
            <text:p>787</text:p>
          </table:table-cell>
          <table:table-cell office:value-type="float" office:value="1991" calcext:value-type="float">
            <text:p>1991</text:p>
          </table:table-cell>
          <table:table-cell table:number-columns-repeated="1019"/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5954960" calcext:value-type="float">
            <text:p>485954960</text:p>
          </table:table-cell>
          <table:table-cell table:number-columns-repeated="3"/>
          <table:table-cell office:value-type="string" calcext:value-type="string">
            <text:p>[303.8, 300.2, 379.4, 312.8]</text:p>
          </table:table-cell>
          <table:table-cell table:number-columns-repeated="1018"/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5954960" calcext:value-type="float">
            <text:p>48595496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754" calcext:value-type="float">
            <text:p>754</text:p>
          </table:table-cell>
          <table:table-cell office:value-type="float" office:value="2031" calcext:value-type="float">
            <text:p>2031</text:p>
          </table:table-cell>
          <table:table-cell table:number-columns-repeated="1019"/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5954960" calcext:value-type="float">
            <text:p>48595496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63" calcext:value-type="float">
            <text:p>963</text:p>
          </table:table-cell>
          <table:table-cell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5954960" calcext:value-type="float">
            <text:p>485954960</text:p>
          </table:table-cell>
          <table:table-cell table:number-columns-repeated="3"/>
          <table:table-cell office:value-type="string" calcext:value-type="string">
            <text:p>[303.8, 300.2, 379.4, 312.8]</text:p>
          </table:table-cell>
          <table:table-cell table:number-columns-repeated="1018"/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5954960" calcext:value-type="float">
            <text:p>48595496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754" calcext:value-type="float">
            <text:p>754</text:p>
          </table:table-cell>
          <table:table-cell office:value-type="float" office:value="2031" calcext:value-type="float">
            <text:p>2031</text:p>
          </table:table-cell>
          <table:table-cell table:number-columns-repeated="1019"/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5954960" calcext:value-type="float">
            <text:p>48595496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63" calcext:value-type="float">
            <text:p>963</text:p>
          </table:table-cell>
          <table:table-cell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5954964" calcext:value-type="float">
            <text:p>485954964</text:p>
          </table:table-cell>
          <table:table-cell table:number-columns-repeated="3"/>
          <table:table-cell office:value-type="string" calcext:value-type="string">
            <text:p>[303.8, 303.8, 383.0, 314.6]</text:p>
          </table:table-cell>
          <table:table-cell table:number-columns-repeated="1018"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5954964" calcext:value-type="float">
            <text:p>48595496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977" calcext:value-type="float">
            <text:p>977</text:p>
          </table:table-cell>
          <table:table-cell office:value-type="float" office:value="2110" calcext:value-type="float">
            <text:p>2110</text:p>
          </table:table-cell>
          <table:table-cell table:number-columns-repeated="1019"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5954964" calcext:value-type="float">
            <text:p>485954964</text:p>
          </table:table-cell>
          <table:table-cell table:number-columns-repeated="3"/>
          <table:table-cell office:value-type="string" calcext:value-type="string">
            <text:p>[305.6, 307.4, 381.2, 316.4]</text:p>
          </table:table-cell>
          <table:table-cell table:number-columns-repeated="1018"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5954964" calcext:value-type="float">
            <text:p>485954964</text:p>
          </table:table-cell>
          <table:table-cell table:number-columns-repeated="3"/>
          <table:table-cell office:value-type="string" calcext:value-type="string">
            <text:p>[303.8, 303.8, 383.0, 314.6]</text:p>
          </table:table-cell>
          <table:table-cell table:number-columns-repeated="1018"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5954964" calcext:value-type="float">
            <text:p>48595496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977" calcext:value-type="float">
            <text:p>977</text:p>
          </table:table-cell>
          <table:table-cell office:value-type="float" office:value="2110" calcext:value-type="float">
            <text:p>2110</text:p>
          </table:table-cell>
          <table:table-cell table:number-columns-repeated="1019"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5954964" calcext:value-type="float">
            <text:p>485954964</text:p>
          </table:table-cell>
          <table:table-cell table:number-columns-repeated="3"/>
          <table:table-cell office:value-type="string" calcext:value-type="string">
            <text:p>[305.6, 307.4, 381.2, 316.4]</text:p>
          </table:table-cell>
          <table:table-cell table:number-columns-repeated="1018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4968" calcext:value-type="float">
            <text:p>485954968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128" calcext:value-type="float">
            <text:p>1128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4968" calcext:value-type="float">
            <text:p>485954968</text:p>
          </table:table-cell>
          <table:table-cell table:number-columns-repeated="3"/>
          <table:table-cell office:value-type="string" calcext:value-type="string">
            <text:p>[309.2, 307.4, 383.0, 318.2]</text:p>
          </table:table-cell>
          <table:table-cell table:number-columns-repeated="1018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4968" calcext:value-type="float">
            <text:p>485954968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36" calcext:value-type="float">
            <text:p>936</text:p>
          </table:table-cell>
          <table:table-cell office:value-type="float" office:value="2180" calcext:value-type="float">
            <text:p>2180</text:p>
          </table:table-cell>
          <table:table-cell table:number-columns-repeated="1019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4968" calcext:value-type="float">
            <text:p>485954968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128" calcext:value-type="float">
            <text:p>1128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4968" calcext:value-type="float">
            <text:p>485954968</text:p>
          </table:table-cell>
          <table:table-cell table:number-columns-repeated="3"/>
          <table:table-cell office:value-type="string" calcext:value-type="string">
            <text:p>[309.2, 307.4, 383.0, 318.2]</text:p>
          </table:table-cell>
          <table:table-cell table:number-columns-repeated="1018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4968" calcext:value-type="float">
            <text:p>485954968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36" calcext:value-type="float">
            <text:p>936</text:p>
          </table:table-cell>
          <table:table-cell office:value-type="float" office:value="2180" calcext:value-type="float">
            <text:p>2180</text:p>
          </table:table-cell>
          <table:table-cell table:number-columns-repeated="1019"/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5954972" calcext:value-type="float">
            <text:p>48595497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086" calcext:value-type="float">
            <text:p>1086</text:p>
          </table:table-cell>
          <table:table-cell office:value-type="float" office:value="2221" calcext:value-type="float">
            <text:p>2221</text:p>
          </table:table-cell>
          <table:table-cell table:number-columns-repeated="1019"/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5954972" calcext:value-type="float">
            <text:p>485954972</text:p>
          </table:table-cell>
          <table:table-cell table:number-columns-repeated="3"/>
          <table:table-cell office:value-type="string" calcext:value-type="string">
            <text:p>[307.4, 309.2, 390.2, 316.4]</text:p>
          </table:table-cell>
          <table:table-cell table:number-columns-repeated="1018"/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5954972" calcext:value-type="float">
            <text:p>48595497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177" calcext:value-type="float">
            <text:p>1177</text:p>
          </table:table-cell>
          <table:table-cell office:value-type="float" office:value="2240" calcext:value-type="float">
            <text:p>2240</text:p>
          </table:table-cell>
          <table:table-cell table:number-columns-repeated="1019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85954974" calcext:value-type="float">
            <text:p>48595497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244" calcext:value-type="float">
            <text:p>1244</text:p>
          </table:table-cell>
          <table:table-cell office:value-type="float" office:value="2265" calcext:value-type="float">
            <text:p>2265</text:p>
          </table:table-cell>
          <table:table-cell table:number-columns-repeated="1019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85954974" calcext:value-type="float">
            <text:p>485954974</text:p>
          </table:table-cell>
          <table:table-cell table:number-columns-repeated="3"/>
          <table:table-cell office:value-type="string" calcext:value-type="string">
            <text:p>[311.0, 305.6, 390.2, 320.0]</text:p>
          </table:table-cell>
          <table:table-cell table:number-columns-repeated="1018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85954974" calcext:value-type="float">
            <text:p>485954974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197" calcext:value-type="float">
            <text:p>1197</text:p>
          </table:table-cell>
          <table:table-cell office:value-type="float" office:value="2282" calcext:value-type="float">
            <text:p>2282</text:p>
          </table:table-cell>
          <table:table-cell table:number-columns-repeated="1019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85954974" calcext:value-type="float">
            <text:p>485954974</text:p>
          </table:table-cell>
          <table:table-cell table:number-columns-repeated="3"/>
          <table:table-cell office:value-type="string" calcext:value-type="string">
            <text:p>[307.4, 307.4, 379.4, 318.2]</text:p>
          </table:table-cell>
          <table:table-cell table:number-columns-repeated="1018"/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485954976" calcext:value-type="float">
            <text:p>485954976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056" calcext:value-type="float">
            <text:p>1056</text:p>
          </table:table-cell>
          <table:table-cell office:value-type="float" office:value="2296" calcext:value-type="float">
            <text:p>2296</text:p>
          </table:table-cell>
          <table:table-cell table:number-columns-repeated="1019"/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485954976" calcext:value-type="float">
            <text:p>485954976</text:p>
          </table:table-cell>
          <table:table-cell table:number-columns-repeated="3"/>
          <table:table-cell office:value-type="string" calcext:value-type="string">
            <text:p>[305.6, 305.6, 386.6, 320.0]</text:p>
          </table:table-cell>
          <table:table-cell table:number-columns-repeated="1018"/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485954976" calcext:value-type="float">
            <text:p>485954976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102" calcext:value-type="float">
            <text:p>1102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485954978" calcext:value-type="float">
            <text:p>485954978</text:p>
          </table:table-cell>
          <table:table-cell table:number-columns-repeated="3"/>
          <table:table-cell office:value-type="string" calcext:value-type="string">
            <text:p>[311.0, 307.4, 386.6, 318.2]</text:p>
          </table:table-cell>
          <table:table-cell table:number-columns-repeated="1018"/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485954978" calcext:value-type="float">
            <text:p>485954978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131" calcext:value-type="float">
            <text:p>1131</text:p>
          </table:table-cell>
          <table:table-cell office:value-type="float" office:value="2340" calcext:value-type="float">
            <text:p>2340</text:p>
          </table:table-cell>
          <table:table-cell table:number-columns-repeated="1019"/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485954978" calcext:value-type="float">
            <text:p>485954978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049" calcext:value-type="float">
            <text:p>1049</text:p>
          </table:table-cell>
          <table:table-cell office:value-type="float" office:value="2354" calcext:value-type="float">
            <text:p>2354</text:p>
          </table:table-cell>
          <table:table-cell table:number-columns-repeated="1019"/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485954978" calcext:value-type="float">
            <text:p>485954978</text:p>
          </table:table-cell>
          <table:table-cell table:number-columns-repeated="3"/>
          <table:table-cell office:value-type="string" calcext:value-type="string">
            <text:p>[305.6, 305.6, 386.6, 318.2]</text:p>
          </table:table-cell>
          <table:table-cell table:number-columns-repeated="1018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485954980" calcext:value-type="float">
            <text:p>485954980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970" calcext:value-type="float">
            <text:p>970</text:p>
          </table:table-cell>
          <table:table-cell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485954980" calcext:value-type="float">
            <text:p>485954980</text:p>
          </table:table-cell>
          <table:table-cell table:number-columns-repeated="3"/>
          <table:table-cell office:value-type="string" calcext:value-type="string">
            <text:p>[309.2, 305.6, 386.6, 316.4]</text:p>
          </table:table-cell>
          <table:table-cell table:number-columns-repeated="1018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485954980" calcext:value-type="float">
            <text:p>485954980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854" calcext:value-type="float">
            <text:p>854</text:p>
          </table:table-cell>
          <table:table-cell office:value-type="float" office:value="2386" calcext:value-type="float">
            <text:p>2386</text:p>
          </table:table-cell>
          <table:table-cell table:number-columns-repeated="1019"/>
        </table:table-row>
        <table:table-row table:style-name="ro1">
          <table:table-cell office:value-type="float" office:value="3.08333333333333" calcext:value-type="float">
            <text:p>3.08333333333333</text:p>
          </table:table-cell>
          <table:table-cell office:value-type="float" office:value="485954982" calcext:value-type="float">
            <text:p>485954982</text:p>
          </table:table-cell>
          <table:table-cell table:number-columns-repeated="3"/>
          <table:table-cell office:value-type="string" calcext:value-type="string">
            <text:p>[307.4, 311.0, 386.6, 320.0]</text:p>
          </table:table-cell>
          <table:table-cell table:number-columns-repeated="1018"/>
        </table:table-row>
        <table:table-row table:style-name="ro1">
          <table:table-cell office:value-type="float" office:value="3.08333333333333" calcext:value-type="float">
            <text:p>3.08333333333333</text:p>
          </table:table-cell>
          <table:table-cell office:value-type="float" office:value="485954982" calcext:value-type="float">
            <text:p>485954982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689" calcext:value-type="float">
            <text:p>689</text:p>
          </table:table-cell>
          <table:table-cell office:value-type="float" office:value="2396" calcext:value-type="float">
            <text:p>2396</text:p>
          </table:table-cell>
          <table:table-cell table:number-columns-repeated="1019"/>
        </table:table-row>
        <table:table-row table:style-name="ro1">
          <table:table-cell office:value-type="float" office:value="3.08333333333333" calcext:value-type="float">
            <text:p>3.08333333333333</text:p>
          </table:table-cell>
          <table:table-cell office:value-type="float" office:value="485954982" calcext:value-type="float">
            <text:p>485954982</text:p>
          </table:table-cell>
          <table:table-cell table:number-columns-repeated="3"/>
          <table:table-cell office:value-type="string" calcext:value-type="string">
            <text:p>[305.6, 305.6, 381.2, 316.4]</text:p>
          </table:table-cell>
          <table:table-cell table:number-columns-repeated="1018"/>
        </table:table-row>
        <table:table-row table:style-name="ro1">
          <table:table-cell office:value-type="float" office:value="3.11666666666667" calcext:value-type="float">
            <text:p>3.11666666666667</text:p>
          </table:table-cell>
          <table:table-cell office:value-type="float" office:value="485954984" calcext:value-type="float">
            <text:p>48595498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765" calcext:value-type="float">
            <text:p>765</text:p>
          </table:table-cell>
          <table:table-cell office:value-type="float" office:value="2415" calcext:value-type="float">
            <text:p>2415</text:p>
          </table:table-cell>
          <table:table-cell table:number-columns-repeated="1019"/>
        </table:table-row>
        <table:table-row table:style-name="ro1">
          <table:table-cell office:value-type="float" office:value="3.11666666666667" calcext:value-type="float">
            <text:p>3.11666666666667</text:p>
          </table:table-cell>
          <table:table-cell office:value-type="float" office:value="485954984" calcext:value-type="float">
            <text:p>485954984</text:p>
          </table:table-cell>
          <table:table-cell table:number-columns-repeated="3"/>
          <table:table-cell office:value-type="string" calcext:value-type="string">
            <text:p>[309.2, 311.0, 388.4, 321.8]</text:p>
          </table:table-cell>
          <table:table-cell table:number-columns-repeated="1018"/>
        </table:table-row>
        <table:table-row table:style-name="ro1">
          <table:table-cell office:value-type="float" office:value="3.11666666666667" calcext:value-type="float">
            <text:p>3.11666666666667</text:p>
          </table:table-cell>
          <table:table-cell office:value-type="float" office:value="485954984" calcext:value-type="float">
            <text:p>48595498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874" calcext:value-type="float">
            <text:p>874</text:p>
          </table:table-cell>
          <table:table-cell office:value-type="float" office:value="2434" calcext:value-type="float">
            <text:p>2434</text:p>
          </table:table-cell>
          <table:table-cell table:number-columns-repeated="1019"/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5954987" calcext:value-type="float">
            <text:p>485954987</text:p>
          </table:table-cell>
          <table:table-cell table:number-columns-repeated="3"/>
          <table:table-cell office:value-type="string" calcext:value-type="string">
            <text:p>[316.4, 309.2, 395.6, 323.6]</text:p>
          </table:table-cell>
          <table:table-cell table:number-columns-repeated="1018"/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5954987" calcext:value-type="float">
            <text:p>485954987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947" calcext:value-type="float">
            <text:p>947</text:p>
          </table:table-cell>
          <table:table-cell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5954987" calcext:value-type="float">
            <text:p>485954987</text:p>
          </table:table-cell>
          <table:table-cell table:number-columns-repeated="3"/>
          <table:table-cell office:value-type="string" calcext:value-type="string">
            <text:p>[314.6, 311.0, 392.0, 318.2]</text:p>
          </table:table-cell>
          <table:table-cell table:number-columns-repeated="1018"/>
        </table:table-row>
        <table:table-row table:style-name="ro1">
          <table:table-cell office:value-type="float" office:value="3.18333333333333" calcext:value-type="float">
            <text:p>3.18333333333333</text:p>
          </table:table-cell>
          <table:table-cell office:value-type="float" office:value="485954988" calcext:value-type="float">
            <text:p>485954988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989" calcext:value-type="float">
            <text:p>989</text:p>
          </table:table-cell>
          <table:table-cell office:value-type="float" office:value="2467" calcext:value-type="float">
            <text:p>2467</text:p>
          </table:table-cell>
          <table:table-cell table:number-columns-repeated="1019"/>
        </table:table-row>
        <table:table-row table:style-name="ro1">
          <table:table-cell office:value-type="float" office:value="3.18333333333333" calcext:value-type="float">
            <text:p>3.18333333333333</text:p>
          </table:table-cell>
          <table:table-cell office:value-type="float" office:value="485954988" calcext:value-type="float">
            <text:p>485954988</text:p>
          </table:table-cell>
          <table:table-cell table:number-columns-repeated="3"/>
          <table:table-cell office:value-type="string" calcext:value-type="string">
            <text:p>[307.4, 312.8, 392.0, 320.0]</text:p>
          </table:table-cell>
          <table:table-cell table:number-columns-repeated="1018"/>
        </table:table-row>
        <table:table-row table:style-name="ro1">
          <table:table-cell office:value-type="float" office:value="3.18333333333333" calcext:value-type="float">
            <text:p>3.18333333333333</text:p>
          </table:table-cell>
          <table:table-cell office:value-type="float" office:value="485954988" calcext:value-type="float">
            <text:p>485954988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803" calcext:value-type="float">
            <text:p>803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office:value-type="float" office:value="3.18333333333333" calcext:value-type="float">
            <text:p>3.18333333333333</text:p>
          </table:table-cell>
          <table:table-cell office:value-type="float" office:value="485954988" calcext:value-type="float">
            <text:p>485954988</text:p>
          </table:table-cell>
          <table:table-cell table:number-columns-repeated="3"/>
          <table:table-cell office:value-type="string" calcext:value-type="string">
            <text:p>[307.4, 312.8, 392.0, 320.0]</text:p>
          </table:table-cell>
          <table:table-cell table:number-columns-repeated="1018"/>
        </table:table-row>
        <table:table-row table:style-name="ro1">
          <table:table-cell office:value-type="float" office:value="3.18333333333333" calcext:value-type="float">
            <text:p>3.18333333333333</text:p>
          </table:table-cell>
          <table:table-cell office:value-type="float" office:value="485954988" calcext:value-type="float">
            <text:p>485954988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803" calcext:value-type="float">
            <text:p>803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85954992" calcext:value-type="float">
            <text:p>48595499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19" calcext:value-type="float">
            <text:p>719</text:p>
          </table:table-cell>
          <table:table-cell office:value-type="float" office:value="2520" calcext:value-type="float">
            <text:p>2520</text:p>
          </table:table-cell>
          <table:table-cell table:number-columns-repeated="1019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85954992" calcext:value-type="float">
            <text:p>485954992</text:p>
          </table:table-cell>
          <table:table-cell table:number-columns-repeated="3"/>
          <table:table-cell office:value-type="string" calcext:value-type="string">
            <text:p>[309.2, 312.8, 386.6, 316.4]</text:p>
          </table:table-cell>
          <table:table-cell table:number-columns-repeated="1018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85954992" calcext:value-type="float">
            <text:p>48595499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19" calcext:value-type="float">
            <text:p>719</text:p>
          </table:table-cell>
          <table:table-cell office:value-type="float" office:value="2520" calcext:value-type="float">
            <text:p>2520</text:p>
          </table:table-cell>
          <table:table-cell table:number-columns-repeated="1019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85954992" calcext:value-type="float">
            <text:p>485954992</text:p>
          </table:table-cell>
          <table:table-cell table:number-columns-repeated="3"/>
          <table:table-cell office:value-type="string" calcext:value-type="string">
            <text:p>[309.2, 312.8, 386.6, 316.4]</text:p>
          </table:table-cell>
          <table:table-cell table:number-columns-repeated="1018"/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485954996" calcext:value-type="float">
            <text:p>48595499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25" calcext:value-type="float">
            <text:p>825</text:p>
          </table:table-cell>
          <table:table-cell office:value-type="float" office:value="2563" calcext:value-type="float">
            <text:p>2563</text:p>
          </table:table-cell>
          <table:table-cell table:number-columns-repeated="1019"/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485954996" calcext:value-type="float">
            <text:p>485954996</text:p>
          </table:table-cell>
          <table:table-cell table:number-columns-repeated="3"/>
          <table:table-cell office:value-type="string" calcext:value-type="string">
            <text:p>[311.0, 311.0, 390.2, 321.8]</text:p>
          </table:table-cell>
          <table:table-cell table:number-columns-repeated="1018"/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485954996" calcext:value-type="float">
            <text:p>485954996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66" calcext:value-type="float">
            <text:p>866</text:p>
          </table:table-cell>
          <table:table-cell office:value-type="float" office:value="2581" calcext:value-type="float">
            <text:p>2581</text:p>
          </table:table-cell>
          <table:table-cell table:number-columns-repeated="1019"/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485954996" calcext:value-type="float">
            <text:p>48595499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25" calcext:value-type="float">
            <text:p>825</text:p>
          </table:table-cell>
          <table:table-cell office:value-type="float" office:value="2563" calcext:value-type="float">
            <text:p>2563</text:p>
          </table:table-cell>
          <table:table-cell table:number-columns-repeated="1019"/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485954996" calcext:value-type="float">
            <text:p>485954996</text:p>
          </table:table-cell>
          <table:table-cell table:number-columns-repeated="3"/>
          <table:table-cell office:value-type="string" calcext:value-type="string">
            <text:p>[311.0, 311.0, 390.2, 321.8]</text:p>
          </table:table-cell>
          <table:table-cell table:number-columns-repeated="1018"/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485954996" calcext:value-type="float">
            <text:p>485954996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66" calcext:value-type="float">
            <text:p>866</text:p>
          </table:table-cell>
          <table:table-cell office:value-type="float" office:value="2581" calcext:value-type="float">
            <text:p>2581</text:p>
          </table:table-cell>
          <table:table-cell table:number-columns-repeated="101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5001" calcext:value-type="float">
            <text:p>48595500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60" calcext:value-type="float">
            <text:p>860</text:p>
          </table:table-cell>
          <table:table-cell office:value-type="float" office:value="2631" calcext:value-type="float">
            <text:p>2631</text:p>
          </table:table-cell>
          <table:table-cell table:number-columns-repeated="101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5001" calcext:value-type="float">
            <text:p>485955001</text:p>
          </table:table-cell>
          <table:table-cell table:number-columns-repeated="3"/>
          <table:table-cell office:value-type="string" calcext:value-type="string">
            <text:p>[312.8, 311.0, 392.0, 320.0]</text:p>
          </table:table-cell>
          <table:table-cell table:number-columns-repeated="1018"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5955002" calcext:value-type="float">
            <text:p>48595500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67" calcext:value-type="float">
            <text:p>867</text:p>
          </table:table-cell>
          <table:table-cell office:value-type="float" office:value="2646" calcext:value-type="float">
            <text:p>2646</text:p>
          </table:table-cell>
          <table:table-cell table:number-columns-repeated="1019"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5955002" calcext:value-type="float">
            <text:p>485955002</text:p>
          </table:table-cell>
          <table:table-cell table:number-columns-repeated="3"/>
          <table:table-cell office:value-type="string" calcext:value-type="string">
            <text:p>[312.8, 311.0, 388.4, 321.8]</text:p>
          </table:table-cell>
          <table:table-cell table:number-columns-repeated="1018"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5955002" calcext:value-type="float">
            <text:p>48595500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67" calcext:value-type="float">
            <text:p>867</text:p>
          </table:table-cell>
          <table:table-cell office:value-type="float" office:value="2646" calcext:value-type="float">
            <text:p>2646</text:p>
          </table:table-cell>
          <table:table-cell table:number-columns-repeated="1019"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5955002" calcext:value-type="float">
            <text:p>485955002</text:p>
          </table:table-cell>
          <table:table-cell table:number-columns-repeated="3"/>
          <table:table-cell office:value-type="string" calcext:value-type="string">
            <text:p>[312.8, 311.0, 388.4, 321.8]</text:p>
          </table:table-cell>
          <table:table-cell table:number-columns-repeated="1018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5010" calcext:value-type="float">
            <text:p>48595501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91" calcext:value-type="float">
            <text:p>791</text:p>
          </table:table-cell>
          <table:table-cell office:value-type="float" office:value="2695" calcext:value-type="float">
            <text:p>2695</text:p>
          </table:table-cell>
          <table:table-cell table:number-columns-repeated="1019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5010" calcext:value-type="float">
            <text:p>485955010</text:p>
          </table:table-cell>
          <table:table-cell table:number-columns-repeated="3"/>
          <table:table-cell office:value-type="string" calcext:value-type="string">
            <text:p>[314.6, 314.6, 397.4, 321.8]</text:p>
          </table:table-cell>
          <table:table-cell table:number-columns-repeated="1018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5010" calcext:value-type="float">
            <text:p>48595501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83" calcext:value-type="float">
            <text:p>783</text:p>
          </table:table-cell>
          <table:table-cell office:value-type="float" office:value="2708" calcext:value-type="float">
            <text:p>2708</text:p>
          </table:table-cell>
          <table:table-cell table:number-columns-repeated="1019"/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485955012" calcext:value-type="float">
            <text:p>485955012</text:p>
          </table:table-cell>
          <table:table-cell table:number-columns-repeated="3"/>
          <table:table-cell office:value-type="string" calcext:value-type="string">
            <text:p>[316.4, 316.4, 397.4, 329.0]</text:p>
          </table:table-cell>
          <table:table-cell table:number-columns-repeated="1018"/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485955012" calcext:value-type="float">
            <text:p>485955012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667" calcext:value-type="float">
            <text:p>667</text:p>
          </table:table-cell>
          <table:table-cell office:value-type="float" office:value="2718" calcext:value-type="float">
            <text:p>2718</text:p>
          </table:table-cell>
          <table:table-cell table:number-columns-repeated="1019"/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485955012" calcext:value-type="float">
            <text:p>485955012</text:p>
          </table:table-cell>
          <table:table-cell table:number-columns-repeated="3"/>
          <table:table-cell office:value-type="string" calcext:value-type="string">
            <text:p>[318.2, 316.4, 397.4, 321.8]</text:p>
          </table:table-cell>
          <table:table-cell table:number-columns-repeated="1018"/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485955015" calcext:value-type="float">
            <text:p>48595501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688" calcext:value-type="float">
            <text:p>688</text:p>
          </table:table-cell>
          <table:table-cell office:value-type="float" office:value="2736" calcext:value-type="float">
            <text:p>2736</text:p>
          </table:table-cell>
          <table:table-cell table:number-columns-repeated="1019"/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485955015" calcext:value-type="float">
            <text:p>485955015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42" calcext:value-type="float">
            <text:p>842</text:p>
          </table:table-cell>
          <table:table-cell office:value-type="float" office:value="2753" calcext:value-type="float">
            <text:p>2753</text:p>
          </table:table-cell>
          <table:table-cell table:number-columns-repeated="1019"/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485955015" calcext:value-type="float">
            <text:p>485955015</text:p>
          </table:table-cell>
          <table:table-cell table:number-columns-repeated="3"/>
          <table:table-cell office:value-type="string" calcext:value-type="string">
            <text:p>[318.2, 316.4, 401.0, 327.2]</text:p>
          </table:table-cell>
          <table:table-cell table:number-columns-repeated="1018"/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485955015" calcext:value-type="float">
            <text:p>485955015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42" calcext:value-type="float">
            <text:p>842</text:p>
          </table:table-cell>
          <table:table-cell office:value-type="float" office:value="2753" calcext:value-type="float">
            <text:p>2753</text:p>
          </table:table-cell>
          <table:table-cell table:number-columns-repeated="1019"/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485955015" calcext:value-type="float">
            <text:p>485955015</text:p>
          </table:table-cell>
          <table:table-cell table:number-columns-repeated="3"/>
          <table:table-cell office:value-type="string" calcext:value-type="string">
            <text:p>[318.2, 316.4, 401.0, 327.2]</text:p>
          </table:table-cell>
          <table:table-cell table:number-columns-repeated="1018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85955019" calcext:value-type="float">
            <text:p>485955019</text:p>
          </table:table-cell>
          <table:table-cell table:number-columns-repeated="3"/>
          <table:table-cell office:value-type="string" calcext:value-type="string">
            <text:p>[323.6, 318.2, 404.6, 330.8]</text:p>
          </table:table-cell>
          <table:table-cell table:number-columns-repeated="1018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85955019" calcext:value-type="float">
            <text:p>48595501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21" calcext:value-type="float">
            <text:p>921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85955019" calcext:value-type="float">
            <text:p>485955019</text:p>
          </table:table-cell>
          <table:table-cell table:number-columns-repeated="3"/>
          <table:table-cell office:value-type="string" calcext:value-type="string">
            <text:p>[318.2, 318.2, 401.0, 325.4]</text:p>
          </table:table-cell>
          <table:table-cell table:number-columns-repeated="1018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85955019" calcext:value-type="float">
            <text:p>485955019</text:p>
          </table:table-cell>
          <table:table-cell table:number-columns-repeated="3"/>
          <table:table-cell office:value-type="string" calcext:value-type="string">
            <text:p>[323.6, 318.2, 404.6, 330.8]</text:p>
          </table:table-cell>
          <table:table-cell table:number-columns-repeated="1018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85955019" calcext:value-type="float">
            <text:p>48595501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21" calcext:value-type="float">
            <text:p>921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85955019" calcext:value-type="float">
            <text:p>485955019</text:p>
          </table:table-cell>
          <table:table-cell table:number-columns-repeated="3"/>
          <table:table-cell office:value-type="string" calcext:value-type="string">
            <text:p>[318.2, 318.2, 401.0, 325.4]</text:p>
          </table:table-cell>
          <table:table-cell table:number-columns-repeated="1018"/>
        </table:table-row>
        <table:table-row table:style-name="ro1">
          <table:table-cell office:value-type="float" office:value="3.76666666666667" calcext:value-type="float">
            <text:p>3.76666666666667</text:p>
          </table:table-cell>
          <table:table-cell office:value-type="float" office:value="485955023" calcext:value-type="float">
            <text:p>485955023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672" calcext:value-type="float">
            <text:p>672</text:p>
          </table:table-cell>
          <table:table-cell office:value-type="float" office:value="2836" calcext:value-type="float">
            <text:p>2836</text:p>
          </table:table-cell>
          <table:table-cell table:number-columns-repeated="1019"/>
        </table:table-row>
        <table:table-row table:style-name="ro1">
          <table:table-cell office:value-type="float" office:value="3.76666666666667" calcext:value-type="float">
            <text:p>3.76666666666667</text:p>
          </table:table-cell>
          <table:table-cell office:value-type="float" office:value="485955023" calcext:value-type="float">
            <text:p>485955023</text:p>
          </table:table-cell>
          <table:table-cell table:number-columns-repeated="3"/>
          <table:table-cell office:value-type="string" calcext:value-type="string">
            <text:p>[321.8, 320.0, 402.8, 325.4]</text:p>
          </table:table-cell>
          <table:table-cell table:number-columns-repeated="1018"/>
        </table:table-row>
        <table:table-row table:style-name="ro1">
          <table:table-cell office:value-type="float" office:value="3.76666666666667" calcext:value-type="float">
            <text:p>3.76666666666667</text:p>
          </table:table-cell>
          <table:table-cell office:value-type="float" office:value="485955023" calcext:value-type="float">
            <text:p>485955023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33" calcext:value-type="float">
            <text:p>133</text:p>
          </table:table-cell>
          <table:table-cell office:value-type="float" office:value="2829" calcext:value-type="float">
            <text:p>2829</text:p>
          </table:table-cell>
          <table:table-cell table:number-columns-repeated="1019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5955025" calcext:value-type="float">
            <text:p>485955025</text:p>
          </table:table-cell>
          <table:table-cell table:number-columns-repeated="3"/>
          <table:table-cell office:value-type="string" calcext:value-type="string">
            <text:p>[320.0, 318.2, 402.8, 329.0]</text:p>
          </table:table-cell>
          <table:table-cell table:number-columns-repeated="1018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5955025" calcext:value-type="float">
            <text:p>485955025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38" calcext:value-type="float">
            <text:p>-138</text:p>
          </table:table-cell>
          <table:table-cell office:value-type="float" office:value="2819" calcext:value-type="float">
            <text:p>2819</text:p>
          </table:table-cell>
          <table:table-cell table:number-columns-repeated="1019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5955025" calcext:value-type="float">
            <text:p>485955025</text:p>
          </table:table-cell>
          <table:table-cell table:number-columns-repeated="3"/>
          <table:table-cell office:value-type="string" calcext:value-type="string">
            <text:p>[321.8, 321.8, 402.8, 327.2]</text:p>
          </table:table-cell>
          <table:table-cell table:number-columns-repeated="1018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5955025" calcext:value-type="float">
            <text:p>485955025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38" calcext:value-type="float">
            <text:p>-138</text:p>
          </table:table-cell>
          <table:table-cell office:value-type="float" office:value="2819" calcext:value-type="float">
            <text:p>2819</text:p>
          </table:table-cell>
          <table:table-cell table:number-columns-repeated="1019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5955025" calcext:value-type="float">
            <text:p>485955025</text:p>
          </table:table-cell>
          <table:table-cell table:number-columns-repeated="3"/>
          <table:table-cell office:value-type="string" calcext:value-type="string">
            <text:p>[321.8, 321.8, 402.8, 327.2]</text:p>
          </table:table-cell>
          <table:table-cell table:number-columns-repeated="1018"/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5955029" calcext:value-type="float">
            <text:p>485955029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573" calcext:value-type="float">
            <text:p>-573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5955029" calcext:value-type="float">
            <text:p>485955029</text:p>
          </table:table-cell>
          <table:table-cell table:number-columns-repeated="3"/>
          <table:table-cell office:value-type="string" calcext:value-type="string">
            <text:p>[316.4, 318.2, 402.8, 327.2]</text:p>
          </table:table-cell>
          <table:table-cell table:number-columns-repeated="1018"/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5955029" calcext:value-type="float">
            <text:p>48595502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750" calcext:value-type="float">
            <text:p>-750</text:p>
          </table:table-cell>
          <table:table-cell office:value-type="float" office:value="2753" calcext:value-type="float">
            <text:p>2753</text:p>
          </table:table-cell>
          <table:table-cell table:number-columns-repeated="1019"/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5955029" calcext:value-type="float">
            <text:p>485955029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573" calcext:value-type="float">
            <text:p>-573</text:p>
          </table:table-cell>
          <table:table-cell office:value-type="float" office:value="2770" calcext:value-type="float">
            <text:p>2770</text:p>
          </table:table-cell>
          <table:table-cell table:number-columns-repeated="1019"/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5955029" calcext:value-type="float">
            <text:p>485955029</text:p>
          </table:table-cell>
          <table:table-cell table:number-columns-repeated="3"/>
          <table:table-cell office:value-type="string" calcext:value-type="string">
            <text:p>[316.4, 318.2, 402.8, 327.2]</text:p>
          </table:table-cell>
          <table:table-cell table:number-columns-repeated="1018"/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5955029" calcext:value-type="float">
            <text:p>48595502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750" calcext:value-type="float">
            <text:p>-750</text:p>
          </table:table-cell>
          <table:table-cell office:value-type="float" office:value="2753" calcext:value-type="float">
            <text:p>2753</text:p>
          </table:table-cell>
          <table:table-cell table:number-columns-repeated="1019"/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485955033" calcext:value-type="float">
            <text:p>485955033</text:p>
          </table:table-cell>
          <table:table-cell table:number-columns-repeated="3"/>
          <table:table-cell office:value-type="string" calcext:value-type="string">
            <text:p>[314.6, 316.4, 395.6, 329.0]</text:p>
          </table:table-cell>
          <table:table-cell table:number-columns-repeated="1018"/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485955033" calcext:value-type="float">
            <text:p>485955033</text:p>
          </table:table-cell>
          <table:table-cell table:number-columns-repeated="3"/>
          <table:table-cell office:value-type="string" calcext:value-type="string">
            <text:p>[321.8, 318.2, 404.6, 327.2]</text:p>
          </table:table-cell>
          <table:table-cell table:number-columns-repeated="1018"/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485955033" calcext:value-type="float">
            <text:p>48595503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452" calcext:value-type="float">
            <text:p>-452</text:p>
          </table:table-cell>
          <table:table-cell office:value-type="float" office:value="2730" calcext:value-type="float">
            <text:p>2730</text:p>
          </table:table-cell>
          <table:table-cell table:number-columns-repeated="1019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5036" calcext:value-type="float">
            <text:p>48595503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537" calcext:value-type="float">
            <text:p>-537</text:p>
          </table:table-cell>
          <table:table-cell office:value-type="float" office:value="2718" calcext:value-type="float">
            <text:p>2718</text:p>
          </table:table-cell>
          <table:table-cell table:number-columns-repeated="1019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5036" calcext:value-type="float">
            <text:p>485955036</text:p>
          </table:table-cell>
          <table:table-cell table:number-columns-repeated="3"/>
          <table:table-cell office:value-type="string" calcext:value-type="string">
            <text:p>[318.2, 318.2, 402.8, 327.2]</text:p>
          </table:table-cell>
          <table:table-cell table:number-columns-repeated="1018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5036" calcext:value-type="float">
            <text:p>48595503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537" calcext:value-type="float">
            <text:p>-537</text:p>
          </table:table-cell>
          <table:table-cell office:value-type="float" office:value="2718" calcext:value-type="float">
            <text:p>2718</text:p>
          </table:table-cell>
          <table:table-cell table:number-columns-repeated="1019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5036" calcext:value-type="float">
            <text:p>485955036</text:p>
          </table:table-cell>
          <table:table-cell table:number-columns-repeated="3"/>
          <table:table-cell office:value-type="string" calcext:value-type="string">
            <text:p>[318.2, 318.2, 402.8, 327.2]</text:p>
          </table:table-cell>
          <table:table-cell table:number-columns-repeated="1018"/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485955039" calcext:value-type="float">
            <text:p>48595503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497" calcext:value-type="float">
            <text:p>-497</text:p>
          </table:table-cell>
          <table:table-cell office:value-type="float" office:value="2693" calcext:value-type="float">
            <text:p>2693</text:p>
          </table:table-cell>
          <table:table-cell table:number-columns-repeated="1019"/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485955039" calcext:value-type="float">
            <text:p>485955039</text:p>
          </table:table-cell>
          <table:table-cell table:number-columns-repeated="3"/>
          <table:table-cell office:value-type="string" calcext:value-type="string">
            <text:p>[316.4, 314.6, 397.4, 325.4]</text:p>
          </table:table-cell>
          <table:table-cell table:number-columns-repeated="1018"/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485955039" calcext:value-type="float">
            <text:p>48595503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597" calcext:value-type="float">
            <text:p>-597</text:p>
          </table:table-cell>
          <table:table-cell office:value-type="float" office:value="2676" calcext:value-type="float">
            <text:p>2676</text:p>
          </table:table-cell>
          <table:table-cell table:number-columns-repeated="1019"/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485955039" calcext:value-type="float">
            <text:p>48595503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497" calcext:value-type="float">
            <text:p>-497</text:p>
          </table:table-cell>
          <table:table-cell office:value-type="float" office:value="2693" calcext:value-type="float">
            <text:p>2693</text:p>
          </table:table-cell>
          <table:table-cell table:number-columns-repeated="1019"/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485955039" calcext:value-type="float">
            <text:p>485955039</text:p>
          </table:table-cell>
          <table:table-cell table:number-columns-repeated="3"/>
          <table:table-cell office:value-type="string" calcext:value-type="string">
            <text:p>[316.4, 314.6, 397.4, 325.4]</text:p>
          </table:table-cell>
          <table:table-cell table:number-columns-repeated="1018"/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485955039" calcext:value-type="float">
            <text:p>48595503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597" calcext:value-type="float">
            <text:p>-597</text:p>
          </table:table-cell>
          <table:table-cell office:value-type="float" office:value="2676" calcext:value-type="float">
            <text:p>2676</text:p>
          </table:table-cell>
          <table:table-cell table:number-columns-repeated="1019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85955043" calcext:value-type="float">
            <text:p>485955043</text:p>
          </table:table-cell>
          <table:table-cell table:number-columns-repeated="3"/>
          <table:table-cell office:value-type="string" calcext:value-type="string">
            <text:p>[312.8, 311.0, 397.4, 329.0]</text:p>
          </table:table-cell>
          <table:table-cell table:number-columns-repeated="1018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85955043" calcext:value-type="float">
            <text:p>48595504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811" calcext:value-type="float">
            <text:p>-811</text:p>
          </table:table-cell>
          <table:table-cell office:value-type="float" office:value="2632" calcext:value-type="float">
            <text:p>2632</text:p>
          </table:table-cell>
          <table:table-cell table:number-columns-repeated="1019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85955043" calcext:value-type="float">
            <text:p>485955043</text:p>
          </table:table-cell>
          <table:table-cell table:number-columns-repeated="3"/>
          <table:table-cell office:value-type="string" calcext:value-type="string">
            <text:p>[309.2, 309.2, 395.6, 321.8]</text:p>
          </table:table-cell>
          <table:table-cell table:number-columns-repeated="1018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5046" calcext:value-type="float">
            <text:p>48595504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898" calcext:value-type="float">
            <text:p>-898</text:p>
          </table:table-cell>
          <table:table-cell office:value-type="float" office:value="2612" calcext:value-type="float">
            <text:p>2612</text:p>
          </table:table-cell>
          <table:table-cell table:number-columns-repeated="1019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5046" calcext:value-type="float">
            <text:p>485955046</text:p>
          </table:table-cell>
          <table:table-cell table:number-columns-repeated="3"/>
          <table:table-cell office:value-type="string" calcext:value-type="string">
            <text:p>[316.4, 311.0, 399.2, 327.2]</text:p>
          </table:table-cell>
          <table:table-cell table:number-columns-repeated="1018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5046" calcext:value-type="float">
            <text:p>48595504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895" calcext:value-type="float">
            <text:p>-895</text:p>
          </table:table-cell>
          <table:table-cell office:value-type="float" office:value="2596" calcext:value-type="float">
            <text:p>2596</text:p>
          </table:table-cell>
          <table:table-cell table:number-columns-repeated="1019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5046" calcext:value-type="float">
            <text:p>485955046</text:p>
          </table:table-cell>
          <table:table-cell table:number-columns-repeated="3"/>
          <table:table-cell office:value-type="string" calcext:value-type="string">
            <text:p>[316.4, 311.0, 399.2, 327.2]</text:p>
          </table:table-cell>
          <table:table-cell table:number-columns-repeated="1018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5046" calcext:value-type="float">
            <text:p>48595504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895" calcext:value-type="float">
            <text:p>-895</text:p>
          </table:table-cell>
          <table:table-cell office:value-type="float" office:value="2596" calcext:value-type="float">
            <text:p>2596</text:p>
          </table:table-cell>
          <table:table-cell table:number-columns-repeated="1019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5955049" calcext:value-type="float">
            <text:p>48595504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647" calcext:value-type="float">
            <text:p>-647</text:p>
          </table:table-cell>
          <table:table-cell office:value-type="float" office:value="2557" calcext:value-type="float">
            <text:p>2557</text:p>
          </table:table-cell>
          <table:table-cell table:number-columns-repeated="1019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5955049" calcext:value-type="float">
            <text:p>485955049</text:p>
          </table:table-cell>
          <table:table-cell table:number-columns-repeated="3"/>
          <table:table-cell office:value-type="string" calcext:value-type="string">
            <text:p>[303.8, 302.0, 383.0, 318.2]</text:p>
          </table:table-cell>
          <table:table-cell table:number-columns-repeated="1018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5955049" calcext:value-type="float">
            <text:p>48595504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647" calcext:value-type="float">
            <text:p>-647</text:p>
          </table:table-cell>
          <table:table-cell office:value-type="float" office:value="2557" calcext:value-type="float">
            <text:p>2557</text:p>
          </table:table-cell>
          <table:table-cell table:number-columns-repeated="1019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5955049" calcext:value-type="float">
            <text:p>485955049</text:p>
          </table:table-cell>
          <table:table-cell table:number-columns-repeated="3"/>
          <table:table-cell office:value-type="string" calcext:value-type="string">
            <text:p>[303.8, 302.0, 383.0, 318.2]</text:p>
          </table:table-cell>
          <table:table-cell table:number-columns-repeated="1018"/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485955054" calcext:value-type="float">
            <text:p>48595505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706" calcext:value-type="float">
            <text:p>-706</text:p>
          </table:table-cell>
          <table:table-cell office:value-type="float" office:value="2523" calcext:value-type="float">
            <text:p>2523</text:p>
          </table:table-cell>
          <table:table-cell table:number-columns-repeated="1019"/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485955054" calcext:value-type="float">
            <text:p>48595505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707" calcext:value-type="float">
            <text:p>-707</text:p>
          </table:table-cell>
          <table:table-cell office:value-type="float" office:value="2511" calcext:value-type="float">
            <text:p>2511</text:p>
          </table:table-cell>
          <table:table-cell table:number-columns-repeated="1019"/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485955054" calcext:value-type="float">
            <text:p>48595505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706" calcext:value-type="float">
            <text:p>-706</text:p>
          </table:table-cell>
          <table:table-cell office:value-type="float" office:value="2523" calcext:value-type="float">
            <text:p>2523</text:p>
          </table:table-cell>
          <table:table-cell table:number-columns-repeated="1019"/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485955054" calcext:value-type="float">
            <text:p>48595505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707" calcext:value-type="float">
            <text:p>-707</text:p>
          </table:table-cell>
          <table:table-cell office:value-type="float" office:value="2511" calcext:value-type="float">
            <text:p>2511</text:p>
          </table:table-cell>
          <table:table-cell table:number-columns-repeated="1019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5955058" calcext:value-type="float">
            <text:p>485955058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532" calcext:value-type="float">
            <text:p>-532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5955058" calcext:value-type="float">
            <text:p>485955058</text:p>
          </table:table-cell>
          <table:table-cell table:number-columns-repeated="3"/>
          <table:table-cell office:value-type="string" calcext:value-type="string">
            <text:p>[303.8, 300.2, 383.0, 311.0]</text:p>
          </table:table-cell>
          <table:table-cell table:number-columns-repeated="1018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5955058" calcext:value-type="float">
            <text:p>485955058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532" calcext:value-type="float">
            <text:p>-532</text:p>
          </table:table-cell>
          <table:table-cell office:value-type="float" office:value="2482" calcext:value-type="float">
            <text:p>2482</text:p>
          </table:table-cell>
          <table:table-cell table:number-columns-repeated="1019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5955058" calcext:value-type="float">
            <text:p>485955058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532" calcext:value-type="float">
            <text:p>-532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5955058" calcext:value-type="float">
            <text:p>485955058</text:p>
          </table:table-cell>
          <table:table-cell table:number-columns-repeated="3"/>
          <table:table-cell office:value-type="string" calcext:value-type="string">
            <text:p>[303.8, 300.2, 383.0, 311.0]</text:p>
          </table:table-cell>
          <table:table-cell table:number-columns-repeated="1018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85955058" calcext:value-type="float">
            <text:p>485955058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532" calcext:value-type="float">
            <text:p>-532</text:p>
          </table:table-cell>
          <table:table-cell office:value-type="float" office:value="2482" calcext:value-type="float">
            <text:p>2482</text:p>
          </table:table-cell>
          <table:table-cell table:number-columns-repeated="1019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85955061" calcext:value-type="float">
            <text:p>485955061</text:p>
          </table:table-cell>
          <table:table-cell table:number-columns-repeated="3"/>
          <table:table-cell office:value-type="string" calcext:value-type="string">
            <text:p>[300.2, 298.4, 379.4, 312.8]</text:p>
          </table:table-cell>
          <table:table-cell table:number-columns-repeated="101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85955061" calcext:value-type="float">
            <text:p>485955061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530" calcext:value-type="float">
            <text:p>-530</text:p>
          </table:table-cell>
          <table:table-cell office:value-type="float" office:value="2453" calcext:value-type="float">
            <text:p>2453</text:p>
          </table:table-cell>
          <table:table-cell table:number-columns-repeated="1019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85955061" calcext:value-type="float">
            <text:p>485955061</text:p>
          </table:table-cell>
          <table:table-cell table:number-columns-repeated="3"/>
          <table:table-cell office:value-type="string" calcext:value-type="string">
            <text:p>[300.2, 298.4, 379.4, 312.8]</text:p>
          </table:table-cell>
          <table:table-cell table:number-columns-repeated="101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85955061" calcext:value-type="float">
            <text:p>485955061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530" calcext:value-type="float">
            <text:p>-530</text:p>
          </table:table-cell>
          <table:table-cell office:value-type="float" office:value="2453" calcext:value-type="float">
            <text:p>2453</text:p>
          </table:table-cell>
          <table:table-cell table:number-columns-repeated="1019"/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485955065" calcext:value-type="float">
            <text:p>485955065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542" calcext:value-type="float">
            <text:p>-542</text:p>
          </table:table-cell>
          <table:table-cell office:value-type="float" office:value="2424" calcext:value-type="float">
            <text:p>2424</text:p>
          </table:table-cell>
          <table:table-cell table:number-columns-repeated="1019"/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485955065" calcext:value-type="float">
            <text:p>485955065</text:p>
          </table:table-cell>
          <table:table-cell table:number-columns-repeated="3"/>
          <table:table-cell office:value-type="string" calcext:value-type="string">
            <text:p>[298.4, 300.2, 374.0, 309.2]</text:p>
          </table:table-cell>
          <table:table-cell table:number-columns-repeated="1018"/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485955065" calcext:value-type="float">
            <text:p>485955065</text:p>
          </table:table-cell>
          <table:table-cell table:number-columns-repeated="3"/>
          <table:table-cell office:value-type="string" calcext:value-type="string">
            <text:p>[289.4, 296.6, 368.6, 307.4]</text:p>
          </table:table-cell>
          <table:table-cell table:number-columns-repeated="1018"/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485955065" calcext:value-type="float">
            <text:p>485955065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527" calcext:value-type="float">
            <text:p>-527</text:p>
          </table:table-cell>
          <table:table-cell office:value-type="float" office:value="2414" calcext:value-type="float">
            <text:p>2414</text:p>
          </table:table-cell>
          <table:table-cell table:number-columns-repeated="1019"/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485955072" calcext:value-type="float">
            <text:p>48595507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486" calcext:value-type="float">
            <text:p>-486</text:p>
          </table:table-cell>
          <table:table-cell office:value-type="float" office:value="2407" calcext:value-type="float">
            <text:p>2407</text:p>
          </table:table-cell>
          <table:table-cell table:number-columns-repeated="1019"/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485955072" calcext:value-type="float">
            <text:p>485955072</text:p>
          </table:table-cell>
          <table:table-cell table:number-columns-repeated="3"/>
          <table:table-cell office:value-type="string" calcext:value-type="string">
            <text:p>[287.6, 289.4, 368.6, 303.8]</text:p>
          </table:table-cell>
          <table:table-cell table:number-columns-repeated="1018"/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485955072" calcext:value-type="float">
            <text:p>48595507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486" calcext:value-type="float">
            <text:p>-486</text:p>
          </table:table-cell>
          <table:table-cell office:value-type="float" office:value="2407" calcext:value-type="float">
            <text:p>2407</text:p>
          </table:table-cell>
          <table:table-cell table:number-columns-repeated="1019"/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485955072" calcext:value-type="float">
            <text:p>485955072</text:p>
          </table:table-cell>
          <table:table-cell table:number-columns-repeated="3"/>
          <table:table-cell office:value-type="string" calcext:value-type="string">
            <text:p>[287.6, 289.4, 368.6, 303.8]</text:p>
          </table:table-cell>
          <table:table-cell table:number-columns-repeated="1018"/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485955075" calcext:value-type="float">
            <text:p>485955075</text:p>
          </table:table-cell>
          <table:table-cell table:number-columns-repeated="3"/>
          <table:table-cell office:value-type="string" calcext:value-type="string">
            <text:p>[291.2, 287.6, 370.4, 307.4]</text:p>
          </table:table-cell>
          <table:table-cell table:number-columns-repeated="1018"/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485955075" calcext:value-type="float">
            <text:p>48595507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529" calcext:value-type="float">
            <text:p>-529</text:p>
          </table:table-cell>
          <table:table-cell office:value-type="float" office:value="2382" calcext:value-type="float">
            <text:p>2382</text:p>
          </table:table-cell>
          <table:table-cell table:number-columns-repeated="1019"/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485955075" calcext:value-type="float">
            <text:p>485955075</text:p>
          </table:table-cell>
          <table:table-cell table:number-columns-repeated="3"/>
          <table:table-cell office:value-type="string" calcext:value-type="string">
            <text:p>[291.2, 287.6, 370.4, 298.4]</text:p>
          </table:table-cell>
          <table:table-cell table:number-columns-repeated="1018"/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485955075" calcext:value-type="float">
            <text:p>485955075</text:p>
          </table:table-cell>
          <table:table-cell table:number-columns-repeated="3"/>
          <table:table-cell office:value-type="string" calcext:value-type="string">
            <text:p>[291.2, 287.6, 370.4, 307.4]</text:p>
          </table:table-cell>
          <table:table-cell table:number-columns-repeated="1018"/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485955075" calcext:value-type="float">
            <text:p>48595507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529" calcext:value-type="float">
            <text:p>-529</text:p>
          </table:table-cell>
          <table:table-cell office:value-type="float" office:value="2382" calcext:value-type="float">
            <text:p>2382</text:p>
          </table:table-cell>
          <table:table-cell table:number-columns-repeated="1019"/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485955075" calcext:value-type="float">
            <text:p>485955075</text:p>
          </table:table-cell>
          <table:table-cell table:number-columns-repeated="3"/>
          <table:table-cell office:value-type="string" calcext:value-type="string">
            <text:p>[291.2, 287.6, 370.4, 298.4]</text:p>
          </table:table-cell>
          <table:table-cell table:number-columns-repeated="1018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85955079" calcext:value-type="float">
            <text:p>485955079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503" calcext:value-type="float">
            <text:p>-503</text:p>
          </table:table-cell>
          <table:table-cell office:value-type="float" office:value="2350" calcext:value-type="float">
            <text:p>2350</text:p>
          </table:table-cell>
          <table:table-cell table:number-columns-repeated="1019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85955079" calcext:value-type="float">
            <text:p>485955079</text:p>
          </table:table-cell>
          <table:table-cell table:number-columns-repeated="3"/>
          <table:table-cell office:value-type="string" calcext:value-type="string">
            <text:p>[284.0, 284.0, 365.0, 296.6]</text:p>
          </table:table-cell>
          <table:table-cell table:number-columns-repeated="1018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85955079" calcext:value-type="float">
            <text:p>48595507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521" calcext:value-type="float">
            <text:p>-521</text:p>
          </table:table-cell>
          <table:table-cell office:value-type="float" office:value="2339" calcext:value-type="float">
            <text:p>2339</text:p>
          </table:table-cell>
          <table:table-cell table:number-columns-repeated="1019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85955079" calcext:value-type="float">
            <text:p>485955079</text:p>
          </table:table-cell>
          <table:table-cell table:number-columns-repeated="3"/>
          <table:table-cell office:value-type="string" calcext:value-type="string">
            <text:p>[287.6, 287.6, 366.8, 303.8]</text:p>
          </table:table-cell>
          <table:table-cell table:number-columns-repeated="1018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5081" calcext:value-type="float">
            <text:p>48595508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33" calcext:value-type="float">
            <text:p>-533</text:p>
          </table:table-cell>
          <table:table-cell office:value-type="float" office:value="2331" calcext:value-type="float">
            <text:p>2331</text:p>
          </table:table-cell>
          <table:table-cell table:number-columns-repeated="1019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5081" calcext:value-type="float">
            <text:p>485955081</text:p>
          </table:table-cell>
          <table:table-cell table:number-columns-repeated="3"/>
          <table:table-cell office:value-type="string" calcext:value-type="string">
            <text:p>[285.8, 285.8, 365.0, 300.2]</text:p>
          </table:table-cell>
          <table:table-cell table:number-columns-repeated="1018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5081" calcext:value-type="float">
            <text:p>48595508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33" calcext:value-type="float">
            <text:p>-533</text:p>
          </table:table-cell>
          <table:table-cell office:value-type="float" office:value="2331" calcext:value-type="float">
            <text:p>2331</text:p>
          </table:table-cell>
          <table:table-cell table:number-columns-repeated="1019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5081" calcext:value-type="float">
            <text:p>485955081</text:p>
          </table:table-cell>
          <table:table-cell table:number-columns-repeated="3"/>
          <table:table-cell office:value-type="string" calcext:value-type="string">
            <text:p>[285.8, 285.8, 365.0, 300.2]</text:p>
          </table:table-cell>
          <table:table-cell table:number-columns-repeated="1018"/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5955086" calcext:value-type="float">
            <text:p>48595508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39" calcext:value-type="float">
            <text:p>-539</text:p>
          </table:table-cell>
          <table:table-cell office:value-type="float" office:value="2301" calcext:value-type="float">
            <text:p>2301</text:p>
          </table:table-cell>
          <table:table-cell table:number-columns-repeated="1019"/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5955086" calcext:value-type="float">
            <text:p>48595508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64" calcext:value-type="float">
            <text:p>-564</text:p>
          </table:table-cell>
          <table:table-cell office:value-type="float" office:value="2291" calcext:value-type="float">
            <text:p>2291</text:p>
          </table:table-cell>
          <table:table-cell table:number-columns-repeated="1019"/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5955086" calcext:value-type="float">
            <text:p>485955086</text:p>
          </table:table-cell>
          <table:table-cell table:number-columns-repeated="3"/>
          <table:table-cell office:value-type="string" calcext:value-type="string">
            <text:p>[280.4, 282.2, 361.4, 298.4]</text:p>
          </table:table-cell>
          <table:table-cell table:number-columns-repeated="1018"/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5955086" calcext:value-type="float">
            <text:p>48595508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39" calcext:value-type="float">
            <text:p>-539</text:p>
          </table:table-cell>
          <table:table-cell office:value-type="float" office:value="2301" calcext:value-type="float">
            <text:p>2301</text:p>
          </table:table-cell>
          <table:table-cell table:number-columns-repeated="1019"/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5955086" calcext:value-type="float">
            <text:p>48595508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64" calcext:value-type="float">
            <text:p>-564</text:p>
          </table:table-cell>
          <table:table-cell office:value-type="float" office:value="2291" calcext:value-type="float">
            <text:p>2291</text:p>
          </table:table-cell>
          <table:table-cell table:number-columns-repeated="1019"/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5955086" calcext:value-type="float">
            <text:p>485955086</text:p>
          </table:table-cell>
          <table:table-cell table:number-columns-repeated="3"/>
          <table:table-cell office:value-type="string" calcext:value-type="string">
            <text:p>[280.4, 282.2, 361.4, 298.4]</text:p>
          </table:table-cell>
          <table:table-cell table:number-columns-repeated="1018"/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485955090" calcext:value-type="float">
            <text:p>485955090</text:p>
          </table:table-cell>
          <table:table-cell table:number-columns-repeated="3"/>
          <table:table-cell office:value-type="string" calcext:value-type="string">
            <text:p>[275.0, 278.6, 359.6, 293.0]</text:p>
          </table:table-cell>
          <table:table-cell table:number-columns-repeated="1018"/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485955090" calcext:value-type="float">
            <text:p>48595509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611" calcext:value-type="float">
            <text:p>-611</text:p>
          </table:table-cell>
          <table:table-cell office:value-type="float" office:value="2254" calcext:value-type="float">
            <text:p>2254</text:p>
          </table:table-cell>
          <table:table-cell table:number-columns-repeated="1019"/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485955090" calcext:value-type="float">
            <text:p>485955090</text:p>
          </table:table-cell>
          <table:table-cell table:number-columns-repeated="3"/>
          <table:table-cell office:value-type="string" calcext:value-type="string">
            <text:p>[284.0, 280.4, 361.4, 296.6]</text:p>
          </table:table-cell>
          <table:table-cell table:number-columns-repeated="1018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5092" calcext:value-type="float">
            <text:p>485955092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598" calcext:value-type="float">
            <text:p>-598</text:p>
          </table:table-cell>
          <table:table-cell office:value-type="float" office:value="2244" calcext:value-type="float">
            <text:p>2244</text:p>
          </table:table-cell>
          <table:table-cell table:number-columns-repeated="1019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5092" calcext:value-type="float">
            <text:p>485955092</text:p>
          </table:table-cell>
          <table:table-cell table:number-columns-repeated="3"/>
          <table:table-cell office:value-type="string" calcext:value-type="string">
            <text:p>[280.4, 280.4, 357.8, 293.0]</text:p>
          </table:table-cell>
          <table:table-cell table:number-columns-repeated="1018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5092" calcext:value-type="float">
            <text:p>48595509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705" calcext:value-type="float">
            <text:p>-705</text:p>
          </table:table-cell>
          <table:table-cell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5092" calcext:value-type="float">
            <text:p>485955092</text:p>
          </table:table-cell>
          <table:table-cell table:number-columns-repeated="3"/>
          <table:table-cell office:value-type="string" calcext:value-type="string">
            <text:p>[275.0, 276.8, 356.0, 294.8]</text:p>
          </table:table-cell>
          <table:table-cell table:number-columns-repeated="1018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5092" calcext:value-type="float">
            <text:p>485955092</text:p>
          </table:table-cell>
          <table:table-cell table:number-columns-repeated="3"/>
          <table:table-cell office:value-type="string" calcext:value-type="string">
            <text:p>[280.4, 280.4, 357.8, 293.0]</text:p>
          </table:table-cell>
          <table:table-cell table:number-columns-repeated="1018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5092" calcext:value-type="float">
            <text:p>48595509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705" calcext:value-type="float">
            <text:p>-705</text:p>
          </table:table-cell>
          <table:table-cell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5092" calcext:value-type="float">
            <text:p>485955092</text:p>
          </table:table-cell>
          <table:table-cell table:number-columns-repeated="3"/>
          <table:table-cell office:value-type="string" calcext:value-type="string">
            <text:p>[275.0, 276.8, 356.0, 294.8]</text:p>
          </table:table-cell>
          <table:table-cell table:number-columns-repeated="1018"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5955096" calcext:value-type="float">
            <text:p>485955096</text:p>
          </table:table-cell>
          <table:table-cell table:number-columns-repeated="3"/>
          <table:table-cell office:value-type="string" calcext:value-type="string">
            <text:p>[273.2, 280.4, 354.2, 294.8]</text:p>
          </table:table-cell>
          <table:table-cell table:number-columns-repeated="1018"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5955096" calcext:value-type="float">
            <text:p>48595509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628" calcext:value-type="float">
            <text:p>-628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5955096" calcext:value-type="float">
            <text:p>48595509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599" calcext:value-type="float">
            <text:p>-599</text:p>
          </table:table-cell>
          <table:table-cell office:value-type="float" office:value="2186" calcext:value-type="float">
            <text:p>2186</text:p>
          </table:table-cell>
          <table:table-cell table:number-columns-repeated="1019"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5955096" calcext:value-type="float">
            <text:p>48595509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628" calcext:value-type="float">
            <text:p>-628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5955096" calcext:value-type="float">
            <text:p>48595509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599" calcext:value-type="float">
            <text:p>-599</text:p>
          </table:table-cell>
          <table:table-cell office:value-type="float" office:value="2186" calcext:value-type="float">
            <text:p>2186</text:p>
          </table:table-cell>
          <table:table-cell table:number-columns-repeated="1019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5955100" calcext:value-type="float">
            <text:p>485955100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632" calcext:value-type="float">
            <text:p>-632</text:p>
          </table:table-cell>
          <table:table-cell office:value-type="float" office:value="2163" calcext:value-type="float">
            <text:p>2163</text:p>
          </table:table-cell>
          <table:table-cell table:number-columns-repeated="1019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5955100" calcext:value-type="float">
            <text:p>485955100</text:p>
          </table:table-cell>
          <table:table-cell table:number-columns-repeated="3"/>
          <table:table-cell office:value-type="string" calcext:value-type="string">
            <text:p>[276.8, 276.8, 354.2, 293.0]</text:p>
          </table:table-cell>
          <table:table-cell table:number-columns-repeated="1018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5955100" calcext:value-type="float">
            <text:p>485955100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06" calcext:value-type="float">
            <text:p>-506</text:p>
          </table:table-cell>
          <table:table-cell office:value-type="float" office:value="2155" calcext:value-type="float">
            <text:p>2155</text:p>
          </table:table-cell>
          <table:table-cell table:number-columns-repeated="1019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5955100" calcext:value-type="float">
            <text:p>485955100</text:p>
          </table:table-cell>
          <table:table-cell table:number-columns-repeated="3"/>
          <table:table-cell office:value-type="string" calcext:value-type="string">
            <text:p>[271.4, 275.0, 350.6, 285.8]</text:p>
          </table:table-cell>
          <table:table-cell table:number-columns-repeated="1018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5102" calcext:value-type="float">
            <text:p>48595510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549" calcext:value-type="float">
            <text:p>-549</text:p>
          </table:table-cell>
          <table:table-cell office:value-type="float" office:value="2144" calcext:value-type="float">
            <text:p>2144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5102" calcext:value-type="float">
            <text:p>485955102</text:p>
          </table:table-cell>
          <table:table-cell table:number-columns-repeated="3"/>
          <table:table-cell office:value-type="string" calcext:value-type="string">
            <text:p>[273.2, 273.2, 348.8, 287.6]</text:p>
          </table:table-cell>
          <table:table-cell table:number-columns-repeated="1018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5102" calcext:value-type="float">
            <text:p>48595510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458" calcext:value-type="float">
            <text:p>-458</text:p>
          </table:table-cell>
          <table:table-cell office:value-type="float" office:value="2135" calcext:value-type="float">
            <text:p>2135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5102" calcext:value-type="float">
            <text:p>48595510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549" calcext:value-type="float">
            <text:p>-549</text:p>
          </table:table-cell>
          <table:table-cell office:value-type="float" office:value="2144" calcext:value-type="float">
            <text:p>2144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5102" calcext:value-type="float">
            <text:p>485955102</text:p>
          </table:table-cell>
          <table:table-cell table:number-columns-repeated="3"/>
          <table:table-cell office:value-type="string" calcext:value-type="string">
            <text:p>[273.2, 273.2, 348.8, 287.6]</text:p>
          </table:table-cell>
          <table:table-cell table:number-columns-repeated="1018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5102" calcext:value-type="float">
            <text:p>48595510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458" calcext:value-type="float">
            <text:p>-458</text:p>
          </table:table-cell>
          <table:table-cell office:value-type="float" office:value="2135" calcext:value-type="float">
            <text:p>2135</text:p>
          </table:table-cell>
          <table:table-cell table:number-columns-repeated="1019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5106" calcext:value-type="float">
            <text:p>485955106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13" calcext:value-type="float">
            <text:p>-113</text:p>
          </table:table-cell>
          <table:table-cell office:value-type="float" office:value="2137" calcext:value-type="float">
            <text:p>2137</text:p>
          </table:table-cell>
          <table:table-cell table:number-columns-repeated="1019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5106" calcext:value-type="float">
            <text:p>485955106</text:p>
          </table:table-cell>
          <table:table-cell table:number-columns-repeated="3"/>
          <table:table-cell office:value-type="string" calcext:value-type="string">
            <text:p>[271.4, 269.6, 339.8, 284.0]</text:p>
          </table:table-cell>
          <table:table-cell table:number-columns-repeated="1018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5106" calcext:value-type="float">
            <text:p>485955106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13" calcext:value-type="float">
            <text:p>-113</text:p>
          </table:table-cell>
          <table:table-cell office:value-type="float" office:value="2137" calcext:value-type="float">
            <text:p>2137</text:p>
          </table:table-cell>
          <table:table-cell table:number-columns-repeated="1019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5106" calcext:value-type="float">
            <text:p>485955106</text:p>
          </table:table-cell>
          <table:table-cell table:number-columns-repeated="3"/>
          <table:table-cell office:value-type="string" calcext:value-type="string">
            <text:p>[271.4, 269.6, 339.8, 284.0]</text:p>
          </table:table-cell>
          <table:table-cell table:number-columns-repeated="1018"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5955110" calcext:value-type="float">
            <text:p>485955110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89" calcext:value-type="float">
            <text:p>189</text:p>
          </table:table-cell>
          <table:table-cell office:value-type="float" office:value="2155" calcext:value-type="float">
            <text:p>2155</text:p>
          </table:table-cell>
          <table:table-cell table:number-columns-repeated="1019"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5955110" calcext:value-type="float">
            <text:p>485955110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216" calcext:value-type="float">
            <text:p>216</text:p>
          </table:table-cell>
          <table:table-cell office:value-type="float" office:value="2161" calcext:value-type="float">
            <text:p>2161</text:p>
          </table:table-cell>
          <table:table-cell table:number-columns-repeated="1019"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5955110" calcext:value-type="float">
            <text:p>485955110</text:p>
          </table:table-cell>
          <table:table-cell table:number-columns-repeated="3"/>
          <table:table-cell office:value-type="string" calcext:value-type="string">
            <text:p>[269.6, 271.4, 348.8, 280.4]</text:p>
          </table:table-cell>
          <table:table-cell table:number-columns-repeated="1018"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5955110" calcext:value-type="float">
            <text:p>485955110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89" calcext:value-type="float">
            <text:p>189</text:p>
          </table:table-cell>
          <table:table-cell office:value-type="float" office:value="2155" calcext:value-type="float">
            <text:p>2155</text:p>
          </table:table-cell>
          <table:table-cell table:number-columns-repeated="1019"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5955110" calcext:value-type="float">
            <text:p>485955110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216" calcext:value-type="float">
            <text:p>216</text:p>
          </table:table-cell>
          <table:table-cell office:value-type="float" office:value="2161" calcext:value-type="float">
            <text:p>2161</text:p>
          </table:table-cell>
          <table:table-cell table:number-columns-repeated="1019"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5955110" calcext:value-type="float">
            <text:p>485955110</text:p>
          </table:table-cell>
          <table:table-cell table:number-columns-repeated="3"/>
          <table:table-cell office:value-type="string" calcext:value-type="string">
            <text:p>[269.6, 271.4, 348.8, 280.4]</text:p>
          </table:table-cell>
          <table:table-cell table:number-columns-repeated="1018"/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5955114" calcext:value-type="float">
            <text:p>485955114</text:p>
          </table:table-cell>
          <table:table-cell table:number-columns-repeated="3"/>
          <table:table-cell office:value-type="string" calcext:value-type="string">
            <text:p>[267.8, 271.4, 348.8, 282.2]</text:p>
          </table:table-cell>
          <table:table-cell table:number-columns-repeated="1018"/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5955114" calcext:value-type="float">
            <text:p>485955114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683" calcext:value-type="float">
            <text:p>683</text:p>
          </table:table-cell>
          <table:table-cell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5955114" calcext:value-type="float">
            <text:p>485955114</text:p>
          </table:table-cell>
          <table:table-cell table:number-columns-repeated="3"/>
          <table:table-cell office:value-type="string" calcext:value-type="string">
            <text:p>[273.2, 273.2, 348.8, 285.8]</text:p>
          </table:table-cell>
          <table:table-cell table:number-columns-repeated="1018"/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5955114" calcext:value-type="float">
            <text:p>485955114</text:p>
          </table:table-cell>
          <table:table-cell table:number-columns-repeated="3"/>
          <table:table-cell office:value-type="string" calcext:value-type="string">
            <text:p>[267.8, 271.4, 348.8, 282.2]</text:p>
          </table:table-cell>
          <table:table-cell table:number-columns-repeated="1018"/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5955114" calcext:value-type="float">
            <text:p>485955114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683" calcext:value-type="float">
            <text:p>683</text:p>
          </table:table-cell>
          <table:table-cell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5955114" calcext:value-type="float">
            <text:p>485955114</text:p>
          </table:table-cell>
          <table:table-cell table:number-columns-repeated="3"/>
          <table:table-cell office:value-type="string" calcext:value-type="string">
            <text:p>[273.2, 273.2, 348.8, 285.8]</text:p>
          </table:table-cell>
          <table:table-cell table:number-columns-repeated="1018"/>
        </table:table-row>
        <table:table-row table:style-name="ro1">
          <table:table-cell office:value-type="float" office:value="5.36666666666667" calcext:value-type="float">
            <text:p>5.36666666666667</text:p>
          </table:table-cell>
          <table:table-cell office:value-type="float" office:value="485955119" calcext:value-type="float">
            <text:p>485955119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07" calcext:value-type="float">
            <text:p>907</text:p>
          </table:table-cell>
          <table:table-cell office:value-type="float" office:value="2251" calcext:value-type="float">
            <text:p>2251</text:p>
          </table:table-cell>
          <table:table-cell table:number-columns-repeated="1019"/>
        </table:table-row>
        <table:table-row table:style-name="ro1">
          <table:table-cell office:value-type="float" office:value="5.36666666666667" calcext:value-type="float">
            <text:p>5.36666666666667</text:p>
          </table:table-cell>
          <table:table-cell office:value-type="float" office:value="485955119" calcext:value-type="float">
            <text:p>485955119</text:p>
          </table:table-cell>
          <table:table-cell table:number-columns-repeated="3"/>
          <table:table-cell office:value-type="string" calcext:value-type="string">
            <text:p>[273.2, 275.0, 348.8, 287.6]</text:p>
          </table:table-cell>
          <table:table-cell table:number-columns-repeated="1018"/>
        </table:table-row>
        <table:table-row table:style-name="ro1">
          <table:table-cell office:value-type="float" office:value="5.36666666666667" calcext:value-type="float">
            <text:p>5.36666666666667</text:p>
          </table:table-cell>
          <table:table-cell office:value-type="float" office:value="485955119" calcext:value-type="float">
            <text:p>485955119</text:p>
          </table:table-cell>
          <table:table-cell table:number-columns-repeated="3"/>
          <table:table-cell office:value-type="string" calcext:value-type="string">
            <text:p>[269.6, 273.2, 341.6, 282.2]</text:p>
          </table:table-cell>
          <table:table-cell table:number-columns-repeated="1018"/>
        </table:table-row>
        <table:table-row table:style-name="ro1">
          <table:table-cell office:value-type="float" office:value="5.36666666666667" calcext:value-type="float">
            <text:p>5.36666666666667</text:p>
          </table:table-cell>
          <table:table-cell office:value-type="float" office:value="485955119" calcext:value-type="float">
            <text:p>485955119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07" calcext:value-type="float">
            <text:p>907</text:p>
          </table:table-cell>
          <table:table-cell office:value-type="float" office:value="2251" calcext:value-type="float">
            <text:p>2251</text:p>
          </table:table-cell>
          <table:table-cell table:number-columns-repeated="1019"/>
        </table:table-row>
        <table:table-row table:style-name="ro1">
          <table:table-cell office:value-type="float" office:value="5.36666666666667" calcext:value-type="float">
            <text:p>5.36666666666667</text:p>
          </table:table-cell>
          <table:table-cell office:value-type="float" office:value="485955119" calcext:value-type="float">
            <text:p>485955119</text:p>
          </table:table-cell>
          <table:table-cell table:number-columns-repeated="3"/>
          <table:table-cell office:value-type="string" calcext:value-type="string">
            <text:p>[273.2, 275.0, 348.8, 287.6]</text:p>
          </table:table-cell>
          <table:table-cell table:number-columns-repeated="1018"/>
        </table:table-row>
        <table:table-row table:style-name="ro1">
          <table:table-cell office:value-type="float" office:value="5.36666666666667" calcext:value-type="float">
            <text:p>5.36666666666667</text:p>
          </table:table-cell>
          <table:table-cell office:value-type="float" office:value="485955119" calcext:value-type="float">
            <text:p>485955119</text:p>
          </table:table-cell>
          <table:table-cell table:number-columns-repeated="3"/>
          <table:table-cell office:value-type="string" calcext:value-type="string">
            <text:p>[269.6, 273.2, 341.6, 282.2]</text:p>
          </table:table-cell>
          <table:table-cell table:number-columns-repeated="1018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5123" calcext:value-type="float">
            <text:p>48595512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363" calcext:value-type="float">
            <text:p>363</text:p>
          </table:table-cell>
          <table:table-cell office:value-type="float" office:value="2265" calcext:value-type="float">
            <text:p>2265</text:p>
          </table:table-cell>
          <table:table-cell table:number-columns-repeated="1019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5123" calcext:value-type="float">
            <text:p>485955123</text:p>
          </table:table-cell>
          <table:table-cell table:number-columns-repeated="3"/>
          <table:table-cell office:value-type="string" calcext:value-type="string">
            <text:p>[269.6, 275.0, 347.0, 287.6]</text:p>
          </table:table-cell>
          <table:table-cell table:number-columns-repeated="1018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5123" calcext:value-type="float">
            <text:p>48595512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232" calcext:value-type="float">
            <text:p>232</text:p>
          </table:table-cell>
          <table:table-cell office:value-type="float" office:value="2269" calcext:value-type="float">
            <text:p>2269</text:p>
          </table:table-cell>
          <table:table-cell table:number-columns-repeated="1019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5123" calcext:value-type="float">
            <text:p>485955123</text:p>
          </table:table-cell>
          <table:table-cell table:number-columns-repeated="3"/>
          <table:table-cell office:value-type="string" calcext:value-type="string">
            <text:p>[266.0, 271.4, 345.2, 282.2]</text:p>
          </table:table-cell>
          <table:table-cell table:number-columns-repeated="1018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5123" calcext:value-type="float">
            <text:p>485955123</text:p>
          </table:table-cell>
          <table:table-cell table:number-columns-repeated="3"/>
          <table:table-cell office:value-type="string" calcext:value-type="string">
            <text:p>[269.6, 275.0, 347.0, 287.6]</text:p>
          </table:table-cell>
          <table:table-cell table:number-columns-repeated="1018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5123" calcext:value-type="float">
            <text:p>48595512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232" calcext:value-type="float">
            <text:p>232</text:p>
          </table:table-cell>
          <table:table-cell office:value-type="float" office:value="2269" calcext:value-type="float">
            <text:p>2269</text:p>
          </table:table-cell>
          <table:table-cell table:number-columns-repeated="1019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5123" calcext:value-type="float">
            <text:p>485955123</text:p>
          </table:table-cell>
          <table:table-cell table:number-columns-repeated="3"/>
          <table:table-cell office:value-type="string" calcext:value-type="string">
            <text:p>[266.0, 271.4, 345.2, 282.2]</text:p>
          </table:table-cell>
          <table:table-cell table:number-columns-repeated="1018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5126" calcext:value-type="float">
            <text:p>485955126</text:p>
          </table:table-cell>
          <table:table-cell table:number-columns-repeated="3"/>
          <table:table-cell office:value-type="string" calcext:value-type="string">
            <text:p>[271.4, 271.4, 345.2, 282.2]</text:p>
          </table:table-cell>
          <table:table-cell table:number-columns-repeated="1018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5126" calcext:value-type="float">
            <text:p>48595512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53" calcext:value-type="float">
            <text:p>153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5126" calcext:value-type="float">
            <text:p>485955126</text:p>
          </table:table-cell>
          <table:table-cell table:number-columns-repeated="3"/>
          <table:table-cell office:value-type="string" calcext:value-type="string">
            <text:p>[271.4, 269.6, 345.2, 285.8]</text:p>
          </table:table-cell>
          <table:table-cell table:number-columns-repeated="1018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5126" calcext:value-type="float">
            <text:p>48595512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16" calcext:value-type="float">
            <text:p>116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5126" calcext:value-type="float">
            <text:p>48595512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53" calcext:value-type="float">
            <text:p>153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5126" calcext:value-type="float">
            <text:p>485955126</text:p>
          </table:table-cell>
          <table:table-cell table:number-columns-repeated="3"/>
          <table:table-cell office:value-type="string" calcext:value-type="string">
            <text:p>[271.4, 269.6, 345.2, 285.8]</text:p>
          </table:table-cell>
          <table:table-cell table:number-columns-repeated="1018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5126" calcext:value-type="float">
            <text:p>48595512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16" calcext:value-type="float">
            <text:p>116</text:p>
          </table:table-cell>
          <table:table-cell office:value-type="float" office:value="2277" calcext:value-type="float">
            <text:p>2277</text:p>
          </table:table-cell>
          <table:table-cell table:number-columns-repeated="1019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5131" calcext:value-type="float">
            <text:p>485955131</text:p>
          </table:table-cell>
          <table:table-cell table:number-columns-repeated="3"/>
          <table:table-cell office:value-type="string" calcext:value-type="string">
            <text:p>[267.8, 269.6, 343.4, 284.0]</text:p>
          </table:table-cell>
          <table:table-cell table:number-columns-repeated="1018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5131" calcext:value-type="float">
            <text:p>48595513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34" calcext:value-type="float">
            <text:p>134</text:p>
          </table:table-cell>
          <table:table-cell office:value-type="float" office:value="2285" calcext:value-type="float">
            <text:p>2285</text:p>
          </table:table-cell>
          <table:table-cell table:number-columns-repeated="1019"/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485955131" calcext:value-type="float">
            <text:p>485955131</text:p>
          </table:table-cell>
          <table:table-cell table:number-columns-repeated="3"/>
          <table:table-cell office:value-type="string" calcext:value-type="string">
            <text:p>[267.8, 269.6, 339.8, 280.4]</text:p>
          </table:table-cell>
          <table:table-cell table:number-columns-repeated="1018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5137" calcext:value-type="float">
            <text:p>48595513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45" calcext:value-type="float">
            <text:p>145</text:p>
          </table:table-cell>
          <table:table-cell office:value-type="float" office:value="2287" calcext:value-type="float">
            <text:p>2287</text:p>
          </table:table-cell>
          <table:table-cell table:number-columns-repeated="1019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5137" calcext:value-type="float">
            <text:p>485955137</text:p>
          </table:table-cell>
          <table:table-cell table:number-columns-repeated="3"/>
          <table:table-cell office:value-type="string" calcext:value-type="string">
            <text:p>[267.8, 275.0, 343.4, 285.8]</text:p>
          </table:table-cell>
          <table:table-cell table:number-columns-repeated="1018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5137" calcext:value-type="float">
            <text:p>48595513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69" calcext:value-type="float">
            <text:p>169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5137" calcext:value-type="float">
            <text:p>48595513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45" calcext:value-type="float">
            <text:p>145</text:p>
          </table:table-cell>
          <table:table-cell office:value-type="float" office:value="2287" calcext:value-type="float">
            <text:p>2287</text:p>
          </table:table-cell>
          <table:table-cell table:number-columns-repeated="1019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5137" calcext:value-type="float">
            <text:p>485955137</text:p>
          </table:table-cell>
          <table:table-cell table:number-columns-repeated="3"/>
          <table:table-cell office:value-type="string" calcext:value-type="string">
            <text:p>[267.8, 275.0, 343.4, 285.8]</text:p>
          </table:table-cell>
          <table:table-cell table:number-columns-repeated="1018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5137" calcext:value-type="float">
            <text:p>48595513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69" calcext:value-type="float">
            <text:p>169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float" office:value="5.73333333333333" calcext:value-type="float">
            <text:p>5.73333333333333</text:p>
          </table:table-cell>
          <table:table-cell office:value-type="float" office:value="485955141" calcext:value-type="float">
            <text:p>48595514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356" calcext:value-type="float">
            <text:p>356</text:p>
          </table:table-cell>
          <table:table-cell office:value-type="float" office:value="2307" calcext:value-type="float">
            <text:p>2307</text:p>
          </table:table-cell>
          <table:table-cell table:number-columns-repeated="1019"/>
        </table:table-row>
        <table:table-row table:style-name="ro1">
          <table:table-cell office:value-type="float" office:value="5.73333333333333" calcext:value-type="float">
            <text:p>5.73333333333333</text:p>
          </table:table-cell>
          <table:table-cell office:value-type="float" office:value="485955141" calcext:value-type="float">
            <text:p>485955141</text:p>
          </table:table-cell>
          <table:table-cell table:number-columns-repeated="3"/>
          <table:table-cell office:value-type="string" calcext:value-type="string">
            <text:p>[271.4, 271.4, 343.4, 284.0]</text:p>
          </table:table-cell>
          <table:table-cell table:number-columns-repeated="1018"/>
        </table:table-row>
        <table:table-row table:style-name="ro1">
          <table:table-cell office:value-type="float" office:value="5.73333333333333" calcext:value-type="float">
            <text:p>5.73333333333333</text:p>
          </table:table-cell>
          <table:table-cell office:value-type="float" office:value="485955141" calcext:value-type="float">
            <text:p>48595514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406" calcext:value-type="float">
            <text:p>406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office:value-type="float" office:value="5.73333333333333" calcext:value-type="float">
            <text:p>5.73333333333333</text:p>
          </table:table-cell>
          <table:table-cell office:value-type="float" office:value="485955141" calcext:value-type="float">
            <text:p>48595514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356" calcext:value-type="float">
            <text:p>356</text:p>
          </table:table-cell>
          <table:table-cell office:value-type="float" office:value="2307" calcext:value-type="float">
            <text:p>2307</text:p>
          </table:table-cell>
          <table:table-cell table:number-columns-repeated="1019"/>
        </table:table-row>
        <table:table-row table:style-name="ro1">
          <table:table-cell office:value-type="float" office:value="5.73333333333333" calcext:value-type="float">
            <text:p>5.73333333333333</text:p>
          </table:table-cell>
          <table:table-cell office:value-type="float" office:value="485955141" calcext:value-type="float">
            <text:p>485955141</text:p>
          </table:table-cell>
          <table:table-cell table:number-columns-repeated="3"/>
          <table:table-cell office:value-type="string" calcext:value-type="string">
            <text:p>[271.4, 271.4, 343.4, 284.0]</text:p>
          </table:table-cell>
          <table:table-cell table:number-columns-repeated="1018"/>
        </table:table-row>
        <table:table-row table:style-name="ro1">
          <table:table-cell office:value-type="float" office:value="5.73333333333333" calcext:value-type="float">
            <text:p>5.73333333333333</text:p>
          </table:table-cell>
          <table:table-cell office:value-type="float" office:value="485955141" calcext:value-type="float">
            <text:p>48595514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406" calcext:value-type="float">
            <text:p>406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85955145" calcext:value-type="float">
            <text:p>485955145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598" calcext:value-type="float">
            <text:p>598</text:p>
          </table:table-cell>
          <table:table-cell office:value-type="float" office:value="2341" calcext:value-type="float">
            <text:p>2341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85955145" calcext:value-type="float">
            <text:p>485955145</text:p>
          </table:table-cell>
          <table:table-cell table:number-columns-repeated="3"/>
          <table:table-cell office:value-type="string" calcext:value-type="string">
            <text:p>[267.8, 267.8, 343.4, 278.6]</text:p>
          </table:table-cell>
          <table:table-cell table:number-columns-repeated="101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85955145" calcext:value-type="float">
            <text:p>48595514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659" calcext:value-type="float">
            <text:p>659</text:p>
          </table:table-cell>
          <table:table-cell office:value-type="float" office:value="2355" calcext:value-type="float">
            <text:p>2355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85955145" calcext:value-type="float">
            <text:p>485955145</text:p>
          </table:table-cell>
          <table:table-cell table:number-columns-repeated="3"/>
          <table:table-cell office:value-type="string" calcext:value-type="string">
            <text:p>[262.4, 271.4, 341.6, 284.0]</text:p>
          </table:table-cell>
          <table:table-cell table:number-columns-repeated="1018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5955147" calcext:value-type="float">
            <text:p>48595514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53" calcext:value-type="float">
            <text:p>853</text:p>
          </table:table-cell>
          <table:table-cell office:value-type="float" office:value="2377" calcext:value-type="float">
            <text:p>2377</text:p>
          </table:table-cell>
          <table:table-cell table:number-columns-repeated="1019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5955147" calcext:value-type="float">
            <text:p>485955147</text:p>
          </table:table-cell>
          <table:table-cell table:number-columns-repeated="3"/>
          <table:table-cell office:value-type="string" calcext:value-type="string">
            <text:p>[273.2, 275.0, 343.4, 284.0]</text:p>
          </table:table-cell>
          <table:table-cell table:number-columns-repeated="1018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5955147" calcext:value-type="float">
            <text:p>48595514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95" calcext:value-type="float">
            <text:p>995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5955147" calcext:value-type="float">
            <text:p>48595514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53" calcext:value-type="float">
            <text:p>853</text:p>
          </table:table-cell>
          <table:table-cell office:value-type="float" office:value="2377" calcext:value-type="float">
            <text:p>2377</text:p>
          </table:table-cell>
          <table:table-cell table:number-columns-repeated="1019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5955147" calcext:value-type="float">
            <text:p>485955147</text:p>
          </table:table-cell>
          <table:table-cell table:number-columns-repeated="3"/>
          <table:table-cell office:value-type="string" calcext:value-type="string">
            <text:p>[273.2, 275.0, 343.4, 284.0]</text:p>
          </table:table-cell>
          <table:table-cell table:number-columns-repeated="1018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5955147" calcext:value-type="float">
            <text:p>48595514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95" calcext:value-type="float">
            <text:p>995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5955151" calcext:value-type="float">
            <text:p>485955151</text:p>
          </table:table-cell>
          <table:table-cell table:number-columns-repeated="3"/>
          <table:table-cell office:value-type="string" calcext:value-type="string">
            <text:p>[271.4, 276.8, 343.4, 285.8]</text:p>
          </table:table-cell>
          <table:table-cell table:number-columns-repeated="1018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5955151" calcext:value-type="float">
            <text:p>48595515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085" calcext:value-type="float">
            <text:p>1085</text:p>
          </table:table-cell>
          <table:table-cell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5955151" calcext:value-type="float">
            <text:p>485955151</text:p>
          </table:table-cell>
          <table:table-cell table:number-columns-repeated="3"/>
          <table:table-cell office:value-type="string" calcext:value-type="string">
            <text:p>[275.0, 276.8, 345.2, 282.2]</text:p>
          </table:table-cell>
          <table:table-cell table:number-columns-repeated="1018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5955151" calcext:value-type="float">
            <text:p>485955151</text:p>
          </table:table-cell>
          <table:table-cell table:number-columns-repeated="3"/>
          <table:table-cell office:value-type="string" calcext:value-type="string">
            <text:p>[271.4, 276.8, 343.4, 285.8]</text:p>
          </table:table-cell>
          <table:table-cell table:number-columns-repeated="1018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5955151" calcext:value-type="float">
            <text:p>48595515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085" calcext:value-type="float">
            <text:p>1085</text:p>
          </table:table-cell>
          <table:table-cell office:value-type="float" office:value="2458" calcext:value-type="float">
            <text:p>2458</text:p>
          </table:table-cell>
          <table:table-cell table:number-columns-repeated="1019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5955151" calcext:value-type="float">
            <text:p>485955151</text:p>
          </table:table-cell>
          <table:table-cell table:number-columns-repeated="3"/>
          <table:table-cell office:value-type="string" calcext:value-type="string">
            <text:p>[275.0, 276.8, 345.2, 282.2]</text:p>
          </table:table-cell>
          <table:table-cell table:number-columns-repeated="1018"/>
        </table:table-row>
        <table:table-row table:style-name="ro1">
          <table:table-cell office:value-type="float" office:value="5.96666666666667" calcext:value-type="float">
            <text:p>5.96666666666667</text:p>
          </table:table-cell>
          <table:table-cell office:value-type="float" office:value="485955155" calcext:value-type="float">
            <text:p>48595515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104" calcext:value-type="float">
            <text:p>1104</text:p>
          </table:table-cell>
          <table:table-cell office:value-type="float" office:value="2524" calcext:value-type="float">
            <text:p>2524</text:p>
          </table:table-cell>
          <table:table-cell table:number-columns-repeated="1019"/>
        </table:table-row>
        <table:table-row table:style-name="ro1">
          <table:table-cell office:value-type="float" office:value="5.96666666666667" calcext:value-type="float">
            <text:p>5.96666666666667</text:p>
          </table:table-cell>
          <table:table-cell office:value-type="float" office:value="485955155" calcext:value-type="float">
            <text:p>485955155</text:p>
          </table:table-cell>
          <table:table-cell table:number-columns-repeated="3"/>
          <table:table-cell office:value-type="string" calcext:value-type="string">
            <text:p>[282.2, 280.4, 356.0, 293.0]</text:p>
          </table:table-cell>
          <table:table-cell table:number-columns-repeated="1018"/>
        </table:table-row>
        <table:table-row table:style-name="ro1">
          <table:table-cell office:value-type="float" office:value="5.96666666666667" calcext:value-type="float">
            <text:p>5.96666666666667</text:p>
          </table:table-cell>
          <table:table-cell office:value-type="float" office:value="485955155" calcext:value-type="float">
            <text:p>48595515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240" calcext:value-type="float">
            <text:p>1240</text:p>
          </table:table-cell>
          <table:table-cell office:value-type="float" office:value="2551" calcext:value-type="float">
            <text:p>2551</text:p>
          </table:table-cell>
          <table:table-cell table:number-columns-repeated="1019"/>
        </table:table-row>
        <table:table-row table:style-name="ro1">
          <table:table-cell office:value-type="float" office:value="5.96666666666667" calcext:value-type="float">
            <text:p>5.96666666666667</text:p>
          </table:table-cell>
          <table:table-cell office:value-type="float" office:value="485955155" calcext:value-type="float">
            <text:p>48595515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104" calcext:value-type="float">
            <text:p>1104</text:p>
          </table:table-cell>
          <table:table-cell office:value-type="float" office:value="2524" calcext:value-type="float">
            <text:p>2524</text:p>
          </table:table-cell>
          <table:table-cell table:number-columns-repeated="1019"/>
        </table:table-row>
        <table:table-row table:style-name="ro1">
          <table:table-cell office:value-type="float" office:value="5.96666666666667" calcext:value-type="float">
            <text:p>5.96666666666667</text:p>
          </table:table-cell>
          <table:table-cell office:value-type="float" office:value="485955155" calcext:value-type="float">
            <text:p>485955155</text:p>
          </table:table-cell>
          <table:table-cell table:number-columns-repeated="3"/>
          <table:table-cell office:value-type="string" calcext:value-type="string">
            <text:p>[282.2, 280.4, 356.0, 293.0]</text:p>
          </table:table-cell>
          <table:table-cell table:number-columns-repeated="1018"/>
        </table:table-row>
        <table:table-row table:style-name="ro1">
          <table:table-cell office:value-type="float" office:value="5.96666666666667" calcext:value-type="float">
            <text:p>5.96666666666667</text:p>
          </table:table-cell>
          <table:table-cell office:value-type="float" office:value="485955155" calcext:value-type="float">
            <text:p>48595515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240" calcext:value-type="float">
            <text:p>1240</text:p>
          </table:table-cell>
          <table:table-cell office:value-type="float" office:value="2551" calcext:value-type="float">
            <text:p>2551</text:p>
          </table:table-cell>
          <table:table-cell table:number-columns-repeated="1019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5160" calcext:value-type="float">
            <text:p>485955160</text:p>
          </table:table-cell>
          <table:table-cell table:number-columns-repeated="3"/>
          <table:table-cell office:value-type="string" calcext:value-type="string">
            <text:p>[280.4, 276.8, 350.6, 285.8]</text:p>
          </table:table-cell>
          <table:table-cell table:number-columns-repeated="1018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5160" calcext:value-type="float">
            <text:p>48595516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163" calcext:value-type="float">
            <text:p>1163</text:p>
          </table:table-cell>
          <table:table-cell office:value-type="float" office:value="2613" calcext:value-type="float">
            <text:p>2613</text:p>
          </table:table-cell>
          <table:table-cell table:number-columns-repeated="1019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5160" calcext:value-type="float">
            <text:p>485955160</text:p>
          </table:table-cell>
          <table:table-cell table:number-columns-repeated="3"/>
          <table:table-cell office:value-type="string" calcext:value-type="string">
            <text:p>[276.8, 278.6, 350.6, 285.8]</text:p>
          </table:table-cell>
          <table:table-cell table:number-columns-repeated="1018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5160" calcext:value-type="float">
            <text:p>485955160</text:p>
          </table:table-cell>
          <table:table-cell table:number-columns-repeated="3"/>
          <table:table-cell office:value-type="string" calcext:value-type="string">
            <text:p>[280.4, 276.8, 350.6, 285.8]</text:p>
          </table:table-cell>
          <table:table-cell table:number-columns-repeated="1018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5160" calcext:value-type="float">
            <text:p>48595516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163" calcext:value-type="float">
            <text:p>1163</text:p>
          </table:table-cell>
          <table:table-cell office:value-type="float" office:value="2613" calcext:value-type="float">
            <text:p>2613</text:p>
          </table:table-cell>
          <table:table-cell table:number-columns-repeated="1019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85955160" calcext:value-type="float">
            <text:p>485955160</text:p>
          </table:table-cell>
          <table:table-cell table:number-columns-repeated="3"/>
          <table:table-cell office:value-type="string" calcext:value-type="string">
            <text:p>[276.8, 278.6, 350.6, 285.8]</text:p>
          </table:table-cell>
          <table:table-cell table:number-columns-repeated="1018"/>
        </table:table-row>
        <table:table-row table:style-name="ro1">
          <table:table-cell office:value-type="float" office:value="6.11666666666667" calcext:value-type="float">
            <text:p>6.11666666666667</text:p>
          </table:table-cell>
          <table:table-cell office:value-type="float" office:value="485955164" calcext:value-type="float">
            <text:p>485955164</text:p>
          </table:table-cell>
          <table:table-cell table:number-columns-repeated="3"/>
          <table:table-cell office:value-type="string" calcext:value-type="string">
            <text:p>[282.2, 282.2, 348.8, 293.0]</text:p>
          </table:table-cell>
          <table:table-cell table:number-columns-repeated="1018"/>
        </table:table-row>
        <table:table-row table:style-name="ro1">
          <table:table-cell office:value-type="float" office:value="6.11666666666667" calcext:value-type="float">
            <text:p>6.11666666666667</text:p>
          </table:table-cell>
          <table:table-cell office:value-type="float" office:value="485955164" calcext:value-type="float">
            <text:p>485955164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058" calcext:value-type="float">
            <text:p>1058</text:p>
          </table:table-cell>
          <table:table-cell office:value-type="float" office:value="2669" calcext:value-type="float">
            <text:p>2669</text:p>
          </table:table-cell>
          <table:table-cell table:number-columns-repeated="1019"/>
        </table:table-row>
        <table:table-row table:style-name="ro1">
          <table:table-cell office:value-type="float" office:value="6.11666666666667" calcext:value-type="float">
            <text:p>6.11666666666667</text:p>
          </table:table-cell>
          <table:table-cell office:value-type="float" office:value="485955164" calcext:value-type="float">
            <text:p>485955164</text:p>
          </table:table-cell>
          <table:table-cell table:number-columns-repeated="3"/>
          <table:table-cell office:value-type="string" calcext:value-type="string">
            <text:p>[278.6, 284.0, 352.4, 293.0]</text:p>
          </table:table-cell>
          <table:table-cell table:number-columns-repeated="1018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85955166" calcext:value-type="float">
            <text:p>485955166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05" calcext:value-type="float">
            <text:p>1005</text:p>
          </table:table-cell>
          <table:table-cell office:value-type="float" office:value="2689" calcext:value-type="float">
            <text:p>2689</text:p>
          </table:table-cell>
          <table:table-cell table:number-columns-repeated="1019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85955166" calcext:value-type="float">
            <text:p>485955166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970" calcext:value-type="float">
            <text:p>970</text:p>
          </table:table-cell>
          <table:table-cell office:value-type="float" office:value="2705" calcext:value-type="float">
            <text:p>2705</text:p>
          </table:table-cell>
          <table:table-cell table:number-columns-repeated="1019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85955166" calcext:value-type="float">
            <text:p>485955166</text:p>
          </table:table-cell>
          <table:table-cell table:number-columns-repeated="3"/>
          <table:table-cell office:value-type="string" calcext:value-type="string">
            <text:p>[282.2, 282.2, 352.4, 294.8]</text:p>
          </table:table-cell>
          <table:table-cell table:number-columns-repeated="1018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85955166" calcext:value-type="float">
            <text:p>485955166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970" calcext:value-type="float">
            <text:p>970</text:p>
          </table:table-cell>
          <table:table-cell office:value-type="float" office:value="2705" calcext:value-type="float">
            <text:p>2705</text:p>
          </table:table-cell>
          <table:table-cell table:number-columns-repeated="1019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85955166" calcext:value-type="float">
            <text:p>485955166</text:p>
          </table:table-cell>
          <table:table-cell table:number-columns-repeated="3"/>
          <table:table-cell office:value-type="string" calcext:value-type="string">
            <text:p>[282.2, 282.2, 352.4, 294.8]</text:p>
          </table:table-cell>
          <table:table-cell table:number-columns-repeated="1018"/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5955170" calcext:value-type="float">
            <text:p>48595517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786" calcext:value-type="float">
            <text:p>786</text:p>
          </table:table-cell>
          <table:table-cell office:value-type="float" office:value="2750" calcext:value-type="float">
            <text:p>2750</text:p>
          </table:table-cell>
          <table:table-cell table:number-columns-repeated="1019"/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5955170" calcext:value-type="float">
            <text:p>485955170</text:p>
          </table:table-cell>
          <table:table-cell table:number-columns-repeated="3"/>
          <table:table-cell office:value-type="string" calcext:value-type="string">
            <text:p>[282.2, 282.2, 354.2, 287.6]</text:p>
          </table:table-cell>
          <table:table-cell table:number-columns-repeated="1018"/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5955170" calcext:value-type="float">
            <text:p>485955170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674" calcext:value-type="float">
            <text:p>674</text:p>
          </table:table-cell>
          <table:table-cell office:value-type="float" office:value="2758" calcext:value-type="float">
            <text:p>2758</text:p>
          </table:table-cell>
          <table:table-cell table:number-columns-repeated="1019"/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5955170" calcext:value-type="float">
            <text:p>48595517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786" calcext:value-type="float">
            <text:p>786</text:p>
          </table:table-cell>
          <table:table-cell office:value-type="float" office:value="2750" calcext:value-type="float">
            <text:p>2750</text:p>
          </table:table-cell>
          <table:table-cell table:number-columns-repeated="1019"/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5955170" calcext:value-type="float">
            <text:p>485955170</text:p>
          </table:table-cell>
          <table:table-cell table:number-columns-repeated="3"/>
          <table:table-cell office:value-type="string" calcext:value-type="string">
            <text:p>[282.2, 282.2, 354.2, 287.6]</text:p>
          </table:table-cell>
          <table:table-cell table:number-columns-repeated="1018"/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5955170" calcext:value-type="float">
            <text:p>485955170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674" calcext:value-type="float">
            <text:p>674</text:p>
          </table:table-cell>
          <table:table-cell office:value-type="float" office:value="2758" calcext:value-type="float">
            <text:p>2758</text:p>
          </table:table-cell>
          <table:table-cell table:number-columns-repeated="1019"/>
        </table:table-row>
        <table:table-row table:style-name="ro1">
          <table:table-cell office:value-type="float" office:value="6.28333333333333" calcext:value-type="float">
            <text:p>6.28333333333333</text:p>
          </table:table-cell>
          <table:table-cell office:value-type="float" office:value="485955174" calcext:value-type="float">
            <text:p>48595517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611" calcext:value-type="float">
            <text:p>611</text:p>
          </table:table-cell>
          <table:table-cell office:value-type="float" office:value="2783" calcext:value-type="float">
            <text:p>2783</text:p>
          </table:table-cell>
          <table:table-cell table:number-columns-repeated="1019"/>
        </table:table-row>
        <table:table-row table:style-name="ro1">
          <table:table-cell office:value-type="float" office:value="6.28333333333333" calcext:value-type="float">
            <text:p>6.28333333333333</text:p>
          </table:table-cell>
          <table:table-cell office:value-type="float" office:value="485955174" calcext:value-type="float">
            <text:p>485955174</text:p>
          </table:table-cell>
          <table:table-cell table:number-columns-repeated="3"/>
          <table:table-cell office:value-type="string" calcext:value-type="string">
            <text:p>[291.2, 284.0, 357.8, 291.2]</text:p>
          </table:table-cell>
          <table:table-cell table:number-columns-repeated="1018"/>
        </table:table-row>
        <table:table-row table:style-name="ro1">
          <table:table-cell office:value-type="float" office:value="6.28333333333333" calcext:value-type="float">
            <text:p>6.28333333333333</text:p>
          </table:table-cell>
          <table:table-cell office:value-type="float" office:value="485955174" calcext:value-type="float">
            <text:p>48595517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624" calcext:value-type="float">
            <text:p>624</text:p>
          </table:table-cell>
          <table:table-cell office:value-type="float" office:value="2793" calcext:value-type="float">
            <text:p>2793</text:p>
          </table:table-cell>
          <table:table-cell table:number-columns-repeated="1019"/>
        </table:table-row>
        <table:table-row table:style-name="ro1">
          <table:table-cell office:value-type="float" office:value="6.28333333333333" calcext:value-type="float">
            <text:p>6.28333333333333</text:p>
          </table:table-cell>
          <table:table-cell office:value-type="float" office:value="485955174" calcext:value-type="float">
            <text:p>485955174</text:p>
          </table:table-cell>
          <table:table-cell table:number-columns-repeated="3"/>
          <table:table-cell office:value-type="string" calcext:value-type="string">
            <text:p>[296.6, 293.0, 363.2, 302.0]</text:p>
          </table:table-cell>
          <table:table-cell table:number-columns-repeated="1018"/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5955176" calcext:value-type="float">
            <text:p>48595517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569" calcext:value-type="float">
            <text:p>569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5955176" calcext:value-type="float">
            <text:p>485955176</text:p>
          </table:table-cell>
          <table:table-cell table:number-columns-repeated="3"/>
          <table:table-cell office:value-type="string" calcext:value-type="string">
            <text:p>[289.4, 289.4, 359.6, 293.0]</text:p>
          </table:table-cell>
          <table:table-cell table:number-columns-repeated="1018"/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5955176" calcext:value-type="float">
            <text:p>48595517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663" calcext:value-type="float">
            <text:p>663</text:p>
          </table:table-cell>
          <table:table-cell office:value-type="float" office:value="2812" calcext:value-type="float">
            <text:p>2812</text:p>
          </table:table-cell>
          <table:table-cell table:number-columns-repeated="1019"/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5955176" calcext:value-type="float">
            <text:p>48595517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569" calcext:value-type="float">
            <text:p>569</text:p>
          </table:table-cell>
          <table:table-cell office:value-type="float" office:value="2804" calcext:value-type="float">
            <text:p>2804</text:p>
          </table:table-cell>
          <table:table-cell table:number-columns-repeated="1019"/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5955176" calcext:value-type="float">
            <text:p>485955176</text:p>
          </table:table-cell>
          <table:table-cell table:number-columns-repeated="3"/>
          <table:table-cell office:value-type="string" calcext:value-type="string">
            <text:p>[289.4, 289.4, 359.6, 293.0]</text:p>
          </table:table-cell>
          <table:table-cell table:number-columns-repeated="1018"/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5955176" calcext:value-type="float">
            <text:p>48595517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663" calcext:value-type="float">
            <text:p>663</text:p>
          </table:table-cell>
          <table:table-cell office:value-type="float" office:value="2812" calcext:value-type="float">
            <text:p>2812</text:p>
          </table:table-cell>
          <table:table-cell table:number-columns-repeated="1019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5180" calcext:value-type="float">
            <text:p>485955180</text:p>
          </table:table-cell>
          <table:table-cell table:number-columns-repeated="3"/>
          <table:table-cell office:value-type="string" calcext:value-type="string">
            <text:p>[289.4, 289.4, 359.6, 293.0]</text:p>
          </table:table-cell>
          <table:table-cell table:number-columns-repeated="1018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5180" calcext:value-type="float">
            <text:p>48595518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937" calcext:value-type="float">
            <text:p>937</text:p>
          </table:table-cell>
          <table:table-cell office:value-type="float" office:value="2863" calcext:value-type="float">
            <text:p>2863</text:p>
          </table:table-cell>
          <table:table-cell table:number-columns-repeated="1019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5180" calcext:value-type="float">
            <text:p>485955180</text:p>
          </table:table-cell>
          <table:table-cell table:number-columns-repeated="3"/>
          <table:table-cell office:value-type="string" calcext:value-type="string">
            <text:p>[296.6, 294.8, 363.2, 298.4]</text:p>
          </table:table-cell>
          <table:table-cell table:number-columns-repeated="1018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5180" calcext:value-type="float">
            <text:p>485955180</text:p>
          </table:table-cell>
          <table:table-cell table:number-columns-repeated="3"/>
          <table:table-cell office:value-type="string" calcext:value-type="string">
            <text:p>[289.4, 289.4, 359.6, 293.0]</text:p>
          </table:table-cell>
          <table:table-cell table:number-columns-repeated="1018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5180" calcext:value-type="float">
            <text:p>48595518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937" calcext:value-type="float">
            <text:p>937</text:p>
          </table:table-cell>
          <table:table-cell office:value-type="float" office:value="2863" calcext:value-type="float">
            <text:p>2863</text:p>
          </table:table-cell>
          <table:table-cell table:number-columns-repeated="1019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5180" calcext:value-type="float">
            <text:p>485955180</text:p>
          </table:table-cell>
          <table:table-cell table:number-columns-repeated="3"/>
          <table:table-cell office:value-type="string" calcext:value-type="string">
            <text:p>[296.6, 294.8, 363.2, 298.4]</text:p>
          </table:table-cell>
          <table:table-cell table:number-columns-repeated="1018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5955184" calcext:value-type="float">
            <text:p>48595518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043" calcext:value-type="float">
            <text:p>1043</text:p>
          </table:table-cell>
          <table:table-cell office:value-type="float" office:value="2924" calcext:value-type="float">
            <text:p>2924</text:p>
          </table:table-cell>
          <table:table-cell table:number-columns-repeated="1019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5955184" calcext:value-type="float">
            <text:p>485955184</text:p>
          </table:table-cell>
          <table:table-cell table:number-columns-repeated="3"/>
          <table:table-cell office:value-type="string" calcext:value-type="string">
            <text:p>[291.2, 293.0, 359.6, 298.4]</text:p>
          </table:table-cell>
          <table:table-cell table:number-columns-repeated="1018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5955184" calcext:value-type="float">
            <text:p>485955184</text:p>
          </table:table-cell>
          <table:table-cell table:number-columns-repeated="3"/>
          <table:table-cell office:value-type="string" calcext:value-type="string">
            <text:p>[284.0, 291.2, 359.6, 296.6]</text:p>
          </table:table-cell>
          <table:table-cell table:number-columns-repeated="1018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5955184" calcext:value-type="float">
            <text:p>48595518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043" calcext:value-type="float">
            <text:p>1043</text:p>
          </table:table-cell>
          <table:table-cell office:value-type="float" office:value="2924" calcext:value-type="float">
            <text:p>2924</text:p>
          </table:table-cell>
          <table:table-cell table:number-columns-repeated="1019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5955184" calcext:value-type="float">
            <text:p>485955184</text:p>
          </table:table-cell>
          <table:table-cell table:number-columns-repeated="3"/>
          <table:table-cell office:value-type="string" calcext:value-type="string">
            <text:p>[291.2, 293.0, 359.6, 298.4]</text:p>
          </table:table-cell>
          <table:table-cell table:number-columns-repeated="1018"/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5955189" calcext:value-type="float">
            <text:p>48595518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137" calcext:value-type="float">
            <text:p>1137</text:p>
          </table:table-cell>
          <table:table-cell office:value-type="float" office:value="2995" calcext:value-type="float">
            <text:p>2995</text:p>
          </table:table-cell>
          <table:table-cell table:number-columns-repeated="1019"/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5955189" calcext:value-type="float">
            <text:p>485955189</text:p>
          </table:table-cell>
          <table:table-cell table:number-columns-repeated="3"/>
          <table:table-cell office:value-type="string" calcext:value-type="string">
            <text:p>[294.8, 294.8, 363.2, 302.0]</text:p>
          </table:table-cell>
          <table:table-cell table:number-columns-repeated="1018"/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5955189" calcext:value-type="float">
            <text:p>48595518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109" calcext:value-type="float">
            <text:p>1109</text:p>
          </table:table-cell>
          <table:table-cell office:value-type="float" office:value="3016" calcext:value-type="float">
            <text:p>3016</text:p>
          </table:table-cell>
          <table:table-cell table:number-columns-repeated="1019"/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5955189" calcext:value-type="float">
            <text:p>485955189</text:p>
          </table:table-cell>
          <table:table-cell table:number-columns-repeated="3"/>
          <table:table-cell office:value-type="string" calcext:value-type="string">
            <text:p>[296.6, 296.6, 368.6, 296.6]</text:p>
          </table:table-cell>
          <table:table-cell table:number-columns-repeated="1018"/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5955189" calcext:value-type="float">
            <text:p>48595518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137" calcext:value-type="float">
            <text:p>1137</text:p>
          </table:table-cell>
          <table:table-cell office:value-type="float" office:value="2995" calcext:value-type="float">
            <text:p>2995</text:p>
          </table:table-cell>
          <table:table-cell table:number-columns-repeated="1019"/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5955189" calcext:value-type="float">
            <text:p>485955189</text:p>
          </table:table-cell>
          <table:table-cell table:number-columns-repeated="3"/>
          <table:table-cell office:value-type="string" calcext:value-type="string">
            <text:p>[294.8, 294.8, 363.2, 302.0]</text:p>
          </table:table-cell>
          <table:table-cell table:number-columns-repeated="1018"/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5955189" calcext:value-type="float">
            <text:p>48595518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109" calcext:value-type="float">
            <text:p>1109</text:p>
          </table:table-cell>
          <table:table-cell office:value-type="float" office:value="3016" calcext:value-type="float">
            <text:p>3016</text:p>
          </table:table-cell>
          <table:table-cell table:number-columns-repeated="1019"/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485955189" calcext:value-type="float">
            <text:p>485955189</text:p>
          </table:table-cell>
          <table:table-cell table:number-columns-repeated="3"/>
          <table:table-cell office:value-type="string" calcext:value-type="string">
            <text:p>[296.6, 296.6, 368.6, 296.6]</text:p>
          </table:table-cell>
          <table:table-cell table:number-columns-repeated="1018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5955193" calcext:value-type="float">
            <text:p>485955193</text:p>
          </table:table-cell>
          <table:table-cell table:number-columns-repeated="3"/>
          <table:table-cell office:value-type="string" calcext:value-type="string">
            <text:p>[294.8, 296.6, 366.8, 298.4]</text:p>
          </table:table-cell>
          <table:table-cell table:number-columns-repeated="1018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5955193" calcext:value-type="float">
            <text:p>48595519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987" calcext:value-type="float">
            <text:p>987</text:p>
          </table:table-cell>
          <table:table-cell office:value-type="float" office:value="3072" calcext:value-type="float">
            <text:p>3072</text:p>
          </table:table-cell>
          <table:table-cell table:number-columns-repeated="1019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5955193" calcext:value-type="float">
            <text:p>485955193</text:p>
          </table:table-cell>
          <table:table-cell table:number-columns-repeated="3"/>
          <table:table-cell office:value-type="string" calcext:value-type="string">
            <text:p>[298.4, 296.6, 370.4, 303.8]</text:p>
          </table:table-cell>
          <table:table-cell table:number-columns-repeated="1018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5194" calcext:value-type="float">
            <text:p>48595519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945" calcext:value-type="float">
            <text:p>945</text:p>
          </table:table-cell>
          <table:table-cell office:value-type="float" office:value="3088" calcext:value-type="float">
            <text:p>3088</text:p>
          </table:table-cell>
          <table:table-cell table:number-columns-repeated="1019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5194" calcext:value-type="float">
            <text:p>48595519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883" calcext:value-type="float">
            <text:p>883</text:p>
          </table:table-cell>
          <table:table-cell office:value-type="float" office:value="3107" calcext:value-type="float">
            <text:p>3107</text:p>
          </table:table-cell>
          <table:table-cell table:number-columns-repeated="1019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5194" calcext:value-type="float">
            <text:p>485955194</text:p>
          </table:table-cell>
          <table:table-cell table:number-columns-repeated="3"/>
          <table:table-cell office:value-type="string" calcext:value-type="string">
            <text:p>[294.8, 293.0, 366.8, 294.8]</text:p>
          </table:table-cell>
          <table:table-cell table:number-columns-repeated="1018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5194" calcext:value-type="float">
            <text:p>48595519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945" calcext:value-type="float">
            <text:p>945</text:p>
          </table:table-cell>
          <table:table-cell office:value-type="float" office:value="3088" calcext:value-type="float">
            <text:p>3088</text:p>
          </table:table-cell>
          <table:table-cell table:number-columns-repeated="1019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5194" calcext:value-type="float">
            <text:p>48595519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883" calcext:value-type="float">
            <text:p>883</text:p>
          </table:table-cell>
          <table:table-cell office:value-type="float" office:value="3107" calcext:value-type="float">
            <text:p>3107</text:p>
          </table:table-cell>
          <table:table-cell table:number-columns-repeated="1019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5194" calcext:value-type="float">
            <text:p>485955194</text:p>
          </table:table-cell>
          <table:table-cell table:number-columns-repeated="3"/>
          <table:table-cell office:value-type="string" calcext:value-type="string">
            <text:p>[294.8, 293.0, 366.8, 294.8]</text:p>
          </table:table-cell>
          <table:table-cell table:number-columns-repeated="1018"/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485955203" calcext:value-type="float">
            <text:p>485955203</text:p>
          </table:table-cell>
          <table:table-cell table:number-columns-repeated="3"/>
          <table:table-cell office:value-type="string" calcext:value-type="string">
            <text:p>[291.2, 296.6, 366.8, 296.6]</text:p>
          </table:table-cell>
          <table:table-cell table:number-columns-repeated="1018"/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485955203" calcext:value-type="float">
            <text:p>485955203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923" calcext:value-type="float">
            <text:p>923</text:p>
          </table:table-cell>
          <table:table-cell office:value-type="float" office:value="3156" calcext:value-type="float">
            <text:p>3156</text:p>
          </table:table-cell>
          <table:table-cell table:number-columns-repeated="1019"/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485955203" calcext:value-type="float">
            <text:p>485955203</text:p>
          </table:table-cell>
          <table:table-cell table:number-columns-repeated="3"/>
          <table:table-cell office:value-type="string" calcext:value-type="string">
            <text:p>[302.0, 298.4, 372.2, 303.8]</text:p>
          </table:table-cell>
          <table:table-cell table:number-columns-repeated="1018"/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485955203" calcext:value-type="float">
            <text:p>485955203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923" calcext:value-type="float">
            <text:p>923</text:p>
          </table:table-cell>
          <table:table-cell office:value-type="float" office:value="3156" calcext:value-type="float">
            <text:p>3156</text:p>
          </table:table-cell>
          <table:table-cell table:number-columns-repeated="1019"/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485955203" calcext:value-type="float">
            <text:p>485955203</text:p>
          </table:table-cell>
          <table:table-cell table:number-columns-repeated="3"/>
          <table:table-cell office:value-type="string" calcext:value-type="string">
            <text:p>[302.0, 298.4, 372.2, 303.8]</text:p>
          </table:table-cell>
          <table:table-cell table:number-columns-repeated="1018"/>
        </table:table-row>
        <table:table-row table:style-name="ro1">
          <table:table-cell office:value-type="float" office:value="6.83333333333333" calcext:value-type="float">
            <text:p>6.83333333333333</text:p>
          </table:table-cell>
          <table:table-cell office:value-type="float" office:value="485955207" calcext:value-type="float">
            <text:p>485955207</text:p>
          </table:table-cell>
          <table:table-cell table:number-columns-repeated="3"/>
          <table:table-cell office:value-type="string" calcext:value-type="string">
            <text:p>[302.0, 300.2, 374.0, 307.4]</text:p>
          </table:table-cell>
          <table:table-cell table:number-columns-repeated="1018"/>
        </table:table-row>
        <table:table-row table:style-name="ro1">
          <table:table-cell office:value-type="float" office:value="6.83333333333333" calcext:value-type="float">
            <text:p>6.83333333333333</text:p>
          </table:table-cell>
          <table:table-cell office:value-type="float" office:value="485955207" calcext:value-type="float">
            <text:p>48595520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36" calcext:value-type="float">
            <text:p>836</text:p>
          </table:table-cell>
          <table:table-cell office:value-type="float" office:value="3221" calcext:value-type="float">
            <text:p>3221</text:p>
          </table:table-cell>
          <table:table-cell table:number-columns-repeated="1019"/>
        </table:table-row>
        <table:table-row table:style-name="ro1">
          <table:table-cell office:value-type="float" office:value="6.83333333333333" calcext:value-type="float">
            <text:p>6.83333333333333</text:p>
          </table:table-cell>
          <table:table-cell office:value-type="float" office:value="485955207" calcext:value-type="float">
            <text:p>485955207</text:p>
          </table:table-cell>
          <table:table-cell table:number-columns-repeated="3"/>
          <table:table-cell office:value-type="string" calcext:value-type="string">
            <text:p>[298.4, 302.0, 374.0, 302.0]</text:p>
          </table:table-cell>
          <table:table-cell table:number-columns-repeated="1018"/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5955209" calcext:value-type="float">
            <text:p>48595520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74" calcext:value-type="float">
            <text:p>874</text:p>
          </table:table-cell>
          <table:table-cell office:value-type="float" office:value="3239" calcext:value-type="float">
            <text:p>3239</text:p>
          </table:table-cell>
          <table:table-cell table:number-columns-repeated="1019"/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5955209" calcext:value-type="float">
            <text:p>485955209</text:p>
          </table:table-cell>
          <table:table-cell table:number-columns-repeated="3"/>
          <table:table-cell office:value-type="string" calcext:value-type="string">
            <text:p>[303.8, 300.2, 377.6, 305.6]</text:p>
          </table:table-cell>
          <table:table-cell table:number-columns-repeated="1018"/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5955209" calcext:value-type="float">
            <text:p>48595520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65" calcext:value-type="float">
            <text:p>865</text:p>
          </table:table-cell>
          <table:table-cell office:value-type="float" office:value="3253" calcext:value-type="float">
            <text:p>3253</text:p>
          </table:table-cell>
          <table:table-cell table:number-columns-repeated="1019"/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5955209" calcext:value-type="float">
            <text:p>48595520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74" calcext:value-type="float">
            <text:p>874</text:p>
          </table:table-cell>
          <table:table-cell office:value-type="float" office:value="3239" calcext:value-type="float">
            <text:p>3239</text:p>
          </table:table-cell>
          <table:table-cell table:number-columns-repeated="1019"/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5955209" calcext:value-type="float">
            <text:p>485955209</text:p>
          </table:table-cell>
          <table:table-cell table:number-columns-repeated="3"/>
          <table:table-cell office:value-type="string" calcext:value-type="string">
            <text:p>[303.8, 300.2, 377.6, 305.6]</text:p>
          </table:table-cell>
          <table:table-cell table:number-columns-repeated="1018"/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5955209" calcext:value-type="float">
            <text:p>48595520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65" calcext:value-type="float">
            <text:p>865</text:p>
          </table:table-cell>
          <table:table-cell office:value-type="float" office:value="3253" calcext:value-type="float">
            <text:p>3253</text:p>
          </table:table-cell>
          <table:table-cell table:number-columns-repeated="1019"/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5955213" calcext:value-type="float">
            <text:p>48595521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38" calcext:value-type="float">
            <text:p>838</text:p>
          </table:table-cell>
          <table:table-cell office:value-type="float" office:value="3305" calcext:value-type="float">
            <text:p>3305</text:p>
          </table:table-cell>
          <table:table-cell table:number-columns-repeated="1019"/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5955213" calcext:value-type="float">
            <text:p>485955213</text:p>
          </table:table-cell>
          <table:table-cell table:number-columns-repeated="3"/>
          <table:table-cell office:value-type="string" calcext:value-type="string">
            <text:p>[298.4, 302.0, 368.6, 305.6]</text:p>
          </table:table-cell>
          <table:table-cell table:number-columns-repeated="1018"/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5955213" calcext:value-type="float">
            <text:p>48595521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38" calcext:value-type="float">
            <text:p>838</text:p>
          </table:table-cell>
          <table:table-cell office:value-type="float" office:value="3305" calcext:value-type="float">
            <text:p>3305</text:p>
          </table:table-cell>
          <table:table-cell table:number-columns-repeated="1019"/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5955213" calcext:value-type="float">
            <text:p>485955213</text:p>
          </table:table-cell>
          <table:table-cell table:number-columns-repeated="3"/>
          <table:table-cell office:value-type="string" calcext:value-type="string">
            <text:p>[298.4, 302.0, 368.6, 305.6]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5955217" calcext:value-type="float">
            <text:p>485955217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60" calcext:value-type="float">
            <text:p>860</text:p>
          </table:table-cell>
          <table:table-cell office:value-type="float" office:value="3356" calcext:value-type="float">
            <text:p>335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5955217" calcext:value-type="float">
            <text:p>485955217</text:p>
          </table:table-cell>
          <table:table-cell table:number-columns-repeated="3"/>
          <table:table-cell office:value-type="string" calcext:value-type="string">
            <text:p>[305.6, 303.8, 381.2, 303.8]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5955217" calcext:value-type="float">
            <text:p>48595521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77" calcext:value-type="float">
            <text:p>877</text:p>
          </table:table-cell>
          <table:table-cell office:value-type="float" office:value="3375" calcext:value-type="float">
            <text:p>3375</text:p>
          </table:table-cell>
          <table:table-cell table:number-columns-repeated="1019"/>
        </table:table-row>
        <table:table-row table:style-name="ro1">
          <table:table-cell office:value-type="float" office:value="7.03333333333333" calcext:value-type="float">
            <text:p>7.03333333333333</text:p>
          </table:table-cell>
          <table:table-cell office:value-type="float" office:value="485955219" calcext:value-type="float">
            <text:p>485955219</text:p>
          </table:table-cell>
          <table:table-cell table:number-columns-repeated="3"/>
          <table:table-cell office:value-type="string" calcext:value-type="string">
            <text:p>[305.6, 305.6, 381.2, 312.8]</text:p>
          </table:table-cell>
          <table:table-cell table:number-columns-repeated="1018"/>
        </table:table-row>
        <table:table-row table:style-name="ro1">
          <table:table-cell office:value-type="float" office:value="7.03333333333333" calcext:value-type="float">
            <text:p>7.03333333333333</text:p>
          </table:table-cell>
          <table:table-cell office:value-type="float" office:value="485955219" calcext:value-type="float">
            <text:p>48595521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99" calcext:value-type="float">
            <text:p>899</text:p>
          </table:table-cell>
          <table:table-cell office:value-type="float" office:value="3394" calcext:value-type="float">
            <text:p>3394</text:p>
          </table:table-cell>
          <table:table-cell table:number-columns-repeated="1019"/>
        </table:table-row>
        <table:table-row table:style-name="ro1">
          <table:table-cell office:value-type="float" office:value="7.03333333333333" calcext:value-type="float">
            <text:p>7.03333333333333</text:p>
          </table:table-cell>
          <table:table-cell office:value-type="float" office:value="485955219" calcext:value-type="float">
            <text:p>485955219</text:p>
          </table:table-cell>
          <table:table-cell table:number-columns-repeated="3"/>
          <table:table-cell office:value-type="string" calcext:value-type="string">
            <text:p>[305.6, 305.6, 381.2, 312.8]</text:p>
          </table:table-cell>
          <table:table-cell table:number-columns-repeated="1018"/>
        </table:table-row>
        <table:table-row table:style-name="ro1">
          <table:table-cell office:value-type="float" office:value="7.03333333333333" calcext:value-type="float">
            <text:p>7.03333333333333</text:p>
          </table:table-cell>
          <table:table-cell office:value-type="float" office:value="485955219" calcext:value-type="float">
            <text:p>48595521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99" calcext:value-type="float">
            <text:p>899</text:p>
          </table:table-cell>
          <table:table-cell office:value-type="float" office:value="3394" calcext:value-type="float">
            <text:p>3394</text:p>
          </table:table-cell>
          <table:table-cell table:number-columns-repeated="1019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5955223" calcext:value-type="float">
            <text:p>485955223</text:p>
          </table:table-cell>
          <table:table-cell table:number-columns-repeated="3"/>
          <table:table-cell office:value-type="string" calcext:value-type="string">
            <text:p>[303.8, 307.4, 379.4, 311.0]</text:p>
          </table:table-cell>
          <table:table-cell table:number-columns-repeated="1018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5955223" calcext:value-type="float">
            <text:p>48595522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036" calcext:value-type="float">
            <text:p>1036</text:p>
          </table:table-cell>
          <table:table-cell office:value-type="float" office:value="3453" calcext:value-type="float">
            <text:p>3453</text:p>
          </table:table-cell>
          <table:table-cell table:number-columns-repeated="1019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5955223" calcext:value-type="float">
            <text:p>48595522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084" calcext:value-type="float">
            <text:p>1084</text:p>
          </table:table-cell>
          <table:table-cell office:value-type="float" office:value="3474" calcext:value-type="float">
            <text:p>3474</text:p>
          </table:table-cell>
          <table:table-cell table:number-columns-repeated="1019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5955223" calcext:value-type="float">
            <text:p>485955223</text:p>
          </table:table-cell>
          <table:table-cell table:number-columns-repeated="3"/>
          <table:table-cell office:value-type="string" calcext:value-type="string">
            <text:p>[303.8, 307.4, 379.4, 311.0]</text:p>
          </table:table-cell>
          <table:table-cell table:number-columns-repeated="1018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5955223" calcext:value-type="float">
            <text:p>48595522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036" calcext:value-type="float">
            <text:p>1036</text:p>
          </table:table-cell>
          <table:table-cell office:value-type="float" office:value="3453" calcext:value-type="float">
            <text:p>3453</text:p>
          </table:table-cell>
          <table:table-cell table:number-columns-repeated="1019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85955223" calcext:value-type="float">
            <text:p>48595522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084" calcext:value-type="float">
            <text:p>1084</text:p>
          </table:table-cell>
          <table:table-cell office:value-type="float" office:value="3474" calcext:value-type="float">
            <text:p>3474</text:p>
          </table:table-cell>
          <table:table-cell table:number-columns-repeated="1019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5228" calcext:value-type="float">
            <text:p>485955228</text:p>
          </table:table-cell>
          <table:table-cell table:number-columns-repeated="3"/>
          <table:table-cell office:value-type="string" calcext:value-type="string">
            <text:p>[307.4, 309.2, 384.8, 307.4]</text:p>
          </table:table-cell>
          <table:table-cell table:number-columns-repeated="1018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5228" calcext:value-type="float">
            <text:p>48595522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51" calcext:value-type="float">
            <text:p>1051</text:p>
          </table:table-cell>
          <table:table-cell office:value-type="float" office:value="3538" calcext:value-type="float">
            <text:p>3538</text:p>
          </table:table-cell>
          <table:table-cell table:number-columns-repeated="1019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5228" calcext:value-type="float">
            <text:p>485955228</text:p>
          </table:table-cell>
          <table:table-cell table:number-columns-repeated="3"/>
          <table:table-cell office:value-type="string" calcext:value-type="string">
            <text:p>[311.0, 309.2, 390.2, 318.2]</text:p>
          </table:table-cell>
          <table:table-cell table:number-columns-repeated="101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5955229" calcext:value-type="float">
            <text:p>48595522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12" calcext:value-type="float">
            <text:p>1012</text:p>
          </table:table-cell>
          <table:table-cell office:value-type="float" office:value="3559" calcext:value-type="float">
            <text:p>3559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5955229" calcext:value-type="float">
            <text:p>485955229</text:p>
          </table:table-cell>
          <table:table-cell table:number-columns-repeated="3"/>
          <table:table-cell office:value-type="string" calcext:value-type="string">
            <text:p>[307.4, 309.2, 384.8, 309.2]</text:p>
          </table:table-cell>
          <table:table-cell table:number-columns-repeated="101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5955229" calcext:value-type="float">
            <text:p>48595522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81" calcext:value-type="float">
            <text:p>1081</text:p>
          </table:table-cell>
          <table:table-cell office:value-type="float" office:value="3578" calcext:value-type="float">
            <text:p>3578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5955229" calcext:value-type="float">
            <text:p>48595522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12" calcext:value-type="float">
            <text:p>1012</text:p>
          </table:table-cell>
          <table:table-cell office:value-type="float" office:value="3559" calcext:value-type="float">
            <text:p>3559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5955229" calcext:value-type="float">
            <text:p>485955229</text:p>
          </table:table-cell>
          <table:table-cell table:number-columns-repeated="3"/>
          <table:table-cell office:value-type="string" calcext:value-type="string">
            <text:p>[307.4, 309.2, 384.8, 309.2]</text:p>
          </table:table-cell>
          <table:table-cell table:number-columns-repeated="101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5955229" calcext:value-type="float">
            <text:p>48595522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81" calcext:value-type="float">
            <text:p>1081</text:p>
          </table:table-cell>
          <table:table-cell office:value-type="float" office:value="3578" calcext:value-type="float">
            <text:p>3578</text:p>
          </table:table-cell>
          <table:table-cell table:number-columns-repeated="1019"/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5955233" calcext:value-type="float">
            <text:p>48595523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31" calcext:value-type="float">
            <text:p>831</text:p>
          </table:table-cell>
          <table:table-cell office:value-type="float" office:value="3623" calcext:value-type="float">
            <text:p>3623</text:p>
          </table:table-cell>
          <table:table-cell table:number-columns-repeated="1019"/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5955233" calcext:value-type="float">
            <text:p>485955233</text:p>
          </table:table-cell>
          <table:table-cell table:number-columns-repeated="3"/>
          <table:table-cell office:value-type="string" calcext:value-type="string">
            <text:p>[305.6, 312.8, 388.4, 311.0]</text:p>
          </table:table-cell>
          <table:table-cell table:number-columns-repeated="1018"/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5955233" calcext:value-type="float">
            <text:p>48595523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31" calcext:value-type="float">
            <text:p>831</text:p>
          </table:table-cell>
          <table:table-cell office:value-type="float" office:value="3623" calcext:value-type="float">
            <text:p>3623</text:p>
          </table:table-cell>
          <table:table-cell table:number-columns-repeated="1019"/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5955233" calcext:value-type="float">
            <text:p>485955233</text:p>
          </table:table-cell>
          <table:table-cell table:number-columns-repeated="3"/>
          <table:table-cell office:value-type="string" calcext:value-type="string">
            <text:p>[305.6, 312.8, 388.4, 311.0]</text:p>
          </table:table-cell>
          <table:table-cell table:number-columns-repeated="1018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5238" calcext:value-type="float">
            <text:p>48595523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702" calcext:value-type="float">
            <text:p>702</text:p>
          </table:table-cell>
          <table:table-cell office:value-type="float" office:value="3666" calcext:value-type="float">
            <text:p>3666</text:p>
          </table:table-cell>
          <table:table-cell table:number-columns-repeated="1019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5238" calcext:value-type="float">
            <text:p>485955238</text:p>
          </table:table-cell>
          <table:table-cell table:number-columns-repeated="3"/>
          <table:table-cell office:value-type="string" calcext:value-type="string">
            <text:p>[316.4, 314.6, 393.8, 320.0]</text:p>
          </table:table-cell>
          <table:table-cell table:number-columns-repeated="1018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5238" calcext:value-type="float">
            <text:p>48595523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04" calcext:value-type="float">
            <text:p>704</text:p>
          </table:table-cell>
          <table:table-cell office:value-type="float" office:value="3681" calcext:value-type="float">
            <text:p>3681</text:p>
          </table:table-cell>
          <table:table-cell table:number-columns-repeated="1019"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5955240" calcext:value-type="float">
            <text:p>485955240</text:p>
          </table:table-cell>
          <table:table-cell table:number-columns-repeated="3"/>
          <table:table-cell office:value-type="string" calcext:value-type="string">
            <text:p>[309.2, 318.2, 390.2, 312.8]</text:p>
          </table:table-cell>
          <table:table-cell table:number-columns-repeated="1018"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5955240" calcext:value-type="float">
            <text:p>48595524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682" calcext:value-type="float">
            <text:p>682</text:p>
          </table:table-cell>
          <table:table-cell office:value-type="float" office:value="3695" calcext:value-type="float">
            <text:p>3695</text:p>
          </table:table-cell>
          <table:table-cell table:number-columns-repeated="1019"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5955240" calcext:value-type="float">
            <text:p>485955240</text:p>
          </table:table-cell>
          <table:table-cell table:number-columns-repeated="3"/>
          <table:table-cell office:value-type="string" calcext:value-type="string">
            <text:p>[309.2, 318.2, 390.2, 312.8]</text:p>
          </table:table-cell>
          <table:table-cell table:number-columns-repeated="1018"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5955240" calcext:value-type="float">
            <text:p>48595524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682" calcext:value-type="float">
            <text:p>682</text:p>
          </table:table-cell>
          <table:table-cell office:value-type="float" office:value="3695" calcext:value-type="float">
            <text:p>3695</text:p>
          </table:table-cell>
          <table:table-cell table:number-columns-repeated="1019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5244" calcext:value-type="float">
            <text:p>485955244</text:p>
          </table:table-cell>
          <table:table-cell table:number-columns-repeated="3"/>
          <table:table-cell office:value-type="string" calcext:value-type="string">
            <text:p>[312.8, 312.8, 393.8, 318.2]</text:p>
          </table:table-cell>
          <table:table-cell table:number-columns-repeated="1018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5244" calcext:value-type="float">
            <text:p>48595524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811" calcext:value-type="float">
            <text:p>811</text:p>
          </table:table-cell>
          <table:table-cell office:value-type="float" office:value="3743" calcext:value-type="float">
            <text:p>3743</text:p>
          </table:table-cell>
          <table:table-cell table:number-columns-repeated="1019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5244" calcext:value-type="float">
            <text:p>485955244</text:p>
          </table:table-cell>
          <table:table-cell table:number-columns-repeated="3"/>
          <table:table-cell office:value-type="string" calcext:value-type="string">
            <text:p>[312.8, 312.8, 393.8, 318.2]</text:p>
          </table:table-cell>
          <table:table-cell table:number-columns-repeated="1018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5244" calcext:value-type="float">
            <text:p>48595524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811" calcext:value-type="float">
            <text:p>811</text:p>
          </table:table-cell>
          <table:table-cell office:value-type="float" office:value="3743" calcext:value-type="float">
            <text:p>3743</text:p>
          </table:table-cell>
          <table:table-cell table:number-columns-repeated="1019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5248" calcext:value-type="float">
            <text:p>485955248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89" calcext:value-type="float">
            <text:p>889</text:p>
          </table:table-cell>
          <table:table-cell office:value-type="float" office:value="3795" calcext:value-type="float">
            <text:p>3795</text:p>
          </table:table-cell>
          <table:table-cell table:number-columns-repeated="1019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5248" calcext:value-type="float">
            <text:p>485955248</text:p>
          </table:table-cell>
          <table:table-cell table:number-columns-repeated="3"/>
          <table:table-cell office:value-type="string" calcext:value-type="string">
            <text:p>[305.6, 312.8, 386.6, 312.8]</text:p>
          </table:table-cell>
          <table:table-cell table:number-columns-repeated="1018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5248" calcext:value-type="float">
            <text:p>485955248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98" calcext:value-type="float">
            <text:p>998</text:p>
          </table:table-cell>
          <table:table-cell office:value-type="float" office:value="3816" calcext:value-type="float">
            <text:p>3816</text:p>
          </table:table-cell>
          <table:table-cell table:number-columns-repeated="1019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5248" calcext:value-type="float">
            <text:p>485955248</text:p>
          </table:table-cell>
          <table:table-cell table:number-columns-repeated="3"/>
          <table:table-cell office:value-type="string" calcext:value-type="string">
            <text:p>[309.2, 318.2, 397.4, 318.2]</text:p>
          </table:table-cell>
          <table:table-cell table:number-columns-repeated="1018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5250" calcext:value-type="float">
            <text:p>48595525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998" calcext:value-type="float">
            <text:p>998</text:p>
          </table:table-cell>
          <table:table-cell office:value-type="float" office:value="3836" calcext:value-type="float">
            <text:p>3836</text:p>
          </table:table-cell>
          <table:table-cell table:number-columns-repeated="1019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5250" calcext:value-type="float">
            <text:p>485955250</text:p>
          </table:table-cell>
          <table:table-cell table:number-columns-repeated="3"/>
          <table:table-cell office:value-type="string" calcext:value-type="string">
            <text:p>[311.0, 311.0, 390.2, 312.8]</text:p>
          </table:table-cell>
          <table:table-cell table:number-columns-repeated="1018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5250" calcext:value-type="float">
            <text:p>485955250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096" calcext:value-type="float">
            <text:p>1096</text:p>
          </table:table-cell>
          <table:table-cell office:value-type="float" office:value="3863" calcext:value-type="float">
            <text:p>3863</text:p>
          </table:table-cell>
          <table:table-cell table:number-columns-repeated="1019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5250" calcext:value-type="float">
            <text:p>48595525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998" calcext:value-type="float">
            <text:p>998</text:p>
          </table:table-cell>
          <table:table-cell office:value-type="float" office:value="3836" calcext:value-type="float">
            <text:p>3836</text:p>
          </table:table-cell>
          <table:table-cell table:number-columns-repeated="1019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5250" calcext:value-type="float">
            <text:p>485955250</text:p>
          </table:table-cell>
          <table:table-cell table:number-columns-repeated="3"/>
          <table:table-cell office:value-type="string" calcext:value-type="string">
            <text:p>[311.0, 311.0, 390.2, 312.8]</text:p>
          </table:table-cell>
          <table:table-cell table:number-columns-repeated="1018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5250" calcext:value-type="float">
            <text:p>485955250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096" calcext:value-type="float">
            <text:p>1096</text:p>
          </table:table-cell>
          <table:table-cell office:value-type="float" office:value="3863" calcext:value-type="float">
            <text:p>3863</text:p>
          </table:table-cell>
          <table:table-cell table:number-columns-repeated="1019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5254" calcext:value-type="float">
            <text:p>485955254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107" calcext:value-type="float">
            <text:p>1107</text:p>
          </table:table-cell>
          <table:table-cell office:value-type="float" office:value="3901" calcext:value-type="float">
            <text:p>3901</text:p>
          </table:table-cell>
          <table:table-cell table:number-columns-repeated="1019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5254" calcext:value-type="float">
            <text:p>485955254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021" calcext:value-type="float">
            <text:p>1021</text:p>
          </table:table-cell>
          <table:table-cell office:value-type="float" office:value="3916" calcext:value-type="float">
            <text:p>3916</text:p>
          </table:table-cell>
          <table:table-cell table:number-columns-repeated="1019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5254" calcext:value-type="float">
            <text:p>485955254</text:p>
          </table:table-cell>
          <table:table-cell table:number-columns-repeated="3"/>
          <table:table-cell office:value-type="string" calcext:value-type="string">
            <text:p>[312.8, 312.8, 395.6, 309.2]</text:p>
          </table:table-cell>
          <table:table-cell table:number-columns-repeated="1018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5254" calcext:value-type="float">
            <text:p>485955254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107" calcext:value-type="float">
            <text:p>1107</text:p>
          </table:table-cell>
          <table:table-cell office:value-type="float" office:value="3901" calcext:value-type="float">
            <text:p>3901</text:p>
          </table:table-cell>
          <table:table-cell table:number-columns-repeated="1019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5254" calcext:value-type="float">
            <text:p>485955254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021" calcext:value-type="float">
            <text:p>1021</text:p>
          </table:table-cell>
          <table:table-cell office:value-type="float" office:value="3916" calcext:value-type="float">
            <text:p>3916</text:p>
          </table:table-cell>
          <table:table-cell table:number-columns-repeated="1019"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5955254" calcext:value-type="float">
            <text:p>485955254</text:p>
          </table:table-cell>
          <table:table-cell table:number-columns-repeated="3"/>
          <table:table-cell office:value-type="string" calcext:value-type="string">
            <text:p>[312.8, 312.8, 395.6, 309.2]</text:p>
          </table:table-cell>
          <table:table-cell table:number-columns-repeated="1018"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5955258" calcext:value-type="float">
            <text:p>48595525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83" calcext:value-type="float">
            <text:p>883</text:p>
          </table:table-cell>
          <table:table-cell office:value-type="float" office:value="3970" calcext:value-type="float">
            <text:p>3970</text:p>
          </table:table-cell>
          <table:table-cell table:number-columns-repeated="1019"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485955258" calcext:value-type="float">
            <text:p>485955258</text:p>
          </table:table-cell>
          <table:table-cell table:number-columns-repeated="3"/>
          <table:table-cell office:value-type="string" calcext:value-type="string">
            <text:p>[316.4, 314.6, 402.8, 320.0]</text:p>
          </table:table-cell>
          <table:table-cell table:number-columns-repeated="1018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5264" calcext:value-type="float">
            <text:p>485955264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30" calcext:value-type="float">
            <text:p>830</text:p>
          </table:table-cell>
          <table:table-cell office:value-type="float" office:value="3985" calcext:value-type="float">
            <text:p>3985</text:p>
          </table:table-cell>
          <table:table-cell table:number-columns-repeated="1019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5264" calcext:value-type="float">
            <text:p>485955264</text:p>
          </table:table-cell>
          <table:table-cell table:number-columns-repeated="3"/>
          <table:table-cell office:value-type="string" calcext:value-type="string">
            <text:p>[318.2, 316.4, 393.8, 320.0]</text:p>
          </table:table-cell>
          <table:table-cell table:number-columns-repeated="1018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5264" calcext:value-type="float">
            <text:p>485955264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790" calcext:value-type="float">
            <text:p>790</text:p>
          </table:table-cell>
          <table:table-cell office:value-type="float" office:value="4001" calcext:value-type="float">
            <text:p>4001</text:p>
          </table:table-cell>
          <table:table-cell table:number-columns-repeated="1019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5264" calcext:value-type="float">
            <text:p>485955264</text:p>
          </table:table-cell>
          <table:table-cell table:number-columns-repeated="3"/>
          <table:table-cell office:value-type="string" calcext:value-type="string">
            <text:p>[318.2, 316.4, 393.8, 320.0]</text:p>
          </table:table-cell>
          <table:table-cell table:number-columns-repeated="1018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5264" calcext:value-type="float">
            <text:p>485955264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790" calcext:value-type="float">
            <text:p>790</text:p>
          </table:table-cell>
          <table:table-cell office:value-type="float" office:value="4001" calcext:value-type="float">
            <text:p>4001</text:p>
          </table:table-cell>
          <table:table-cell table:number-columns-repeated="101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5268" calcext:value-type="float">
            <text:p>485955268</text:p>
          </table:table-cell>
          <table:table-cell table:number-columns-repeated="3"/>
          <table:table-cell office:value-type="string" calcext:value-type="string">
            <text:p>[312.8, 320.0, 399.2, 321.8]</text:p>
          </table:table-cell>
          <table:table-cell table:number-columns-repeated="1018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5268" calcext:value-type="float">
            <text:p>48595526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07" calcext:value-type="float">
            <text:p>707</text:p>
          </table:table-cell>
          <table:table-cell office:value-type="float" office:value="4044" calcext:value-type="float">
            <text:p>4044</text:p>
          </table:table-cell>
          <table:table-cell table:number-columns-repeated="101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5268" calcext:value-type="float">
            <text:p>485955268</text:p>
          </table:table-cell>
          <table:table-cell table:number-columns-repeated="3"/>
          <table:table-cell office:value-type="string" calcext:value-type="string">
            <text:p>[318.2, 316.4, 401.0, 321.8]</text:p>
          </table:table-cell>
          <table:table-cell table:number-columns-repeated="1018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5268" calcext:value-type="float">
            <text:p>485955268</text:p>
          </table:table-cell>
          <table:table-cell table:number-columns-repeated="3"/>
          <table:table-cell office:value-type="string" calcext:value-type="string">
            <text:p>[312.8, 320.0, 399.2, 321.8]</text:p>
          </table:table-cell>
          <table:table-cell table:number-columns-repeated="1018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5268" calcext:value-type="float">
            <text:p>48595526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07" calcext:value-type="float">
            <text:p>707</text:p>
          </table:table-cell>
          <table:table-cell office:value-type="float" office:value="4044" calcext:value-type="float">
            <text:p>4044</text:p>
          </table:table-cell>
          <table:table-cell table:number-columns-repeated="101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5268" calcext:value-type="float">
            <text:p>485955268</text:p>
          </table:table-cell>
          <table:table-cell table:number-columns-repeated="3"/>
          <table:table-cell office:value-type="string" calcext:value-type="string">
            <text:p>[318.2, 316.4, 401.0, 321.8]</text:p>
          </table:table-cell>
          <table:table-cell table:number-columns-repeated="1018"/>
        </table:table-row>
        <table:table-row table:style-name="ro1">
          <table:table-cell office:value-type="float" office:value="7.93333333333333" calcext:value-type="float">
            <text:p>7.93333333333333</text:p>
          </table:table-cell>
          <table:table-cell office:value-type="float" office:value="485955273" calcext:value-type="float">
            <text:p>48595527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94" calcext:value-type="float">
            <text:p>794</text:p>
          </table:table-cell>
          <table:table-cell office:value-type="float" office:value="4092" calcext:value-type="float">
            <text:p>4092</text:p>
          </table:table-cell>
          <table:table-cell table:number-columns-repeated="1019"/>
        </table:table-row>
        <table:table-row table:style-name="ro1">
          <table:table-cell office:value-type="float" office:value="7.93333333333333" calcext:value-type="float">
            <text:p>7.93333333333333</text:p>
          </table:table-cell>
          <table:table-cell office:value-type="float" office:value="485955273" calcext:value-type="float">
            <text:p>485955273</text:p>
          </table:table-cell>
          <table:table-cell table:number-columns-repeated="3"/>
          <table:table-cell office:value-type="string" calcext:value-type="string">
            <text:p>[318.2, 314.6, 401.0, 321.8]</text:p>
          </table:table-cell>
          <table:table-cell table:number-columns-repeated="1018"/>
        </table:table-row>
        <table:table-row table:style-name="ro1">
          <table:table-cell office:value-type="float" office:value="7.93333333333333" calcext:value-type="float">
            <text:p>7.93333333333333</text:p>
          </table:table-cell>
          <table:table-cell office:value-type="float" office:value="485955273" calcext:value-type="float">
            <text:p>48595527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68" calcext:value-type="float">
            <text:p>868</text:p>
          </table:table-cell>
          <table:table-cell office:value-type="float" office:value="4113" calcext:value-type="float">
            <text:p>4113</text:p>
          </table:table-cell>
          <table:table-cell table:number-columns-repeated="1019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5275" calcext:value-type="float">
            <text:p>485955275</text:p>
          </table:table-cell>
          <table:table-cell table:number-columns-repeated="3"/>
          <table:table-cell office:value-type="string" calcext:value-type="string">
            <text:p>[314.6, 312.8, 401.0, 316.4]</text:p>
          </table:table-cell>
          <table:table-cell table:number-columns-repeated="1018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5275" calcext:value-type="float">
            <text:p>48595527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982" calcext:value-type="float">
            <text:p>982</text:p>
          </table:table-cell>
          <table:table-cell office:value-type="float" office:value="4135" calcext:value-type="float">
            <text:p>4135</text:p>
          </table:table-cell>
          <table:table-cell table:number-columns-repeated="1019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5275" calcext:value-type="float">
            <text:p>485955275</text:p>
          </table:table-cell>
          <table:table-cell table:number-columns-repeated="3"/>
          <table:table-cell office:value-type="string" calcext:value-type="string">
            <text:p>[314.6, 316.4, 397.4, 318.2]</text:p>
          </table:table-cell>
          <table:table-cell table:number-columns-repeated="1018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5275" calcext:value-type="float">
            <text:p>485955275</text:p>
          </table:table-cell>
          <table:table-cell table:number-columns-repeated="3"/>
          <table:table-cell office:value-type="string" calcext:value-type="string">
            <text:p>[314.6, 312.8, 401.0, 316.4]</text:p>
          </table:table-cell>
          <table:table-cell table:number-columns-repeated="1018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5275" calcext:value-type="float">
            <text:p>48595527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982" calcext:value-type="float">
            <text:p>982</text:p>
          </table:table-cell>
          <table:table-cell office:value-type="float" office:value="4135" calcext:value-type="float">
            <text:p>4135</text:p>
          </table:table-cell>
          <table:table-cell table:number-columns-repeated="1019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5275" calcext:value-type="float">
            <text:p>485955275</text:p>
          </table:table-cell>
          <table:table-cell table:number-columns-repeated="3"/>
          <table:table-cell office:value-type="string" calcext:value-type="string">
            <text:p>[314.6, 316.4, 397.4, 318.2]</text:p>
          </table:table-cell>
          <table:table-cell table:number-columns-repeated="1018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5279" calcext:value-type="float">
            <text:p>485955279</text:p>
          </table:table-cell>
          <table:table-cell table:number-columns-repeated="3"/>
          <table:table-cell office:value-type="string" calcext:value-type="string">
            <text:p>[312.8, 320.0, 402.8, 323.6]</text:p>
          </table:table-cell>
          <table:table-cell table:number-columns-repeated="1018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5279" calcext:value-type="float">
            <text:p>48595527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42" calcext:value-type="float">
            <text:p>1042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5279" calcext:value-type="float">
            <text:p>485955279</text:p>
          </table:table-cell>
          <table:table-cell table:number-columns-repeated="3"/>
          <table:table-cell office:value-type="string" calcext:value-type="string">
            <text:p>[316.4, 316.4, 397.4, 318.2]</text:p>
          </table:table-cell>
          <table:table-cell table:number-columns-repeated="1018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5279" calcext:value-type="float">
            <text:p>485955279</text:p>
          </table:table-cell>
          <table:table-cell table:number-columns-repeated="3"/>
          <table:table-cell office:value-type="string" calcext:value-type="string">
            <text:p>[312.8, 320.0, 402.8, 323.6]</text:p>
          </table:table-cell>
          <table:table-cell table:number-columns-repeated="1018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5279" calcext:value-type="float">
            <text:p>48595527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42" calcext:value-type="float">
            <text:p>1042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5279" calcext:value-type="float">
            <text:p>485955279</text:p>
          </table:table-cell>
          <table:table-cell table:number-columns-repeated="3"/>
          <table:table-cell office:value-type="string" calcext:value-type="string">
            <text:p>[316.4, 316.4, 397.4, 318.2]</text:p>
          </table:table-cell>
          <table:table-cell table:number-columns-repeated="1018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5955283" calcext:value-type="float">
            <text:p>48595528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900" calcext:value-type="float">
            <text:p>900</text:p>
          </table:table-cell>
          <table:table-cell office:value-type="float" office:value="4256" calcext:value-type="float">
            <text:p>4256</text:p>
          </table:table-cell>
          <table:table-cell table:number-columns-repeated="1019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5955283" calcext:value-type="float">
            <text:p>485955283</text:p>
          </table:table-cell>
          <table:table-cell table:number-columns-repeated="3"/>
          <table:table-cell office:value-type="string" calcext:value-type="string">
            <text:p>[316.4, 320.0, 397.4, 321.8]</text:p>
          </table:table-cell>
          <table:table-cell table:number-columns-repeated="1018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5955283" calcext:value-type="float">
            <text:p>48595528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846" calcext:value-type="float">
            <text:p>846</text:p>
          </table:table-cell>
          <table:table-cell office:value-type="float" office:value="4271" calcext:value-type="float">
            <text:p>4271</text:p>
          </table:table-cell>
          <table:table-cell table:number-columns-repeated="1019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5955283" calcext:value-type="float">
            <text:p>485955283</text:p>
          </table:table-cell>
          <table:table-cell table:number-columns-repeated="3"/>
          <table:table-cell office:value-type="string" calcext:value-type="string">
            <text:p>[316.4, 320.0, 397.4, 321.8]</text:p>
          </table:table-cell>
          <table:table-cell table:number-columns-repeated="1018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5955283" calcext:value-type="float">
            <text:p>48595528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846" calcext:value-type="float">
            <text:p>846</text:p>
          </table:table-cell>
          <table:table-cell office:value-type="float" office:value="4271" calcext:value-type="float">
            <text:p>4271</text:p>
          </table:table-cell>
          <table:table-cell table:number-columns-repeated="1019"/>
        </table:table-row>
        <table:table-row table:style-name="ro1">
          <table:table-cell office:value-type="float" office:value="8.16666666666667" calcext:value-type="float">
            <text:p>8.16666666666667</text:p>
          </table:table-cell>
          <table:table-cell office:value-type="float" office:value="485955287" calcext:value-type="float">
            <text:p>485955287</text:p>
          </table:table-cell>
          <table:table-cell table:number-columns-repeated="3"/>
          <table:table-cell office:value-type="string" calcext:value-type="string">
            <text:p>[318.2, 318.2, 408.2, 325.4]</text:p>
          </table:table-cell>
          <table:table-cell table:number-columns-repeated="1018"/>
        </table:table-row>
        <table:table-row table:style-name="ro1">
          <table:table-cell office:value-type="float" office:value="8.16666666666667" calcext:value-type="float">
            <text:p>8.16666666666667</text:p>
          </table:table-cell>
          <table:table-cell office:value-type="float" office:value="485955287" calcext:value-type="float">
            <text:p>48595528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25" calcext:value-type="float">
            <text:p>725</text:p>
          </table:table-cell>
          <table:table-cell office:value-type="float" office:value="4315" calcext:value-type="float">
            <text:p>4315</text:p>
          </table:table-cell>
          <table:table-cell table:number-columns-repeated="1019"/>
        </table:table-row>
        <table:table-row table:style-name="ro1">
          <table:table-cell office:value-type="float" office:value="8.16666666666667" calcext:value-type="float">
            <text:p>8.16666666666667</text:p>
          </table:table-cell>
          <table:table-cell office:value-type="float" office:value="485955287" calcext:value-type="float">
            <text:p>485955287</text:p>
          </table:table-cell>
          <table:table-cell table:number-columns-repeated="3"/>
          <table:table-cell office:value-type="string" calcext:value-type="string">
            <text:p>[318.2, 318.2, 408.2, 325.4]</text:p>
          </table:table-cell>
          <table:table-cell table:number-columns-repeated="1018"/>
        </table:table-row>
        <table:table-row table:style-name="ro1">
          <table:table-cell office:value-type="float" office:value="8.16666666666667" calcext:value-type="float">
            <text:p>8.16666666666667</text:p>
          </table:table-cell>
          <table:table-cell office:value-type="float" office:value="485955287" calcext:value-type="float">
            <text:p>48595528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25" calcext:value-type="float">
            <text:p>725</text:p>
          </table:table-cell>
          <table:table-cell office:value-type="float" office:value="4315" calcext:value-type="float">
            <text:p>4315</text:p>
          </table:table-cell>
          <table:table-cell table:number-columns-repeated="1019"/>
        </table:table-row>
        <table:table-row table:style-name="ro1">
          <table:table-cell office:value-type="float" office:value="8.23333333333333" calcext:value-type="float">
            <text:p>8.23333333333333</text:p>
          </table:table-cell>
          <table:table-cell office:value-type="float" office:value="485955291" calcext:value-type="float">
            <text:p>48595529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705" calcext:value-type="float">
            <text:p>705</text:p>
          </table:table-cell>
          <table:table-cell office:value-type="float" office:value="4360" calcext:value-type="float">
            <text:p>4360</text:p>
          </table:table-cell>
          <table:table-cell table:number-columns-repeated="1019"/>
        </table:table-row>
        <table:table-row table:style-name="ro1">
          <table:table-cell office:value-type="float" office:value="8.23333333333333" calcext:value-type="float">
            <text:p>8.23333333333333</text:p>
          </table:table-cell>
          <table:table-cell office:value-type="float" office:value="485955291" calcext:value-type="float">
            <text:p>485955291</text:p>
          </table:table-cell>
          <table:table-cell table:number-columns-repeated="3"/>
          <table:table-cell office:value-type="string" calcext:value-type="string">
            <text:p>[325.4, 320.0, 410.0, 330.8]</text:p>
          </table:table-cell>
          <table:table-cell table:number-columns-repeated="1018"/>
        </table:table-row>
        <table:table-row table:style-name="ro1">
          <table:table-cell office:value-type="float" office:value="8.23333333333333" calcext:value-type="float">
            <text:p>8.23333333333333</text:p>
          </table:table-cell>
          <table:table-cell office:value-type="float" office:value="485955291" calcext:value-type="float">
            <text:p>48595529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722" calcext:value-type="float">
            <text:p>722</text:p>
          </table:table-cell>
          <table:table-cell office:value-type="float" office:value="4375" calcext:value-type="float">
            <text:p>4375</text:p>
          </table:table-cell>
          <table:table-cell table:number-columns-repeated="1019"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485955293" calcext:value-type="float">
            <text:p>485955293</text:p>
          </table:table-cell>
          <table:table-cell table:number-columns-repeated="3"/>
          <table:table-cell office:value-type="string" calcext:value-type="string">
            <text:p>[321.8, 318.2, 406.4, 320.0]</text:p>
          </table:table-cell>
          <table:table-cell table:number-columns-repeated="1018"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485955293" calcext:value-type="float">
            <text:p>48595529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06" calcext:value-type="float">
            <text:p>706</text:p>
          </table:table-cell>
          <table:table-cell office:value-type="float" office:value="4389" calcext:value-type="float">
            <text:p>4389</text:p>
          </table:table-cell>
          <table:table-cell table:number-columns-repeated="1019"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485955293" calcext:value-type="float">
            <text:p>485955293</text:p>
          </table:table-cell>
          <table:table-cell table:number-columns-repeated="3"/>
          <table:table-cell office:value-type="string" calcext:value-type="string">
            <text:p>[321.8, 318.2, 406.4, 320.0]</text:p>
          </table:table-cell>
          <table:table-cell table:number-columns-repeated="1018"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485955293" calcext:value-type="float">
            <text:p>48595529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06" calcext:value-type="float">
            <text:p>706</text:p>
          </table:table-cell>
          <table:table-cell office:value-type="float" office:value="4389" calcext:value-type="float">
            <text:p>4389</text:p>
          </table:table-cell>
          <table:table-cell table:number-columns-repeated="1019"/>
        </table:table-row>
        <table:table-row table:style-name="ro1">
          <table:table-cell office:value-type="float" office:value="8.33333333333333" calcext:value-type="float">
            <text:p>8.33333333333333</text:p>
          </table:table-cell>
          <table:table-cell office:value-type="float" office:value="485955297" calcext:value-type="float">
            <text:p>48595529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19" calcext:value-type="float">
            <text:p>719</text:p>
          </table:table-cell>
          <table:table-cell office:value-type="float" office:value="4437" calcext:value-type="float">
            <text:p>4437</text:p>
          </table:table-cell>
          <table:table-cell table:number-columns-repeated="1019"/>
        </table:table-row>
        <table:table-row table:style-name="ro1">
          <table:table-cell office:value-type="float" office:value="8.33333333333333" calcext:value-type="float">
            <text:p>8.33333333333333</text:p>
          </table:table-cell>
          <table:table-cell office:value-type="float" office:value="485955297" calcext:value-type="float">
            <text:p>485955297</text:p>
          </table:table-cell>
          <table:table-cell table:number-columns-repeated="3"/>
          <table:table-cell office:value-type="string" calcext:value-type="string">
            <text:p>[327.2, 320.0, 411.8, 330.8]</text:p>
          </table:table-cell>
          <table:table-cell table:number-columns-repeated="1018"/>
        </table:table-row>
        <table:table-row table:style-name="ro1">
          <table:table-cell office:value-type="float" office:value="8.33333333333333" calcext:value-type="float">
            <text:p>8.33333333333333</text:p>
          </table:table-cell>
          <table:table-cell office:value-type="float" office:value="485955297" calcext:value-type="float">
            <text:p>485955297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30" calcext:value-type="float">
            <text:p>730</text:p>
          </table:table-cell>
          <table:table-cell office:value-type="float" office:value="4422" calcext:value-type="float">
            <text:p>4422</text:p>
          </table:table-cell>
          <table:table-cell table:number-columns-repeated="1019"/>
        </table:table-row>
        <table:table-row table:style-name="ro1">
          <table:table-cell office:value-type="float" office:value="8.33333333333333" calcext:value-type="float">
            <text:p>8.33333333333333</text:p>
          </table:table-cell>
          <table:table-cell office:value-type="float" office:value="485955297" calcext:value-type="float">
            <text:p>48595529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19" calcext:value-type="float">
            <text:p>719</text:p>
          </table:table-cell>
          <table:table-cell office:value-type="float" office:value="4437" calcext:value-type="float">
            <text:p>4437</text:p>
          </table:table-cell>
          <table:table-cell table:number-columns-repeated="1019"/>
        </table:table-row>
        <table:table-row table:style-name="ro1">
          <table:table-cell office:value-type="float" office:value="8.33333333333333" calcext:value-type="float">
            <text:p>8.33333333333333</text:p>
          </table:table-cell>
          <table:table-cell office:value-type="float" office:value="485955297" calcext:value-type="float">
            <text:p>485955297</text:p>
          </table:table-cell>
          <table:table-cell table:number-columns-repeated="3"/>
          <table:table-cell office:value-type="string" calcext:value-type="string">
            <text:p>[327.2, 320.0, 411.8, 330.8]</text:p>
          </table:table-cell>
          <table:table-cell table:number-columns-repeated="101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85955301" calcext:value-type="float">
            <text:p>485955301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07" calcext:value-type="float">
            <text:p>807</text:p>
          </table:table-cell>
          <table:table-cell office:value-type="float" office:value="4487" calcext:value-type="float">
            <text:p>4487</text:p>
          </table:table-cell>
          <table:table-cell table:number-columns-repeated="1019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85955301" calcext:value-type="float">
            <text:p>485955301</text:p>
          </table:table-cell>
          <table:table-cell table:number-columns-repeated="3"/>
          <table:table-cell office:value-type="string" calcext:value-type="string">
            <text:p>[320.0, 321.8, 404.6, 325.4]</text:p>
          </table:table-cell>
          <table:table-cell table:number-columns-repeated="101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85955301" calcext:value-type="float">
            <text:p>485955301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98" calcext:value-type="float">
            <text:p>798</text:p>
          </table:table-cell>
          <table:table-cell office:value-type="float" office:value="4503" calcext:value-type="float">
            <text:p>4503</text:p>
          </table:table-cell>
          <table:table-cell table:number-columns-repeated="1019"/>
        </table:table-row>
        <table:table-row table:style-name="ro1">
          <table:table-cell office:value-type="float" office:value="8.43333333333333" calcext:value-type="float">
            <text:p>8.43333333333333</text:p>
          </table:table-cell>
          <table:table-cell office:value-type="float" office:value="485955303" calcext:value-type="float">
            <text:p>485955303</text:p>
          </table:table-cell>
          <table:table-cell table:number-columns-repeated="3"/>
          <table:table-cell office:value-type="string" calcext:value-type="string">
            <text:p>[312.8, 316.4, 404.6, 325.4]</text:p>
          </table:table-cell>
          <table:table-cell table:number-columns-repeated="1018"/>
        </table:table-row>
        <table:table-row table:style-name="ro1">
          <table:table-cell office:value-type="float" office:value="8.43333333333333" calcext:value-type="float">
            <text:p>8.43333333333333</text:p>
          </table:table-cell>
          <table:table-cell office:value-type="float" office:value="485955303" calcext:value-type="float">
            <text:p>48595530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64" calcext:value-type="float">
            <text:p>864</text:p>
          </table:table-cell>
          <table:table-cell office:value-type="float" office:value="4524" calcext:value-type="float">
            <text:p>4524</text:p>
          </table:table-cell>
          <table:table-cell table:number-columns-repeated="1019"/>
        </table:table-row>
        <table:table-row table:style-name="ro1">
          <table:table-cell office:value-type="float" office:value="8.43333333333333" calcext:value-type="float">
            <text:p>8.43333333333333</text:p>
          </table:table-cell>
          <table:table-cell office:value-type="float" office:value="485955303" calcext:value-type="float">
            <text:p>485955303</text:p>
          </table:table-cell>
          <table:table-cell table:number-columns-repeated="3"/>
          <table:table-cell office:value-type="string" calcext:value-type="string">
            <text:p>[318.2, 320.0, 404.6, 325.4]</text:p>
          </table:table-cell>
          <table:table-cell table:number-columns-repeated="1018"/>
        </table:table-row>
        <table:table-row table:style-name="ro1">
          <table:table-cell office:value-type="float" office:value="8.43333333333333" calcext:value-type="float">
            <text:p>8.43333333333333</text:p>
          </table:table-cell>
          <table:table-cell office:value-type="float" office:value="485955303" calcext:value-type="float">
            <text:p>485955303</text:p>
          </table:table-cell>
          <table:table-cell table:number-columns-repeated="3"/>
          <table:table-cell office:value-type="string" calcext:value-type="string">
            <text:p>[312.8, 316.4, 404.6, 325.4]</text:p>
          </table:table-cell>
          <table:table-cell table:number-columns-repeated="1018"/>
        </table:table-row>
        <table:table-row table:style-name="ro1">
          <table:table-cell office:value-type="float" office:value="8.43333333333333" calcext:value-type="float">
            <text:p>8.43333333333333</text:p>
          </table:table-cell>
          <table:table-cell office:value-type="float" office:value="485955303" calcext:value-type="float">
            <text:p>48595530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64" calcext:value-type="float">
            <text:p>864</text:p>
          </table:table-cell>
          <table:table-cell office:value-type="float" office:value="4524" calcext:value-type="float">
            <text:p>4524</text:p>
          </table:table-cell>
          <table:table-cell table:number-columns-repeated="1019"/>
        </table:table-row>
        <table:table-row table:style-name="ro1">
          <table:table-cell office:value-type="float" office:value="8.43333333333333" calcext:value-type="float">
            <text:p>8.43333333333333</text:p>
          </table:table-cell>
          <table:table-cell office:value-type="float" office:value="485955303" calcext:value-type="float">
            <text:p>485955303</text:p>
          </table:table-cell>
          <table:table-cell table:number-columns-repeated="3"/>
          <table:table-cell office:value-type="string" calcext:value-type="string">
            <text:p>[318.2, 320.0, 404.6, 325.4]</text:p>
          </table:table-cell>
          <table:table-cell table:number-columns-repeated="1018"/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5955308" calcext:value-type="float">
            <text:p>48595530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960" calcext:value-type="float">
            <text:p>960</text:p>
          </table:table-cell>
          <table:table-cell office:value-type="float" office:value="4574" calcext:value-type="float">
            <text:p>4574</text:p>
          </table:table-cell>
          <table:table-cell table:number-columns-repeated="1019"/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5955308" calcext:value-type="float">
            <text:p>485955308</text:p>
          </table:table-cell>
          <table:table-cell table:number-columns-repeated="3"/>
          <table:table-cell office:value-type="string" calcext:value-type="string">
            <text:p>[321.8, 316.4, 408.2, 327.2]</text:p>
          </table:table-cell>
          <table:table-cell table:number-columns-repeated="1018"/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5955308" calcext:value-type="float">
            <text:p>48595530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968" calcext:value-type="float">
            <text:p>968</text:p>
          </table:table-cell>
          <table:table-cell office:value-type="float" office:value="4597" calcext:value-type="float">
            <text:p>4597</text:p>
          </table:table-cell>
          <table:table-cell table:number-columns-repeated="1019"/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5955308" calcext:value-type="float">
            <text:p>48595530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960" calcext:value-type="float">
            <text:p>960</text:p>
          </table:table-cell>
          <table:table-cell office:value-type="float" office:value="4574" calcext:value-type="float">
            <text:p>4574</text:p>
          </table:table-cell>
          <table:table-cell table:number-columns-repeated="1019"/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5955308" calcext:value-type="float">
            <text:p>485955308</text:p>
          </table:table-cell>
          <table:table-cell table:number-columns-repeated="3"/>
          <table:table-cell office:value-type="string" calcext:value-type="string">
            <text:p>[321.8, 316.4, 408.2, 327.2]</text:p>
          </table:table-cell>
          <table:table-cell table:number-columns-repeated="1018"/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5955308" calcext:value-type="float">
            <text:p>48595530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968" calcext:value-type="float">
            <text:p>968</text:p>
          </table:table-cell>
          <table:table-cell office:value-type="float" office:value="4597" calcext:value-type="float">
            <text:p>4597</text:p>
          </table:table-cell>
          <table:table-cell table:number-columns-repeated="1019"/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485955312" calcext:value-type="float">
            <text:p>485955312</text:p>
          </table:table-cell>
          <table:table-cell table:number-columns-repeated="3"/>
          <table:table-cell office:value-type="string" calcext:value-type="string">
            <text:p>[325.4, 318.2, 410.0, 323.6]</text:p>
          </table:table-cell>
          <table:table-cell table:number-columns-repeated="1018"/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485955312" calcext:value-type="float">
            <text:p>485955312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906" calcext:value-type="float">
            <text:p>906</text:p>
          </table:table-cell>
          <table:table-cell office:value-type="float" office:value="4653" calcext:value-type="float">
            <text:p>4653</text:p>
          </table:table-cell>
          <table:table-cell table:number-columns-repeated="1019"/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485955312" calcext:value-type="float">
            <text:p>485955312</text:p>
          </table:table-cell>
          <table:table-cell table:number-columns-repeated="3"/>
          <table:table-cell office:value-type="string" calcext:value-type="string">
            <text:p>[316.4, 318.2, 406.4, 327.2]</text:p>
          </table:table-cell>
          <table:table-cell table:number-columns-repeated="1018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85955313" calcext:value-type="float">
            <text:p>48595531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91" calcext:value-type="float">
            <text:p>891</text:p>
          </table:table-cell>
          <table:table-cell office:value-type="float" office:value="4671" calcext:value-type="float">
            <text:p>4671</text:p>
          </table:table-cell>
          <table:table-cell table:number-columns-repeated="1019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85955313" calcext:value-type="float">
            <text:p>485955313</text:p>
          </table:table-cell>
          <table:table-cell table:number-columns-repeated="3"/>
          <table:table-cell office:value-type="string" calcext:value-type="string">
            <text:p>[321.8, 320.0, 406.4, 327.2]</text:p>
          </table:table-cell>
          <table:table-cell table:number-columns-repeated="1018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85955313" calcext:value-type="float">
            <text:p>48595531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62" calcext:value-type="float">
            <text:p>862</text:p>
          </table:table-cell>
          <table:table-cell office:value-type="float" office:value="4688" calcext:value-type="float">
            <text:p>4688</text:p>
          </table:table-cell>
          <table:table-cell table:number-columns-repeated="1019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85955313" calcext:value-type="float">
            <text:p>48595531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91" calcext:value-type="float">
            <text:p>891</text:p>
          </table:table-cell>
          <table:table-cell office:value-type="float" office:value="4671" calcext:value-type="float">
            <text:p>4671</text:p>
          </table:table-cell>
          <table:table-cell table:number-columns-repeated="1019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85955313" calcext:value-type="float">
            <text:p>485955313</text:p>
          </table:table-cell>
          <table:table-cell table:number-columns-repeated="3"/>
          <table:table-cell office:value-type="string" calcext:value-type="string">
            <text:p>[321.8, 320.0, 406.4, 327.2]</text:p>
          </table:table-cell>
          <table:table-cell table:number-columns-repeated="1018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85955313" calcext:value-type="float">
            <text:p>48595531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62" calcext:value-type="float">
            <text:p>862</text:p>
          </table:table-cell>
          <table:table-cell office:value-type="float" office:value="4688" calcext:value-type="float">
            <text:p>4688</text:p>
          </table:table-cell>
          <table:table-cell table:number-columns-repeated="1019"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5955318" calcext:value-type="float">
            <text:p>48595531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00" calcext:value-type="float">
            <text:p>800</text:p>
          </table:table-cell>
          <table:table-cell office:value-type="float" office:value="4721" calcext:value-type="float">
            <text:p>4721</text:p>
          </table:table-cell>
          <table:table-cell table:number-columns-repeated="1019"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5955318" calcext:value-type="float">
            <text:p>485955318</text:p>
          </table:table-cell>
          <table:table-cell table:number-columns-repeated="3"/>
          <table:table-cell office:value-type="string" calcext:value-type="string">
            <text:p>[320.0, 320.0, 406.4, 327.2]</text:p>
          </table:table-cell>
          <table:table-cell table:number-columns-repeated="1018"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5955318" calcext:value-type="float">
            <text:p>48595531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93" calcext:value-type="float">
            <text:p>793</text:p>
          </table:table-cell>
          <table:table-cell office:value-type="float" office:value="4733" calcext:value-type="float">
            <text:p>4733</text:p>
          </table:table-cell>
          <table:table-cell table:number-columns-repeated="1019"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5955318" calcext:value-type="float">
            <text:p>485955318</text:p>
          </table:table-cell>
          <table:table-cell table:number-columns-repeated="3"/>
          <table:table-cell office:value-type="string" calcext:value-type="string">
            <text:p>[318.2, 316.4, 408.2, 332.6]</text:p>
          </table:table-cell>
          <table:table-cell table:number-columns-repeated="1018"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5955318" calcext:value-type="float">
            <text:p>48595531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00" calcext:value-type="float">
            <text:p>800</text:p>
          </table:table-cell>
          <table:table-cell office:value-type="float" office:value="4721" calcext:value-type="float">
            <text:p>4721</text:p>
          </table:table-cell>
          <table:table-cell table:number-columns-repeated="1019"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5955318" calcext:value-type="float">
            <text:p>485955318</text:p>
          </table:table-cell>
          <table:table-cell table:number-columns-repeated="3"/>
          <table:table-cell office:value-type="string" calcext:value-type="string">
            <text:p>[320.0, 320.0, 406.4, 327.2]</text:p>
          </table:table-cell>
          <table:table-cell table:number-columns-repeated="1018"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5955318" calcext:value-type="float">
            <text:p>48595531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93" calcext:value-type="float">
            <text:p>793</text:p>
          </table:table-cell>
          <table:table-cell office:value-type="float" office:value="4733" calcext:value-type="float">
            <text:p>4733</text:p>
          </table:table-cell>
          <table:table-cell table:number-columns-repeated="1019"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5955318" calcext:value-type="float">
            <text:p>485955318</text:p>
          </table:table-cell>
          <table:table-cell table:number-columns-repeated="3"/>
          <table:table-cell office:value-type="string" calcext:value-type="string">
            <text:p>[318.2, 316.4, 408.2, 332.6]</text:p>
          </table:table-cell>
          <table:table-cell table:number-columns-repeated="1018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485955322" calcext:value-type="float">
            <text:p>485955322</text:p>
          </table:table-cell>
          <table:table-cell table:number-columns-repeated="3"/>
          <table:table-cell office:value-type="string" calcext:value-type="string">
            <text:p>[325.4, 320.0, 410.0, 325.4]</text:p>
          </table:table-cell>
          <table:table-cell table:number-columns-repeated="1018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485955322" calcext:value-type="float">
            <text:p>48595532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67" calcext:value-type="float">
            <text:p>767</text:p>
          </table:table-cell>
          <table:table-cell office:value-type="float" office:value="4775" calcext:value-type="float">
            <text:p>4775</text:p>
          </table:table-cell>
          <table:table-cell table:number-columns-repeated="1019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485955322" calcext:value-type="float">
            <text:p>485955322</text:p>
          </table:table-cell>
          <table:table-cell table:number-columns-repeated="3"/>
          <table:table-cell office:value-type="string" calcext:value-type="string">
            <text:p>[325.4, 320.0, 410.0, 325.4]</text:p>
          </table:table-cell>
          <table:table-cell table:number-columns-repeated="1018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485955322" calcext:value-type="float">
            <text:p>48595532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67" calcext:value-type="float">
            <text:p>767</text:p>
          </table:table-cell>
          <table:table-cell office:value-type="float" office:value="4775" calcext:value-type="float">
            <text:p>4775</text:p>
          </table:table-cell>
          <table:table-cell table:number-columns-repeated="1019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5330" calcext:value-type="float">
            <text:p>485955330</text:p>
          </table:table-cell>
          <table:table-cell table:number-columns-repeated="3"/>
          <table:table-cell office:value-type="string" calcext:value-type="string">
            <text:p>[323.6, 318.2, 411.8, 329.0]</text:p>
          </table:table-cell>
          <table:table-cell table:number-columns-repeated="1018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5330" calcext:value-type="float">
            <text:p>485955330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26" calcext:value-type="float">
            <text:p>926</text:p>
          </table:table-cell>
          <table:table-cell office:value-type="float" office:value="4844" calcext:value-type="float">
            <text:p>4844</text:p>
          </table:table-cell>
          <table:table-cell table:number-columns-repeated="1019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5330" calcext:value-type="float">
            <text:p>485955330</text:p>
          </table:table-cell>
          <table:table-cell table:number-columns-repeated="3"/>
          <table:table-cell office:value-type="string" calcext:value-type="string">
            <text:p>[318.2, 316.4, 408.2, 323.6]</text:p>
          </table:table-cell>
          <table:table-cell table:number-columns-repeated="1018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5330" calcext:value-type="float">
            <text:p>485955330</text:p>
          </table:table-cell>
          <table:table-cell table:number-columns-repeated="3"/>
          <table:table-cell office:value-type="string" calcext:value-type="string">
            <text:p>[323.6, 318.2, 411.8, 329.0]</text:p>
          </table:table-cell>
          <table:table-cell table:number-columns-repeated="1018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5330" calcext:value-type="float">
            <text:p>485955330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26" calcext:value-type="float">
            <text:p>926</text:p>
          </table:table-cell>
          <table:table-cell office:value-type="float" office:value="4844" calcext:value-type="float">
            <text:p>4844</text:p>
          </table:table-cell>
          <table:table-cell table:number-columns-repeated="1019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5330" calcext:value-type="float">
            <text:p>485955330</text:p>
          </table:table-cell>
          <table:table-cell table:number-columns-repeated="3"/>
          <table:table-cell office:value-type="string" calcext:value-type="string">
            <text:p>[318.2, 316.4, 408.2, 323.6]</text:p>
          </table:table-cell>
          <table:table-cell table:number-columns-repeated="1018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85955334" calcext:value-type="float">
            <text:p>485955334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003" calcext:value-type="float">
            <text:p>1003</text:p>
          </table:table-cell>
          <table:table-cell office:value-type="float" office:value="4899" calcext:value-type="float">
            <text:p>4899</text:p>
          </table:table-cell>
          <table:table-cell table:number-columns-repeated="1019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85955334" calcext:value-type="float">
            <text:p>485955334</text:p>
          </table:table-cell>
          <table:table-cell table:number-columns-repeated="3"/>
          <table:table-cell office:value-type="string" calcext:value-type="string">
            <text:p>[323.6, 318.2, 406.4, 329.0]</text:p>
          </table:table-cell>
          <table:table-cell table:number-columns-repeated="1018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85955334" calcext:value-type="float">
            <text:p>48595533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073" calcext:value-type="float">
            <text:p>1073</text:p>
          </table:table-cell>
          <table:table-cell office:value-type="float" office:value="4919" calcext:value-type="float">
            <text:p>4919</text:p>
          </table:table-cell>
          <table:table-cell table:number-columns-repeated="1019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85955334" calcext:value-type="float">
            <text:p>485955334</text:p>
          </table:table-cell>
          <table:table-cell table:number-columns-repeated="3"/>
          <table:table-cell office:value-type="string" calcext:value-type="string">
            <text:p>[318.2, 316.4, 410.0, 323.6]</text:p>
          </table:table-cell>
          <table:table-cell table:number-columns-repeated="1018"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5955335" calcext:value-type="float">
            <text:p>48595533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065" calcext:value-type="float">
            <text:p>1065</text:p>
          </table:table-cell>
          <table:table-cell office:value-type="float" office:value="4940" calcext:value-type="float">
            <text:p>4940</text:p>
          </table:table-cell>
          <table:table-cell table:number-columns-repeated="1019"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5955335" calcext:value-type="float">
            <text:p>485955335</text:p>
          </table:table-cell>
          <table:table-cell table:number-columns-repeated="3"/>
          <table:table-cell office:value-type="string" calcext:value-type="string">
            <text:p>[323.6, 320.0, 404.6, 325.4]</text:p>
          </table:table-cell>
          <table:table-cell table:number-columns-repeated="1018"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5955335" calcext:value-type="float">
            <text:p>48595533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039" calcext:value-type="float">
            <text:p>1039</text:p>
          </table:table-cell>
          <table:table-cell office:value-type="float" office:value="4960" calcext:value-type="float">
            <text:p>4960</text:p>
          </table:table-cell>
          <table:table-cell table:number-columns-repeated="1019"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5955335" calcext:value-type="float">
            <text:p>48595533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065" calcext:value-type="float">
            <text:p>1065</text:p>
          </table:table-cell>
          <table:table-cell office:value-type="float" office:value="4940" calcext:value-type="float">
            <text:p>4940</text:p>
          </table:table-cell>
          <table:table-cell table:number-columns-repeated="1019"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5955335" calcext:value-type="float">
            <text:p>485955335</text:p>
          </table:table-cell>
          <table:table-cell table:number-columns-repeated="3"/>
          <table:table-cell office:value-type="string" calcext:value-type="string">
            <text:p>[323.6, 320.0, 404.6, 325.4]</text:p>
          </table:table-cell>
          <table:table-cell table:number-columns-repeated="1018"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5955335" calcext:value-type="float">
            <text:p>48595533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039" calcext:value-type="float">
            <text:p>1039</text:p>
          </table:table-cell>
          <table:table-cell office:value-type="float" office:value="4960" calcext:value-type="float">
            <text:p>4960</text:p>
          </table:table-cell>
          <table:table-cell table:number-columns-repeated="1019"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5955339" calcext:value-type="float">
            <text:p>48595533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005" calcext:value-type="float">
            <text:p>1005</text:p>
          </table:table-cell>
          <table:table-cell office:value-type="float" office:value="5006" calcext:value-type="float">
            <text:p>5006</text:p>
          </table:table-cell>
          <table:table-cell table:number-columns-repeated="1019"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5955339" calcext:value-type="float">
            <text:p>485955339</text:p>
          </table:table-cell>
          <table:table-cell table:number-columns-repeated="3"/>
          <table:table-cell office:value-type="string" calcext:value-type="string">
            <text:p>[318.2, 318.2, 408.2, 323.6]</text:p>
          </table:table-cell>
          <table:table-cell table:number-columns-repeated="1018"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5955339" calcext:value-type="float">
            <text:p>48595533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909" calcext:value-type="float">
            <text:p>909</text:p>
          </table:table-cell>
          <table:table-cell office:value-type="float" office:value="5024" calcext:value-type="float">
            <text:p>5024</text:p>
          </table:table-cell>
          <table:table-cell table:number-columns-repeated="1019"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5955339" calcext:value-type="float">
            <text:p>48595533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005" calcext:value-type="float">
            <text:p>1005</text:p>
          </table:table-cell>
          <table:table-cell office:value-type="float" office:value="5006" calcext:value-type="float">
            <text:p>5006</text:p>
          </table:table-cell>
          <table:table-cell table:number-columns-repeated="1019"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5955339" calcext:value-type="float">
            <text:p>485955339</text:p>
          </table:table-cell>
          <table:table-cell table:number-columns-repeated="3"/>
          <table:table-cell office:value-type="string" calcext:value-type="string">
            <text:p>[318.2, 318.2, 408.2, 323.6]</text:p>
          </table:table-cell>
          <table:table-cell table:number-columns-repeated="1018"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5955339" calcext:value-type="float">
            <text:p>48595533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909" calcext:value-type="float">
            <text:p>909</text:p>
          </table:table-cell>
          <table:table-cell office:value-type="float" office:value="5024" calcext:value-type="float">
            <text:p>5024</text:p>
          </table:table-cell>
          <table:table-cell table:number-columns-repeated="1019"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5955344" calcext:value-type="float">
            <text:p>48595534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68" calcext:value-type="float">
            <text:p>768</text:p>
          </table:table-cell>
          <table:table-cell office:value-type="float" office:value="5056" calcext:value-type="float">
            <text:p>5056</text:p>
          </table:table-cell>
          <table:table-cell table:number-columns-repeated="1019"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5955344" calcext:value-type="float">
            <text:p>485955344</text:p>
          </table:table-cell>
          <table:table-cell table:number-columns-repeated="3"/>
          <table:table-cell office:value-type="string" calcext:value-type="string">
            <text:p>[318.2, 318.2, 408.2, 323.6]</text:p>
          </table:table-cell>
          <table:table-cell table:number-columns-repeated="1018"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5955344" calcext:value-type="float">
            <text:p>48595534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11" calcext:value-type="float">
            <text:p>711</text:p>
          </table:table-cell>
          <table:table-cell office:value-type="float" office:value="5067" calcext:value-type="float">
            <text:p>5067</text:p>
          </table:table-cell>
          <table:table-cell table:number-columns-repeated="1019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5955346" calcext:value-type="float">
            <text:p>48595534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08" calcext:value-type="float">
            <text:p>708</text:p>
          </table:table-cell>
          <table:table-cell office:value-type="float" office:value="5082" calcext:value-type="float">
            <text:p>5082</text:p>
          </table:table-cell>
          <table:table-cell table:number-columns-repeated="1019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5955346" calcext:value-type="float">
            <text:p>485955346</text:p>
          </table:table-cell>
          <table:table-cell table:number-columns-repeated="3"/>
          <table:table-cell office:value-type="string" calcext:value-type="string">
            <text:p>[321.8, 318.2, 404.6, 329.0]</text:p>
          </table:table-cell>
          <table:table-cell table:number-columns-repeated="1018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5955346" calcext:value-type="float">
            <text:p>48595534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23" calcext:value-type="float">
            <text:p>723</text:p>
          </table:table-cell>
          <table:table-cell office:value-type="float" office:value="5099" calcext:value-type="float">
            <text:p>5099</text:p>
          </table:table-cell>
          <table:table-cell table:number-columns-repeated="1019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5955346" calcext:value-type="float">
            <text:p>485955346</text:p>
          </table:table-cell>
          <table:table-cell table:number-columns-repeated="3"/>
          <table:table-cell office:value-type="string" calcext:value-type="string">
            <text:p>[314.6, 314.6, 406.4, 325.4]</text:p>
          </table:table-cell>
          <table:table-cell table:number-columns-repeated="1018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5955346" calcext:value-type="float">
            <text:p>48595534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08" calcext:value-type="float">
            <text:p>708</text:p>
          </table:table-cell>
          <table:table-cell office:value-type="float" office:value="5082" calcext:value-type="float">
            <text:p>5082</text:p>
          </table:table-cell>
          <table:table-cell table:number-columns-repeated="1019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5955346" calcext:value-type="float">
            <text:p>485955346</text:p>
          </table:table-cell>
          <table:table-cell table:number-columns-repeated="3"/>
          <table:table-cell office:value-type="string" calcext:value-type="string">
            <text:p>[321.8, 318.2, 404.6, 329.0]</text:p>
          </table:table-cell>
          <table:table-cell table:number-columns-repeated="1018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5955346" calcext:value-type="float">
            <text:p>48595534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23" calcext:value-type="float">
            <text:p>723</text:p>
          </table:table-cell>
          <table:table-cell office:value-type="float" office:value="5099" calcext:value-type="float">
            <text:p>5099</text:p>
          </table:table-cell>
          <table:table-cell table:number-columns-repeated="1019"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85955346" calcext:value-type="float">
            <text:p>485955346</text:p>
          </table:table-cell>
          <table:table-cell table:number-columns-repeated="3"/>
          <table:table-cell office:value-type="string" calcext:value-type="string">
            <text:p>[314.6, 314.6, 406.4, 325.4]</text:p>
          </table:table-cell>
          <table:table-cell table:number-columns-repeated="1018"/>
        </table:table-row>
        <table:table-row table:style-name="ro1">
          <table:table-cell office:value-type="float" office:value="9.21666666666667" calcext:value-type="float">
            <text:p>9.21666666666667</text:p>
          </table:table-cell>
          <table:table-cell office:value-type="float" office:value="485955350" calcext:value-type="float">
            <text:p>485955350</text:p>
          </table:table-cell>
          <table:table-cell table:number-columns-repeated="3"/>
          <table:table-cell office:value-type="string" calcext:value-type="string">
            <text:p>[323.6, 320.0, 415.4, 325.4]</text:p>
          </table:table-cell>
          <table:table-cell table:number-columns-repeated="1018"/>
        </table:table-row>
        <table:table-row table:style-name="ro1">
          <table:table-cell office:value-type="float" office:value="9.21666666666667" calcext:value-type="float">
            <text:p>9.21666666666667</text:p>
          </table:table-cell>
          <table:table-cell office:value-type="float" office:value="485955350" calcext:value-type="float">
            <text:p>48595535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73" calcext:value-type="float">
            <text:p>773</text:p>
          </table:table-cell>
          <table:table-cell office:value-type="float" office:value="5148" calcext:value-type="float">
            <text:p>5148</text:p>
          </table:table-cell>
          <table:table-cell table:number-columns-repeated="1019"/>
        </table:table-row>
        <table:table-row table:style-name="ro1">
          <table:table-cell office:value-type="float" office:value="9.21666666666667" calcext:value-type="float">
            <text:p>9.21666666666667</text:p>
          </table:table-cell>
          <table:table-cell office:value-type="float" office:value="485955350" calcext:value-type="float">
            <text:p>485955350</text:p>
          </table:table-cell>
          <table:table-cell table:number-columns-repeated="3"/>
          <table:table-cell office:value-type="string" calcext:value-type="string">
            <text:p>[323.6, 320.0, 415.4, 325.4]</text:p>
          </table:table-cell>
          <table:table-cell table:number-columns-repeated="1018"/>
        </table:table-row>
        <table:table-row table:style-name="ro1">
          <table:table-cell office:value-type="float" office:value="9.21666666666667" calcext:value-type="float">
            <text:p>9.21666666666667</text:p>
          </table:table-cell>
          <table:table-cell office:value-type="float" office:value="485955350" calcext:value-type="float">
            <text:p>48595535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73" calcext:value-type="float">
            <text:p>773</text:p>
          </table:table-cell>
          <table:table-cell office:value-type="float" office:value="5148" calcext:value-type="float">
            <text:p>5148</text:p>
          </table:table-cell>
          <table:table-cell table:number-columns-repeated="1019"/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485955354" calcext:value-type="float">
            <text:p>48595535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243" calcext:value-type="float">
            <text:p>243</text:p>
          </table:table-cell>
          <table:table-cell office:value-type="float" office:value="5160" calcext:value-type="float">
            <text:p>5160</text:p>
          </table:table-cell>
          <table:table-cell table:number-columns-repeated="1019"/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485955354" calcext:value-type="float">
            <text:p>485955354</text:p>
          </table:table-cell>
          <table:table-cell table:number-columns-repeated="3"/>
          <table:table-cell office:value-type="string" calcext:value-type="string">
            <text:p>[325.4, 316.4, 415.4, 329.0]</text:p>
          </table:table-cell>
          <table:table-cell table:number-columns-repeated="1018"/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485955354" calcext:value-type="float">
            <text:p>485955354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46" calcext:value-type="float">
            <text:p>146</text:p>
          </table:table-cell>
          <table:table-cell office:value-type="float" office:value="5161" calcext:value-type="float">
            <text:p>5161</text:p>
          </table:table-cell>
          <table:table-cell table:number-columns-repeated="1019"/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5955356" calcext:value-type="float">
            <text:p>485955356</text:p>
          </table:table-cell>
          <table:table-cell table:number-columns-repeated="3"/>
          <table:table-cell office:value-type="string" calcext:value-type="string">
            <text:p>[321.8, 320.0, 404.6, 325.4]</text:p>
          </table:table-cell>
          <table:table-cell table:number-columns-repeated="1018"/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5955356" calcext:value-type="float">
            <text:p>48595535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45" calcext:value-type="float">
            <text:p>-45</text:p>
          </table:table-cell>
          <table:table-cell office:value-type="float" office:value="5154" calcext:value-type="float">
            <text:p>5154</text:p>
          </table:table-cell>
          <table:table-cell table:number-columns-repeated="1019"/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5955356" calcext:value-type="float">
            <text:p>485955356</text:p>
          </table:table-cell>
          <table:table-cell table:number-columns-repeated="3"/>
          <table:table-cell office:value-type="string" calcext:value-type="string">
            <text:p>[314.6, 316.4, 408.2, 323.6]</text:p>
          </table:table-cell>
          <table:table-cell table:number-columns-repeated="1018"/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5955356" calcext:value-type="float">
            <text:p>485955356</text:p>
          </table:table-cell>
          <table:table-cell table:number-columns-repeated="3"/>
          <table:table-cell office:value-type="string" calcext:value-type="string">
            <text:p>[321.8, 320.0, 404.6, 325.4]</text:p>
          </table:table-cell>
          <table:table-cell table:number-columns-repeated="1018"/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5955356" calcext:value-type="float">
            <text:p>48595535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45" calcext:value-type="float">
            <text:p>-45</text:p>
          </table:table-cell>
          <table:table-cell office:value-type="float" office:value="5154" calcext:value-type="float">
            <text:p>5154</text:p>
          </table:table-cell>
          <table:table-cell table:number-columns-repeated="1019"/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5955356" calcext:value-type="float">
            <text:p>485955356</text:p>
          </table:table-cell>
          <table:table-cell table:number-columns-repeated="3"/>
          <table:table-cell office:value-type="string" calcext:value-type="string">
            <text:p>[314.6, 316.4, 408.2, 323.6]</text:p>
          </table:table-cell>
          <table:table-cell table:number-columns-repeated="1018"/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5955360" calcext:value-type="float">
            <text:p>485955360</text:p>
          </table:table-cell>
          <table:table-cell table:number-columns-repeated="3"/>
          <table:table-cell office:value-type="string" calcext:value-type="string">
            <text:p>[316.4, 316.4, 408.2, 329.0]</text:p>
          </table:table-cell>
          <table:table-cell table:number-columns-repeated="1018"/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5955360" calcext:value-type="float">
            <text:p>485955360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390" calcext:value-type="float">
            <text:p>-390</text:p>
          </table:table-cell>
          <table:table-cell office:value-type="float" office:value="5121" calcext:value-type="float">
            <text:p>5121</text:p>
          </table:table-cell>
          <table:table-cell table:number-columns-repeated="1019"/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5955360" calcext:value-type="float">
            <text:p>485955360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341" calcext:value-type="float">
            <text:p>-341</text:p>
          </table:table-cell>
          <table:table-cell office:value-type="float" office:value="5131" calcext:value-type="float">
            <text:p>5131</text:p>
          </table:table-cell>
          <table:table-cell table:number-columns-repeated="1019"/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5955360" calcext:value-type="float">
            <text:p>485955360</text:p>
          </table:table-cell>
          <table:table-cell table:number-columns-repeated="3"/>
          <table:table-cell office:value-type="string" calcext:value-type="string">
            <text:p>[316.4, 316.4, 408.2, 329.0]</text:p>
          </table:table-cell>
          <table:table-cell table:number-columns-repeated="1018"/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5955360" calcext:value-type="float">
            <text:p>485955360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390" calcext:value-type="float">
            <text:p>-390</text:p>
          </table:table-cell>
          <table:table-cell office:value-type="float" office:value="5121" calcext:value-type="float">
            <text:p>5121</text:p>
          </table:table-cell>
          <table:table-cell table:number-columns-repeated="1019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5955364" calcext:value-type="float">
            <text:p>485955364</text:p>
          </table:table-cell>
          <table:table-cell table:number-columns-repeated="3"/>
          <table:table-cell office:value-type="string" calcext:value-type="string">
            <text:p>[321.8, 311.0, 404.6, 329.0]</text:p>
          </table:table-cell>
          <table:table-cell table:number-columns-repeated="1018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5955364" calcext:value-type="float">
            <text:p>485955364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66" calcext:value-type="float">
            <text:p>-266</text:p>
          </table:table-cell>
          <table:table-cell office:value-type="float" office:value="5104" calcext:value-type="float">
            <text:p>5104</text:p>
          </table:table-cell>
          <table:table-cell table:number-columns-repeated="1019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5955364" calcext:value-type="float">
            <text:p>485955364</text:p>
          </table:table-cell>
          <table:table-cell table:number-columns-repeated="3"/>
          <table:table-cell office:value-type="string" calcext:value-type="string">
            <text:p>[316.4, 316.4, 408.2, 321.8]</text:p>
          </table:table-cell>
          <table:table-cell table:number-columns-repeated="1018"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5955366" calcext:value-type="float">
            <text:p>48595536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06" calcext:value-type="float">
            <text:p>-106</text:p>
          </table:table-cell>
          <table:table-cell office:value-type="float" office:value="5107" calcext:value-type="float">
            <text:p>5107</text:p>
          </table:table-cell>
          <table:table-cell table:number-columns-repeated="1019"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5955366" calcext:value-type="float">
            <text:p>48595536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52" calcext:value-type="float">
            <text:p>-52</text:p>
          </table:table-cell>
          <table:table-cell office:value-type="float" office:value="5105" calcext:value-type="float">
            <text:p>5105</text:p>
          </table:table-cell>
          <table:table-cell table:number-columns-repeated="1019"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5955366" calcext:value-type="float">
            <text:p>485955366</text:p>
          </table:table-cell>
          <table:table-cell table:number-columns-repeated="3"/>
          <table:table-cell office:value-type="string" calcext:value-type="string">
            <text:p>[318.2, 307.4, 404.6, 323.6]</text:p>
          </table:table-cell>
          <table:table-cell table:number-columns-repeated="1018"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5955366" calcext:value-type="float">
            <text:p>48595536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06" calcext:value-type="float">
            <text:p>-106</text:p>
          </table:table-cell>
          <table:table-cell office:value-type="float" office:value="5107" calcext:value-type="float">
            <text:p>5107</text:p>
          </table:table-cell>
          <table:table-cell table:number-columns-repeated="1019"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5955366" calcext:value-type="float">
            <text:p>48595536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52" calcext:value-type="float">
            <text:p>-52</text:p>
          </table:table-cell>
          <table:table-cell office:value-type="float" office:value="5105" calcext:value-type="float">
            <text:p>5105</text:p>
          </table:table-cell>
          <table:table-cell table:number-columns-repeated="1019"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5955366" calcext:value-type="float">
            <text:p>485955366</text:p>
          </table:table-cell>
          <table:table-cell table:number-columns-repeated="3"/>
          <table:table-cell office:value-type="string" calcext:value-type="string">
            <text:p>[318.2, 307.4, 404.6, 323.6]</text:p>
          </table:table-cell>
          <table:table-cell table:number-columns-repeated="1018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5371" calcext:value-type="float">
            <text:p>485955371</text:p>
          </table:table-cell>
          <table:table-cell table:number-columns-repeated="3"/>
          <table:table-cell office:value-type="string" calcext:value-type="string">
            <text:p>[320.0, 312.8, 406.4, 321.8]</text:p>
          </table:table-cell>
          <table:table-cell table:number-columns-repeated="1018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5371" calcext:value-type="float">
            <text:p>485955371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58" calcext:value-type="float">
            <text:p>158</text:p>
          </table:table-cell>
          <table:table-cell office:value-type="float" office:value="5119" calcext:value-type="float">
            <text:p>5119</text:p>
          </table:table-cell>
          <table:table-cell table:number-columns-repeated="1019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5371" calcext:value-type="float">
            <text:p>485955371</text:p>
          </table:table-cell>
          <table:table-cell table:number-columns-repeated="3"/>
          <table:table-cell office:value-type="string" calcext:value-type="string">
            <text:p>[318.2, 312.8, 406.4, 320.0]</text:p>
          </table:table-cell>
          <table:table-cell table:number-columns-repeated="1018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5371" calcext:value-type="float">
            <text:p>485955371</text:p>
          </table:table-cell>
          <table:table-cell table:number-columns-repeated="3"/>
          <table:table-cell office:value-type="string" calcext:value-type="string">
            <text:p>[320.0, 312.8, 406.4, 321.8]</text:p>
          </table:table-cell>
          <table:table-cell table:number-columns-repeated="1018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5371" calcext:value-type="float">
            <text:p>485955371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58" calcext:value-type="float">
            <text:p>158</text:p>
          </table:table-cell>
          <table:table-cell office:value-type="float" office:value="5119" calcext:value-type="float">
            <text:p>5119</text:p>
          </table:table-cell>
          <table:table-cell table:number-columns-repeated="1019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5371" calcext:value-type="float">
            <text:p>485955371</text:p>
          </table:table-cell>
          <table:table-cell table:number-columns-repeated="3"/>
          <table:table-cell office:value-type="string" calcext:value-type="string">
            <text:p>[318.2, 312.8, 406.4, 320.0]</text:p>
          </table:table-cell>
          <table:table-cell table:number-columns-repeated="1018"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5955375" calcext:value-type="float">
            <text:p>485955375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6" calcext:value-type="float">
            <text:p>-6</text:p>
          </table:table-cell>
          <table:table-cell office:value-type="float" office:value="5117" calcext:value-type="float">
            <text:p>5117</text:p>
          </table:table-cell>
          <table:table-cell table:number-columns-repeated="1019"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5955375" calcext:value-type="float">
            <text:p>485955375</text:p>
          </table:table-cell>
          <table:table-cell table:number-columns-repeated="3"/>
          <table:table-cell office:value-type="string" calcext:value-type="string">
            <text:p>[320.0, 311.0, 408.2, 320.0]</text:p>
          </table:table-cell>
          <table:table-cell table:number-columns-repeated="1018"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5955375" calcext:value-type="float">
            <text:p>485955375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49" calcext:value-type="float">
            <text:p>-49</text:p>
          </table:table-cell>
          <table:table-cell office:value-type="float" office:value="5114" calcext:value-type="float">
            <text:p>5114</text:p>
          </table:table-cell>
          <table:table-cell table:number-columns-repeated="1019"/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5955377" calcext:value-type="float">
            <text:p>485955377</text:p>
          </table:table-cell>
          <table:table-cell table:number-columns-repeated="3"/>
          <table:table-cell office:value-type="string" calcext:value-type="string">
            <text:p>[323.6, 312.8, 408.2, 325.4]</text:p>
          </table:table-cell>
          <table:table-cell table:number-columns-repeated="1018"/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5955377" calcext:value-type="float">
            <text:p>485955377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181" calcext:value-type="float">
            <text:p>-181</text:p>
          </table:table-cell>
          <table:table-cell office:value-type="float" office:value="5107" calcext:value-type="float">
            <text:p>5107</text:p>
          </table:table-cell>
          <table:table-cell table:number-columns-repeated="1019"/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5955377" calcext:value-type="float">
            <text:p>485955377</text:p>
          </table:table-cell>
          <table:table-cell table:number-columns-repeated="3"/>
          <table:table-cell office:value-type="string" calcext:value-type="string">
            <text:p>[312.8, 307.4, 401.0, 318.2]</text:p>
          </table:table-cell>
          <table:table-cell table:number-columns-repeated="1018"/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5955377" calcext:value-type="float">
            <text:p>485955377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267" calcext:value-type="float">
            <text:p>-267</text:p>
          </table:table-cell>
          <table:table-cell office:value-type="float" office:value="5100" calcext:value-type="float">
            <text:p>5100</text:p>
          </table:table-cell>
          <table:table-cell table:number-columns-repeated="1019"/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5955377" calcext:value-type="float">
            <text:p>485955377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181" calcext:value-type="float">
            <text:p>-181</text:p>
          </table:table-cell>
          <table:table-cell office:value-type="float" office:value="5107" calcext:value-type="float">
            <text:p>5107</text:p>
          </table:table-cell>
          <table:table-cell table:number-columns-repeated="1019"/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5955377" calcext:value-type="float">
            <text:p>485955377</text:p>
          </table:table-cell>
          <table:table-cell table:number-columns-repeated="3"/>
          <table:table-cell office:value-type="string" calcext:value-type="string">
            <text:p>[312.8, 307.4, 401.0, 318.2]</text:p>
          </table:table-cell>
          <table:table-cell table:number-columns-repeated="1018"/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5955377" calcext:value-type="float">
            <text:p>485955377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267" calcext:value-type="float">
            <text:p>-267</text:p>
          </table:table-cell>
          <table:table-cell office:value-type="float" office:value="5100" calcext:value-type="float">
            <text:p>5100</text:p>
          </table:table-cell>
          <table:table-cell table:number-columns-repeated="1019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5381" calcext:value-type="float">
            <text:p>485955381</text:p>
          </table:table-cell>
          <table:table-cell table:number-columns-repeated="3"/>
          <table:table-cell office:value-type="string" calcext:value-type="string">
            <text:p>[314.6, 309.2, 399.2, 320.0]</text:p>
          </table:table-cell>
          <table:table-cell table:number-columns-repeated="1018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5381" calcext:value-type="float">
            <text:p>48595538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363" calcext:value-type="float">
            <text:p>-363</text:p>
          </table:table-cell>
          <table:table-cell office:value-type="float" office:value="5076" calcext:value-type="float">
            <text:p>5076</text:p>
          </table:table-cell>
          <table:table-cell table:number-columns-repeated="1019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5381" calcext:value-type="float">
            <text:p>485955381</text:p>
          </table:table-cell>
          <table:table-cell table:number-columns-repeated="3"/>
          <table:table-cell office:value-type="string" calcext:value-type="string">
            <text:p>[312.8, 311.0, 402.8, 323.6]</text:p>
          </table:table-cell>
          <table:table-cell table:number-columns-repeated="1018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5381" calcext:value-type="float">
            <text:p>485955381</text:p>
          </table:table-cell>
          <table:table-cell table:number-columns-repeated="3"/>
          <table:table-cell office:value-type="string" calcext:value-type="string">
            <text:p>[314.6, 309.2, 399.2, 320.0]</text:p>
          </table:table-cell>
          <table:table-cell table:number-columns-repeated="1018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5381" calcext:value-type="float">
            <text:p>48595538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363" calcext:value-type="float">
            <text:p>-363</text:p>
          </table:table-cell>
          <table:table-cell office:value-type="float" office:value="5076" calcext:value-type="float">
            <text:p>5076</text:p>
          </table:table-cell>
          <table:table-cell table:number-columns-repeated="1019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5381" calcext:value-type="float">
            <text:p>485955381</text:p>
          </table:table-cell>
          <table:table-cell table:number-columns-repeated="3"/>
          <table:table-cell office:value-type="string" calcext:value-type="string">
            <text:p>[312.8, 311.0, 402.8, 323.6]</text:p>
          </table:table-cell>
          <table:table-cell table:number-columns-repeated="101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5955385" calcext:value-type="float">
            <text:p>485955385</text:p>
          </table:table-cell>
          <table:table-cell table:number-columns-repeated="3"/>
          <table:table-cell office:value-type="string" calcext:value-type="string">
            <text:p>[312.8, 307.4, 399.2, 320.0]</text:p>
          </table:table-cell>
          <table:table-cell table:number-columns-repeated="101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5955385" calcext:value-type="float">
            <text:p>48595538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277" calcext:value-type="float">
            <text:p>-277</text:p>
          </table:table-cell>
          <table:table-cell office:value-type="float" office:value="5058" calcext:value-type="float">
            <text:p>5058</text:p>
          </table:table-cell>
          <table:table-cell table:number-columns-repeated="1019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5955385" calcext:value-type="float">
            <text:p>485955385</text:p>
          </table:table-cell>
          <table:table-cell table:number-columns-repeated="3"/>
          <table:table-cell office:value-type="string" calcext:value-type="string">
            <text:p>[314.6, 305.6, 404.6, 321.8]</text:p>
          </table:table-cell>
          <table:table-cell table:number-columns-repeated="101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5955385" calcext:value-type="float">
            <text:p>48595538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277" calcext:value-type="float">
            <text:p>-277</text:p>
          </table:table-cell>
          <table:table-cell office:value-type="float" office:value="5058" calcext:value-type="float">
            <text:p>5058</text:p>
          </table:table-cell>
          <table:table-cell table:number-columns-repeated="1019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5955385" calcext:value-type="float">
            <text:p>485955385</text:p>
          </table:table-cell>
          <table:table-cell table:number-columns-repeated="3"/>
          <table:table-cell office:value-type="string" calcext:value-type="string">
            <text:p>[314.6, 305.6, 404.6, 321.8]</text:p>
          </table:table-cell>
          <table:table-cell table:number-columns-repeated="1018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5393" calcext:value-type="float">
            <text:p>48595539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2" calcext:value-type="float">
            <text:p>2</text:p>
          </table:table-cell>
          <table:table-cell office:value-type="float" office:value="5059" calcext:value-type="float">
            <text:p>5059</text:p>
          </table:table-cell>
          <table:table-cell table:number-columns-repeated="1019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5393" calcext:value-type="float">
            <text:p>485955393</text:p>
          </table:table-cell>
          <table:table-cell table:number-columns-repeated="3"/>
          <table:table-cell office:value-type="string" calcext:value-type="string">
            <text:p>[314.6, 303.8, 395.6, 314.6]</text:p>
          </table:table-cell>
          <table:table-cell table:number-columns-repeated="1018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5393" calcext:value-type="float">
            <text:p>48595539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76" calcext:value-type="float">
            <text:p>76</text:p>
          </table:table-cell>
          <table:table-cell office:value-type="float" office:value="5064" calcext:value-type="float">
            <text:p>5064</text:p>
          </table:table-cell>
          <table:table-cell table:number-columns-repeated="1019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5393" calcext:value-type="float">
            <text:p>48595539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2" calcext:value-type="float">
            <text:p>2</text:p>
          </table:table-cell>
          <table:table-cell office:value-type="float" office:value="5059" calcext:value-type="float">
            <text:p>5059</text:p>
          </table:table-cell>
          <table:table-cell table:number-columns-repeated="1019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5393" calcext:value-type="float">
            <text:p>485955393</text:p>
          </table:table-cell>
          <table:table-cell table:number-columns-repeated="3"/>
          <table:table-cell office:value-type="string" calcext:value-type="string">
            <text:p>[314.6, 303.8, 395.6, 314.6]</text:p>
          </table:table-cell>
          <table:table-cell table:number-columns-repeated="1018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5393" calcext:value-type="float">
            <text:p>48595539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76" calcext:value-type="float">
            <text:p>76</text:p>
          </table:table-cell>
          <table:table-cell office:value-type="float" office:value="5064" calcext:value-type="float">
            <text:p>506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955397" calcext:value-type="float">
            <text:p>485955397</text:p>
          </table:table-cell>
          <table:table-cell table:number-columns-repeated="3"/>
          <table:table-cell office:value-type="string" calcext:value-type="string">
            <text:p>[312.8, 307.4, 397.4, 314.6]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955397" calcext:value-type="float">
            <text:p>485955397</text:p>
          </table:table-cell>
          <table:table-cell table:number-columns-repeated="3"/>
          <table:table-cell office:value-type="string" calcext:value-type="string">
            <text:p>[311.0, 303.8, 399.2, 320.0]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955397" calcext:value-type="float">
            <text:p>485955397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40" calcext:value-type="float">
            <text:p>40</text:p>
          </table:table-cell>
          <table:table-cell office:value-type="float" office:value="5068" calcext:value-type="float">
            <text:p>5068</text:p>
          </table:table-cell>
          <table:table-cell table:number-columns-repeated="1019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5399" calcext:value-type="float">
            <text:p>48595539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112" calcext:value-type="float">
            <text:p>-112</text:p>
          </table:table-cell>
          <table:table-cell office:value-type="float" office:value="5062" calcext:value-type="float">
            <text:p>5062</text:p>
          </table:table-cell>
          <table:table-cell table:number-columns-repeated="1019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5399" calcext:value-type="float">
            <text:p>485955399</text:p>
          </table:table-cell>
          <table:table-cell table:number-columns-repeated="3"/>
          <table:table-cell office:value-type="string" calcext:value-type="string">
            <text:p>[307.4, 300.2, 392.0, 318.2]</text:p>
          </table:table-cell>
          <table:table-cell table:number-columns-repeated="1018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5399" calcext:value-type="float">
            <text:p>48595539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117" calcext:value-type="float">
            <text:p>-117</text:p>
          </table:table-cell>
          <table:table-cell office:value-type="float" office:value="5059" calcext:value-type="float">
            <text:p>5059</text:p>
          </table:table-cell>
          <table:table-cell table:number-columns-repeated="1019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5399" calcext:value-type="float">
            <text:p>48595539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112" calcext:value-type="float">
            <text:p>-112</text:p>
          </table:table-cell>
          <table:table-cell office:value-type="float" office:value="5062" calcext:value-type="float">
            <text:p>5062</text:p>
          </table:table-cell>
          <table:table-cell table:number-columns-repeated="1019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5399" calcext:value-type="float">
            <text:p>485955399</text:p>
          </table:table-cell>
          <table:table-cell table:number-columns-repeated="3"/>
          <table:table-cell office:value-type="string" calcext:value-type="string">
            <text:p>[307.4, 300.2, 392.0, 318.2]</text:p>
          </table:table-cell>
          <table:table-cell table:number-columns-repeated="1018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5399" calcext:value-type="float">
            <text:p>485955399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117" calcext:value-type="float">
            <text:p>-117</text:p>
          </table:table-cell>
          <table:table-cell office:value-type="float" office:value="5059" calcext:value-type="float">
            <text:p>5059</text:p>
          </table:table-cell>
          <table:table-cell table:number-columns-repeated="1019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85955403" calcext:value-type="float">
            <text:p>485955403</text:p>
          </table:table-cell>
          <table:table-cell table:number-columns-repeated="3"/>
          <table:table-cell office:value-type="string" calcext:value-type="string">
            <text:p>[303.8, 300.2, 393.8, 316.4]</text:p>
          </table:table-cell>
          <table:table-cell table:number-columns-repeated="1018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85955403" calcext:value-type="float">
            <text:p>48595540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280" calcext:value-type="float">
            <text:p>-280</text:p>
          </table:table-cell>
          <table:table-cell office:value-type="float" office:value="5041" calcext:value-type="float">
            <text:p>5041</text:p>
          </table:table-cell>
          <table:table-cell table:number-columns-repeated="1019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85955403" calcext:value-type="float">
            <text:p>485955403</text:p>
          </table:table-cell>
          <table:table-cell table:number-columns-repeated="3"/>
          <table:table-cell office:value-type="string" calcext:value-type="string">
            <text:p>[303.8, 300.2, 393.8, 316.4]</text:p>
          </table:table-cell>
          <table:table-cell table:number-columns-repeated="1018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85955403" calcext:value-type="float">
            <text:p>48595540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280" calcext:value-type="float">
            <text:p>-280</text:p>
          </table:table-cell>
          <table:table-cell office:value-type="float" office:value="5041" calcext:value-type="float">
            <text:p>5041</text:p>
          </table:table-cell>
          <table:table-cell table:number-columns-repeated="1019"/>
        </table:table-row>
        <table:table-row table:style-name="ro1">
          <table:table-cell office:value-type="float" office:value="10.1666666666667" calcext:value-type="float">
            <text:p>10.1666666666667</text:p>
          </table:table-cell>
          <table:table-cell office:value-type="float" office:value="485955407" calcext:value-type="float">
            <text:p>485955407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270" calcext:value-type="float">
            <text:p>-270</text:p>
          </table:table-cell>
          <table:table-cell office:value-type="float" office:value="5025" calcext:value-type="float">
            <text:p>5025</text:p>
          </table:table-cell>
          <table:table-cell table:number-columns-repeated="1019"/>
        </table:table-row>
        <table:table-row table:style-name="ro1">
          <table:table-cell office:value-type="float" office:value="10.1666666666667" calcext:value-type="float">
            <text:p>10.1666666666667</text:p>
          </table:table-cell>
          <table:table-cell office:value-type="float" office:value="485955407" calcext:value-type="float">
            <text:p>485955407</text:p>
          </table:table-cell>
          <table:table-cell table:number-columns-repeated="3"/>
          <table:table-cell office:value-type="string" calcext:value-type="string">
            <text:p>[309.2, 298.4, 395.6, 318.2]</text:p>
          </table:table-cell>
          <table:table-cell table:number-columns-repeated="1018"/>
        </table:table-row>
        <table:table-row table:style-name="ro1">
          <table:table-cell office:value-type="float" office:value="10.1666666666667" calcext:value-type="float">
            <text:p>10.1666666666667</text:p>
          </table:table-cell>
          <table:table-cell office:value-type="float" office:value="485955407" calcext:value-type="float">
            <text:p>485955407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538" calcext:value-type="float">
            <text:p>-538</text:p>
          </table:table-cell>
          <table:table-cell office:value-type="float" office:value="5006" calcext:value-type="float">
            <text:p>5006</text:p>
          </table:table-cell>
          <table:table-cell table:number-columns-repeated="1019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5955409" calcext:value-type="float">
            <text:p>485955409</text:p>
          </table:table-cell>
          <table:table-cell table:number-columns-repeated="3"/>
          <table:table-cell office:value-type="string" calcext:value-type="string">
            <text:p>[307.4, 296.6, 392.0, 311.0]</text:p>
          </table:table-cell>
          <table:table-cell table:number-columns-repeated="1018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5955409" calcext:value-type="float">
            <text:p>485955409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537" calcext:value-type="float">
            <text:p>-537</text:p>
          </table:table-cell>
          <table:table-cell office:value-type="float" office:value="4999" calcext:value-type="float">
            <text:p>4999</text:p>
          </table:table-cell>
          <table:table-cell table:number-columns-repeated="1019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5955409" calcext:value-type="float">
            <text:p>485955409</text:p>
          </table:table-cell>
          <table:table-cell table:number-columns-repeated="3"/>
          <table:table-cell office:value-type="string" calcext:value-type="string">
            <text:p>[307.4, 293.0, 390.2, 314.6]</text:p>
          </table:table-cell>
          <table:table-cell table:number-columns-repeated="1018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5955409" calcext:value-type="float">
            <text:p>485955409</text:p>
          </table:table-cell>
          <table:table-cell table:number-columns-repeated="3"/>
          <table:table-cell office:value-type="string" calcext:value-type="string">
            <text:p>[307.4, 296.6, 392.0, 311.0]</text:p>
          </table:table-cell>
          <table:table-cell table:number-columns-repeated="1018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5955409" calcext:value-type="float">
            <text:p>485955409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537" calcext:value-type="float">
            <text:p>-537</text:p>
          </table:table-cell>
          <table:table-cell office:value-type="float" office:value="4999" calcext:value-type="float">
            <text:p>4999</text:p>
          </table:table-cell>
          <table:table-cell table:number-columns-repeated="1019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85955409" calcext:value-type="float">
            <text:p>485955409</text:p>
          </table:table-cell>
          <table:table-cell table:number-columns-repeated="3"/>
          <table:table-cell office:value-type="string" calcext:value-type="string">
            <text:p>[307.4, 293.0, 390.2, 314.6]</text:p>
          </table:table-cell>
          <table:table-cell table:number-columns-repeated="1018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5414" calcext:value-type="float">
            <text:p>485955414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490" calcext:value-type="float">
            <text:p>-490</text:p>
          </table:table-cell>
          <table:table-cell office:value-type="float" office:value="4977" calcext:value-type="float">
            <text:p>4977</text:p>
          </table:table-cell>
          <table:table-cell table:number-columns-repeated="1019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5414" calcext:value-type="float">
            <text:p>485955414</text:p>
          </table:table-cell>
          <table:table-cell table:number-columns-repeated="3"/>
          <table:table-cell office:value-type="string" calcext:value-type="string">
            <text:p>[305.6, 294.8, 386.6, 314.6]</text:p>
          </table:table-cell>
          <table:table-cell table:number-columns-repeated="1018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5414" calcext:value-type="float">
            <text:p>485955414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229" calcext:value-type="float">
            <text:p>-229</text:p>
          </table:table-cell>
          <table:table-cell office:value-type="float" office:value="4979" calcext:value-type="float">
            <text:p>4979</text:p>
          </table:table-cell>
          <table:table-cell table:number-columns-repeated="1019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5414" calcext:value-type="float">
            <text:p>485955414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490" calcext:value-type="float">
            <text:p>-490</text:p>
          </table:table-cell>
          <table:table-cell office:value-type="float" office:value="4977" calcext:value-type="float">
            <text:p>4977</text:p>
          </table:table-cell>
          <table:table-cell table:number-columns-repeated="1019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5414" calcext:value-type="float">
            <text:p>485955414</text:p>
          </table:table-cell>
          <table:table-cell table:number-columns-repeated="3"/>
          <table:table-cell office:value-type="string" calcext:value-type="string">
            <text:p>[305.6, 294.8, 386.6, 314.6]</text:p>
          </table:table-cell>
          <table:table-cell table:number-columns-repeated="1018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5414" calcext:value-type="float">
            <text:p>485955414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229" calcext:value-type="float">
            <text:p>-229</text:p>
          </table:table-cell>
          <table:table-cell office:value-type="float" office:value="4979" calcext:value-type="float">
            <text:p>4979</text:p>
          </table:table-cell>
          <table:table-cell table:number-columns-repeated="1019"/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5955417" calcext:value-type="float">
            <text:p>485955417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96" calcext:value-type="float">
            <text:p>-96</text:p>
          </table:table-cell>
          <table:table-cell office:value-type="float" office:value="4974" calcext:value-type="float">
            <text:p>4974</text:p>
          </table:table-cell>
          <table:table-cell table:number-columns-repeated="1019"/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5955417" calcext:value-type="float">
            <text:p>485955417</text:p>
          </table:table-cell>
          <table:table-cell table:number-columns-repeated="3"/>
          <table:table-cell office:value-type="string" calcext:value-type="string">
            <text:p>[300.2, 294.8, 381.2, 309.2]</text:p>
          </table:table-cell>
          <table:table-cell table:number-columns-repeated="1018"/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485955420" calcext:value-type="float">
            <text:p>48595542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269" calcext:value-type="float">
            <text:p>-269</text:p>
          </table:table-cell>
          <table:table-cell office:value-type="float" office:value="4965" calcext:value-type="float">
            <text:p>4965</text:p>
          </table:table-cell>
          <table:table-cell table:number-columns-repeated="1019"/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485955420" calcext:value-type="float">
            <text:p>485955420</text:p>
          </table:table-cell>
          <table:table-cell table:number-columns-repeated="3"/>
          <table:table-cell office:value-type="string" calcext:value-type="string">
            <text:p>[298.4, 293.0, 384.8, 309.2]</text:p>
          </table:table-cell>
          <table:table-cell table:number-columns-repeated="1018"/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485955420" calcext:value-type="float">
            <text:p>48595542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58" calcext:value-type="float">
            <text:p>-158</text:p>
          </table:table-cell>
          <table:table-cell office:value-type="float" office:value="4965" calcext:value-type="float">
            <text:p>4965</text:p>
          </table:table-cell>
          <table:table-cell table:number-columns-repeated="1019"/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485955420" calcext:value-type="float">
            <text:p>48595542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269" calcext:value-type="float">
            <text:p>-269</text:p>
          </table:table-cell>
          <table:table-cell office:value-type="float" office:value="4965" calcext:value-type="float">
            <text:p>4965</text:p>
          </table:table-cell>
          <table:table-cell table:number-columns-repeated="1019"/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485955420" calcext:value-type="float">
            <text:p>485955420</text:p>
          </table:table-cell>
          <table:table-cell table:number-columns-repeated="3"/>
          <table:table-cell office:value-type="string" calcext:value-type="string">
            <text:p>[298.4, 293.0, 384.8, 309.2]</text:p>
          </table:table-cell>
          <table:table-cell table:number-columns-repeated="1018"/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485955420" calcext:value-type="float">
            <text:p>48595542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58" calcext:value-type="float">
            <text:p>-158</text:p>
          </table:table-cell>
          <table:table-cell office:value-type="float" office:value="4965" calcext:value-type="float">
            <text:p>4965</text:p>
          </table:table-cell>
          <table:table-cell table:number-columns-repeated="1019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5955424" calcext:value-type="float">
            <text:p>485955424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05" calcext:value-type="float">
            <text:p>-105</text:p>
          </table:table-cell>
          <table:table-cell office:value-type="float" office:value="4957" calcext:value-type="float">
            <text:p>4957</text:p>
          </table:table-cell>
          <table:table-cell table:number-columns-repeated="1019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5955424" calcext:value-type="float">
            <text:p>485955424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26" calcext:value-type="float">
            <text:p>-226</text:p>
          </table:table-cell>
          <table:table-cell office:value-type="float" office:value="4952" calcext:value-type="float">
            <text:p>4952</text:p>
          </table:table-cell>
          <table:table-cell table:number-columns-repeated="1019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5955424" calcext:value-type="float">
            <text:p>485955424</text:p>
          </table:table-cell>
          <table:table-cell table:number-columns-repeated="3"/>
          <table:table-cell office:value-type="string" calcext:value-type="string">
            <text:p>[294.8, 287.6, 374.0, 305.6]</text:p>
          </table:table-cell>
          <table:table-cell table:number-columns-repeated="1018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5955424" calcext:value-type="float">
            <text:p>485955424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05" calcext:value-type="float">
            <text:p>-105</text:p>
          </table:table-cell>
          <table:table-cell office:value-type="float" office:value="4957" calcext:value-type="float">
            <text:p>4957</text:p>
          </table:table-cell>
          <table:table-cell table:number-columns-repeated="1019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5955424" calcext:value-type="float">
            <text:p>485955424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26" calcext:value-type="float">
            <text:p>-226</text:p>
          </table:table-cell>
          <table:table-cell office:value-type="float" office:value="4952" calcext:value-type="float">
            <text:p>4952</text:p>
          </table:table-cell>
          <table:table-cell table:number-columns-repeated="1019"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5955424" calcext:value-type="float">
            <text:p>485955424</text:p>
          </table:table-cell>
          <table:table-cell table:number-columns-repeated="3"/>
          <table:table-cell office:value-type="string" calcext:value-type="string">
            <text:p>[294.8, 287.6, 374.0, 305.6]</text:p>
          </table:table-cell>
          <table:table-cell table:number-columns-repeated="1018"/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5955428" calcext:value-type="float">
            <text:p>485955428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89" calcext:value-type="float">
            <text:p>-489</text:p>
          </table:table-cell>
          <table:table-cell office:value-type="float" office:value="4919" calcext:value-type="float">
            <text:p>4919</text:p>
          </table:table-cell>
          <table:table-cell table:number-columns-repeated="1019"/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5955428" calcext:value-type="float">
            <text:p>485955428</text:p>
          </table:table-cell>
          <table:table-cell table:number-columns-repeated="3"/>
          <table:table-cell office:value-type="string" calcext:value-type="string">
            <text:p>[298.4, 293.0, 379.4, 303.8]</text:p>
          </table:table-cell>
          <table:table-cell table:number-columns-repeated="1018"/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5955428" calcext:value-type="float">
            <text:p>485955428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89" calcext:value-type="float">
            <text:p>-489</text:p>
          </table:table-cell>
          <table:table-cell office:value-type="float" office:value="4919" calcext:value-type="float">
            <text:p>4919</text:p>
          </table:table-cell>
          <table:table-cell table:number-columns-repeated="1019"/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5955428" calcext:value-type="float">
            <text:p>485955428</text:p>
          </table:table-cell>
          <table:table-cell table:number-columns-repeated="3"/>
          <table:table-cell office:value-type="string" calcext:value-type="string">
            <text:p>[298.4, 293.0, 379.4, 303.8]</text:p>
          </table:table-cell>
          <table:table-cell table:number-columns-repeated="1018"/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5955431" calcext:value-type="float">
            <text:p>485955431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427" calcext:value-type="float">
            <text:p>-427</text:p>
          </table:table-cell>
          <table:table-cell office:value-type="float" office:value="4890" calcext:value-type="float">
            <text:p>4890</text:p>
          </table:table-cell>
          <table:table-cell table:number-columns-repeated="1019"/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5955431" calcext:value-type="float">
            <text:p>485955431</text:p>
          </table:table-cell>
          <table:table-cell table:number-columns-repeated="3"/>
          <table:table-cell office:value-type="string" calcext:value-type="string">
            <text:p>[289.4, 289.4, 374.0, 300.2]</text:p>
          </table:table-cell>
          <table:table-cell table:number-columns-repeated="1018"/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5955431" calcext:value-type="float">
            <text:p>48595543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15" calcext:value-type="float">
            <text:p>-415</text:p>
          </table:table-cell>
          <table:table-cell office:value-type="float" office:value="4882" calcext:value-type="float">
            <text:p>4882</text:p>
          </table:table-cell>
          <table:table-cell table:number-columns-repeated="1019"/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5955431" calcext:value-type="float">
            <text:p>485955431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427" calcext:value-type="float">
            <text:p>-427</text:p>
          </table:table-cell>
          <table:table-cell office:value-type="float" office:value="4890" calcext:value-type="float">
            <text:p>4890</text:p>
          </table:table-cell>
          <table:table-cell table:number-columns-repeated="1019"/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5955431" calcext:value-type="float">
            <text:p>485955431</text:p>
          </table:table-cell>
          <table:table-cell table:number-columns-repeated="3"/>
          <table:table-cell office:value-type="string" calcext:value-type="string">
            <text:p>[289.4, 289.4, 374.0, 300.2]</text:p>
          </table:table-cell>
          <table:table-cell table:number-columns-repeated="1018"/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5955431" calcext:value-type="float">
            <text:p>48595543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15" calcext:value-type="float">
            <text:p>-415</text:p>
          </table:table-cell>
          <table:table-cell office:value-type="float" office:value="4882" calcext:value-type="float">
            <text:p>4882</text:p>
          </table:table-cell>
          <table:table-cell table:number-columns-repeated="1019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5436" calcext:value-type="float">
            <text:p>485955436</text:p>
          </table:table-cell>
          <table:table-cell table:number-columns-repeated="3"/>
          <table:table-cell office:value-type="string" calcext:value-type="string">
            <text:p>[287.6, 285.8, 368.6, 298.4]</text:p>
          </table:table-cell>
          <table:table-cell table:number-columns-repeated="1018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5436" calcext:value-type="float">
            <text:p>485955436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29" calcext:value-type="float">
            <text:p>-429</text:p>
          </table:table-cell>
          <table:table-cell office:value-type="float" office:value="4863" calcext:value-type="float">
            <text:p>4863</text:p>
          </table:table-cell>
          <table:table-cell table:number-columns-repeated="1019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5436" calcext:value-type="float">
            <text:p>485955436</text:p>
          </table:table-cell>
          <table:table-cell table:number-columns-repeated="3"/>
          <table:table-cell office:value-type="string" calcext:value-type="string">
            <text:p>[291.2, 289.4, 368.6, 302.0]</text:p>
          </table:table-cell>
          <table:table-cell table:number-columns-repeated="1018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5436" calcext:value-type="float">
            <text:p>485955436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95" calcext:value-type="float">
            <text:p>-495</text:p>
          </table:table-cell>
          <table:table-cell office:value-type="float" office:value="4851" calcext:value-type="float">
            <text:p>4851</text:p>
          </table:table-cell>
          <table:table-cell table:number-columns-repeated="1019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5436" calcext:value-type="float">
            <text:p>485955436</text:p>
          </table:table-cell>
          <table:table-cell table:number-columns-repeated="3"/>
          <table:table-cell office:value-type="string" calcext:value-type="string">
            <text:p>[287.6, 285.8, 368.6, 298.4]</text:p>
          </table:table-cell>
          <table:table-cell table:number-columns-repeated="1018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5436" calcext:value-type="float">
            <text:p>485955436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29" calcext:value-type="float">
            <text:p>-429</text:p>
          </table:table-cell>
          <table:table-cell office:value-type="float" office:value="4863" calcext:value-type="float">
            <text:p>4863</text:p>
          </table:table-cell>
          <table:table-cell table:number-columns-repeated="1019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5436" calcext:value-type="float">
            <text:p>485955436</text:p>
          </table:table-cell>
          <table:table-cell table:number-columns-repeated="3"/>
          <table:table-cell office:value-type="string" calcext:value-type="string">
            <text:p>[291.2, 289.4, 368.6, 302.0]</text:p>
          </table:table-cell>
          <table:table-cell table:number-columns-repeated="1018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5436" calcext:value-type="float">
            <text:p>485955436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95" calcext:value-type="float">
            <text:p>-495</text:p>
          </table:table-cell>
          <table:table-cell office:value-type="float" office:value="4851" calcext:value-type="float">
            <text:p>4851</text:p>
          </table:table-cell>
          <table:table-cell table:number-columns-repeated="1019"/>
        </table:table-row>
        <table:table-row table:style-name="ro1">
          <table:table-cell office:value-type="float" office:value="10.7166666666667" calcext:value-type="float">
            <text:p>10.7166666666667</text:p>
          </table:table-cell>
          <table:table-cell office:value-type="float" office:value="485955440" calcext:value-type="float">
            <text:p>485955440</text:p>
          </table:table-cell>
          <table:table-cell table:number-columns-repeated="3"/>
          <table:table-cell office:value-type="string" calcext:value-type="string">
            <text:p>[293.0, 291.2, 375.8, 302.0]</text:p>
          </table:table-cell>
          <table:table-cell table:number-columns-repeated="1018"/>
        </table:table-row>
        <table:table-row table:style-name="ro1">
          <table:table-cell office:value-type="float" office:value="10.7166666666667" calcext:value-type="float">
            <text:p>10.7166666666667</text:p>
          </table:table-cell>
          <table:table-cell office:value-type="float" office:value="485955440" calcext:value-type="float">
            <text:p>485955440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463" calcext:value-type="float">
            <text:p>-463</text:p>
          </table:table-cell>
          <table:table-cell office:value-type="float" office:value="4817" calcext:value-type="float">
            <text:p>4817</text:p>
          </table:table-cell>
          <table:table-cell table:number-columns-repeated="1019"/>
        </table:table-row>
        <table:table-row table:style-name="ro1">
          <table:table-cell office:value-type="float" office:value="10.7166666666667" calcext:value-type="float">
            <text:p>10.7166666666667</text:p>
          </table:table-cell>
          <table:table-cell office:value-type="float" office:value="485955440" calcext:value-type="float">
            <text:p>485955440</text:p>
          </table:table-cell>
          <table:table-cell table:number-columns-repeated="3"/>
          <table:table-cell office:value-type="string" calcext:value-type="string">
            <text:p>[293.0, 289.4, 368.6, 296.6]</text:p>
          </table:table-cell>
          <table:table-cell table:number-columns-repeated="1018"/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5955441" calcext:value-type="float">
            <text:p>485955441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531" calcext:value-type="float">
            <text:p>-531</text:p>
          </table:table-cell>
          <table:table-cell office:value-type="float" office:value="4804" calcext:value-type="float">
            <text:p>4804</text:p>
          </table:table-cell>
          <table:table-cell table:number-columns-repeated="1019"/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5955441" calcext:value-type="float">
            <text:p>485955441</text:p>
          </table:table-cell>
          <table:table-cell table:number-columns-repeated="3"/>
          <table:table-cell office:value-type="string" calcext:value-type="string">
            <text:p>[291.2, 285.8, 368.6, 296.6]</text:p>
          </table:table-cell>
          <table:table-cell table:number-columns-repeated="1018"/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5955441" calcext:value-type="float">
            <text:p>48595544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521" calcext:value-type="float">
            <text:p>-521</text:p>
          </table:table-cell>
          <table:table-cell office:value-type="float" office:value="4793" calcext:value-type="float">
            <text:p>4793</text:p>
          </table:table-cell>
          <table:table-cell table:number-columns-repeated="1019"/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5955441" calcext:value-type="float">
            <text:p>485955441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531" calcext:value-type="float">
            <text:p>-531</text:p>
          </table:table-cell>
          <table:table-cell office:value-type="float" office:value="4804" calcext:value-type="float">
            <text:p>4804</text:p>
          </table:table-cell>
          <table:table-cell table:number-columns-repeated="1019"/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5955441" calcext:value-type="float">
            <text:p>485955441</text:p>
          </table:table-cell>
          <table:table-cell table:number-columns-repeated="3"/>
          <table:table-cell office:value-type="string" calcext:value-type="string">
            <text:p>[291.2, 285.8, 368.6, 296.6]</text:p>
          </table:table-cell>
          <table:table-cell table:number-columns-repeated="1018"/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5955441" calcext:value-type="float">
            <text:p>48595544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521" calcext:value-type="float">
            <text:p>-521</text:p>
          </table:table-cell>
          <table:table-cell office:value-type="float" office:value="4793" calcext:value-type="float">
            <text:p>4793</text:p>
          </table:table-cell>
          <table:table-cell table:number-columns-repeated="1019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5446" calcext:value-type="float">
            <text:p>485955446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540" calcext:value-type="float">
            <text:p>-540</text:p>
          </table:table-cell>
          <table:table-cell office:value-type="float" office:value="4769" calcext:value-type="float">
            <text:p>4769</text:p>
          </table:table-cell>
          <table:table-cell table:number-columns-repeated="1019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5446" calcext:value-type="float">
            <text:p>485955446</text:p>
          </table:table-cell>
          <table:table-cell table:number-columns-repeated="3"/>
          <table:table-cell office:value-type="string" calcext:value-type="string">
            <text:p>[287.6, 282.2, 363.2, 298.4]</text:p>
          </table:table-cell>
          <table:table-cell table:number-columns-repeated="1018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5446" calcext:value-type="float">
            <text:p>485955446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491" calcext:value-type="float">
            <text:p>-491</text:p>
          </table:table-cell>
          <table:table-cell office:value-type="float" office:value="4759" calcext:value-type="float">
            <text:p>4759</text:p>
          </table:table-cell>
          <table:table-cell table:number-columns-repeated="1019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5446" calcext:value-type="float">
            <text:p>485955446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540" calcext:value-type="float">
            <text:p>-540</text:p>
          </table:table-cell>
          <table:table-cell office:value-type="float" office:value="4769" calcext:value-type="float">
            <text:p>4769</text:p>
          </table:table-cell>
          <table:table-cell table:number-columns-repeated="1019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5446" calcext:value-type="float">
            <text:p>485955446</text:p>
          </table:table-cell>
          <table:table-cell table:number-columns-repeated="3"/>
          <table:table-cell office:value-type="string" calcext:value-type="string">
            <text:p>[287.6, 282.2, 363.2, 298.4]</text:p>
          </table:table-cell>
          <table:table-cell table:number-columns-repeated="1018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5446" calcext:value-type="float">
            <text:p>485955446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491" calcext:value-type="float">
            <text:p>-491</text:p>
          </table:table-cell>
          <table:table-cell office:value-type="float" office:value="4759" calcext:value-type="float">
            <text:p>4759</text:p>
          </table:table-cell>
          <table:table-cell table:number-columns-repeated="1019"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5955450" calcext:value-type="float">
            <text:p>485955450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520" calcext:value-type="float">
            <text:p>-520</text:p>
          </table:table-cell>
          <table:table-cell office:value-type="float" office:value="4727" calcext:value-type="float">
            <text:p>4727</text:p>
          </table:table-cell>
          <table:table-cell table:number-columns-repeated="1019"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5955450" calcext:value-type="float">
            <text:p>485955450</text:p>
          </table:table-cell>
          <table:table-cell table:number-columns-repeated="3"/>
          <table:table-cell office:value-type="string" calcext:value-type="string">
            <text:p>[280.4, 282.2, 363.2, 296.6]</text:p>
          </table:table-cell>
          <table:table-cell table:number-columns-repeated="1018"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5955450" calcext:value-type="float">
            <text:p>485955450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561" calcext:value-type="float">
            <text:p>-561</text:p>
          </table:table-cell>
          <table:table-cell office:value-type="float" office:value="4714" calcext:value-type="float">
            <text:p>4714</text:p>
          </table:table-cell>
          <table:table-cell table:number-columns-repeated="1019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5456" calcext:value-type="float">
            <text:p>485955456</text:p>
          </table:table-cell>
          <table:table-cell table:number-columns-repeated="3"/>
          <table:table-cell office:value-type="string" calcext:value-type="string">
            <text:p>[289.4, 280.4, 357.8, 294.8]</text:p>
          </table:table-cell>
          <table:table-cell table:number-columns-repeated="1018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5456" calcext:value-type="float">
            <text:p>485955456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563" calcext:value-type="float">
            <text:p>-563</text:p>
          </table:table-cell>
          <table:table-cell office:value-type="float" office:value="4703" calcext:value-type="float">
            <text:p>4703</text:p>
          </table:table-cell>
          <table:table-cell table:number-columns-repeated="1019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5456" calcext:value-type="float">
            <text:p>485955456</text:p>
          </table:table-cell>
          <table:table-cell table:number-columns-repeated="3"/>
          <table:table-cell office:value-type="string" calcext:value-type="string">
            <text:p>[280.4, 282.2, 361.4, 293.0]</text:p>
          </table:table-cell>
          <table:table-cell table:number-columns-repeated="1018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5456" calcext:value-type="float">
            <text:p>485955456</text:p>
          </table:table-cell>
          <table:table-cell table:number-columns-repeated="3"/>
          <table:table-cell office:value-type="string" calcext:value-type="string">
            <text:p>[289.4, 280.4, 357.8, 294.8]</text:p>
          </table:table-cell>
          <table:table-cell table:number-columns-repeated="1018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5456" calcext:value-type="float">
            <text:p>485955456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563" calcext:value-type="float">
            <text:p>-563</text:p>
          </table:table-cell>
          <table:table-cell office:value-type="float" office:value="4703" calcext:value-type="float">
            <text:p>4703</text:p>
          </table:table-cell>
          <table:table-cell table:number-columns-repeated="1019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5456" calcext:value-type="float">
            <text:p>485955456</text:p>
          </table:table-cell>
          <table:table-cell table:number-columns-repeated="3"/>
          <table:table-cell office:value-type="string" calcext:value-type="string">
            <text:p>[280.4, 282.2, 361.4, 293.0]</text:p>
          </table:table-cell>
          <table:table-cell table:number-columns-repeated="1018"/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485955461" calcext:value-type="float">
            <text:p>485955461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558" calcext:value-type="float">
            <text:p>-558</text:p>
          </table:table-cell>
          <table:table-cell office:value-type="float" office:value="4669" calcext:value-type="float">
            <text:p>4669</text:p>
          </table:table-cell>
          <table:table-cell table:number-columns-repeated="1019"/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485955461" calcext:value-type="float">
            <text:p>485955461</text:p>
          </table:table-cell>
          <table:table-cell table:number-columns-repeated="3"/>
          <table:table-cell office:value-type="string" calcext:value-type="string">
            <text:p>[278.6, 276.8, 356.0, 289.4]</text:p>
          </table:table-cell>
          <table:table-cell table:number-columns-repeated="1018"/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485955461" calcext:value-type="float">
            <text:p>485955461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528" calcext:value-type="float">
            <text:p>-528</text:p>
          </table:table-cell>
          <table:table-cell office:value-type="float" office:value="4660" calcext:value-type="float">
            <text:p>4660</text:p>
          </table:table-cell>
          <table:table-cell table:number-columns-repeated="1019"/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485955461" calcext:value-type="float">
            <text:p>485955461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558" calcext:value-type="float">
            <text:p>-558</text:p>
          </table:table-cell>
          <table:table-cell office:value-type="float" office:value="4669" calcext:value-type="float">
            <text:p>4669</text:p>
          </table:table-cell>
          <table:table-cell table:number-columns-repeated="1019"/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485955461" calcext:value-type="float">
            <text:p>485955461</text:p>
          </table:table-cell>
          <table:table-cell table:number-columns-repeated="3"/>
          <table:table-cell office:value-type="string" calcext:value-type="string">
            <text:p>[278.6, 276.8, 356.0, 289.4]</text:p>
          </table:table-cell>
          <table:table-cell table:number-columns-repeated="1018"/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485955461" calcext:value-type="float">
            <text:p>485955461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528" calcext:value-type="float">
            <text:p>-528</text:p>
          </table:table-cell>
          <table:table-cell office:value-type="float" office:value="4660" calcext:value-type="float">
            <text:p>4660</text:p>
          </table:table-cell>
          <table:table-cell table:number-columns-repeated="1019"/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485955464" calcext:value-type="float">
            <text:p>485955464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526" calcext:value-type="float">
            <text:p>-526</text:p>
          </table:table-cell>
          <table:table-cell office:value-type="float" office:value="4638" calcext:value-type="float">
            <text:p>4638</text:p>
          </table:table-cell>
          <table:table-cell table:number-columns-repeated="1019"/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485955464" calcext:value-type="float">
            <text:p>485955464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546" calcext:value-type="float">
            <text:p>-546</text:p>
          </table:table-cell>
          <table:table-cell office:value-type="float" office:value="4626" calcext:value-type="float">
            <text:p>4626</text:p>
          </table:table-cell>
          <table:table-cell table:number-columns-repeated="1019"/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485955464" calcext:value-type="float">
            <text:p>485955464</text:p>
          </table:table-cell>
          <table:table-cell table:number-columns-repeated="3"/>
          <table:table-cell office:value-type="string" calcext:value-type="string">
            <text:p>[278.6, 276.8, 354.2, 291.2]</text:p>
          </table:table-cell>
          <table:table-cell table:number-columns-repeated="1018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5955466" calcext:value-type="float">
            <text:p>485955466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15" calcext:value-type="float">
            <text:p>-615</text:p>
          </table:table-cell>
          <table:table-cell office:value-type="float" office:value="4613" calcext:value-type="float">
            <text:p>4613</text:p>
          </table:table-cell>
          <table:table-cell table:number-columns-repeated="1019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5955466" calcext:value-type="float">
            <text:p>485955466</text:p>
          </table:table-cell>
          <table:table-cell table:number-columns-repeated="3"/>
          <table:table-cell office:value-type="string" calcext:value-type="string">
            <text:p>[273.2, 275.0, 352.4, 287.6]</text:p>
          </table:table-cell>
          <table:table-cell table:number-columns-repeated="1018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5955466" calcext:value-type="float">
            <text:p>485955466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76" calcext:value-type="float">
            <text:p>-676</text:p>
          </table:table-cell>
          <table:table-cell office:value-type="float" office:value="4596" calcext:value-type="float">
            <text:p>4596</text:p>
          </table:table-cell>
          <table:table-cell table:number-columns-repeated="1019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5955466" calcext:value-type="float">
            <text:p>485955466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15" calcext:value-type="float">
            <text:p>-615</text:p>
          </table:table-cell>
          <table:table-cell office:value-type="float" office:value="4613" calcext:value-type="float">
            <text:p>4613</text:p>
          </table:table-cell>
          <table:table-cell table:number-columns-repeated="1019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5955466" calcext:value-type="float">
            <text:p>485955466</text:p>
          </table:table-cell>
          <table:table-cell table:number-columns-repeated="3"/>
          <table:table-cell office:value-type="string" calcext:value-type="string">
            <text:p>[273.2, 275.0, 352.4, 287.6]</text:p>
          </table:table-cell>
          <table:table-cell table:number-columns-repeated="1018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5955466" calcext:value-type="float">
            <text:p>485955466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76" calcext:value-type="float">
            <text:p>-676</text:p>
          </table:table-cell>
          <table:table-cell office:value-type="float" office:value="4596" calcext:value-type="float">
            <text:p>4596</text:p>
          </table:table-cell>
          <table:table-cell table:number-columns-repeated="1019"/>
        </table:table-row>
        <table:table-row table:style-name="ro1">
          <table:table-cell office:value-type="float" office:value="11.2333333333333" calcext:value-type="float">
            <text:p>11.2333333333333</text:p>
          </table:table-cell>
          <table:table-cell office:value-type="float" office:value="485955471" calcext:value-type="float">
            <text:p>485955471</text:p>
          </table:table-cell>
          <table:table-cell table:number-columns-repeated="3"/>
          <table:table-cell office:value-type="string" calcext:value-type="string">
            <text:p>[278.6, 275.0, 356.0, 289.4]</text:p>
          </table:table-cell>
          <table:table-cell table:number-columns-repeated="1018"/>
        </table:table-row>
        <table:table-row table:style-name="ro1">
          <table:table-cell office:value-type="float" office:value="11.2333333333333" calcext:value-type="float">
            <text:p>11.2333333333333</text:p>
          </table:table-cell>
          <table:table-cell office:value-type="float" office:value="485955471" calcext:value-type="float">
            <text:p>485955471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98" calcext:value-type="float">
            <text:p>-798</text:p>
          </table:table-cell>
          <table:table-cell office:value-type="float" office:value="4549" calcext:value-type="float">
            <text:p>4549</text:p>
          </table:table-cell>
          <table:table-cell table:number-columns-repeated="1019"/>
        </table:table-row>
        <table:table-row table:style-name="ro1">
          <table:table-cell office:value-type="float" office:value="11.2333333333333" calcext:value-type="float">
            <text:p>11.2333333333333</text:p>
          </table:table-cell>
          <table:table-cell office:value-type="float" office:value="485955471" calcext:value-type="float">
            <text:p>485955471</text:p>
          </table:table-cell>
          <table:table-cell table:number-columns-repeated="3"/>
          <table:table-cell office:value-type="string" calcext:value-type="string">
            <text:p>[278.6, 275.0, 356.0, 289.4]</text:p>
          </table:table-cell>
          <table:table-cell table:number-columns-repeated="1018"/>
        </table:table-row>
        <table:table-row table:style-name="ro1">
          <table:table-cell office:value-type="float" office:value="11.2333333333333" calcext:value-type="float">
            <text:p>11.2333333333333</text:p>
          </table:table-cell>
          <table:table-cell office:value-type="float" office:value="485955471" calcext:value-type="float">
            <text:p>485955471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98" calcext:value-type="float">
            <text:p>-798</text:p>
          </table:table-cell>
          <table:table-cell office:value-type="float" office:value="4549" calcext:value-type="float">
            <text:p>4549</text:p>
          </table:table-cell>
          <table:table-cell table:number-columns-repeated="1019"/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5955474" calcext:value-type="float">
            <text:p>485955474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809" calcext:value-type="float">
            <text:p>-809</text:p>
          </table:table-cell>
          <table:table-cell office:value-type="float" office:value="4502" calcext:value-type="float">
            <text:p>4502</text:p>
          </table:table-cell>
          <table:table-cell table:number-columns-repeated="1019"/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5955474" calcext:value-type="float">
            <text:p>485955474</text:p>
          </table:table-cell>
          <table:table-cell table:number-columns-repeated="3"/>
          <table:table-cell office:value-type="string" calcext:value-type="string">
            <text:p>[276.8, 273.2, 348.8, 289.4]</text:p>
          </table:table-cell>
          <table:table-cell table:number-columns-repeated="1018"/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5955474" calcext:value-type="float">
            <text:p>485955474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805" calcext:value-type="float">
            <text:p>-805</text:p>
          </table:table-cell>
          <table:table-cell office:value-type="float" office:value="4485" calcext:value-type="float">
            <text:p>4485</text:p>
          </table:table-cell>
          <table:table-cell table:number-columns-repeated="1019"/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5955474" calcext:value-type="float">
            <text:p>485955474</text:p>
          </table:table-cell>
          <table:table-cell table:number-columns-repeated="3"/>
          <table:table-cell office:value-type="string" calcext:value-type="string">
            <text:p>[271.4, 269.6, 350.6, 285.8]</text:p>
          </table:table-cell>
          <table:table-cell table:number-columns-repeated="1018"/>
        </table:table-row>
        <table:table-row table:style-name="ro1">
          <table:table-cell office:value-type="float" office:value="11.3333333333333" calcext:value-type="float">
            <text:p>11.3333333333333</text:p>
          </table:table-cell>
          <table:table-cell office:value-type="float" office:value="485955477" calcext:value-type="float">
            <text:p>485955477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26" calcext:value-type="float">
            <text:p>-726</text:p>
          </table:table-cell>
          <table:table-cell office:value-type="float" office:value="4471" calcext:value-type="float">
            <text:p>4471</text:p>
          </table:table-cell>
          <table:table-cell table:number-columns-repeated="1019"/>
        </table:table-row>
        <table:table-row table:style-name="ro1">
          <table:table-cell office:value-type="float" office:value="11.3333333333333" calcext:value-type="float">
            <text:p>11.3333333333333</text:p>
          </table:table-cell>
          <table:table-cell office:value-type="float" office:value="485955477" calcext:value-type="float">
            <text:p>485955477</text:p>
          </table:table-cell>
          <table:table-cell table:number-columns-repeated="3"/>
          <table:table-cell office:value-type="string" calcext:value-type="string">
            <text:p>[273.2, 269.6, 347.0, 285.8]</text:p>
          </table:table-cell>
          <table:table-cell table:number-columns-repeated="1018"/>
        </table:table-row>
        <table:table-row table:style-name="ro1">
          <table:table-cell office:value-type="float" office:value="11.3333333333333" calcext:value-type="float">
            <text:p>11.3333333333333</text:p>
          </table:table-cell>
          <table:table-cell office:value-type="float" office:value="485955477" calcext:value-type="float">
            <text:p>485955477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26" calcext:value-type="float">
            <text:p>-726</text:p>
          </table:table-cell>
          <table:table-cell office:value-type="float" office:value="4471" calcext:value-type="float">
            <text:p>4471</text:p>
          </table:table-cell>
          <table:table-cell table:number-columns-repeated="1019"/>
        </table:table-row>
        <table:table-row table:style-name="ro1">
          <table:table-cell office:value-type="float" office:value="11.3333333333333" calcext:value-type="float">
            <text:p>11.3333333333333</text:p>
          </table:table-cell>
          <table:table-cell office:value-type="float" office:value="485955477" calcext:value-type="float">
            <text:p>485955477</text:p>
          </table:table-cell>
          <table:table-cell table:number-columns-repeated="3"/>
          <table:table-cell office:value-type="string" calcext:value-type="string">
            <text:p>[273.2, 269.6, 347.0, 285.8]</text:p>
          </table:table-cell>
          <table:table-cell table:number-columns-repeated="1018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5955481" calcext:value-type="float">
            <text:p>485955481</text:p>
          </table:table-cell>
          <table:table-cell table:number-columns-repeated="3"/>
          <table:table-cell office:value-type="string" calcext:value-type="string">
            <text:p>[275.0, 271.4, 348.8, 284.0]</text:p>
          </table:table-cell>
          <table:table-cell table:number-columns-repeated="1018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5955481" calcext:value-type="float">
            <text:p>485955481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598" calcext:value-type="float">
            <text:p>-598</text:p>
          </table:table-cell>
          <table:table-cell office:value-type="float" office:value="4435" calcext:value-type="float">
            <text:p>4435</text:p>
          </table:table-cell>
          <table:table-cell table:number-columns-repeated="1019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5955481" calcext:value-type="float">
            <text:p>485955481</text:p>
          </table:table-cell>
          <table:table-cell table:number-columns-repeated="3"/>
          <table:table-cell office:value-type="string" calcext:value-type="string">
            <text:p>[275.0, 269.6, 348.8, 284.0]</text:p>
          </table:table-cell>
          <table:table-cell table:number-columns-repeated="1018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5955481" calcext:value-type="float">
            <text:p>485955481</text:p>
          </table:table-cell>
          <table:table-cell table:number-columns-repeated="3"/>
          <table:table-cell office:value-type="string" calcext:value-type="string">
            <text:p>[275.0, 271.4, 348.8, 284.0]</text:p>
          </table:table-cell>
          <table:table-cell table:number-columns-repeated="1018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5955481" calcext:value-type="float">
            <text:p>485955481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598" calcext:value-type="float">
            <text:p>-598</text:p>
          </table:table-cell>
          <table:table-cell office:value-type="float" office:value="4435" calcext:value-type="float">
            <text:p>4435</text:p>
          </table:table-cell>
          <table:table-cell table:number-columns-repeated="1019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5955481" calcext:value-type="float">
            <text:p>485955481</text:p>
          </table:table-cell>
          <table:table-cell table:number-columns-repeated="3"/>
          <table:table-cell office:value-type="string" calcext:value-type="string">
            <text:p>[275.0, 269.6, 348.8, 284.0]</text:p>
          </table:table-cell>
          <table:table-cell table:number-columns-repeated="1018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5485" calcext:value-type="float">
            <text:p>485955485</text:p>
          </table:table-cell>
          <table:table-cell table:number-columns-repeated="3"/>
          <table:table-cell office:value-type="string" calcext:value-type="string">
            <text:p>[269.6, 266.0, 343.4, 278.6]</text:p>
          </table:table-cell>
          <table:table-cell table:number-columns-repeated="1018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5485" calcext:value-type="float">
            <text:p>48595548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819" calcext:value-type="float">
            <text:p>-819</text:p>
          </table:table-cell>
          <table:table-cell office:value-type="float" office:value="4380" calcext:value-type="float">
            <text:p>4380</text:p>
          </table:table-cell>
          <table:table-cell table:number-columns-repeated="1019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5485" calcext:value-type="float">
            <text:p>485955485</text:p>
          </table:table-cell>
          <table:table-cell table:number-columns-repeated="3"/>
          <table:table-cell office:value-type="string" calcext:value-type="string">
            <text:p>[269.6, 267.8, 343.4, 284.0]</text:p>
          </table:table-cell>
          <table:table-cell table:number-columns-repeated="1018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5485" calcext:value-type="float">
            <text:p>48595548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839" calcext:value-type="float">
            <text:p>-839</text:p>
          </table:table-cell>
          <table:table-cell office:value-type="float" office:value="4364" calcext:value-type="float">
            <text:p>4364</text:p>
          </table:table-cell>
          <table:table-cell table:number-columns-repeated="1019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5955487" calcext:value-type="float">
            <text:p>485955487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905" calcext:value-type="float">
            <text:p>-905</text:p>
          </table:table-cell>
          <table:table-cell office:value-type="float" office:value="4347" calcext:value-type="float">
            <text:p>4347</text:p>
          </table:table-cell>
          <table:table-cell table:number-columns-repeated="1019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5955487" calcext:value-type="float">
            <text:p>485955487</text:p>
          </table:table-cell>
          <table:table-cell table:number-columns-repeated="3"/>
          <table:table-cell office:value-type="string" calcext:value-type="string">
            <text:p>[271.4, 267.8, 339.8, 284.0]</text:p>
          </table:table-cell>
          <table:table-cell table:number-columns-repeated="1018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5955487" calcext:value-type="float">
            <text:p>485955487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905" calcext:value-type="float">
            <text:p>-905</text:p>
          </table:table-cell>
          <table:table-cell office:value-type="float" office:value="4347" calcext:value-type="float">
            <text:p>4347</text:p>
          </table:table-cell>
          <table:table-cell table:number-columns-repeated="1019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5955487" calcext:value-type="float">
            <text:p>485955487</text:p>
          </table:table-cell>
          <table:table-cell table:number-columns-repeated="3"/>
          <table:table-cell office:value-type="string" calcext:value-type="string">
            <text:p>[271.4, 267.8, 339.8, 284.0]</text:p>
          </table:table-cell>
          <table:table-cell table:number-columns-repeated="1018"/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485955491" calcext:value-type="float">
            <text:p>485955491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38" calcext:value-type="float">
            <text:p>-738</text:p>
          </table:table-cell>
          <table:table-cell office:value-type="float" office:value="4298" calcext:value-type="float">
            <text:p>4298</text:p>
          </table:table-cell>
          <table:table-cell table:number-columns-repeated="1019"/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485955491" calcext:value-type="float">
            <text:p>485955491</text:p>
          </table:table-cell>
          <table:table-cell table:number-columns-repeated="3"/>
          <table:table-cell office:value-type="string" calcext:value-type="string">
            <text:p>[269.6, 266.0, 341.6, 275.0]</text:p>
          </table:table-cell>
          <table:table-cell table:number-columns-repeated="1018"/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485955491" calcext:value-type="float">
            <text:p>485955491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819" calcext:value-type="float">
            <text:p>-819</text:p>
          </table:table-cell>
          <table:table-cell office:value-type="float" office:value="4282" calcext:value-type="float">
            <text:p>4282</text:p>
          </table:table-cell>
          <table:table-cell table:number-columns-repeated="1019"/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485955491" calcext:value-type="float">
            <text:p>485955491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38" calcext:value-type="float">
            <text:p>-738</text:p>
          </table:table-cell>
          <table:table-cell office:value-type="float" office:value="4298" calcext:value-type="float">
            <text:p>4298</text:p>
          </table:table-cell>
          <table:table-cell table:number-columns-repeated="1019"/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485955491" calcext:value-type="float">
            <text:p>485955491</text:p>
          </table:table-cell>
          <table:table-cell table:number-columns-repeated="3"/>
          <table:table-cell office:value-type="string" calcext:value-type="string">
            <text:p>[269.6, 266.0, 341.6, 275.0]</text:p>
          </table:table-cell>
          <table:table-cell table:number-columns-repeated="1018"/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485955491" calcext:value-type="float">
            <text:p>485955491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819" calcext:value-type="float">
            <text:p>-819</text:p>
          </table:table-cell>
          <table:table-cell office:value-type="float" office:value="4282" calcext:value-type="float">
            <text:p>4282</text:p>
          </table:table-cell>
          <table:table-cell table:number-columns-repeated="1019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5495" calcext:value-type="float">
            <text:p>48595549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692" calcext:value-type="float">
            <text:p>-692</text:p>
          </table:table-cell>
          <table:table-cell office:value-type="float" office:value="4244" calcext:value-type="float">
            <text:p>4244</text:p>
          </table:table-cell>
          <table:table-cell table:number-columns-repeated="1019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5495" calcext:value-type="float">
            <text:p>485955495</text:p>
          </table:table-cell>
          <table:table-cell table:number-columns-repeated="3"/>
          <table:table-cell office:value-type="string" calcext:value-type="string">
            <text:p>[275.0, 267.8, 343.4, 284.0]</text:p>
          </table:table-cell>
          <table:table-cell table:number-columns-repeated="1018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5495" calcext:value-type="float">
            <text:p>48595549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28" calcext:value-type="float">
            <text:p>-728</text:p>
          </table:table-cell>
          <table:table-cell office:value-type="float" office:value="4231" calcext:value-type="float">
            <text:p>4231</text:p>
          </table:table-cell>
          <table:table-cell table:number-columns-repeated="1019"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5955497" calcext:value-type="float">
            <text:p>485955497</text:p>
          </table:table-cell>
          <table:table-cell table:number-columns-repeated="3"/>
          <table:table-cell office:value-type="string" calcext:value-type="string">
            <text:p>[271.4, 267.8, 343.4, 278.6]</text:p>
          </table:table-cell>
          <table:table-cell table:number-columns-repeated="1018"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5955497" calcext:value-type="float">
            <text:p>485955497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599" calcext:value-type="float">
            <text:p>-599</text:p>
          </table:table-cell>
          <table:table-cell office:value-type="float" office:value="4218" calcext:value-type="float">
            <text:p>4218</text:p>
          </table:table-cell>
          <table:table-cell table:number-columns-repeated="1019"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5955497" calcext:value-type="float">
            <text:p>485955497</text:p>
          </table:table-cell>
          <table:table-cell table:number-columns-repeated="3"/>
          <table:table-cell office:value-type="string" calcext:value-type="string">
            <text:p>[271.4, 267.8, 343.4, 278.6]</text:p>
          </table:table-cell>
          <table:table-cell table:number-columns-repeated="1018"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5955497" calcext:value-type="float">
            <text:p>485955497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599" calcext:value-type="float">
            <text:p>-599</text:p>
          </table:table-cell>
          <table:table-cell office:value-type="float" office:value="4218" calcext:value-type="float">
            <text:p>4218</text:p>
          </table:table-cell>
          <table:table-cell table:number-columns-repeated="1019"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5955501" calcext:value-type="float">
            <text:p>485955501</text:p>
          </table:table-cell>
          <table:table-cell table:number-columns-repeated="3"/>
          <table:table-cell office:value-type="string" calcext:value-type="string">
            <text:p>[269.6, 264.2, 343.4, 276.8]</text:p>
          </table:table-cell>
          <table:table-cell table:number-columns-repeated="1018"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5955501" calcext:value-type="float">
            <text:p>485955501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39" calcext:value-type="float">
            <text:p>-639</text:p>
          </table:table-cell>
          <table:table-cell office:value-type="float" office:value="4177" calcext:value-type="float">
            <text:p>4177</text:p>
          </table:table-cell>
          <table:table-cell table:number-columns-repeated="1019"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5955501" calcext:value-type="float">
            <text:p>485955501</text:p>
          </table:table-cell>
          <table:table-cell table:number-columns-repeated="3"/>
          <table:table-cell office:value-type="string" calcext:value-type="string">
            <text:p>[269.6, 264.2, 343.4, 276.8]</text:p>
          </table:table-cell>
          <table:table-cell table:number-columns-repeated="1018"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5955501" calcext:value-type="float">
            <text:p>485955501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39" calcext:value-type="float">
            <text:p>-639</text:p>
          </table:table-cell>
          <table:table-cell office:value-type="float" office:value="4177" calcext:value-type="float">
            <text:p>4177</text:p>
          </table:table-cell>
          <table:table-cell table:number-columns-repeated="1019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5955505" calcext:value-type="float">
            <text:p>48595550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11" calcext:value-type="float">
            <text:p>-711</text:p>
          </table:table-cell>
          <table:table-cell office:value-type="float" office:value="4138" calcext:value-type="float">
            <text:p>4138</text:p>
          </table:table-cell>
          <table:table-cell table:number-columns-repeated="1019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5955505" calcext:value-type="float">
            <text:p>485955505</text:p>
          </table:table-cell>
          <table:table-cell table:number-columns-repeated="3"/>
          <table:table-cell office:value-type="string" calcext:value-type="string">
            <text:p>[264.2, 266.0, 334.4, 273.2]</text:p>
          </table:table-cell>
          <table:table-cell table:number-columns-repeated="1018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5955505" calcext:value-type="float">
            <text:p>48595550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28" calcext:value-type="float">
            <text:p>-728</text:p>
          </table:table-cell>
          <table:table-cell office:value-type="float" office:value="4123" calcext:value-type="float">
            <text:p>4123</text:p>
          </table:table-cell>
          <table:table-cell table:number-columns-repeated="1019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5507" calcext:value-type="float">
            <text:p>485955507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75" calcext:value-type="float">
            <text:p>-775</text:p>
          </table:table-cell>
          <table:table-cell office:value-type="float" office:value="4108" calcext:value-type="float">
            <text:p>4108</text:p>
          </table:table-cell>
          <table:table-cell table:number-columns-repeated="1019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5507" calcext:value-type="float">
            <text:p>485955507</text:p>
          </table:table-cell>
          <table:table-cell table:number-columns-repeated="3"/>
          <table:table-cell office:value-type="string" calcext:value-type="string">
            <text:p>[266.0, 260.6, 334.4, 275.0]</text:p>
          </table:table-cell>
          <table:table-cell table:number-columns-repeated="1018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5507" calcext:value-type="float">
            <text:p>485955507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75" calcext:value-type="float">
            <text:p>-775</text:p>
          </table:table-cell>
          <table:table-cell office:value-type="float" office:value="4108" calcext:value-type="float">
            <text:p>4108</text:p>
          </table:table-cell>
          <table:table-cell table:number-columns-repeated="1019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5507" calcext:value-type="float">
            <text:p>485955507</text:p>
          </table:table-cell>
          <table:table-cell table:number-columns-repeated="3"/>
          <table:table-cell office:value-type="string" calcext:value-type="string">
            <text:p>[266.0, 260.6, 334.4, 275.0]</text:p>
          </table:table-cell>
          <table:table-cell table:number-columns-repeated="1018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5955511" calcext:value-type="float">
            <text:p>485955511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00" calcext:value-type="float">
            <text:p>-800</text:p>
          </table:table-cell>
          <table:table-cell office:value-type="float" office:value="4052" calcext:value-type="float">
            <text:p>4052</text:p>
          </table:table-cell>
          <table:table-cell table:number-columns-repeated="1019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5955511" calcext:value-type="float">
            <text:p>485955511</text:p>
          </table:table-cell>
          <table:table-cell table:number-columns-repeated="3"/>
          <table:table-cell office:value-type="string" calcext:value-type="string">
            <text:p>[264.2, 262.4, 330.8, 273.2]</text:p>
          </table:table-cell>
          <table:table-cell table:number-columns-repeated="1018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5955511" calcext:value-type="float">
            <text:p>485955511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21" calcext:value-type="float">
            <text:p>-821</text:p>
          </table:table-cell>
          <table:table-cell office:value-type="float" office:value="4032" calcext:value-type="float">
            <text:p>4032</text:p>
          </table:table-cell>
          <table:table-cell table:number-columns-repeated="1019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5955511" calcext:value-type="float">
            <text:p>485955511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00" calcext:value-type="float">
            <text:p>-800</text:p>
          </table:table-cell>
          <table:table-cell office:value-type="float" office:value="4052" calcext:value-type="float">
            <text:p>4052</text:p>
          </table:table-cell>
          <table:table-cell table:number-columns-repeated="1019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5955511" calcext:value-type="float">
            <text:p>485955511</text:p>
          </table:table-cell>
          <table:table-cell table:number-columns-repeated="3"/>
          <table:table-cell office:value-type="string" calcext:value-type="string">
            <text:p>[264.2, 262.4, 330.8, 273.2]</text:p>
          </table:table-cell>
          <table:table-cell table:number-columns-repeated="1018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85955511" calcext:value-type="float">
            <text:p>485955511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21" calcext:value-type="float">
            <text:p>-821</text:p>
          </table:table-cell>
          <table:table-cell office:value-type="float" office:value="4032" calcext:value-type="float">
            <text:p>4032</text:p>
          </table:table-cell>
          <table:table-cell table:number-columns-repeated="1019"/>
        </table:table-row>
        <table:table-row table:style-name="ro1">
          <table:table-cell office:value-type="float" office:value="11.9666666666667" calcext:value-type="float">
            <text:p>11.9666666666667</text:p>
          </table:table-cell>
          <table:table-cell office:value-type="float" office:value="485955515" calcext:value-type="float">
            <text:p>485955515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47" calcext:value-type="float">
            <text:p>-847</text:p>
          </table:table-cell>
          <table:table-cell office:value-type="float" office:value="4001" calcext:value-type="float">
            <text:p>4001</text:p>
          </table:table-cell>
          <table:table-cell table:number-columns-repeated="1019"/>
        </table:table-row>
        <table:table-row table:style-name="ro1">
          <table:table-cell office:value-type="float" office:value="11.9666666666667" calcext:value-type="float">
            <text:p>11.9666666666667</text:p>
          </table:table-cell>
          <table:table-cell office:value-type="float" office:value="485955515" calcext:value-type="float">
            <text:p>485955515</text:p>
          </table:table-cell>
          <table:table-cell table:number-columns-repeated="3"/>
          <table:table-cell office:value-type="string" calcext:value-type="string">
            <text:p>[260.6, 258.8, 332.6, 273.2]</text:p>
          </table:table-cell>
          <table:table-cell table:number-columns-repeated="1018"/>
        </table:table-row>
        <table:table-row table:style-name="ro1">
          <table:table-cell office:value-type="float" office:value="11.9666666666667" calcext:value-type="float">
            <text:p>11.9666666666667</text:p>
          </table:table-cell>
          <table:table-cell office:value-type="float" office:value="485955515" calcext:value-type="float">
            <text:p>485955515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810" calcext:value-type="float">
            <text:p>-810</text:p>
          </table:table-cell>
          <table:table-cell office:value-type="float" office:value="3985" calcext:value-type="float">
            <text:p>3985</text:p>
          </table:table-cell>
          <table:table-cell table:number-columns-repeated="1019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5522" calcext:value-type="float">
            <text:p>485955522</text:p>
          </table:table-cell>
          <table:table-cell table:number-columns-repeated="3"/>
          <table:table-cell office:value-type="string" calcext:value-type="string">
            <text:p>[266.0, 260.6, 336.2, 276.8]</text:p>
          </table:table-cell>
          <table:table-cell table:number-columns-repeated="1018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5522" calcext:value-type="float">
            <text:p>485955522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43" calcext:value-type="float">
            <text:p>-843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5522" calcext:value-type="float">
            <text:p>485955522</text:p>
          </table:table-cell>
          <table:table-cell table:number-columns-repeated="3"/>
          <table:table-cell office:value-type="string" calcext:value-type="string">
            <text:p>[266.0, 260.6, 336.2, 276.8]</text:p>
          </table:table-cell>
          <table:table-cell table:number-columns-repeated="1018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5522" calcext:value-type="float">
            <text:p>485955522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43" calcext:value-type="float">
            <text:p>-843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485955526" calcext:value-type="float">
            <text:p>485955526</text:p>
          </table:table-cell>
          <table:table-cell table:number-columns-repeated="3"/>
          <table:table-cell office:value-type="string" calcext:value-type="string">
            <text:p>[258.8, 258.8, 329.0, 269.6]</text:p>
          </table:table-cell>
          <table:table-cell table:number-columns-repeated="1018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485955526" calcext:value-type="float">
            <text:p>485955526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99" calcext:value-type="float">
            <text:p>-799</text:p>
          </table:table-cell>
          <table:table-cell office:value-type="float" office:value="3904" calcext:value-type="float">
            <text:p>3904</text:p>
          </table:table-cell>
          <table:table-cell table:number-columns-repeated="1019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485955526" calcext:value-type="float">
            <text:p>485955526</text:p>
          </table:table-cell>
          <table:table-cell table:number-columns-repeated="3"/>
          <table:table-cell office:value-type="string" calcext:value-type="string">
            <text:p>[257.0, 257.0, 330.8, 269.6]</text:p>
          </table:table-cell>
          <table:table-cell table:number-columns-repeated="1018"/>
        </table:table-row>
        <table:table-row table:style-name="ro1">
          <table:table-cell office:value-type="float" office:value="12.1833333333333" calcext:value-type="float">
            <text:p>12.1833333333333</text:p>
          </table:table-cell>
          <table:table-cell office:value-type="float" office:value="485955528" calcext:value-type="float">
            <text:p>485955528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807" calcext:value-type="float">
            <text:p>-807</text:p>
          </table:table-cell>
          <table:table-cell office:value-type="float" office:value="3886" calcext:value-type="float">
            <text:p>3886</text:p>
          </table:table-cell>
          <table:table-cell table:number-columns-repeated="1019"/>
        </table:table-row>
        <table:table-row table:style-name="ro1">
          <table:table-cell office:value-type="float" office:value="12.1833333333333" calcext:value-type="float">
            <text:p>12.1833333333333</text:p>
          </table:table-cell>
          <table:table-cell office:value-type="float" office:value="485955528" calcext:value-type="float">
            <text:p>485955528</text:p>
          </table:table-cell>
          <table:table-cell table:number-columns-repeated="3"/>
          <table:table-cell office:value-type="string" calcext:value-type="string">
            <text:p>[258.8, 262.4, 332.6, 273.2]</text:p>
          </table:table-cell>
          <table:table-cell table:number-columns-repeated="1018"/>
        </table:table-row>
        <table:table-row table:style-name="ro1">
          <table:table-cell office:value-type="float" office:value="12.1833333333333" calcext:value-type="float">
            <text:p>12.1833333333333</text:p>
          </table:table-cell>
          <table:table-cell office:value-type="float" office:value="485955528" calcext:value-type="float">
            <text:p>485955528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71" calcext:value-type="float">
            <text:p>-771</text:p>
          </table:table-cell>
          <table:table-cell office:value-type="float" office:value="3874" calcext:value-type="float">
            <text:p>3874</text:p>
          </table:table-cell>
          <table:table-cell table:number-columns-repeated="1019"/>
        </table:table-row>
        <table:table-row table:style-name="ro1">
          <table:table-cell office:value-type="float" office:value="12.1833333333333" calcext:value-type="float">
            <text:p>12.1833333333333</text:p>
          </table:table-cell>
          <table:table-cell office:value-type="float" office:value="485955528" calcext:value-type="float">
            <text:p>485955528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807" calcext:value-type="float">
            <text:p>-807</text:p>
          </table:table-cell>
          <table:table-cell office:value-type="float" office:value="3886" calcext:value-type="float">
            <text:p>3886</text:p>
          </table:table-cell>
          <table:table-cell table:number-columns-repeated="1019"/>
        </table:table-row>
        <table:table-row table:style-name="ro1">
          <table:table-cell office:value-type="float" office:value="12.1833333333333" calcext:value-type="float">
            <text:p>12.1833333333333</text:p>
          </table:table-cell>
          <table:table-cell office:value-type="float" office:value="485955528" calcext:value-type="float">
            <text:p>485955528</text:p>
          </table:table-cell>
          <table:table-cell table:number-columns-repeated="3"/>
          <table:table-cell office:value-type="string" calcext:value-type="string">
            <text:p>[258.8, 262.4, 332.6, 273.2]</text:p>
          </table:table-cell>
          <table:table-cell table:number-columns-repeated="1018"/>
        </table:table-row>
        <table:table-row table:style-name="ro1">
          <table:table-cell office:value-type="float" office:value="12.1833333333333" calcext:value-type="float">
            <text:p>12.1833333333333</text:p>
          </table:table-cell>
          <table:table-cell office:value-type="float" office:value="485955528" calcext:value-type="float">
            <text:p>485955528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71" calcext:value-type="float">
            <text:p>-771</text:p>
          </table:table-cell>
          <table:table-cell office:value-type="float" office:value="3874" calcext:value-type="float">
            <text:p>3874</text:p>
          </table:table-cell>
          <table:table-cell table:number-columns-repeated="1019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485955532" calcext:value-type="float">
            <text:p>485955532</text:p>
          </table:table-cell>
          <table:table-cell table:number-columns-repeated="3"/>
          <table:table-cell office:value-type="string" calcext:value-type="string">
            <text:p>[262.4, 257.0, 327.2, 271.4]</text:p>
          </table:table-cell>
          <table:table-cell table:number-columns-repeated="1018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485955532" calcext:value-type="float">
            <text:p>485955532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30" calcext:value-type="float">
            <text:p>-730</text:p>
          </table:table-cell>
          <table:table-cell office:value-type="float" office:value="3829" calcext:value-type="float">
            <text:p>3829</text:p>
          </table:table-cell>
          <table:table-cell table:number-columns-repeated="1019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485955532" calcext:value-type="float">
            <text:p>485955532</text:p>
          </table:table-cell>
          <table:table-cell table:number-columns-repeated="3"/>
          <table:table-cell office:value-type="string" calcext:value-type="string">
            <text:p>[262.4, 257.0, 327.2, 271.4]</text:p>
          </table:table-cell>
          <table:table-cell table:number-columns-repeated="1018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485955532" calcext:value-type="float">
            <text:p>485955532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30" calcext:value-type="float">
            <text:p>-730</text:p>
          </table:table-cell>
          <table:table-cell office:value-type="float" office:value="3829" calcext:value-type="float">
            <text:p>3829</text:p>
          </table:table-cell>
          <table:table-cell table:number-columns-repeated="1019"/>
        </table:table-row>
        <table:table-row table:style-name="ro1">
          <table:table-cell office:value-type="float" office:value="12.3333333333333" calcext:value-type="float">
            <text:p>12.3333333333333</text:p>
          </table:table-cell>
          <table:table-cell office:value-type="float" office:value="485955537" calcext:value-type="float">
            <text:p>485955537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82" calcext:value-type="float">
            <text:p>-682</text:p>
          </table:table-cell>
          <table:table-cell office:value-type="float" office:value="3784" calcext:value-type="float">
            <text:p>3784</text:p>
          </table:table-cell>
          <table:table-cell table:number-columns-repeated="1019"/>
        </table:table-row>
        <table:table-row table:style-name="ro1">
          <table:table-cell office:value-type="float" office:value="12.3333333333333" calcext:value-type="float">
            <text:p>12.3333333333333</text:p>
          </table:table-cell>
          <table:table-cell office:value-type="float" office:value="485955537" calcext:value-type="float">
            <text:p>485955537</text:p>
          </table:table-cell>
          <table:table-cell table:number-columns-repeated="3"/>
          <table:table-cell office:value-type="string" calcext:value-type="string">
            <text:p>[264.2, 258.8, 332.6, 275.0]</text:p>
          </table:table-cell>
          <table:table-cell table:number-columns-repeated="1018"/>
        </table:table-row>
        <table:table-row table:style-name="ro1">
          <table:table-cell office:value-type="float" office:value="12.3333333333333" calcext:value-type="float">
            <text:p>12.3333333333333</text:p>
          </table:table-cell>
          <table:table-cell office:value-type="float" office:value="485955537" calcext:value-type="float">
            <text:p>485955537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53" calcext:value-type="float">
            <text:p>-753</text:p>
          </table:table-cell>
          <table:table-cell office:value-type="float" office:value="3766" calcext:value-type="float">
            <text:p>3766</text:p>
          </table:table-cell>
          <table:table-cell table:number-columns-repeated="1019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5955538" calcext:value-type="float">
            <text:p>485955538</text:p>
          </table:table-cell>
          <table:table-cell table:number-columns-repeated="3"/>
          <table:table-cell office:value-type="string" calcext:value-type="string">
            <text:p>[255.2, 253.4, 323.6, 267.8]</text:p>
          </table:table-cell>
          <table:table-cell table:number-columns-repeated="1018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5955538" calcext:value-type="float">
            <text:p>485955538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73" calcext:value-type="float">
            <text:p>-773</text:p>
          </table:table-cell>
          <table:table-cell office:value-type="float" office:value="3753" calcext:value-type="float">
            <text:p>3753</text:p>
          </table:table-cell>
          <table:table-cell table:number-columns-repeated="1019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5955538" calcext:value-type="float">
            <text:p>485955538</text:p>
          </table:table-cell>
          <table:table-cell table:number-columns-repeated="3"/>
          <table:table-cell office:value-type="string" calcext:value-type="string">
            <text:p>[258.8, 255.2, 330.8, 271.4]</text:p>
          </table:table-cell>
          <table:table-cell table:number-columns-repeated="1018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5955538" calcext:value-type="float">
            <text:p>485955538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51" calcext:value-type="float">
            <text:p>-751</text:p>
          </table:table-cell>
          <table:table-cell office:value-type="float" office:value="3741" calcext:value-type="float">
            <text:p>3741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5955541" calcext:value-type="float">
            <text:p>485955541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85" calcext:value-type="float">
            <text:p>-785</text:p>
          </table:table-cell>
          <table:table-cell office:value-type="float" office:value="3726" calcext:value-type="float">
            <text:p>3726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5955541" calcext:value-type="float">
            <text:p>485955541</text:p>
          </table:table-cell>
          <table:table-cell table:number-columns-repeated="3"/>
          <table:table-cell office:value-type="string" calcext:value-type="string">
            <text:p>[258.8, 255.2, 323.6, 267.8]</text:p>
          </table:table-cell>
          <table:table-cell table:number-columns-repeated="1018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5955541" calcext:value-type="float">
            <text:p>485955541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85" calcext:value-type="float">
            <text:p>-785</text:p>
          </table:table-cell>
          <table:table-cell office:value-type="float" office:value="3726" calcext:value-type="float">
            <text:p>3726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5955541" calcext:value-type="float">
            <text:p>485955541</text:p>
          </table:table-cell>
          <table:table-cell table:number-columns-repeated="3"/>
          <table:table-cell office:value-type="string" calcext:value-type="string">
            <text:p>[258.8, 255.2, 323.6, 267.8]</text:p>
          </table:table-cell>
          <table:table-cell table:number-columns-repeated="1018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5545" calcext:value-type="float">
            <text:p>485955545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84" calcext:value-type="float">
            <text:p>-784</text:p>
          </table:table-cell>
          <table:table-cell office:value-type="float" office:value="3677" calcext:value-type="float">
            <text:p>3677</text:p>
          </table:table-cell>
          <table:table-cell table:number-columns-repeated="1019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5545" calcext:value-type="float">
            <text:p>485955545</text:p>
          </table:table-cell>
          <table:table-cell table:number-columns-repeated="3"/>
          <table:table-cell office:value-type="string" calcext:value-type="string">
            <text:p>[262.4, 255.2, 330.8, 269.6]</text:p>
          </table:table-cell>
          <table:table-cell table:number-columns-repeated="1018"/>
        </table:table-row>
        <table:table-row table:style-name="ro1">
          <table:table-cell office:value-type="float" office:value="12.4833333333333" calcext:value-type="float">
            <text:p>12.4833333333333</text:p>
          </table:table-cell>
          <table:table-cell office:value-type="float" office:value="485955546" calcext:value-type="float">
            <text:p>485955546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75" calcext:value-type="float">
            <text:p>-775</text:p>
          </table:table-cell>
          <table:table-cell office:value-type="float" office:value="3662" calcext:value-type="float">
            <text:p>3662</text:p>
          </table:table-cell>
          <table:table-cell table:number-columns-repeated="1019"/>
        </table:table-row>
        <table:table-row table:style-name="ro1">
          <table:table-cell office:value-type="float" office:value="12.4833333333333" calcext:value-type="float">
            <text:p>12.4833333333333</text:p>
          </table:table-cell>
          <table:table-cell office:value-type="float" office:value="485955546" calcext:value-type="float">
            <text:p>485955546</text:p>
          </table:table-cell>
          <table:table-cell table:number-columns-repeated="3"/>
          <table:table-cell office:value-type="string" calcext:value-type="string">
            <text:p>[257.0, 253.4, 318.2, 271.4]</text:p>
          </table:table-cell>
          <table:table-cell table:number-columns-repeated="1018"/>
        </table:table-row>
        <table:table-row table:style-name="ro1">
          <table:table-cell office:value-type="float" office:value="12.4833333333333" calcext:value-type="float">
            <text:p>12.4833333333333</text:p>
          </table:table-cell>
          <table:table-cell office:value-type="float" office:value="485955546" calcext:value-type="float">
            <text:p>485955546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70" calcext:value-type="float">
            <text:p>-870</text:p>
          </table:table-cell>
          <table:table-cell office:value-type="float" office:value="3643" calcext:value-type="float">
            <text:p>3643</text:p>
          </table:table-cell>
          <table:table-cell table:number-columns-repeated="1019"/>
        </table:table-row>
        <table:table-row table:style-name="ro1">
          <table:table-cell office:value-type="float" office:value="12.4833333333333" calcext:value-type="float">
            <text:p>12.4833333333333</text:p>
          </table:table-cell>
          <table:table-cell office:value-type="float" office:value="485955546" calcext:value-type="float">
            <text:p>485955546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775" calcext:value-type="float">
            <text:p>-775</text:p>
          </table:table-cell>
          <table:table-cell office:value-type="float" office:value="3662" calcext:value-type="float">
            <text:p>3662</text:p>
          </table:table-cell>
          <table:table-cell table:number-columns-repeated="1019"/>
        </table:table-row>
        <table:table-row table:style-name="ro1">
          <table:table-cell office:value-type="float" office:value="12.4833333333333" calcext:value-type="float">
            <text:p>12.4833333333333</text:p>
          </table:table-cell>
          <table:table-cell office:value-type="float" office:value="485955546" calcext:value-type="float">
            <text:p>485955546</text:p>
          </table:table-cell>
          <table:table-cell table:number-columns-repeated="3"/>
          <table:table-cell office:value-type="string" calcext:value-type="string">
            <text:p>[257.0, 253.4, 318.2, 271.4]</text:p>
          </table:table-cell>
          <table:table-cell table:number-columns-repeated="1018"/>
        </table:table-row>
        <table:table-row table:style-name="ro1">
          <table:table-cell office:value-type="float" office:value="12.4833333333333" calcext:value-type="float">
            <text:p>12.4833333333333</text:p>
          </table:table-cell>
          <table:table-cell office:value-type="float" office:value="485955546" calcext:value-type="float">
            <text:p>485955546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70" calcext:value-type="float">
            <text:p>-870</text:p>
          </table:table-cell>
          <table:table-cell office:value-type="float" office:value="3643" calcext:value-type="float">
            <text:p>3643</text:p>
          </table:table-cell>
          <table:table-cell table:number-columns-repeated="1019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5551" calcext:value-type="float">
            <text:p>485955551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11" calcext:value-type="float">
            <text:p>-611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5551" calcext:value-type="float">
            <text:p>485955551</text:p>
          </table:table-cell>
          <table:table-cell table:number-columns-repeated="3"/>
          <table:table-cell office:value-type="string" calcext:value-type="string">
            <text:p>[255.2, 253.4, 321.8, 266.0]</text:p>
          </table:table-cell>
          <table:table-cell table:number-columns-repeated="1018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5551" calcext:value-type="float">
            <text:p>485955551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11" calcext:value-type="float">
            <text:p>-611</text:p>
          </table:table-cell>
          <table:table-cell office:value-type="float" office:value="3614" calcext:value-type="float">
            <text:p>3614</text:p>
          </table:table-cell>
          <table:table-cell table:number-columns-repeated="1019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5551" calcext:value-type="float">
            <text:p>485955551</text:p>
          </table:table-cell>
          <table:table-cell table:number-columns-repeated="3"/>
          <table:table-cell office:value-type="string" calcext:value-type="string">
            <text:p>[255.2, 253.4, 321.8, 266.0]</text:p>
          </table:table-cell>
          <table:table-cell table:number-columns-repeated="1018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5555" calcext:value-type="float">
            <text:p>48595555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593" calcext:value-type="float">
            <text:p>-593</text:p>
          </table:table-cell>
          <table:table-cell office:value-type="float" office:value="3568" calcext:value-type="float">
            <text:p>3568</text:p>
          </table:table-cell>
          <table:table-cell table:number-columns-repeated="1019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5555" calcext:value-type="float">
            <text:p>485955555</text:p>
          </table:table-cell>
          <table:table-cell table:number-columns-repeated="3"/>
          <table:table-cell office:value-type="string" calcext:value-type="string">
            <text:p>[251.6, 251.6, 316.4, 264.2]</text:p>
          </table:table-cell>
          <table:table-cell table:number-columns-repeated="1018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5555" calcext:value-type="float">
            <text:p>485955555</text:p>
          </table:table-cell>
          <table:table-cell table:number-columns-repeated="3"/>
          <table:table-cell office:value-type="string" calcext:value-type="string">
            <text:p>[253.4, 255.2, 320.0, 269.6]</text:p>
          </table:table-cell>
          <table:table-cell table:number-columns-repeated="1018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5555" calcext:value-type="float">
            <text:p>48595555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593" calcext:value-type="float">
            <text:p>-593</text:p>
          </table:table-cell>
          <table:table-cell office:value-type="float" office:value="3568" calcext:value-type="float">
            <text:p>3568</text:p>
          </table:table-cell>
          <table:table-cell table:number-columns-repeated="1019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5555" calcext:value-type="float">
            <text:p>485955555</text:p>
          </table:table-cell>
          <table:table-cell table:number-columns-repeated="3"/>
          <table:table-cell office:value-type="string" calcext:value-type="string">
            <text:p>[251.6, 251.6, 316.4, 264.2]</text:p>
          </table:table-cell>
          <table:table-cell table:number-columns-repeated="1018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85955559" calcext:value-type="float">
            <text:p>485955559</text:p>
          </table:table-cell>
          <table:table-cell table:number-columns-repeated="3"/>
          <table:table-cell office:value-type="string" calcext:value-type="string">
            <text:p>[257.0, 255.2, 321.8, 266.0]</text:p>
          </table:table-cell>
          <table:table-cell table:number-columns-repeated="1018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85955559" calcext:value-type="float">
            <text:p>48595555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54" calcext:value-type="float">
            <text:p>-754</text:p>
          </table:table-cell>
          <table:table-cell office:value-type="float" office:value="3526" calcext:value-type="float">
            <text:p>3526</text:p>
          </table:table-cell>
          <table:table-cell table:number-columns-repeated="1019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85955559" calcext:value-type="float">
            <text:p>48595555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25" calcext:value-type="float">
            <text:p>-825</text:p>
          </table:table-cell>
          <table:table-cell office:value-type="float" office:value="3510" calcext:value-type="float">
            <text:p>3510</text:p>
          </table:table-cell>
          <table:table-cell table:number-columns-repeated="1019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85955559" calcext:value-type="float">
            <text:p>485955559</text:p>
          </table:table-cell>
          <table:table-cell table:number-columns-repeated="3"/>
          <table:table-cell office:value-type="string" calcext:value-type="string">
            <text:p>[257.0, 255.2, 321.8, 266.0]</text:p>
          </table:table-cell>
          <table:table-cell table:number-columns-repeated="1018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85955559" calcext:value-type="float">
            <text:p>48595555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54" calcext:value-type="float">
            <text:p>-754</text:p>
          </table:table-cell>
          <table:table-cell office:value-type="float" office:value="3526" calcext:value-type="float">
            <text:p>3526</text:p>
          </table:table-cell>
          <table:table-cell table:number-columns-repeated="1019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85955559" calcext:value-type="float">
            <text:p>48595555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825" calcext:value-type="float">
            <text:p>-825</text:p>
          </table:table-cell>
          <table:table-cell office:value-type="float" office:value="3510" calcext:value-type="float">
            <text:p>3510</text:p>
          </table:table-cell>
          <table:table-cell table:number-columns-repeated="1019"/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485955563" calcext:value-type="float">
            <text:p>485955563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46" calcext:value-type="float">
            <text:p>-746</text:p>
          </table:table-cell>
          <table:table-cell office:value-type="float" office:value="3482" calcext:value-type="float">
            <text:p>3482</text:p>
          </table:table-cell>
          <table:table-cell table:number-columns-repeated="1019"/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485955563" calcext:value-type="float">
            <text:p>485955563</text:p>
          </table:table-cell>
          <table:table-cell table:number-columns-repeated="3"/>
          <table:table-cell office:value-type="string" calcext:value-type="string">
            <text:p>[251.6, 253.4, 318.2, 266.0]</text:p>
          </table:table-cell>
          <table:table-cell table:number-columns-repeated="1018"/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485955563" calcext:value-type="float">
            <text:p>485955563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15" calcext:value-type="float">
            <text:p>-715</text:p>
          </table:table-cell>
          <table:table-cell office:value-type="float" office:value="3469" calcext:value-type="float">
            <text:p>3469</text:p>
          </table:table-cell>
          <table:table-cell table:number-columns-repeated="1019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5955565" calcext:value-type="float">
            <text:p>485955565</text:p>
          </table:table-cell>
          <table:table-cell table:number-columns-repeated="3"/>
          <table:table-cell office:value-type="string" calcext:value-type="string">
            <text:p>[251.6, 249.8, 314.6, 262.4]</text:p>
          </table:table-cell>
          <table:table-cell table:number-columns-repeated="101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5955565" calcext:value-type="float">
            <text:p>485955565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12" calcext:value-type="float">
            <text:p>-612</text:p>
          </table:table-cell>
          <table:table-cell office:value-type="float" office:value="3459" calcext:value-type="float">
            <text:p>3459</text:p>
          </table:table-cell>
          <table:table-cell table:number-columns-repeated="1019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5955565" calcext:value-type="float">
            <text:p>485955565</text:p>
          </table:table-cell>
          <table:table-cell table:number-columns-repeated="3"/>
          <table:table-cell office:value-type="string" calcext:value-type="string">
            <text:p>[251.6, 249.8, 314.6, 262.4]</text:p>
          </table:table-cell>
          <table:table-cell table:number-columns-repeated="101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5955565" calcext:value-type="float">
            <text:p>485955565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12" calcext:value-type="float">
            <text:p>-612</text:p>
          </table:table-cell>
          <table:table-cell office:value-type="float" office:value="3459" calcext:value-type="float">
            <text:p>3459</text:p>
          </table:table-cell>
          <table:table-cell table:number-columns-repeated="1019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5569" calcext:value-type="float">
            <text:p>485955569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611" calcext:value-type="float">
            <text:p>-611</text:p>
          </table:table-cell>
          <table:table-cell office:value-type="float" office:value="3426" calcext:value-type="float">
            <text:p>3426</text:p>
          </table:table-cell>
          <table:table-cell table:number-columns-repeated="1019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5569" calcext:value-type="float">
            <text:p>485955569</text:p>
          </table:table-cell>
          <table:table-cell table:number-columns-repeated="3"/>
          <table:table-cell office:value-type="string" calcext:value-type="string">
            <text:p>[257.0, 255.2, 321.8, 266.0]</text:p>
          </table:table-cell>
          <table:table-cell table:number-columns-repeated="1018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5569" calcext:value-type="float">
            <text:p>485955569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624" calcext:value-type="float">
            <text:p>-624</text:p>
          </table:table-cell>
          <table:table-cell office:value-type="float" office:value="3412" calcext:value-type="float">
            <text:p>3412</text:p>
          </table:table-cell>
          <table:table-cell table:number-columns-repeated="1019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5569" calcext:value-type="float">
            <text:p>485955569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611" calcext:value-type="float">
            <text:p>-611</text:p>
          </table:table-cell>
          <table:table-cell office:value-type="float" office:value="3426" calcext:value-type="float">
            <text:p>3426</text:p>
          </table:table-cell>
          <table:table-cell table:number-columns-repeated="1019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5569" calcext:value-type="float">
            <text:p>485955569</text:p>
          </table:table-cell>
          <table:table-cell table:number-columns-repeated="3"/>
          <table:table-cell office:value-type="string" calcext:value-type="string">
            <text:p>[257.0, 255.2, 321.8, 266.0]</text:p>
          </table:table-cell>
          <table:table-cell table:number-columns-repeated="1018"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5955569" calcext:value-type="float">
            <text:p>485955569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624" calcext:value-type="float">
            <text:p>-624</text:p>
          </table:table-cell>
          <table:table-cell office:value-type="float" office:value="3412" calcext:value-type="float">
            <text:p>3412</text:p>
          </table:table-cell>
          <table:table-cell table:number-columns-repeated="1019"/>
        </table:table-row>
        <table:table-row table:style-name="ro1">
          <table:table-cell office:value-type="float" office:value="12.9333333333333" calcext:value-type="float">
            <text:p>12.9333333333333</text:p>
          </table:table-cell>
          <table:table-cell office:value-type="float" office:value="485955573" calcext:value-type="float">
            <text:p>485955573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639" calcext:value-type="float">
            <text:p>-639</text:p>
          </table:table-cell>
          <table:table-cell office:value-type="float" office:value="3376" calcext:value-type="float">
            <text:p>3376</text:p>
          </table:table-cell>
          <table:table-cell table:number-columns-repeated="1019"/>
        </table:table-row>
        <table:table-row table:style-name="ro1">
          <table:table-cell office:value-type="float" office:value="12.9333333333333" calcext:value-type="float">
            <text:p>12.9333333333333</text:p>
          </table:table-cell>
          <table:table-cell office:value-type="float" office:value="485955573" calcext:value-type="float">
            <text:p>485955573</text:p>
          </table:table-cell>
          <table:table-cell table:number-columns-repeated="3"/>
          <table:table-cell office:value-type="string" calcext:value-type="string">
            <text:p>[251.6, 251.6, 320.0, 264.2]</text:p>
          </table:table-cell>
          <table:table-cell table:number-columns-repeated="1018"/>
        </table:table-row>
        <table:table-row table:style-name="ro1">
          <table:table-cell office:value-type="float" office:value="12.9333333333333" calcext:value-type="float">
            <text:p>12.9333333333333</text:p>
          </table:table-cell>
          <table:table-cell office:value-type="float" office:value="485955573" calcext:value-type="float">
            <text:p>485955573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13" calcext:value-type="float">
            <text:p>-713</text:p>
          </table:table-cell>
          <table:table-cell office:value-type="float" office:value="3360" calcext:value-type="float">
            <text:p>3360</text:p>
          </table:table-cell>
          <table:table-cell table:number-columns-repeated="1019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5575" calcext:value-type="float">
            <text:p>485955575</text:p>
          </table:table-cell>
          <table:table-cell table:number-columns-repeated="3"/>
          <table:table-cell office:value-type="string" calcext:value-type="string">
            <text:p>[255.2, 251.6, 318.2, 262.4]</text:p>
          </table:table-cell>
          <table:table-cell table:number-columns-repeated="1018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5575" calcext:value-type="float">
            <text:p>48595557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590" calcext:value-type="float">
            <text:p>-590</text:p>
          </table:table-cell>
          <table:table-cell office:value-type="float" office:value="3352" calcext:value-type="float">
            <text:p>3352</text:p>
          </table:table-cell>
          <table:table-cell table:number-columns-repeated="1019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5575" calcext:value-type="float">
            <text:p>485955575</text:p>
          </table:table-cell>
          <table:table-cell table:number-columns-repeated="3"/>
          <table:table-cell office:value-type="string" calcext:value-type="string">
            <text:p>[257.0, 251.6, 316.4, 264.2]</text:p>
          </table:table-cell>
          <table:table-cell table:number-columns-repeated="1018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5575" calcext:value-type="float">
            <text:p>485955575</text:p>
          </table:table-cell>
          <table:table-cell table:number-columns-repeated="3"/>
          <table:table-cell office:value-type="string" calcext:value-type="string">
            <text:p>[255.2, 251.6, 318.2, 262.4]</text:p>
          </table:table-cell>
          <table:table-cell table:number-columns-repeated="1018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5575" calcext:value-type="float">
            <text:p>485955575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590" calcext:value-type="float">
            <text:p>-590</text:p>
          </table:table-cell>
          <table:table-cell office:value-type="float" office:value="3352" calcext:value-type="float">
            <text:p>3352</text:p>
          </table:table-cell>
          <table:table-cell table:number-columns-repeated="1019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5955575" calcext:value-type="float">
            <text:p>485955575</text:p>
          </table:table-cell>
          <table:table-cell table:number-columns-repeated="3"/>
          <table:table-cell office:value-type="string" calcext:value-type="string">
            <text:p>[257.0, 251.6, 316.4, 264.2]</text:p>
          </table:table-cell>
          <table:table-cell table:number-columns-repeated="1018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5579" calcext:value-type="float">
            <text:p>485955579</text:p>
          </table:table-cell>
          <table:table-cell table:number-columns-repeated="3"/>
          <table:table-cell office:value-type="string" calcext:value-type="string">
            <text:p>[249.8, 253.4, 318.2, 264.2]</text:p>
          </table:table-cell>
          <table:table-cell table:number-columns-repeated="1018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5579" calcext:value-type="float">
            <text:p>485955579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79" calcext:value-type="float">
            <text:p>-679</text:p>
          </table:table-cell>
          <table:table-cell office:value-type="float" office:value="3307" calcext:value-type="float">
            <text:p>3307</text:p>
          </table:table-cell>
          <table:table-cell table:number-columns-repeated="1019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5579" calcext:value-type="float">
            <text:p>485955579</text:p>
          </table:table-cell>
          <table:table-cell table:number-columns-repeated="3"/>
          <table:table-cell office:value-type="string" calcext:value-type="string">
            <text:p>[249.8, 253.4, 318.2, 264.2]</text:p>
          </table:table-cell>
          <table:table-cell table:number-columns-repeated="1018"/>
        </table:table-row>
        <table:table-row table:style-name="ro1">
          <table:table-cell office:value-type="float" office:value="13.0333333333333" calcext:value-type="float">
            <text:p>13.0333333333333</text:p>
          </table:table-cell>
          <table:table-cell office:value-type="float" office:value="485955579" calcext:value-type="float">
            <text:p>485955579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79" calcext:value-type="float">
            <text:p>-679</text:p>
          </table:table-cell>
          <table:table-cell office:value-type="float" office:value="3307" calcext:value-type="float">
            <text:p>3307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5587" calcext:value-type="float">
            <text:p>485955587</text:p>
          </table:table-cell>
          <table:table-cell table:number-columns-repeated="3"/>
          <table:table-cell office:value-type="string" calcext:value-type="string">
            <text:p>[255.2, 251.6, 320.0, 264.2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5587" calcext:value-type="float">
            <text:p>485955587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606" calcext:value-type="float">
            <text:p>-606</text:p>
          </table:table-cell>
          <table:table-cell office:value-type="float" office:value="3270" calcext:value-type="float">
            <text:p>3270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5587" calcext:value-type="float">
            <text:p>485955587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55" calcext:value-type="float">
            <text:p>-655</text:p>
          </table:table-cell>
          <table:table-cell office:value-type="float" office:value="3256" calcext:value-type="float">
            <text:p>3256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5587" calcext:value-type="float">
            <text:p>485955587</text:p>
          </table:table-cell>
          <table:table-cell table:number-columns-repeated="3"/>
          <table:table-cell office:value-type="string" calcext:value-type="string">
            <text:p>[255.2, 253.4, 318.2, 258.8]</text:p>
          </table:table-cell>
          <table:table-cell table:number-columns-repeated="1018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85955589" calcext:value-type="float">
            <text:p>485955589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88" calcext:value-type="float">
            <text:p>-688</text:p>
          </table:table-cell>
          <table:table-cell office:value-type="float" office:value="3241" calcext:value-type="float">
            <text:p>3241</text:p>
          </table:table-cell>
          <table:table-cell table:number-columns-repeated="1019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85955589" calcext:value-type="float">
            <text:p>485955589</text:p>
          </table:table-cell>
          <table:table-cell table:number-columns-repeated="3"/>
          <table:table-cell office:value-type="string" calcext:value-type="string">
            <text:p>[248.0, 248.0, 314.6, 258.8]</text:p>
          </table:table-cell>
          <table:table-cell table:number-columns-repeated="1018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85955589" calcext:value-type="float">
            <text:p>485955589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88" calcext:value-type="float">
            <text:p>-688</text:p>
          </table:table-cell>
          <table:table-cell office:value-type="float" office:value="3241" calcext:value-type="float">
            <text:p>3241</text:p>
          </table:table-cell>
          <table:table-cell table:number-columns-repeated="1019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85955589" calcext:value-type="float">
            <text:p>485955589</text:p>
          </table:table-cell>
          <table:table-cell table:number-columns-repeated="3"/>
          <table:table-cell office:value-type="string" calcext:value-type="string">
            <text:p>[248.0, 248.0, 314.6, 258.8]</text:p>
          </table:table-cell>
          <table:table-cell table:number-columns-repeated="1018"/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5955593" calcext:value-type="float">
            <text:p>485955593</text:p>
          </table:table-cell>
          <table:table-cell table:number-columns-repeated="3"/>
          <table:table-cell office:value-type="string" calcext:value-type="string">
            <text:p>[249.8, 249.8, 314.6, 260.6]</text:p>
          </table:table-cell>
          <table:table-cell table:number-columns-repeated="1018"/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5955593" calcext:value-type="float">
            <text:p>485955593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42" calcext:value-type="float">
            <text:p>-642</text:p>
          </table:table-cell>
          <table:table-cell office:value-type="float" office:value="3203" calcext:value-type="float">
            <text:p>3203</text:p>
          </table:table-cell>
          <table:table-cell table:number-columns-repeated="1019"/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5955593" calcext:value-type="float">
            <text:p>485955593</text:p>
          </table:table-cell>
          <table:table-cell table:number-columns-repeated="3"/>
          <table:table-cell office:value-type="string" calcext:value-type="string">
            <text:p>[249.8, 249.8, 312.8, 262.4]</text:p>
          </table:table-cell>
          <table:table-cell table:number-columns-repeated="1018"/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5955593" calcext:value-type="float">
            <text:p>485955593</text:p>
          </table:table-cell>
          <table:table-cell table:number-columns-repeated="3"/>
          <table:table-cell office:value-type="string" calcext:value-type="string">
            <text:p>[249.8, 249.8, 314.6, 260.6]</text:p>
          </table:table-cell>
          <table:table-cell table:number-columns-repeated="1018"/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5955593" calcext:value-type="float">
            <text:p>485955593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42" calcext:value-type="float">
            <text:p>-642</text:p>
          </table:table-cell>
          <table:table-cell office:value-type="float" office:value="3203" calcext:value-type="float">
            <text:p>3203</text:p>
          </table:table-cell>
          <table:table-cell table:number-columns-repeated="1019"/>
        </table:table-row>
        <table:table-row table:style-name="ro1">
          <table:table-cell office:value-type="float" office:value="13.2666666666667" calcext:value-type="float">
            <text:p>13.2666666666667</text:p>
          </table:table-cell>
          <table:table-cell office:value-type="float" office:value="485955593" calcext:value-type="float">
            <text:p>485955593</text:p>
          </table:table-cell>
          <table:table-cell table:number-columns-repeated="3"/>
          <table:table-cell office:value-type="string" calcext:value-type="string">
            <text:p>[249.8, 249.8, 312.8, 262.4]</text:p>
          </table:table-cell>
          <table:table-cell table:number-columns-repeated="1018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5597" calcext:value-type="float">
            <text:p>485955597</text:p>
          </table:table-cell>
          <table:table-cell table:number-columns-repeated="3"/>
          <table:table-cell office:value-type="string" calcext:value-type="string">
            <text:p>[253.4, 253.4, 316.4, 264.2]</text:p>
          </table:table-cell>
          <table:table-cell table:number-columns-repeated="1018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5597" calcext:value-type="float">
            <text:p>485955597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782" calcext:value-type="float">
            <text:p>-782</text:p>
          </table:table-cell>
          <table:table-cell office:value-type="float" office:value="3164" calcext:value-type="float">
            <text:p>3164</text:p>
          </table:table-cell>
          <table:table-cell table:number-columns-repeated="1019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5597" calcext:value-type="float">
            <text:p>485955597</text:p>
          </table:table-cell>
          <table:table-cell table:number-columns-repeated="3"/>
          <table:table-cell office:value-type="string" calcext:value-type="string">
            <text:p>[251.6, 253.4, 316.4, 260.6]</text:p>
          </table:table-cell>
          <table:table-cell table:number-columns-repeated="1018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5597" calcext:value-type="float">
            <text:p>485955597</text:p>
          </table:table-cell>
          <table:table-cell table:number-columns-repeated="3"/>
          <table:table-cell office:value-type="string" calcext:value-type="string">
            <text:p>[253.4, 253.4, 316.4, 264.2]</text:p>
          </table:table-cell>
          <table:table-cell table:number-columns-repeated="1018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5597" calcext:value-type="float">
            <text:p>485955597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782" calcext:value-type="float">
            <text:p>-782</text:p>
          </table:table-cell>
          <table:table-cell office:value-type="float" office:value="3164" calcext:value-type="float">
            <text:p>3164</text:p>
          </table:table-cell>
          <table:table-cell table:number-columns-repeated="1019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5597" calcext:value-type="float">
            <text:p>485955597</text:p>
          </table:table-cell>
          <table:table-cell table:number-columns-repeated="3"/>
          <table:table-cell office:value-type="string" calcext:value-type="string">
            <text:p>[251.6, 253.4, 316.4, 260.6]</text:p>
          </table:table-cell>
          <table:table-cell table:number-columns-repeated="1018"/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5955602" calcext:value-type="float">
            <text:p>485955602</text:p>
          </table:table-cell>
          <table:table-cell table:number-columns-repeated="3"/>
          <table:table-cell office:value-type="string" calcext:value-type="string">
            <text:p>[253.4, 253.4, 316.4, 260.6]</text:p>
          </table:table-cell>
          <table:table-cell table:number-columns-repeated="1018"/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5955602" calcext:value-type="float">
            <text:p>485955602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42" calcext:value-type="float">
            <text:p>-642</text:p>
          </table:table-cell>
          <table:table-cell office:value-type="float" office:value="3116" calcext:value-type="float">
            <text:p>3116</text:p>
          </table:table-cell>
          <table:table-cell table:number-columns-repeated="1019"/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5955602" calcext:value-type="float">
            <text:p>485955602</text:p>
          </table:table-cell>
          <table:table-cell table:number-columns-repeated="3"/>
          <table:table-cell office:value-type="string" calcext:value-type="string">
            <text:p>[248.0, 251.6, 312.8, 262.4]</text:p>
          </table:table-cell>
          <table:table-cell table:number-columns-repeated="1018"/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5955602" calcext:value-type="float">
            <text:p>485955602</text:p>
          </table:table-cell>
          <table:table-cell table:number-columns-repeated="3"/>
          <table:table-cell office:value-type="string" calcext:value-type="string">
            <text:p>[253.4, 253.4, 316.4, 260.6]</text:p>
          </table:table-cell>
          <table:table-cell table:number-columns-repeated="1018"/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5955602" calcext:value-type="float">
            <text:p>485955602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42" calcext:value-type="float">
            <text:p>-642</text:p>
          </table:table-cell>
          <table:table-cell office:value-type="float" office:value="3116" calcext:value-type="float">
            <text:p>3116</text:p>
          </table:table-cell>
          <table:table-cell table:number-columns-repeated="1019"/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5955602" calcext:value-type="float">
            <text:p>485955602</text:p>
          </table:table-cell>
          <table:table-cell table:number-columns-repeated="3"/>
          <table:table-cell office:value-type="string" calcext:value-type="string">
            <text:p>[248.0, 251.6, 312.8, 262.4]</text:p>
          </table:table-cell>
          <table:table-cell table:number-columns-repeated="1018"/>
        </table:table-row>
        <table:table-row table:style-name="ro1">
          <table:table-cell office:value-type="float" office:value="13.4833333333333" calcext:value-type="float">
            <text:p>13.4833333333333</text:p>
          </table:table-cell>
          <table:table-cell office:value-type="float" office:value="485955606" calcext:value-type="float">
            <text:p>485955606</text:p>
          </table:table-cell>
          <table:table-cell table:number-columns-repeated="3"/>
          <table:table-cell office:value-type="string" calcext:value-type="string">
            <text:p>[246.2, 249.8, 312.8, 260.6]</text:p>
          </table:table-cell>
          <table:table-cell table:number-columns-repeated="1018"/>
        </table:table-row>
        <table:table-row table:style-name="ro1">
          <table:table-cell office:value-type="float" office:value="13.4833333333333" calcext:value-type="float">
            <text:p>13.4833333333333</text:p>
          </table:table-cell>
          <table:table-cell office:value-type="float" office:value="485955606" calcext:value-type="float">
            <text:p>485955606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26" calcext:value-type="float">
            <text:p>-626</text:p>
          </table:table-cell>
          <table:table-cell office:value-type="float" office:value="3083" calcext:value-type="float">
            <text:p>3083</text:p>
          </table:table-cell>
          <table:table-cell table:number-columns-repeated="1019"/>
        </table:table-row>
        <table:table-row table:style-name="ro1">
          <table:table-cell office:value-type="float" office:value="13.4833333333333" calcext:value-type="float">
            <text:p>13.4833333333333</text:p>
          </table:table-cell>
          <table:table-cell office:value-type="float" office:value="485955606" calcext:value-type="float">
            <text:p>485955606</text:p>
          </table:table-cell>
          <table:table-cell table:number-columns-repeated="3"/>
          <table:table-cell office:value-type="string" calcext:value-type="string">
            <text:p>[246.2, 249.8, 312.8, 260.6]</text:p>
          </table:table-cell>
          <table:table-cell table:number-columns-repeated="1018"/>
        </table:table-row>
        <table:table-row table:style-name="ro1">
          <table:table-cell office:value-type="float" office:value="13.4833333333333" calcext:value-type="float">
            <text:p>13.4833333333333</text:p>
          </table:table-cell>
          <table:table-cell office:value-type="float" office:value="485955606" calcext:value-type="float">
            <text:p>485955606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26" calcext:value-type="float">
            <text:p>-626</text:p>
          </table:table-cell>
          <table:table-cell office:value-type="float" office:value="3083" calcext:value-type="float">
            <text:p>3083</text:p>
          </table:table-cell>
          <table:table-cell table:number-columns-repeated="1019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5609" calcext:value-type="float">
            <text:p>485955609</text:p>
          </table:table-cell>
          <table:table-cell table:number-columns-repeated="3"/>
          <table:table-cell office:value-type="string" calcext:value-type="string">
            <text:p>[253.4, 251.6, 316.4, 264.2]</text:p>
          </table:table-cell>
          <table:table-cell table:number-columns-repeated="1018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5609" calcext:value-type="float">
            <text:p>485955609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17" calcext:value-type="float">
            <text:p>-717</text:p>
          </table:table-cell>
          <table:table-cell office:value-type="float" office:value="3035" calcext:value-type="float">
            <text:p>3035</text:p>
          </table:table-cell>
          <table:table-cell table:number-columns-repeated="1019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5609" calcext:value-type="float">
            <text:p>485955609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23" calcext:value-type="float">
            <text:p>-723</text:p>
          </table:table-cell>
          <table:table-cell office:value-type="float" office:value="3026" calcext:value-type="float">
            <text:p>3026</text:p>
          </table:table-cell>
          <table:table-cell table:number-columns-repeated="1019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5609" calcext:value-type="float">
            <text:p>485955609</text:p>
          </table:table-cell>
          <table:table-cell table:number-columns-repeated="3"/>
          <table:table-cell office:value-type="string" calcext:value-type="string">
            <text:p>[251.6, 248.0, 312.8, 257.0]</text:p>
          </table:table-cell>
          <table:table-cell table:number-columns-repeated="1018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5611" calcext:value-type="float">
            <text:p>485955611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54" calcext:value-type="float">
            <text:p>-754</text:p>
          </table:table-cell>
          <table:table-cell office:value-type="float" office:value="3010" calcext:value-type="float">
            <text:p>3010</text:p>
          </table:table-cell>
          <table:table-cell table:number-columns-repeated="1019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5611" calcext:value-type="float">
            <text:p>485955611</text:p>
          </table:table-cell>
          <table:table-cell table:number-columns-repeated="3"/>
          <table:table-cell office:value-type="string" calcext:value-type="string">
            <text:p>[253.4, 248.0, 314.6, 264.2]</text:p>
          </table:table-cell>
          <table:table-cell table:number-columns-repeated="1018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5611" calcext:value-type="float">
            <text:p>485955611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44" calcext:value-type="float">
            <text:p>-744</text:p>
          </table:table-cell>
          <table:table-cell office:value-type="float" office:value="2998" calcext:value-type="float">
            <text:p>2998</text:p>
          </table:table-cell>
          <table:table-cell table:number-columns-repeated="1019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5611" calcext:value-type="float">
            <text:p>485955611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54" calcext:value-type="float">
            <text:p>-754</text:p>
          </table:table-cell>
          <table:table-cell office:value-type="float" office:value="3010" calcext:value-type="float">
            <text:p>3010</text:p>
          </table:table-cell>
          <table:table-cell table:number-columns-repeated="1019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5611" calcext:value-type="float">
            <text:p>485955611</text:p>
          </table:table-cell>
          <table:table-cell table:number-columns-repeated="3"/>
          <table:table-cell office:value-type="string" calcext:value-type="string">
            <text:p>[253.4, 248.0, 314.6, 264.2]</text:p>
          </table:table-cell>
          <table:table-cell table:number-columns-repeated="1018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5611" calcext:value-type="float">
            <text:p>485955611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44" calcext:value-type="float">
            <text:p>-744</text:p>
          </table:table-cell>
          <table:table-cell office:value-type="float" office:value="2998" calcext:value-type="float">
            <text:p>2998</text:p>
          </table:table-cell>
          <table:table-cell table:number-columns-repeated="1019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5615" calcext:value-type="float">
            <text:p>485955615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895" calcext:value-type="float">
            <text:p>-895</text:p>
          </table:table-cell>
          <table:table-cell office:value-type="float" office:value="2960" calcext:value-type="float">
            <text:p>2960</text:p>
          </table:table-cell>
          <table:table-cell table:number-columns-repeated="1019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5615" calcext:value-type="float">
            <text:p>485955615</text:p>
          </table:table-cell>
          <table:table-cell table:number-columns-repeated="3"/>
          <table:table-cell office:value-type="string" calcext:value-type="string">
            <text:p>[248.0, 246.2, 305.6, 257.0]</text:p>
          </table:table-cell>
          <table:table-cell table:number-columns-repeated="1018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5615" calcext:value-type="float">
            <text:p>485955615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895" calcext:value-type="float">
            <text:p>-895</text:p>
          </table:table-cell>
          <table:table-cell office:value-type="float" office:value="2960" calcext:value-type="float">
            <text:p>2960</text:p>
          </table:table-cell>
          <table:table-cell table:number-columns-repeated="1019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5615" calcext:value-type="float">
            <text:p>485955615</text:p>
          </table:table-cell>
          <table:table-cell table:number-columns-repeated="3"/>
          <table:table-cell office:value-type="string" calcext:value-type="string">
            <text:p>[248.0, 246.2, 305.6, 257.0]</text:p>
          </table:table-cell>
          <table:table-cell table:number-columns-repeated="1018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5620" calcext:value-type="float">
            <text:p>485955620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975" calcext:value-type="float">
            <text:p>-975</text:p>
          </table:table-cell>
          <table:table-cell office:value-type="float" office:value="2906" calcext:value-type="float">
            <text:p>2906</text:p>
          </table:table-cell>
          <table:table-cell table:number-columns-repeated="1019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5620" calcext:value-type="float">
            <text:p>485955620</text:p>
          </table:table-cell>
          <table:table-cell table:number-columns-repeated="3"/>
          <table:table-cell office:value-type="string" calcext:value-type="string">
            <text:p>[248.0, 249.8, 312.8, 260.6]</text:p>
          </table:table-cell>
          <table:table-cell table:number-columns-repeated="1018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5620" calcext:value-type="float">
            <text:p>485955620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896" calcext:value-type="float">
            <text:p>-896</text:p>
          </table:table-cell>
          <table:table-cell office:value-type="float" office:value="2890" calcext:value-type="float">
            <text:p>2890</text:p>
          </table:table-cell>
          <table:table-cell table:number-columns-repeated="1019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85955622" calcext:value-type="float">
            <text:p>485955622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897" calcext:value-type="float">
            <text:p>-897</text:p>
          </table:table-cell>
          <table:table-cell office:value-type="float" office:value="2874" calcext:value-type="float">
            <text:p>2874</text:p>
          </table:table-cell>
          <table:table-cell table:number-columns-repeated="1019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85955622" calcext:value-type="float">
            <text:p>485955622</text:p>
          </table:table-cell>
          <table:table-cell table:number-columns-repeated="3"/>
          <table:table-cell office:value-type="string" calcext:value-type="string">
            <text:p>[248.0, 249.8, 312.8, 260.6]</text:p>
          </table:table-cell>
          <table:table-cell table:number-columns-repeated="1018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85955622" calcext:value-type="float">
            <text:p>485955622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916" calcext:value-type="float">
            <text:p>-916</text:p>
          </table:table-cell>
          <table:table-cell office:value-type="float" office:value="2854" calcext:value-type="float">
            <text:p>2854</text:p>
          </table:table-cell>
          <table:table-cell table:number-columns-repeated="1019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85955622" calcext:value-type="float">
            <text:p>485955622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897" calcext:value-type="float">
            <text:p>-897</text:p>
          </table:table-cell>
          <table:table-cell office:value-type="float" office:value="2874" calcext:value-type="float">
            <text:p>2874</text:p>
          </table:table-cell>
          <table:table-cell table:number-columns-repeated="1019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85955622" calcext:value-type="float">
            <text:p>485955622</text:p>
          </table:table-cell>
          <table:table-cell table:number-columns-repeated="3"/>
          <table:table-cell office:value-type="string" calcext:value-type="string">
            <text:p>[248.0, 249.8, 312.8, 260.6]</text:p>
          </table:table-cell>
          <table:table-cell table:number-columns-repeated="1018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85955622" calcext:value-type="float">
            <text:p>485955622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916" calcext:value-type="float">
            <text:p>-916</text:p>
          </table:table-cell>
          <table:table-cell office:value-type="float" office:value="2854" calcext:value-type="float">
            <text:p>2854</text:p>
          </table:table-cell>
          <table:table-cell table:number-columns-repeated="1019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5626" calcext:value-type="float">
            <text:p>485955626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43" calcext:value-type="float">
            <text:p>-743</text:p>
          </table:table-cell>
          <table:table-cell office:value-type="float" office:value="2830" calcext:value-type="float">
            <text:p>2830</text:p>
          </table:table-cell>
          <table:table-cell table:number-columns-repeated="1019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5626" calcext:value-type="float">
            <text:p>485955626</text:p>
          </table:table-cell>
          <table:table-cell table:number-columns-repeated="3"/>
          <table:table-cell office:value-type="string" calcext:value-type="string">
            <text:p>[249.8, 246.2, 314.6, 257.0]</text:p>
          </table:table-cell>
          <table:table-cell table:number-columns-repeated="1018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5626" calcext:value-type="float">
            <text:p>485955626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625" calcext:value-type="float">
            <text:p>-625</text:p>
          </table:table-cell>
          <table:table-cell office:value-type="float" office:value="2822" calcext:value-type="float">
            <text:p>2822</text:p>
          </table:table-cell>
          <table:table-cell table:number-columns-repeated="1019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5626" calcext:value-type="float">
            <text:p>485955626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43" calcext:value-type="float">
            <text:p>-743</text:p>
          </table:table-cell>
          <table:table-cell office:value-type="float" office:value="2830" calcext:value-type="float">
            <text:p>2830</text:p>
          </table:table-cell>
          <table:table-cell table:number-columns-repeated="1019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5626" calcext:value-type="float">
            <text:p>485955626</text:p>
          </table:table-cell>
          <table:table-cell table:number-columns-repeated="3"/>
          <table:table-cell office:value-type="string" calcext:value-type="string">
            <text:p>[249.8, 246.2, 314.6, 257.0]</text:p>
          </table:table-cell>
          <table:table-cell table:number-columns-repeated="1018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5626" calcext:value-type="float">
            <text:p>485955626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625" calcext:value-type="float">
            <text:p>-625</text:p>
          </table:table-cell>
          <table:table-cell office:value-type="float" office:value="2822" calcext:value-type="float">
            <text:p>2822</text:p>
          </table:table-cell>
          <table:table-cell table:number-columns-repeated="1019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5629" calcext:value-type="float">
            <text:p>485955629</text:p>
          </table:table-cell>
          <table:table-cell table:number-columns-repeated="3"/>
          <table:table-cell office:value-type="string" calcext:value-type="string">
            <text:p>[248.0, 251.6, 311.0, 258.8]</text:p>
          </table:table-cell>
          <table:table-cell table:number-columns-repeated="1018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5629" calcext:value-type="float">
            <text:p>485955629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256" calcext:value-type="float">
            <text:p>-256</text:p>
          </table:table-cell>
          <table:table-cell office:value-type="float" office:value="2805" calcext:value-type="float">
            <text:p>2805</text:p>
          </table:table-cell>
          <table:table-cell table:number-columns-repeated="1019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5629" calcext:value-type="float">
            <text:p>485955629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456" calcext:value-type="float">
            <text:p>-456</text:p>
          </table:table-cell>
          <table:table-cell office:value-type="float" office:value="2806" calcext:value-type="float">
            <text:p>2806</text:p>
          </table:table-cell>
          <table:table-cell table:number-columns-repeated="1019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5629" calcext:value-type="float">
            <text:p>485955629</text:p>
          </table:table-cell>
          <table:table-cell table:number-columns-repeated="3"/>
          <table:table-cell office:value-type="string" calcext:value-type="string">
            <text:p>[248.0, 251.6, 311.0, 258.8]</text:p>
          </table:table-cell>
          <table:table-cell table:number-columns-repeated="1018"/>
        </table:table-row>
        <table:table-row table:style-name="ro1">
          <table:table-cell office:value-type="float" office:value="13.8666666666667" calcext:value-type="float">
            <text:p>13.8666666666667</text:p>
          </table:table-cell>
          <table:table-cell office:value-type="float" office:value="485955629" calcext:value-type="float">
            <text:p>485955629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256" calcext:value-type="float">
            <text:p>-256</text:p>
          </table:table-cell>
          <table:table-cell office:value-type="float" office:value="2805" calcext:value-type="float">
            <text:p>2805</text:p>
          </table:table-cell>
          <table:table-cell table:number-columns-repeated="1019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5633" calcext:value-type="float">
            <text:p>485955633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369" calcext:value-type="float">
            <text:p>-369</text:p>
          </table:table-cell>
          <table:table-cell office:value-type="float" office:value="2784" calcext:value-type="float">
            <text:p>2784</text:p>
          </table:table-cell>
          <table:table-cell table:number-columns-repeated="1019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5633" calcext:value-type="float">
            <text:p>485955633</text:p>
          </table:table-cell>
          <table:table-cell table:number-columns-repeated="3"/>
          <table:table-cell office:value-type="string" calcext:value-type="string">
            <text:p>[246.2, 248.0, 307.4, 258.8]</text:p>
          </table:table-cell>
          <table:table-cell table:number-columns-repeated="1018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5633" calcext:value-type="float">
            <text:p>485955633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39" calcext:value-type="float">
            <text:p>-439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5633" calcext:value-type="float">
            <text:p>485955633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369" calcext:value-type="float">
            <text:p>-369</text:p>
          </table:table-cell>
          <table:table-cell office:value-type="float" office:value="2784" calcext:value-type="float">
            <text:p>2784</text:p>
          </table:table-cell>
          <table:table-cell table:number-columns-repeated="1019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5633" calcext:value-type="float">
            <text:p>485955633</text:p>
          </table:table-cell>
          <table:table-cell table:number-columns-repeated="3"/>
          <table:table-cell office:value-type="string" calcext:value-type="string">
            <text:p>[246.2, 248.0, 307.4, 258.8]</text:p>
          </table:table-cell>
          <table:table-cell table:number-columns-repeated="1018"/>
        </table:table-row>
        <table:table-row table:style-name="ro1">
          <table:table-cell office:value-type="float" office:value="13.9333333333333" calcext:value-type="float">
            <text:p>13.9333333333333</text:p>
          </table:table-cell>
          <table:table-cell office:value-type="float" office:value="485955633" calcext:value-type="float">
            <text:p>485955633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39" calcext:value-type="float">
            <text:p>-439</text:p>
          </table:table-cell>
          <table:table-cell office:value-type="float" office:value="2776" calcext:value-type="float">
            <text:p>277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5955637" calcext:value-type="float">
            <text:p>485955637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07" calcext:value-type="float">
            <text:p>-307</text:p>
          </table:table-cell>
          <table:table-cell office:value-type="float" office:value="2767" calcext:value-type="float">
            <text:p>276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5955637" calcext:value-type="float">
            <text:p>485955637</text:p>
          </table:table-cell>
          <table:table-cell table:number-columns-repeated="3"/>
          <table:table-cell office:value-type="string" calcext:value-type="string">
            <text:p>[248.0, 246.2, 311.0, 255.2]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5955637" calcext:value-type="float">
            <text:p>485955637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07" calcext:value-type="float">
            <text:p>-307</text:p>
          </table:table-cell>
          <table:table-cell office:value-type="float" office:value="2767" calcext:value-type="float">
            <text:p>276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5955637" calcext:value-type="float">
            <text:p>485955637</text:p>
          </table:table-cell>
          <table:table-cell table:number-columns-repeated="3"/>
          <table:table-cell office:value-type="string" calcext:value-type="string">
            <text:p>[248.0, 246.2, 311.0, 255.2]</text:p>
          </table:table-cell>
          <table:table-cell table:number-columns-repeated="1018"/>
        </table:table-row>
        <table:table-row table:style-name="ro1">
          <table:table-cell office:value-type="float" office:value="14.0666666666667" calcext:value-type="float">
            <text:p>14.0666666666667</text:p>
          </table:table-cell>
          <table:table-cell office:value-type="float" office:value="485955641" calcext:value-type="float">
            <text:p>48595564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72" calcext:value-type="float">
            <text:p>-372</text:p>
          </table:table-cell>
          <table:table-cell office:value-type="float" office:value="2747" calcext:value-type="float">
            <text:p>2747</text:p>
          </table:table-cell>
          <table:table-cell table:number-columns-repeated="1019"/>
        </table:table-row>
        <table:table-row table:style-name="ro1">
          <table:table-cell office:value-type="float" office:value="14.0666666666667" calcext:value-type="float">
            <text:p>14.0666666666667</text:p>
          </table:table-cell>
          <table:table-cell office:value-type="float" office:value="485955641" calcext:value-type="float">
            <text:p>485955641</text:p>
          </table:table-cell>
          <table:table-cell table:number-columns-repeated="3"/>
          <table:table-cell office:value-type="string" calcext:value-type="string">
            <text:p>[244.4, 246.2, 309.2, 257.0]</text:p>
          </table:table-cell>
          <table:table-cell table:number-columns-repeated="1018"/>
        </table:table-row>
        <table:table-row table:style-name="ro1">
          <table:table-cell office:value-type="float" office:value="14.0666666666667" calcext:value-type="float">
            <text:p>14.0666666666667</text:p>
          </table:table-cell>
          <table:table-cell office:value-type="float" office:value="485955641" calcext:value-type="float">
            <text:p>48595564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77" calcext:value-type="float">
            <text:p>-377</text:p>
          </table:table-cell>
          <table:table-cell office:value-type="float" office:value="2740" calcext:value-type="float">
            <text:p>2740</text:p>
          </table:table-cell>
          <table:table-cell table:number-columns-repeated="1019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5955643" calcext:value-type="float">
            <text:p>485955643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95" calcext:value-type="float">
            <text:p>-395</text:p>
          </table:table-cell>
          <table:table-cell office:value-type="float" office:value="2733" calcext:value-type="float">
            <text:p>2733</text:p>
          </table:table-cell>
          <table:table-cell table:number-columns-repeated="1019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5955643" calcext:value-type="float">
            <text:p>485955643</text:p>
          </table:table-cell>
          <table:table-cell table:number-columns-repeated="3"/>
          <table:table-cell office:value-type="string" calcext:value-type="string">
            <text:p>[246.2, 246.2, 305.6, 255.2]</text:p>
          </table:table-cell>
          <table:table-cell table:number-columns-repeated="1018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5955643" calcext:value-type="float">
            <text:p>485955643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64" calcext:value-type="float">
            <text:p>-364</text:p>
          </table:table-cell>
          <table:table-cell office:value-type="float" office:value="2728" calcext:value-type="float">
            <text:p>2728</text:p>
          </table:table-cell>
          <table:table-cell table:number-columns-repeated="1019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5955643" calcext:value-type="float">
            <text:p>485955643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95" calcext:value-type="float">
            <text:p>-395</text:p>
          </table:table-cell>
          <table:table-cell office:value-type="float" office:value="2733" calcext:value-type="float">
            <text:p>2733</text:p>
          </table:table-cell>
          <table:table-cell table:number-columns-repeated="1019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5955643" calcext:value-type="float">
            <text:p>485955643</text:p>
          </table:table-cell>
          <table:table-cell table:number-columns-repeated="3"/>
          <table:table-cell office:value-type="string" calcext:value-type="string">
            <text:p>[246.2, 246.2, 305.6, 255.2]</text:p>
          </table:table-cell>
          <table:table-cell table:number-columns-repeated="1018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5955643" calcext:value-type="float">
            <text:p>485955643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64" calcext:value-type="float">
            <text:p>-364</text:p>
          </table:table-cell>
          <table:table-cell office:value-type="float" office:value="2728" calcext:value-type="float">
            <text:p>2728</text:p>
          </table:table-cell>
          <table:table-cell table:number-columns-repeated="1019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5652" calcext:value-type="float">
            <text:p>485955652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17" calcext:value-type="float">
            <text:p>-417</text:p>
          </table:table-cell>
          <table:table-cell office:value-type="float" office:value="2709" calcext:value-type="float">
            <text:p>2709</text:p>
          </table:table-cell>
          <table:table-cell table:number-columns-repeated="1019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5652" calcext:value-type="float">
            <text:p>485955652</text:p>
          </table:table-cell>
          <table:table-cell table:number-columns-repeated="3"/>
          <table:table-cell office:value-type="string" calcext:value-type="string">
            <text:p>[242.6, 246.2, 302.0, 253.4]</text:p>
          </table:table-cell>
          <table:table-cell table:number-columns-repeated="1018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5652" calcext:value-type="float">
            <text:p>48595565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01" calcext:value-type="float">
            <text:p>-401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5652" calcext:value-type="float">
            <text:p>485955652</text:p>
          </table:table-cell>
          <table:table-cell table:number-columns-repeated="3"/>
          <table:table-cell office:value-type="string" calcext:value-type="string">
            <text:p>[242.6, 246.2, 302.0, 253.4]</text:p>
          </table:table-cell>
          <table:table-cell table:number-columns-repeated="1018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5955652" calcext:value-type="float">
            <text:p>48595565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01" calcext:value-type="float">
            <text:p>-401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5955656" calcext:value-type="float">
            <text:p>485955656</text:p>
          </table:table-cell>
          <table:table-cell table:number-columns-repeated="3"/>
          <table:table-cell office:value-type="string" calcext:value-type="string">
            <text:p>[244.4, 246.2, 307.4, 257.0]</text:p>
          </table:table-cell>
          <table:table-cell table:number-columns-repeated="1018"/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5955656" calcext:value-type="float">
            <text:p>48595565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43" calcext:value-type="float">
            <text:p>-443</text:p>
          </table:table-cell>
          <table:table-cell office:value-type="float" office:value="2675" calcext:value-type="float">
            <text:p>2675</text:p>
          </table:table-cell>
          <table:table-cell table:number-columns-repeated="1019"/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5955656" calcext:value-type="float">
            <text:p>485955656</text:p>
          </table:table-cell>
          <table:table-cell table:number-columns-repeated="3"/>
          <table:table-cell office:value-type="string" calcext:value-type="string">
            <text:p>[249.8, 248.0, 311.0, 257.0]</text:p>
          </table:table-cell>
          <table:table-cell table:number-columns-repeated="1018"/>
        </table:table-row>
        <table:table-row table:style-name="ro1">
          <table:table-cell office:value-type="float" office:value="14.3333333333333" calcext:value-type="float">
            <text:p>14.3333333333333</text:p>
          </table:table-cell>
          <table:table-cell office:value-type="float" office:value="485955657" calcext:value-type="float">
            <text:p>485955657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64" calcext:value-type="float">
            <text:p>-464</text:p>
          </table:table-cell>
          <table:table-cell office:value-type="float" office:value="2670" calcext:value-type="float">
            <text:p>2670</text:p>
          </table:table-cell>
          <table:table-cell table:number-columns-repeated="1019"/>
        </table:table-row>
        <table:table-row table:style-name="ro1">
          <table:table-cell office:value-type="float" office:value="14.3333333333333" calcext:value-type="float">
            <text:p>14.3333333333333</text:p>
          </table:table-cell>
          <table:table-cell office:value-type="float" office:value="485955657" calcext:value-type="float">
            <text:p>485955657</text:p>
          </table:table-cell>
          <table:table-cell table:number-columns-repeated="3"/>
          <table:table-cell office:value-type="string" calcext:value-type="string">
            <text:p>[249.8, 244.4, 311.0, 255.2]</text:p>
          </table:table-cell>
          <table:table-cell table:number-columns-repeated="1018"/>
        </table:table-row>
        <table:table-row table:style-name="ro1">
          <table:table-cell office:value-type="float" office:value="14.3333333333333" calcext:value-type="float">
            <text:p>14.3333333333333</text:p>
          </table:table-cell>
          <table:table-cell office:value-type="float" office:value="485955657" calcext:value-type="float">
            <text:p>485955657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08" calcext:value-type="float">
            <text:p>-408</text:p>
          </table:table-cell>
          <table:table-cell office:value-type="float" office:value="2662" calcext:value-type="float">
            <text:p>2662</text:p>
          </table:table-cell>
          <table:table-cell table:number-columns-repeated="1019"/>
        </table:table-row>
        <table:table-row table:style-name="ro1">
          <table:table-cell office:value-type="float" office:value="14.3333333333333" calcext:value-type="float">
            <text:p>14.3333333333333</text:p>
          </table:table-cell>
          <table:table-cell office:value-type="float" office:value="485955657" calcext:value-type="float">
            <text:p>485955657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64" calcext:value-type="float">
            <text:p>-464</text:p>
          </table:table-cell>
          <table:table-cell office:value-type="float" office:value="2670" calcext:value-type="float">
            <text:p>2670</text:p>
          </table:table-cell>
          <table:table-cell table:number-columns-repeated="1019"/>
        </table:table-row>
        <table:table-row table:style-name="ro1">
          <table:table-cell office:value-type="float" office:value="14.3333333333333" calcext:value-type="float">
            <text:p>14.3333333333333</text:p>
          </table:table-cell>
          <table:table-cell office:value-type="float" office:value="485955657" calcext:value-type="float">
            <text:p>485955657</text:p>
          </table:table-cell>
          <table:table-cell table:number-columns-repeated="3"/>
          <table:table-cell office:value-type="string" calcext:value-type="string">
            <text:p>[249.8, 244.4, 311.0, 255.2]</text:p>
          </table:table-cell>
          <table:table-cell table:number-columns-repeated="1018"/>
        </table:table-row>
        <table:table-row table:style-name="ro1">
          <table:table-cell office:value-type="float" office:value="14.3333333333333" calcext:value-type="float">
            <text:p>14.3333333333333</text:p>
          </table:table-cell>
          <table:table-cell office:value-type="float" office:value="485955657" calcext:value-type="float">
            <text:p>485955657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08" calcext:value-type="float">
            <text:p>-408</text:p>
          </table:table-cell>
          <table:table-cell office:value-type="float" office:value="2662" calcext:value-type="float">
            <text:p>2662</text:p>
          </table:table-cell>
          <table:table-cell table:number-columns-repeated="1019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5955661" calcext:value-type="float">
            <text:p>48595566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45" calcext:value-type="float">
            <text:p>-345</text:p>
          </table:table-cell>
          <table:table-cell office:value-type="float" office:value="2638" calcext:value-type="float">
            <text:p>2638</text:p>
          </table:table-cell>
          <table:table-cell table:number-columns-repeated="1019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5955661" calcext:value-type="float">
            <text:p>485955661</text:p>
          </table:table-cell>
          <table:table-cell table:number-columns-repeated="3"/>
          <table:table-cell office:value-type="string" calcext:value-type="string">
            <text:p>[246.2, 244.4, 309.2, 258.8]</text:p>
          </table:table-cell>
          <table:table-cell table:number-columns-repeated="1018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5955661" calcext:value-type="float">
            <text:p>48595566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41" calcext:value-type="float">
            <text:p>-441</text:p>
          </table:table-cell>
          <table:table-cell office:value-type="float" office:value="2646" calcext:value-type="float">
            <text:p>2646</text:p>
          </table:table-cell>
          <table:table-cell table:number-columns-repeated="1019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5955661" calcext:value-type="float">
            <text:p>48595566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45" calcext:value-type="float">
            <text:p>-345</text:p>
          </table:table-cell>
          <table:table-cell office:value-type="float" office:value="2638" calcext:value-type="float">
            <text:p>2638</text:p>
          </table:table-cell>
          <table:table-cell table:number-columns-repeated="1019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5955661" calcext:value-type="float">
            <text:p>485955661</text:p>
          </table:table-cell>
          <table:table-cell table:number-columns-repeated="3"/>
          <table:table-cell office:value-type="string" calcext:value-type="string">
            <text:p>[246.2, 244.4, 309.2, 258.8]</text:p>
          </table:table-cell>
          <table:table-cell table:number-columns-repeated="1018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5666" calcext:value-type="float">
            <text:p>485955666</text:p>
          </table:table-cell>
          <table:table-cell table:number-columns-repeated="3"/>
          <table:table-cell office:value-type="string" calcext:value-type="string">
            <text:p>[242.6, 244.4, 303.8, 251.6]</text:p>
          </table:table-cell>
          <table:table-cell table:number-columns-repeated="1018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5666" calcext:value-type="float">
            <text:p>48595566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67" calcext:value-type="float">
            <text:p>-467</text:p>
          </table:table-cell>
          <table:table-cell office:value-type="float" office:value="2611" calcext:value-type="float">
            <text:p>2611</text:p>
          </table:table-cell>
          <table:table-cell table:number-columns-repeated="1019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5666" calcext:value-type="float">
            <text:p>485955666</text:p>
          </table:table-cell>
          <table:table-cell table:number-columns-repeated="3"/>
          <table:table-cell office:value-type="string" calcext:value-type="string">
            <text:p>[248.0, 246.2, 302.0, 257.0]</text:p>
          </table:table-cell>
          <table:table-cell table:number-columns-repeated="1018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5666" calcext:value-type="float">
            <text:p>485955666</text:p>
          </table:table-cell>
          <table:table-cell table:number-columns-repeated="3"/>
          <table:table-cell office:value-type="string" calcext:value-type="string">
            <text:p>[242.6, 244.4, 303.8, 251.6]</text:p>
          </table:table-cell>
          <table:table-cell table:number-columns-repeated="1018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5666" calcext:value-type="float">
            <text:p>48595566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67" calcext:value-type="float">
            <text:p>-467</text:p>
          </table:table-cell>
          <table:table-cell office:value-type="float" office:value="2611" calcext:value-type="float">
            <text:p>2611</text:p>
          </table:table-cell>
          <table:table-cell table:number-columns-repeated="1019"/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485955666" calcext:value-type="float">
            <text:p>485955666</text:p>
          </table:table-cell>
          <table:table-cell table:number-columns-repeated="3"/>
          <table:table-cell office:value-type="string" calcext:value-type="string">
            <text:p>[248.0, 246.2, 302.0, 257.0]</text:p>
          </table:table-cell>
          <table:table-cell table:number-columns-repeated="1018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5669" calcext:value-type="float">
            <text:p>485955669</text:p>
          </table:table-cell>
          <table:table-cell table:number-columns-repeated="3"/>
          <table:table-cell office:value-type="string" calcext:value-type="string">
            <text:p>[244.4, 246.2, 302.0, 257.0]</text:p>
          </table:table-cell>
          <table:table-cell table:number-columns-repeated="1018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5669" calcext:value-type="float">
            <text:p>485955669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72" calcext:value-type="float">
            <text:p>-472</text:p>
          </table:table-cell>
          <table:table-cell office:value-type="float" office:value="2584" calcext:value-type="float">
            <text:p>2584</text:p>
          </table:table-cell>
          <table:table-cell table:number-columns-repeated="1019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5669" calcext:value-type="float">
            <text:p>485955669</text:p>
          </table:table-cell>
          <table:table-cell table:number-columns-repeated="3"/>
          <table:table-cell office:value-type="string" calcext:value-type="string">
            <text:p>[244.4, 246.2, 307.4, 257.0]</text:p>
          </table:table-cell>
          <table:table-cell table:number-columns-repeated="1018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5669" calcext:value-type="float">
            <text:p>485955669</text:p>
          </table:table-cell>
          <table:table-cell table:number-columns-repeated="3"/>
          <table:table-cell office:value-type="string" calcext:value-type="string">
            <text:p>[244.4, 246.2, 302.0, 257.0]</text:p>
          </table:table-cell>
          <table:table-cell table:number-columns-repeated="1018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5669" calcext:value-type="float">
            <text:p>485955669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72" calcext:value-type="float">
            <text:p>-472</text:p>
          </table:table-cell>
          <table:table-cell office:value-type="float" office:value="2584" calcext:value-type="float">
            <text:p>2584</text:p>
          </table:table-cell>
          <table:table-cell table:number-columns-repeated="1019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5669" calcext:value-type="float">
            <text:p>485955669</text:p>
          </table:table-cell>
          <table:table-cell table:number-columns-repeated="3"/>
          <table:table-cell office:value-type="string" calcext:value-type="string">
            <text:p>[244.4, 246.2, 307.4, 257.0]</text:p>
          </table:table-cell>
          <table:table-cell table:number-columns-repeated="1018"/>
        </table:table-row>
        <table:table-row table:style-name="ro1">
          <table:table-cell office:value-type="float" office:value="14.6166666666667" calcext:value-type="float">
            <text:p>14.6166666666667</text:p>
          </table:table-cell>
          <table:table-cell office:value-type="float" office:value="485955674" calcext:value-type="float">
            <text:p>485955674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487" calcext:value-type="float">
            <text:p>-487</text:p>
          </table:table-cell>
          <table:table-cell office:value-type="float" office:value="2560" calcext:value-type="float">
            <text:p>2560</text:p>
          </table:table-cell>
          <table:table-cell table:number-columns-repeated="1019"/>
        </table:table-row>
        <table:table-row table:style-name="ro1">
          <table:table-cell office:value-type="float" office:value="14.6166666666667" calcext:value-type="float">
            <text:p>14.6166666666667</text:p>
          </table:table-cell>
          <table:table-cell office:value-type="float" office:value="485955674" calcext:value-type="float">
            <text:p>485955674</text:p>
          </table:table-cell>
          <table:table-cell table:number-columns-repeated="3"/>
          <table:table-cell office:value-type="string" calcext:value-type="string">
            <text:p>[246.2, 246.2, 303.8, 251.6]</text:p>
          </table:table-cell>
          <table:table-cell table:number-columns-repeated="1018"/>
        </table:table-row>
        <table:table-row table:style-name="ro1">
          <table:table-cell office:value-type="float" office:value="14.6166666666667" calcext:value-type="float">
            <text:p>14.6166666666667</text:p>
          </table:table-cell>
          <table:table-cell office:value-type="float" office:value="485955674" calcext:value-type="float">
            <text:p>485955674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506" calcext:value-type="float">
            <text:p>-506</text:p>
          </table:table-cell>
          <table:table-cell office:value-type="float" office:value="2550" calcext:value-type="float">
            <text:p>2550</text:p>
          </table:table-cell>
          <table:table-cell table:number-columns-repeated="1019"/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5955675" calcext:value-type="float">
            <text:p>485955675</text:p>
          </table:table-cell>
          <table:table-cell table:number-columns-repeated="3"/>
          <table:table-cell office:value-type="string" calcext:value-type="string">
            <text:p>[248.0, 244.4, 307.4, 257.0]</text:p>
          </table:table-cell>
          <table:table-cell table:number-columns-repeated="1018"/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5955675" calcext:value-type="float">
            <text:p>48595567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29" calcext:value-type="float">
            <text:p>-429</text:p>
          </table:table-cell>
          <table:table-cell office:value-type="float" office:value="2540" calcext:value-type="float">
            <text:p>2540</text:p>
          </table:table-cell>
          <table:table-cell table:number-columns-repeated="1019"/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5955675" calcext:value-type="float">
            <text:p>485955675</text:p>
          </table:table-cell>
          <table:table-cell table:number-columns-repeated="3"/>
          <table:table-cell office:value-type="string" calcext:value-type="string">
            <text:p>[246.2, 244.4, 303.8, 253.4]</text:p>
          </table:table-cell>
          <table:table-cell table:number-columns-repeated="1018"/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5955675" calcext:value-type="float">
            <text:p>485955675</text:p>
          </table:table-cell>
          <table:table-cell table:number-columns-repeated="3"/>
          <table:table-cell office:value-type="string" calcext:value-type="string">
            <text:p>[248.0, 244.4, 307.4, 257.0]</text:p>
          </table:table-cell>
          <table:table-cell table:number-columns-repeated="1018"/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5955675" calcext:value-type="float">
            <text:p>48595567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29" calcext:value-type="float">
            <text:p>-429</text:p>
          </table:table-cell>
          <table:table-cell office:value-type="float" office:value="2540" calcext:value-type="float">
            <text:p>2540</text:p>
          </table:table-cell>
          <table:table-cell table:number-columns-repeated="1019"/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5955675" calcext:value-type="float">
            <text:p>485955675</text:p>
          </table:table-cell>
          <table:table-cell table:number-columns-repeated="3"/>
          <table:table-cell office:value-type="string" calcext:value-type="string">
            <text:p>[246.2, 244.4, 303.8, 253.4]</text:p>
          </table:table-cell>
          <table:table-cell table:number-columns-repeated="1018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85955679" calcext:value-type="float">
            <text:p>48595567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393" calcext:value-type="float">
            <text:p>-393</text:p>
          </table:table-cell>
          <table:table-cell office:value-type="float" office:value="2518" calcext:value-type="float">
            <text:p>2518</text:p>
          </table:table-cell>
          <table:table-cell table:number-columns-repeated="1019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85955679" calcext:value-type="float">
            <text:p>48595567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393" calcext:value-type="float">
            <text:p>-393</text:p>
          </table:table-cell>
          <table:table-cell office:value-type="float" office:value="2518" calcext:value-type="float">
            <text:p>2518</text:p>
          </table:table-cell>
          <table:table-cell table:number-columns-repeated="1019"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5955683" calcext:value-type="float">
            <text:p>485955683</text:p>
          </table:table-cell>
          <table:table-cell table:number-columns-repeated="3"/>
          <table:table-cell office:value-type="string" calcext:value-type="string">
            <text:p>[248.0, 248.0, 303.8, 257.0]</text:p>
          </table:table-cell>
          <table:table-cell table:number-columns-repeated="1018"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5955683" calcext:value-type="float">
            <text:p>485955683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58" calcext:value-type="float">
            <text:p>-458</text:p>
          </table:table-cell>
          <table:table-cell office:value-type="float" office:value="2491" calcext:value-type="float">
            <text:p>2491</text:p>
          </table:table-cell>
          <table:table-cell table:number-columns-repeated="1019"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5955683" calcext:value-type="float">
            <text:p>485955683</text:p>
          </table:table-cell>
          <table:table-cell table:number-columns-repeated="3"/>
          <table:table-cell office:value-type="string" calcext:value-type="string">
            <text:p>[248.0, 244.4, 307.4, 255.2]</text:p>
          </table:table-cell>
          <table:table-cell table:number-columns-repeated="1018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5955685" calcext:value-type="float">
            <text:p>48595568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390" calcext:value-type="float">
            <text:p>-390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5955685" calcext:value-type="float">
            <text:p>48595568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182" calcext:value-type="float">
            <text:p>-182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5955685" calcext:value-type="float">
            <text:p>485955685</text:p>
          </table:table-cell>
          <table:table-cell table:number-columns-repeated="3"/>
          <table:table-cell office:value-type="string" calcext:value-type="string">
            <text:p>[248.0, 246.2, 307.4, 253.4]</text:p>
          </table:table-cell>
          <table:table-cell table:number-columns-repeated="1018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5955685" calcext:value-type="float">
            <text:p>48595568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390" calcext:value-type="float">
            <text:p>-390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5955685" calcext:value-type="float">
            <text:p>48595568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182" calcext:value-type="float">
            <text:p>-182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5955685" calcext:value-type="float">
            <text:p>485955685</text:p>
          </table:table-cell>
          <table:table-cell table:number-columns-repeated="3"/>
          <table:table-cell office:value-type="string" calcext:value-type="string">
            <text:p>[248.0, 246.2, 307.4, 253.4]</text:p>
          </table:table-cell>
          <table:table-cell table:number-columns-repeated="1018"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5955689" calcext:value-type="float">
            <text:p>485955689</text:p>
          </table:table-cell>
          <table:table-cell table:number-columns-repeated="3"/>
          <table:table-cell office:value-type="string" calcext:value-type="string">
            <text:p>[240.8, 244.4, 300.2, 255.2]</text:p>
          </table:table-cell>
          <table:table-cell table:number-columns-repeated="1018"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5955689" calcext:value-type="float">
            <text:p>485955689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111" calcext:value-type="float">
            <text:p>-111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5955689" calcext:value-type="float">
            <text:p>485955689</text:p>
          </table:table-cell>
          <table:table-cell table:number-columns-repeated="3"/>
          <table:table-cell office:value-type="string" calcext:value-type="string">
            <text:p>[244.4, 248.0, 307.4, 257.0]</text:p>
          </table:table-cell>
          <table:table-cell table:number-columns-repeated="1018"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5955689" calcext:value-type="float">
            <text:p>485955689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111" calcext:value-type="float">
            <text:p>-111</text:p>
          </table:table-cell>
          <table:table-cell office:value-type="float" office:value="2481" calcext:value-type="float">
            <text:p>2481</text:p>
          </table:table-cell>
          <table:table-cell table:number-columns-repeated="1019"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5955689" calcext:value-type="float">
            <text:p>485955689</text:p>
          </table:table-cell>
          <table:table-cell table:number-columns-repeated="3"/>
          <table:table-cell office:value-type="string" calcext:value-type="string">
            <text:p>[244.4, 248.0, 307.4, 257.0]</text:p>
          </table:table-cell>
          <table:table-cell table:number-columns-repeated="1018"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5955693" calcext:value-type="float">
            <text:p>485955693</text:p>
          </table:table-cell>
          <table:table-cell table:number-columns-repeated="3"/>
          <table:table-cell office:value-type="string" calcext:value-type="string">
            <text:p>[244.4, 246.2, 305.6, 257.0]</text:p>
          </table:table-cell>
          <table:table-cell table:number-columns-repeated="1018"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5955693" calcext:value-type="float">
            <text:p>485955693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09" calcext:value-type="float">
            <text:p>-109</text:p>
          </table:table-cell>
          <table:table-cell office:value-type="float" office:value="2475" calcext:value-type="float">
            <text:p>2475</text:p>
          </table:table-cell>
          <table:table-cell table:number-columns-repeated="1019"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5955693" calcext:value-type="float">
            <text:p>485955693</text:p>
          </table:table-cell>
          <table:table-cell table:number-columns-repeated="3"/>
          <table:table-cell office:value-type="string" calcext:value-type="string">
            <text:p>[246.2, 246.2, 305.6, 257.0]</text:p>
          </table:table-cell>
          <table:table-cell table:number-columns-repeated="1018"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5955693" calcext:value-type="float">
            <text:p>485955693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96" calcext:value-type="float">
            <text:p>-96</text:p>
          </table:table-cell>
          <table:table-cell office:value-type="float" office:value="2474" calcext:value-type="float">
            <text:p>2474</text:p>
          </table:table-cell>
          <table:table-cell table:number-columns-repeated="1019"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5955693" calcext:value-type="float">
            <text:p>485955693</text:p>
          </table:table-cell>
          <table:table-cell table:number-columns-repeated="3"/>
          <table:table-cell office:value-type="string" calcext:value-type="string">
            <text:p>[244.4, 246.2, 305.6, 257.0]</text:p>
          </table:table-cell>
          <table:table-cell table:number-columns-repeated="1018"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5955693" calcext:value-type="float">
            <text:p>485955693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09" calcext:value-type="float">
            <text:p>-109</text:p>
          </table:table-cell>
          <table:table-cell office:value-type="float" office:value="2475" calcext:value-type="float">
            <text:p>2475</text:p>
          </table:table-cell>
          <table:table-cell table:number-columns-repeated="1019"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5955693" calcext:value-type="float">
            <text:p>485955693</text:p>
          </table:table-cell>
          <table:table-cell table:number-columns-repeated="3"/>
          <table:table-cell office:value-type="string" calcext:value-type="string">
            <text:p>[246.2, 246.2, 305.6, 257.0]</text:p>
          </table:table-cell>
          <table:table-cell table:number-columns-repeated="1018"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5955693" calcext:value-type="float">
            <text:p>485955693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96" calcext:value-type="float">
            <text:p>-96</text:p>
          </table:table-cell>
          <table:table-cell office:value-type="float" office:value="2474" calcext:value-type="float">
            <text:p>247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955697" calcext:value-type="float">
            <text:p>485955697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234" calcext:value-type="float">
            <text:p>-234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955697" calcext:value-type="float">
            <text:p>485955697</text:p>
          </table:table-cell>
          <table:table-cell table:number-columns-repeated="3"/>
          <table:table-cell office:value-type="string" calcext:value-type="string">
            <text:p>[248.0, 246.2, 309.2, 258.8]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955697" calcext:value-type="float">
            <text:p>485955697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283" calcext:value-type="float">
            <text:p>-283</text:p>
          </table:table-cell>
          <table:table-cell office:value-type="float" office:value="2456" calcext:value-type="float">
            <text:p>245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955697" calcext:value-type="float">
            <text:p>485955697</text:p>
          </table:table-cell>
          <table:table-cell table:number-columns-repeated="3"/>
          <table:table-cell office:value-type="string" calcext:value-type="string">
            <text:p>[248.0, 246.2, 309.2, 258.8]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955697" calcext:value-type="float">
            <text:p>485955697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283" calcext:value-type="float">
            <text:p>-283</text:p>
          </table:table-cell>
          <table:table-cell office:value-type="float" office:value="2456" calcext:value-type="float">
            <text:p>2456</text:p>
          </table:table-cell>
          <table:table-cell table:number-columns-repeated="1019"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5955701" calcext:value-type="float">
            <text:p>485955701</text:p>
          </table:table-cell>
          <table:table-cell table:number-columns-repeated="3"/>
          <table:table-cell office:value-type="string" calcext:value-type="string">
            <text:p>[246.2, 246.2, 300.2, 255.2]</text:p>
          </table:table-cell>
          <table:table-cell table:number-columns-repeated="1018"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5955701" calcext:value-type="float">
            <text:p>485955701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54" calcext:value-type="float">
            <text:p>-454</text:p>
          </table:table-cell>
          <table:table-cell office:value-type="float" office:value="2428" calcext:value-type="float">
            <text:p>2428</text:p>
          </table:table-cell>
          <table:table-cell table:number-columns-repeated="1019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5955703" calcext:value-type="float">
            <text:p>485955703</text:p>
          </table:table-cell>
          <table:table-cell table:number-columns-repeated="3"/>
          <table:table-cell office:value-type="string" calcext:value-type="string">
            <text:p>[242.6, 248.0, 305.6, 255.2]</text:p>
          </table:table-cell>
          <table:table-cell table:number-columns-repeated="1018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5955703" calcext:value-type="float">
            <text:p>48595570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90" calcext:value-type="float">
            <text:p>-390</text:p>
          </table:table-cell>
          <table:table-cell office:value-type="float" office:value="2423" calcext:value-type="float">
            <text:p>2423</text:p>
          </table:table-cell>
          <table:table-cell table:number-columns-repeated="1019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5955703" calcext:value-type="float">
            <text:p>485955703</text:p>
          </table:table-cell>
          <table:table-cell table:number-columns-repeated="3"/>
          <table:table-cell office:value-type="string" calcext:value-type="string">
            <text:p>[244.4, 242.6, 302.0, 255.2]</text:p>
          </table:table-cell>
          <table:table-cell table:number-columns-repeated="1018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5955703" calcext:value-type="float">
            <text:p>48595570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90" calcext:value-type="float">
            <text:p>-390</text:p>
          </table:table-cell>
          <table:table-cell office:value-type="float" office:value="2416" calcext:value-type="float">
            <text:p>2416</text:p>
          </table:table-cell>
          <table:table-cell table:number-columns-repeated="1019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5955703" calcext:value-type="float">
            <text:p>48595570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90" calcext:value-type="float">
            <text:p>-390</text:p>
          </table:table-cell>
          <table:table-cell office:value-type="float" office:value="2423" calcext:value-type="float">
            <text:p>2423</text:p>
          </table:table-cell>
          <table:table-cell table:number-columns-repeated="1019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5955703" calcext:value-type="float">
            <text:p>485955703</text:p>
          </table:table-cell>
          <table:table-cell table:number-columns-repeated="3"/>
          <table:table-cell office:value-type="string" calcext:value-type="string">
            <text:p>[244.4, 242.6, 302.0, 255.2]</text:p>
          </table:table-cell>
          <table:table-cell table:number-columns-repeated="1018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85955703" calcext:value-type="float">
            <text:p>48595570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90" calcext:value-type="float">
            <text:p>-390</text:p>
          </table:table-cell>
          <table:table-cell office:value-type="float" office:value="2416" calcext:value-type="float">
            <text:p>2416</text:p>
          </table:table-cell>
          <table:table-cell table:number-columns-repeated="1019"/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5955707" calcext:value-type="float">
            <text:p>485955707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435" calcext:value-type="float">
            <text:p>-435</text:p>
          </table:table-cell>
          <table:table-cell office:value-type="float" office:value="2396" calcext:value-type="float">
            <text:p>2396</text:p>
          </table:table-cell>
          <table:table-cell table:number-columns-repeated="1019"/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5955707" calcext:value-type="float">
            <text:p>485955707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565" calcext:value-type="float">
            <text:p>-565</text:p>
          </table:table-cell>
          <table:table-cell office:value-type="float" office:value="2384" calcext:value-type="float">
            <text:p>2384</text:p>
          </table:table-cell>
          <table:table-cell table:number-columns-repeated="1019"/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5955707" calcext:value-type="float">
            <text:p>485955707</text:p>
          </table:table-cell>
          <table:table-cell table:number-columns-repeated="3"/>
          <table:table-cell office:value-type="string" calcext:value-type="string">
            <text:p>[248.0, 248.0, 311.0, 255.2]</text:p>
          </table:table-cell>
          <table:table-cell table:number-columns-repeated="1018"/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5955707" calcext:value-type="float">
            <text:p>485955707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435" calcext:value-type="float">
            <text:p>-435</text:p>
          </table:table-cell>
          <table:table-cell office:value-type="float" office:value="2396" calcext:value-type="float">
            <text:p>2396</text:p>
          </table:table-cell>
          <table:table-cell table:number-columns-repeated="1019"/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5955707" calcext:value-type="float">
            <text:p>485955707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565" calcext:value-type="float">
            <text:p>-565</text:p>
          </table:table-cell>
          <table:table-cell office:value-type="float" office:value="2384" calcext:value-type="float">
            <text:p>2384</text:p>
          </table:table-cell>
          <table:table-cell table:number-columns-repeated="1019"/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485955707" calcext:value-type="float">
            <text:p>485955707</text:p>
          </table:table-cell>
          <table:table-cell table:number-columns-repeated="3"/>
          <table:table-cell office:value-type="string" calcext:value-type="string">
            <text:p>[248.0, 248.0, 311.0, 255.2]</text:p>
          </table:table-cell>
          <table:table-cell table:number-columns-repeated="1018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5955715" calcext:value-type="float">
            <text:p>485955715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692" calcext:value-type="float">
            <text:p>-692</text:p>
          </table:table-cell>
          <table:table-cell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5955715" calcext:value-type="float">
            <text:p>485955715</text:p>
          </table:table-cell>
          <table:table-cell table:number-columns-repeated="3"/>
          <table:table-cell office:value-type="string" calcext:value-type="string">
            <text:p>[246.2, 249.8, 309.2, 258.8]</text:p>
          </table:table-cell>
          <table:table-cell table:number-columns-repeated="1018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5955715" calcext:value-type="float">
            <text:p>485955715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692" calcext:value-type="float">
            <text:p>-692</text:p>
          </table:table-cell>
          <table:table-cell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5955715" calcext:value-type="float">
            <text:p>485955715</text:p>
          </table:table-cell>
          <table:table-cell table:number-columns-repeated="3"/>
          <table:table-cell office:value-type="string" calcext:value-type="string">
            <text:p>[246.2, 249.8, 309.2, 258.8]</text:p>
          </table:table-cell>
          <table:table-cell table:number-columns-repeated="1018"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5955719" calcext:value-type="float">
            <text:p>48595571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98" calcext:value-type="float">
            <text:p>-598</text:p>
          </table:table-cell>
          <table:table-cell office:value-type="float" office:value="2318" calcext:value-type="float">
            <text:p>2318</text:p>
          </table:table-cell>
          <table:table-cell table:number-columns-repeated="1019"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5955719" calcext:value-type="float">
            <text:p>485955719</text:p>
          </table:table-cell>
          <table:table-cell table:number-columns-repeated="3"/>
          <table:table-cell office:value-type="string" calcext:value-type="string">
            <text:p>[242.6, 246.2, 303.8, 255.2]</text:p>
          </table:table-cell>
          <table:table-cell table:number-columns-repeated="1018"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5955719" calcext:value-type="float">
            <text:p>485955719</text:p>
          </table:table-cell>
          <table:table-cell table:number-columns-repeated="3"/>
          <table:table-cell office:value-type="string" calcext:value-type="string">
            <text:p>[248.0, 248.0, 302.0, 257.0]</text:p>
          </table:table-cell>
          <table:table-cell table:number-columns-repeated="1018"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5955719" calcext:value-type="float">
            <text:p>48595571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62" calcext:value-type="float">
            <text:p>-562</text:p>
          </table:table-cell>
          <table:table-cell office:value-type="float" office:value="2305" calcext:value-type="float">
            <text:p>2305</text:p>
          </table:table-cell>
          <table:table-cell table:number-columns-repeated="1019"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5955719" calcext:value-type="float">
            <text:p>48595571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98" calcext:value-type="float">
            <text:p>-598</text:p>
          </table:table-cell>
          <table:table-cell office:value-type="float" office:value="2318" calcext:value-type="float">
            <text:p>2318</text:p>
          </table:table-cell>
          <table:table-cell table:number-columns-repeated="1019"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5955719" calcext:value-type="float">
            <text:p>485955719</text:p>
          </table:table-cell>
          <table:table-cell table:number-columns-repeated="3"/>
          <table:table-cell office:value-type="string" calcext:value-type="string">
            <text:p>[242.6, 246.2, 303.8, 255.2]</text:p>
          </table:table-cell>
          <table:table-cell table:number-columns-repeated="1018"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5955719" calcext:value-type="float">
            <text:p>485955719</text:p>
          </table:table-cell>
          <table:table-cell table:number-columns-repeated="3"/>
          <table:table-cell office:value-type="string" calcext:value-type="string">
            <text:p>[248.0, 248.0, 302.0, 257.0]</text:p>
          </table:table-cell>
          <table:table-cell table:number-columns-repeated="1018"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5955719" calcext:value-type="float">
            <text:p>48595571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62" calcext:value-type="float">
            <text:p>-562</text:p>
          </table:table-cell>
          <table:table-cell office:value-type="float" office:value="2305" calcext:value-type="float">
            <text:p>2305</text:p>
          </table:table-cell>
          <table:table-cell table:number-columns-repeated="1019"/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485955723" calcext:value-type="float">
            <text:p>485955723</text:p>
          </table:table-cell>
          <table:table-cell table:number-columns-repeated="3"/>
          <table:table-cell office:value-type="string" calcext:value-type="string">
            <text:p>[249.8, 248.0, 309.2, 257.0]</text:p>
          </table:table-cell>
          <table:table-cell table:number-columns-repeated="1018"/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485955723" calcext:value-type="float">
            <text:p>48595572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315" calcext:value-type="float">
            <text:p>-315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485955723" calcext:value-type="float">
            <text:p>48595572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352" calcext:value-type="float">
            <text:p>-352</text:p>
          </table:table-cell>
          <table:table-cell office:value-type="float" office:value="2296" calcext:value-type="float">
            <text:p>2296</text:p>
          </table:table-cell>
          <table:table-cell table:number-columns-repeated="1019"/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485955723" calcext:value-type="float">
            <text:p>485955723</text:p>
          </table:table-cell>
          <table:table-cell table:number-columns-repeated="3"/>
          <table:table-cell office:value-type="string" calcext:value-type="string">
            <text:p>[249.8, 248.0, 309.2, 257.0]</text:p>
          </table:table-cell>
          <table:table-cell table:number-columns-repeated="1018"/>
        </table:table-row>
        <table:table-row table:style-name="ro1">
          <table:table-cell office:value-type="float" office:value="15.4333333333333" calcext:value-type="float">
            <text:p>15.4333333333333</text:p>
          </table:table-cell>
          <table:table-cell office:value-type="float" office:value="485955723" calcext:value-type="float">
            <text:p>48595572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315" calcext:value-type="float">
            <text:p>-315</text:p>
          </table:table-cell>
          <table:table-cell office:value-type="float" office:value="2292" calcext:value-type="float">
            <text:p>2292</text:p>
          </table:table-cell>
          <table:table-cell table:number-columns-repeated="1019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5726" calcext:value-type="float">
            <text:p>48595572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145" calcext:value-type="float">
            <text:p>-145</text:p>
          </table:table-cell>
          <table:table-cell office:value-type="float" office:value="2281" calcext:value-type="float">
            <text:p>2281</text:p>
          </table:table-cell>
          <table:table-cell table:number-columns-repeated="1019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5726" calcext:value-type="float">
            <text:p>485955726</text:p>
          </table:table-cell>
          <table:table-cell table:number-columns-repeated="3"/>
          <table:table-cell office:value-type="string" calcext:value-type="string">
            <text:p>[246.2, 246.2, 309.2, 255.2]</text:p>
          </table:table-cell>
          <table:table-cell table:number-columns-repeated="1018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5726" calcext:value-type="float">
            <text:p>48595572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56" calcext:value-type="float">
            <text:p>-56</text:p>
          </table:table-cell>
          <table:table-cell office:value-type="float" office:value="2282" calcext:value-type="float">
            <text:p>2282</text:p>
          </table:table-cell>
          <table:table-cell table:number-columns-repeated="1019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5726" calcext:value-type="float">
            <text:p>48595572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145" calcext:value-type="float">
            <text:p>-145</text:p>
          </table:table-cell>
          <table:table-cell office:value-type="float" office:value="2281" calcext:value-type="float">
            <text:p>2281</text:p>
          </table:table-cell>
          <table:table-cell table:number-columns-repeated="1019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5726" calcext:value-type="float">
            <text:p>485955726</text:p>
          </table:table-cell>
          <table:table-cell table:number-columns-repeated="3"/>
          <table:table-cell office:value-type="string" calcext:value-type="string">
            <text:p>[246.2, 246.2, 309.2, 255.2]</text:p>
          </table:table-cell>
          <table:table-cell table:number-columns-repeated="1018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5726" calcext:value-type="float">
            <text:p>48595572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56" calcext:value-type="float">
            <text:p>-56</text:p>
          </table:table-cell>
          <table:table-cell office:value-type="float" office:value="2282" calcext:value-type="float">
            <text:p>2282</text:p>
          </table:table-cell>
          <table:table-cell table:number-columns-repeated="1019"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485955730" calcext:value-type="float">
            <text:p>485955730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89" calcext:value-type="float">
            <text:p>-89</text:p>
          </table:table-cell>
          <table:table-cell office:value-type="float" office:value="2278" calcext:value-type="float">
            <text:p>2278</text:p>
          </table:table-cell>
          <table:table-cell table:number-columns-repeated="1019"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485955730" calcext:value-type="float">
            <text:p>485955730</text:p>
          </table:table-cell>
          <table:table-cell table:number-columns-repeated="3"/>
          <table:table-cell office:value-type="string" calcext:value-type="string">
            <text:p>[244.4, 246.2, 305.6, 257.0]</text:p>
          </table:table-cell>
          <table:table-cell table:number-columns-repeated="1018"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485955730" calcext:value-type="float">
            <text:p>485955730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78" calcext:value-type="float">
            <text:p>-78</text:p>
          </table:table-cell>
          <table:table-cell office:value-type="float" office:value="2280" calcext:value-type="float">
            <text:p>2280</text:p>
          </table:table-cell>
          <table:table-cell table:number-columns-repeated="1019"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5955732" calcext:value-type="float">
            <text:p>485955732</text:p>
          </table:table-cell>
          <table:table-cell table:number-columns-repeated="3"/>
          <table:table-cell office:value-type="string" calcext:value-type="string">
            <text:p>[246.2, 244.4, 303.8, 258.8]</text:p>
          </table:table-cell>
          <table:table-cell table:number-columns-repeated="1018"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5955732" calcext:value-type="float">
            <text:p>485955732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54" calcext:value-type="float">
            <text:p>-54</text:p>
          </table:table-cell>
          <table:table-cell office:value-type="float" office:value="2271" calcext:value-type="float">
            <text:p>2271</text:p>
          </table:table-cell>
          <table:table-cell table:number-columns-repeated="1019"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5955732" calcext:value-type="float">
            <text:p>485955732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588" calcext:value-type="float">
            <text:p>-588</text:p>
          </table:table-cell>
          <table:table-cell office:value-type="float" office:value="2250" calcext:value-type="float">
            <text:p>2250</text:p>
          </table:table-cell>
          <table:table-cell table:number-columns-repeated="1019"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5955732" calcext:value-type="float">
            <text:p>485955732</text:p>
          </table:table-cell>
          <table:table-cell table:number-columns-repeated="3"/>
          <table:table-cell office:value-type="string" calcext:value-type="string">
            <text:p>[246.2, 244.4, 303.8, 258.8]</text:p>
          </table:table-cell>
          <table:table-cell table:number-columns-repeated="1018"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5955732" calcext:value-type="float">
            <text:p>485955732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54" calcext:value-type="float">
            <text:p>-54</text:p>
          </table:table-cell>
          <table:table-cell office:value-type="float" office:value="2271" calcext:value-type="float">
            <text:p>2271</text:p>
          </table:table-cell>
          <table:table-cell table:number-columns-repeated="1019"/>
        </table:table-row>
        <table:table-row table:style-name="ro1">
          <table:table-cell office:value-type="float" office:value="15.5833333333333" calcext:value-type="float">
            <text:p>15.5833333333333</text:p>
          </table:table-cell>
          <table:table-cell office:value-type="float" office:value="485955732" calcext:value-type="float">
            <text:p>485955732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588" calcext:value-type="float">
            <text:p>-588</text:p>
          </table:table-cell>
          <table:table-cell office:value-type="float" office:value="2250" calcext:value-type="float">
            <text:p>2250</text:p>
          </table:table-cell>
          <table:table-cell table:number-columns-repeated="1019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85955736" calcext:value-type="float">
            <text:p>48595573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602" calcext:value-type="float">
            <text:p>-602</text:p>
          </table:table-cell>
          <table:table-cell office:value-type="float" office:value="2230" calcext:value-type="float">
            <text:p>2230</text:p>
          </table:table-cell>
          <table:table-cell table:number-columns-repeated="1019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85955736" calcext:value-type="float">
            <text:p>485955736</text:p>
          </table:table-cell>
          <table:table-cell table:number-columns-repeated="3"/>
          <table:table-cell office:value-type="string" calcext:value-type="string">
            <text:p>[249.8, 248.0, 309.2, 255.2]</text:p>
          </table:table-cell>
          <table:table-cell table:number-columns-repeated="1018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85955736" calcext:value-type="float">
            <text:p>48595573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469" calcext:value-type="float">
            <text:p>-469</text:p>
          </table:table-cell>
          <table:table-cell office:value-type="float" office:value="2224" calcext:value-type="float">
            <text:p>2224</text:p>
          </table:table-cell>
          <table:table-cell table:number-columns-repeated="1019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85955736" calcext:value-type="float">
            <text:p>485955736</text:p>
          </table:table-cell>
          <table:table-cell table:number-columns-repeated="3"/>
          <table:table-cell office:value-type="string" calcext:value-type="string">
            <text:p>[249.8, 248.0, 309.2, 255.2]</text:p>
          </table:table-cell>
          <table:table-cell table:number-columns-repeated="1018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85955736" calcext:value-type="float">
            <text:p>485955736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469" calcext:value-type="float">
            <text:p>-469</text:p>
          </table:table-cell>
          <table:table-cell office:value-type="float" office:value="2224" calcext:value-type="float">
            <text:p>2224</text:p>
          </table:table-cell>
          <table:table-cell table:number-columns-repeated="1019"/>
        </table:table-row>
        <table:table-row table:style-name="ro1">
          <table:table-cell office:value-type="float" office:value="15.7166666666667" calcext:value-type="float">
            <text:p>15.7166666666667</text:p>
          </table:table-cell>
          <table:table-cell office:value-type="float" office:value="485955740" calcext:value-type="float">
            <text:p>485955740</text:p>
          </table:table-cell>
          <table:table-cell table:number-columns-repeated="3"/>
          <table:table-cell office:value-type="string" calcext:value-type="string">
            <text:p>[246.2, 244.4, 307.4, 257.0]</text:p>
          </table:table-cell>
          <table:table-cell table:number-columns-repeated="1018"/>
        </table:table-row>
        <table:table-row table:style-name="ro1">
          <table:table-cell office:value-type="float" office:value="15.7166666666667" calcext:value-type="float">
            <text:p>15.7166666666667</text:p>
          </table:table-cell>
          <table:table-cell office:value-type="float" office:value="485955740" calcext:value-type="float">
            <text:p>485955740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620" calcext:value-type="float">
            <text:p>-620</text:p>
          </table:table-cell>
          <table:table-cell office:value-type="float" office:value="2187" calcext:value-type="float">
            <text:p>2187</text:p>
          </table:table-cell>
          <table:table-cell table:number-columns-repeated="1019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5955742" calcext:value-type="float">
            <text:p>485955742</text:p>
          </table:table-cell>
          <table:table-cell table:number-columns-repeated="3"/>
          <table:table-cell office:value-type="string" calcext:value-type="string">
            <text:p>[244.4, 248.0, 305.6, 260.6]</text:p>
          </table:table-cell>
          <table:table-cell table:number-columns-repeated="1018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5955742" calcext:value-type="float">
            <text:p>485955742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636" calcext:value-type="float">
            <text:p>-636</text:p>
          </table:table-cell>
          <table:table-cell office:value-type="float" office:value="2172" calcext:value-type="float">
            <text:p>2172</text:p>
          </table:table-cell>
          <table:table-cell table:number-columns-repeated="1019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5955742" calcext:value-type="float">
            <text:p>485955742</text:p>
          </table:table-cell>
          <table:table-cell table:number-columns-repeated="3"/>
          <table:table-cell office:value-type="string" calcext:value-type="string">
            <text:p>[240.8, 246.2, 300.2, 255.2]</text:p>
          </table:table-cell>
          <table:table-cell table:number-columns-repeated="1018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5955742" calcext:value-type="float">
            <text:p>485955742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636" calcext:value-type="float">
            <text:p>-636</text:p>
          </table:table-cell>
          <table:table-cell office:value-type="float" office:value="2172" calcext:value-type="float">
            <text:p>2172</text:p>
          </table:table-cell>
          <table:table-cell table:number-columns-repeated="1019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5955742" calcext:value-type="float">
            <text:p>485955742</text:p>
          </table:table-cell>
          <table:table-cell table:number-columns-repeated="3"/>
          <table:table-cell office:value-type="string" calcext:value-type="string">
            <text:p>[240.8, 246.2, 300.2, 255.2]</text:p>
          </table:table-cell>
          <table:table-cell table:number-columns-repeated="1018"/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5955746" calcext:value-type="float">
            <text:p>48595574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559" calcext:value-type="float">
            <text:p>-559</text:p>
          </table:table-cell>
          <table:table-cell office:value-type="float" office:value="2143" calcext:value-type="float">
            <text:p>2143</text:p>
          </table:table-cell>
          <table:table-cell table:number-columns-repeated="1019"/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5955746" calcext:value-type="float">
            <text:p>485955746</text:p>
          </table:table-cell>
          <table:table-cell table:number-columns-repeated="3"/>
          <table:table-cell office:value-type="string" calcext:value-type="string">
            <text:p>[240.8, 244.4, 300.2, 253.4]</text:p>
          </table:table-cell>
          <table:table-cell table:number-columns-repeated="1018"/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5955746" calcext:value-type="float">
            <text:p>485955746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457" calcext:value-type="float">
            <text:p>-457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5955746" calcext:value-type="float">
            <text:p>48595574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559" calcext:value-type="float">
            <text:p>-559</text:p>
          </table:table-cell>
          <table:table-cell office:value-type="float" office:value="2143" calcext:value-type="float">
            <text:p>2143</text:p>
          </table:table-cell>
          <table:table-cell table:number-columns-repeated="1019"/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5955746" calcext:value-type="float">
            <text:p>485955746</text:p>
          </table:table-cell>
          <table:table-cell table:number-columns-repeated="3"/>
          <table:table-cell office:value-type="string" calcext:value-type="string">
            <text:p>[240.8, 244.4, 300.2, 253.4]</text:p>
          </table:table-cell>
          <table:table-cell table:number-columns-repeated="1018"/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5955746" calcext:value-type="float">
            <text:p>485955746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457" calcext:value-type="float">
            <text:p>-457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5749" calcext:value-type="float">
            <text:p>485955749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07" calcext:value-type="float">
            <text:p>-407</text:p>
          </table:table-cell>
          <table:table-cell office:value-type="float" office:value="2119" calcext:value-type="float">
            <text:p>2119</text:p>
          </table:table-cell>
          <table:table-cell table:number-columns-repeated="1019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5749" calcext:value-type="float">
            <text:p>485955749</text:p>
          </table:table-cell>
          <table:table-cell table:number-columns-repeated="3"/>
          <table:table-cell office:value-type="string" calcext:value-type="string">
            <text:p>[249.8, 246.2, 307.4, 258.8]</text:p>
          </table:table-cell>
          <table:table-cell table:number-columns-repeated="1018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5749" calcext:value-type="float">
            <text:p>485955749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322" calcext:value-type="float">
            <text:p>-322</text:p>
          </table:table-cell>
          <table:table-cell office:value-type="float" office:value="2117" calcext:value-type="float">
            <text:p>2117</text:p>
          </table:table-cell>
          <table:table-cell table:number-columns-repeated="1019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5749" calcext:value-type="float">
            <text:p>485955749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07" calcext:value-type="float">
            <text:p>-407</text:p>
          </table:table-cell>
          <table:table-cell office:value-type="float" office:value="2119" calcext:value-type="float">
            <text:p>2119</text:p>
          </table:table-cell>
          <table:table-cell table:number-columns-repeated="1019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5749" calcext:value-type="float">
            <text:p>485955749</text:p>
          </table:table-cell>
          <table:table-cell table:number-columns-repeated="3"/>
          <table:table-cell office:value-type="string" calcext:value-type="string">
            <text:p>[249.8, 246.2, 307.4, 258.8]</text:p>
          </table:table-cell>
          <table:table-cell table:number-columns-repeated="1018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5749" calcext:value-type="float">
            <text:p>485955749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322" calcext:value-type="float">
            <text:p>-322</text:p>
          </table:table-cell>
          <table:table-cell office:value-type="float" office:value="2117" calcext:value-type="float">
            <text:p>2117</text:p>
          </table:table-cell>
          <table:table-cell table:number-columns-repeated="1019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5955754" calcext:value-type="float">
            <text:p>485955754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23" calcext:value-type="float">
            <text:p>-423</text:p>
          </table:table-cell>
          <table:table-cell office:value-type="float" office:value="2099" calcext:value-type="float">
            <text:p>2099</text:p>
          </table:table-cell>
          <table:table-cell table:number-columns-repeated="1019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5955754" calcext:value-type="float">
            <text:p>485955754</text:p>
          </table:table-cell>
          <table:table-cell table:number-columns-repeated="3"/>
          <table:table-cell office:value-type="string" calcext:value-type="string">
            <text:p>[242.6, 244.4, 302.0, 255.2]</text:p>
          </table:table-cell>
          <table:table-cell table:number-columns-repeated="1018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5955754" calcext:value-type="float">
            <text:p>485955754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534" calcext:value-type="float">
            <text:p>-534</text:p>
          </table:table-cell>
          <table:table-cell office:value-type="float" office:value="2087" calcext:value-type="float">
            <text:p>2087</text:p>
          </table:table-cell>
          <table:table-cell table:number-columns-repeated="1019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5955754" calcext:value-type="float">
            <text:p>485955754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23" calcext:value-type="float">
            <text:p>-423</text:p>
          </table:table-cell>
          <table:table-cell office:value-type="float" office:value="2099" calcext:value-type="float">
            <text:p>2099</text:p>
          </table:table-cell>
          <table:table-cell table:number-columns-repeated="1019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5955754" calcext:value-type="float">
            <text:p>485955754</text:p>
          </table:table-cell>
          <table:table-cell table:number-columns-repeated="3"/>
          <table:table-cell office:value-type="string" calcext:value-type="string">
            <text:p>[242.6, 244.4, 302.0, 255.2]</text:p>
          </table:table-cell>
          <table:table-cell table:number-columns-repeated="1018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5955754" calcext:value-type="float">
            <text:p>485955754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534" calcext:value-type="float">
            <text:p>-534</text:p>
          </table:table-cell>
          <table:table-cell office:value-type="float" office:value="2087" calcext:value-type="float">
            <text:p>2087</text:p>
          </table:table-cell>
          <table:table-cell table:number-columns-repeated="1019"/>
        </table:table-row>
        <table:table-row table:style-name="ro1">
          <table:table-cell office:value-type="float" office:value="16.0166666666667" calcext:value-type="float">
            <text:p>16.0166666666667</text:p>
          </table:table-cell>
          <table:table-cell office:value-type="float" office:value="485955758" calcext:value-type="float">
            <text:p>485955758</text:p>
          </table:table-cell>
          <table:table-cell table:number-columns-repeated="3"/>
          <table:table-cell office:value-type="string" calcext:value-type="string">
            <text:p>[242.6, 242.6, 300.2, 255.2]</text:p>
          </table:table-cell>
          <table:table-cell table:number-columns-repeated="1018"/>
        </table:table-row>
        <table:table-row table:style-name="ro1">
          <table:table-cell office:value-type="float" office:value="16.0166666666667" calcext:value-type="float">
            <text:p>16.0166666666667</text:p>
          </table:table-cell>
          <table:table-cell office:value-type="float" office:value="485955758" calcext:value-type="float">
            <text:p>485955758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949" calcext:value-type="float">
            <text:p>-949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>
          <table:table-cell office:value-type="float" office:value="16.0166666666667" calcext:value-type="float">
            <text:p>16.0166666666667</text:p>
          </table:table-cell>
          <table:table-cell office:value-type="float" office:value="485955758" calcext:value-type="float">
            <text:p>485955758</text:p>
          </table:table-cell>
          <table:table-cell table:number-columns-repeated="3"/>
          <table:table-cell office:value-type="string" calcext:value-type="string">
            <text:p>[246.2, 246.2, 303.8, 255.2]</text:p>
          </table:table-cell>
          <table:table-cell table:number-columns-repeated="1018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5955760" calcext:value-type="float">
            <text:p>485955760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923" calcext:value-type="float">
            <text:p>-923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5955760" calcext:value-type="float">
            <text:p>485955760</text:p>
          </table:table-cell>
          <table:table-cell table:number-columns-repeated="3"/>
          <table:table-cell office:value-type="string" calcext:value-type="string">
            <text:p>[244.4, 242.6, 303.8, 255.2]</text:p>
          </table:table-cell>
          <table:table-cell table:number-columns-repeated="1018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5955760" calcext:value-type="float">
            <text:p>48595576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73" calcext:value-type="float">
            <text:p>-773</text:p>
          </table:table-cell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5955760" calcext:value-type="float">
            <text:p>485955760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923" calcext:value-type="float">
            <text:p>-923</text:p>
          </table:table-cell>
          <table:table-cell office:value-type="float" office:value="2011" calcext:value-type="float">
            <text:p>2011</text:p>
          </table:table-cell>
          <table:table-cell table:number-columns-repeated="1019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5955760" calcext:value-type="float">
            <text:p>485955760</text:p>
          </table:table-cell>
          <table:table-cell table:number-columns-repeated="3"/>
          <table:table-cell office:value-type="string" calcext:value-type="string">
            <text:p>[244.4, 242.6, 303.8, 255.2]</text:p>
          </table:table-cell>
          <table:table-cell table:number-columns-repeated="1018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5955760" calcext:value-type="float">
            <text:p>48595576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73" calcext:value-type="float">
            <text:p>-773</text:p>
          </table:table-cell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5955763" calcext:value-type="float">
            <text:p>485955763</text:p>
          </table:table-cell>
          <table:table-cell table:number-columns-repeated="3"/>
          <table:table-cell office:value-type="string" calcext:value-type="string">
            <text:p>[244.4, 246.2, 300.2, 255.2]</text:p>
          </table:table-cell>
          <table:table-cell table:number-columns-repeated="1018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5955763" calcext:value-type="float">
            <text:p>48595576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60" calcext:value-type="float">
            <text:p>-760</text:p>
          </table:table-cell>
          <table:table-cell office:value-type="float" office:value="1957" calcext:value-type="float">
            <text:p>1957</text:p>
          </table:table-cell>
          <table:table-cell table:number-columns-repeated="1019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5955763" calcext:value-type="float">
            <text:p>485955763</text:p>
          </table:table-cell>
          <table:table-cell table:number-columns-repeated="3"/>
          <table:table-cell office:value-type="string" calcext:value-type="string">
            <text:p>[244.4, 246.2, 300.2, 255.2]</text:p>
          </table:table-cell>
          <table:table-cell table:number-columns-repeated="1018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5955763" calcext:value-type="float">
            <text:p>48595576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60" calcext:value-type="float">
            <text:p>-760</text:p>
          </table:table-cell>
          <table:table-cell office:value-type="float" office:value="1957" calcext:value-type="float">
            <text:p>1957</text:p>
          </table:table-cell>
          <table:table-cell table:number-columns-repeated="1019"/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5955768" calcext:value-type="float">
            <text:p>485955768</text:p>
          </table:table-cell>
          <table:table-cell table:number-columns-repeated="3"/>
          <table:table-cell office:value-type="string" calcext:value-type="string">
            <text:p>[246.2, 242.6, 303.8, 253.4]</text:p>
          </table:table-cell>
          <table:table-cell table:number-columns-repeated="1018"/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5955768" calcext:value-type="float">
            <text:p>485955768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623" calcext:value-type="float">
            <text:p>-623</text:p>
          </table:table-cell>
          <table:table-cell office:value-type="float" office:value="1930" calcext:value-type="float">
            <text:p>1930</text:p>
          </table:table-cell>
          <table:table-cell table:number-columns-repeated="1019"/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5955768" calcext:value-type="float">
            <text:p>485955768</text:p>
          </table:table-cell>
          <table:table-cell table:number-columns-repeated="3"/>
          <table:table-cell office:value-type="string" calcext:value-type="string">
            <text:p>[246.2, 244.4, 307.4, 257.0]</text:p>
          </table:table-cell>
          <table:table-cell table:number-columns-repeated="1018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5955769" calcext:value-type="float">
            <text:p>485955769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541" calcext:value-type="float">
            <text:p>-541</text:p>
          </table:table-cell>
          <table:table-cell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5955769" calcext:value-type="float">
            <text:p>485955769</text:p>
          </table:table-cell>
          <table:table-cell table:number-columns-repeated="3"/>
          <table:table-cell office:value-type="string" calcext:value-type="string">
            <text:p>[240.8, 244.4, 302.0, 253.4]</text:p>
          </table:table-cell>
          <table:table-cell table:number-columns-repeated="1018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5955769" calcext:value-type="float">
            <text:p>485955769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631" calcext:value-type="float">
            <text:p>-631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5955769" calcext:value-type="float">
            <text:p>485955769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541" calcext:value-type="float">
            <text:p>-541</text:p>
          </table:table-cell>
          <table:table-cell office:value-type="float" office:value="1917" calcext:value-type="float">
            <text:p>1917</text:p>
          </table:table-cell>
          <table:table-cell table:number-columns-repeated="1019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5955769" calcext:value-type="float">
            <text:p>485955769</text:p>
          </table:table-cell>
          <table:table-cell table:number-columns-repeated="3"/>
          <table:table-cell office:value-type="string" calcext:value-type="string">
            <text:p>[240.8, 244.4, 302.0, 253.4]</text:p>
          </table:table-cell>
          <table:table-cell table:number-columns-repeated="1018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5955769" calcext:value-type="float">
            <text:p>485955769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631" calcext:value-type="float">
            <text:p>-631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5955777" calcext:value-type="float">
            <text:p>485955777</text:p>
          </table:table-cell>
          <table:table-cell table:number-columns-repeated="3"/>
          <table:table-cell office:value-type="string" calcext:value-type="string">
            <text:p>[244.4, 246.2, 302.0, 253.4]</text:p>
          </table:table-cell>
          <table:table-cell table:number-columns-repeated="1018"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5955777" calcext:value-type="float">
            <text:p>485955777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289" calcext:value-type="float">
            <text:p>-289</text:p>
          </table:table-cell>
          <table:table-cell office:value-type="float" office:value="1896" calcext:value-type="float">
            <text:p>1896</text:p>
          </table:table-cell>
          <table:table-cell table:number-columns-repeated="1019"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5955777" calcext:value-type="float">
            <text:p>485955777</text:p>
          </table:table-cell>
          <table:table-cell table:number-columns-repeated="3"/>
          <table:table-cell office:value-type="string" calcext:value-type="string">
            <text:p>[240.8, 242.6, 303.8, 251.6]</text:p>
          </table:table-cell>
          <table:table-cell table:number-columns-repeated="1018"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5955777" calcext:value-type="float">
            <text:p>485955777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289" calcext:value-type="float">
            <text:p>-289</text:p>
          </table:table-cell>
          <table:table-cell office:value-type="float" office:value="1896" calcext:value-type="float">
            <text:p>1896</text:p>
          </table:table-cell>
          <table:table-cell table:number-columns-repeated="1019"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5955777" calcext:value-type="float">
            <text:p>485955777</text:p>
          </table:table-cell>
          <table:table-cell table:number-columns-repeated="3"/>
          <table:table-cell office:value-type="string" calcext:value-type="string">
            <text:p>[240.8, 242.6, 303.8, 251.6]</text:p>
          </table:table-cell>
          <table:table-cell table:number-columns-repeated="1018"/>
        </table:table-row>
        <table:table-row table:style-name="ro1">
          <table:table-cell office:value-type="float" office:value="16.4166666666667" calcext:value-type="float">
            <text:p>16.4166666666667</text:p>
          </table:table-cell>
          <table:table-cell office:value-type="float" office:value="485955782" calcext:value-type="float">
            <text:p>48595578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293" calcext:value-type="float">
            <text:p>293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float" office:value="16.4166666666667" calcext:value-type="float">
            <text:p>16.4166666666667</text:p>
          </table:table-cell>
          <table:table-cell office:value-type="float" office:value="485955782" calcext:value-type="float">
            <text:p>485955782</text:p>
          </table:table-cell>
          <table:table-cell table:number-columns-repeated="3"/>
          <table:table-cell office:value-type="string" calcext:value-type="string">
            <text:p>[239.0, 240.8, 302.0, 251.6]</text:p>
          </table:table-cell>
          <table:table-cell table:number-columns-repeated="1018"/>
        </table:table-row>
        <table:table-row table:style-name="ro1">
          <table:table-cell office:value-type="float" office:value="16.4166666666667" calcext:value-type="float">
            <text:p>16.4166666666667</text:p>
          </table:table-cell>
          <table:table-cell office:value-type="float" office:value="485955782" calcext:value-type="float">
            <text:p>485955782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250" calcext:value-type="float">
            <text:p>250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office:value-type="float" office:value="16.4166666666667" calcext:value-type="float">
            <text:p>16.4166666666667</text:p>
          </table:table-cell>
          <table:table-cell office:value-type="float" office:value="485955782" calcext:value-type="float">
            <text:p>485955782</text:p>
          </table:table-cell>
          <table:table-cell table:number-columns-repeated="3"/>
          <table:table-cell office:value-type="string" calcext:value-type="string">
            <text:p>[248.0, 244.4, 307.4, 255.2]</text:p>
          </table:table-cell>
          <table:table-cell table:number-columns-repeated="1018"/>
        </table:table-row>
        <table:table-row table:style-name="ro1">
          <table:table-cell office:value-type="float" office:value="16.4333333333333" calcext:value-type="float">
            <text:p>16.4333333333333</text:p>
          </table:table-cell>
          <table:table-cell office:value-type="float" office:value="485955783" calcext:value-type="float">
            <text:p>48595578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128" calcext:value-type="float">
            <text:p>128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office:value-type="float" office:value="16.4333333333333" calcext:value-type="float">
            <text:p>16.4333333333333</text:p>
          </table:table-cell>
          <table:table-cell office:value-type="float" office:value="485955783" calcext:value-type="float">
            <text:p>485955783</text:p>
          </table:table-cell>
          <table:table-cell table:number-columns-repeated="3"/>
          <table:table-cell office:value-type="string" calcext:value-type="string">
            <text:p>[242.6, 242.6, 303.8, 251.6]</text:p>
          </table:table-cell>
          <table:table-cell table:number-columns-repeated="1018"/>
        </table:table-row>
        <table:table-row table:style-name="ro1">
          <table:table-cell office:value-type="float" office:value="16.4333333333333" calcext:value-type="float">
            <text:p>16.4333333333333</text:p>
          </table:table-cell>
          <table:table-cell office:value-type="float" office:value="485955783" calcext:value-type="float">
            <text:p>48595578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128" calcext:value-type="float">
            <text:p>128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office:value-type="float" office:value="16.4333333333333" calcext:value-type="float">
            <text:p>16.4333333333333</text:p>
          </table:table-cell>
          <table:table-cell office:value-type="float" office:value="485955783" calcext:value-type="float">
            <text:p>485955783</text:p>
          </table:table-cell>
          <table:table-cell table:number-columns-repeated="3"/>
          <table:table-cell office:value-type="string" calcext:value-type="string">
            <text:p>[242.6, 242.6, 303.8, 251.6]</text:p>
          </table:table-cell>
          <table:table-cell table:number-columns-repeated="1018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85955787" calcext:value-type="float">
            <text:p>485955787</text:p>
          </table:table-cell>
          <table:table-cell table:number-columns-repeated="3"/>
          <table:table-cell office:value-type="string" calcext:value-type="string">
            <text:p>[237.2, 239.0, 302.0, 246.2]</text:p>
          </table:table-cell>
          <table:table-cell table:number-columns-repeated="1018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85955787" calcext:value-type="float">
            <text:p>48595578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126" calcext:value-type="float">
            <text:p>126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85955787" calcext:value-type="float">
            <text:p>485955787</text:p>
          </table:table-cell>
          <table:table-cell table:number-columns-repeated="3"/>
          <table:table-cell office:value-type="string" calcext:value-type="string">
            <text:p>[237.2, 244.4, 302.0, 249.8]</text:p>
          </table:table-cell>
          <table:table-cell table:number-columns-repeated="1018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85955787" calcext:value-type="float">
            <text:p>48595578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157" calcext:value-type="float">
            <text:p>157</text:p>
          </table:table-cell>
          <table:table-cell office:value-type="float" office:value="1908" calcext:value-type="float">
            <text:p>1908</text:p>
          </table:table-cell>
          <table:table-cell table:number-columns-repeated="1019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85955787" calcext:value-type="float">
            <text:p>48595578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126" calcext:value-type="float">
            <text:p>126</text:p>
          </table:table-cell>
          <table:table-cell office:value-type="float" office:value="1906" calcext:value-type="float">
            <text:p>1906</text:p>
          </table:table-cell>
          <table:table-cell table:number-columns-repeated="1019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85955787" calcext:value-type="float">
            <text:p>485955787</text:p>
          </table:table-cell>
          <table:table-cell table:number-columns-repeated="3"/>
          <table:table-cell office:value-type="string" calcext:value-type="string">
            <text:p>[237.2, 244.4, 302.0, 249.8]</text:p>
          </table:table-cell>
          <table:table-cell table:number-columns-repeated="1018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85955787" calcext:value-type="float">
            <text:p>48595578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157" calcext:value-type="float">
            <text:p>157</text:p>
          </table:table-cell>
          <table:table-cell office:value-type="float" office:value="1908" calcext:value-type="float">
            <text:p>1908</text:p>
          </table:table-cell>
          <table:table-cell table:number-columns-repeated="1019"/>
        </table:table-row>
        <table:table-row table:style-name="ro1">
          <table:table-cell office:value-type="float" office:value="16.5666666666667" calcext:value-type="float">
            <text:p>16.5666666666667</text:p>
          </table:table-cell>
          <table:table-cell office:value-type="float" office:value="485955791" calcext:value-type="float">
            <text:p>485955791</text:p>
          </table:table-cell>
          <table:table-cell table:number-columns-repeated="3"/>
          <table:table-cell office:value-type="string" calcext:value-type="string">
            <text:p>[246.2, 244.4, 305.6, 255.2]</text:p>
          </table:table-cell>
          <table:table-cell table:number-columns-repeated="1018"/>
        </table:table-row>
        <table:table-row table:style-name="ro1">
          <table:table-cell office:value-type="float" office:value="16.5666666666667" calcext:value-type="float">
            <text:p>16.5666666666667</text:p>
          </table:table-cell>
          <table:table-cell office:value-type="float" office:value="485955791" calcext:value-type="float">
            <text:p>485955791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20" calcext:value-type="float">
            <text:p>-20</text:p>
          </table:table-cell>
          <table:table-cell office:value-type="float" office:value="1900" calcext:value-type="float">
            <text:p>1900</text:p>
          </table:table-cell>
          <table:table-cell table:number-columns-repeated="1019"/>
        </table:table-row>
        <table:table-row table:style-name="ro1">
          <table:table-cell office:value-type="float" office:value="16.5666666666667" calcext:value-type="float">
            <text:p>16.5666666666667</text:p>
          </table:table-cell>
          <table:table-cell office:value-type="float" office:value="485955791" calcext:value-type="float">
            <text:p>485955791</text:p>
          </table:table-cell>
          <table:table-cell table:number-columns-repeated="3"/>
          <table:table-cell office:value-type="string" calcext:value-type="string">
            <text:p>[242.6, 244.4, 305.6, 255.2]</text:p>
          </table:table-cell>
          <table:table-cell table:number-columns-repeated="1018"/>
        </table:table-row>
        <table:table-row table:style-name="ro1">
          <table:table-cell office:value-type="float" office:value="16.5666666666667" calcext:value-type="float">
            <text:p>16.5666666666667</text:p>
          </table:table-cell>
          <table:table-cell office:value-type="float" office:value="485955791" calcext:value-type="float">
            <text:p>48595579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89" calcext:value-type="float">
            <text:p>-189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5793" calcext:value-type="float">
            <text:p>48595579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13" calcext:value-type="float">
            <text:p>-113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5793" calcext:value-type="float">
            <text:p>485955793</text:p>
          </table:table-cell>
          <table:table-cell table:number-columns-repeated="3"/>
          <table:table-cell office:value-type="string" calcext:value-type="string">
            <text:p>[240.8, 240.8, 305.6, 251.6]</text:p>
          </table:table-cell>
          <table:table-cell table:number-columns-repeated="1018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5793" calcext:value-type="float">
            <text:p>48595579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13" calcext:value-type="float">
            <text:p>-113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5793" calcext:value-type="float">
            <text:p>485955793</text:p>
          </table:table-cell>
          <table:table-cell table:number-columns-repeated="3"/>
          <table:table-cell office:value-type="string" calcext:value-type="string">
            <text:p>[240.8, 240.8, 305.6, 251.6]</text:p>
          </table:table-cell>
          <table:table-cell table:number-columns-repeated="1018"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5955797" calcext:value-type="float">
            <text:p>48595579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14" calcext:value-type="float">
            <text:p>-114</text:p>
          </table:table-cell>
          <table:table-cell office:value-type="float" office:value="1889" calcext:value-type="float">
            <text:p>1889</text:p>
          </table:table-cell>
          <table:table-cell table:number-columns-repeated="1019"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5955797" calcext:value-type="float">
            <text:p>485955797</text:p>
          </table:table-cell>
          <table:table-cell table:number-columns-repeated="3"/>
          <table:table-cell office:value-type="string" calcext:value-type="string">
            <text:p>[239.0, 246.2, 305.6, 253.4]</text:p>
          </table:table-cell>
          <table:table-cell table:number-columns-repeated="1018"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5955797" calcext:value-type="float">
            <text:p>485955797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86" calcext:value-type="float">
            <text:p>-186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5955797" calcext:value-type="float">
            <text:p>48595579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14" calcext:value-type="float">
            <text:p>-114</text:p>
          </table:table-cell>
          <table:table-cell office:value-type="float" office:value="1889" calcext:value-type="float">
            <text:p>1889</text:p>
          </table:table-cell>
          <table:table-cell table:number-columns-repeated="1019"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5955797" calcext:value-type="float">
            <text:p>485955797</text:p>
          </table:table-cell>
          <table:table-cell table:number-columns-repeated="3"/>
          <table:table-cell office:value-type="string" calcext:value-type="string">
            <text:p>[239.0, 246.2, 305.6, 253.4]</text:p>
          </table:table-cell>
          <table:table-cell table:number-columns-repeated="1018"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5955797" calcext:value-type="float">
            <text:p>485955797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86" calcext:value-type="float">
            <text:p>-186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float" office:value="16.7333333333333" calcext:value-type="float">
            <text:p>16.7333333333333</text:p>
          </table:table-cell>
          <table:table-cell office:value-type="float" office:value="485955801" calcext:value-type="float">
            <text:p>485955801</text:p>
          </table:table-cell>
          <table:table-cell table:number-columns-repeated="3"/>
          <table:table-cell office:value-type="string" calcext:value-type="string">
            <text:p>[244.4, 248.0, 309.2, 257.0]</text:p>
          </table:table-cell>
          <table:table-cell table:number-columns-repeated="1018"/>
        </table:table-row>
        <table:table-row table:style-name="ro1">
          <table:table-cell office:value-type="float" office:value="16.7333333333333" calcext:value-type="float">
            <text:p>16.7333333333333</text:p>
          </table:table-cell>
          <table:table-cell office:value-type="float" office:value="485955801" calcext:value-type="float">
            <text:p>48595580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 table:number-columns-repeated="1019"/>
        </table:table-row>
        <table:table-row table:style-name="ro1">
          <table:table-cell office:value-type="float" office:value="16.7333333333333" calcext:value-type="float">
            <text:p>16.7333333333333</text:p>
          </table:table-cell>
          <table:table-cell office:value-type="float" office:value="485955801" calcext:value-type="float">
            <text:p>485955801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15" calcext:value-type="float">
            <text:p>-115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float" office:value="16.7333333333333" calcext:value-type="float">
            <text:p>16.7333333333333</text:p>
          </table:table-cell>
          <table:table-cell office:value-type="float" office:value="485955801" calcext:value-type="float">
            <text:p>485955801</text:p>
          </table:table-cell>
          <table:table-cell table:number-columns-repeated="3"/>
          <table:table-cell office:value-type="string" calcext:value-type="string">
            <text:p>[244.4, 246.2, 303.8, 258.8]</text:p>
          </table:table-cell>
          <table:table-cell table:number-columns-repeated="1018"/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485955803" calcext:value-type="float">
            <text:p>48595580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92" calcext:value-type="float">
            <text:p>-192</text:p>
          </table:table-cell>
          <table:table-cell office:value-type="float" office:value="1879" calcext:value-type="float">
            <text:p>1879</text:p>
          </table:table-cell>
          <table:table-cell table:number-columns-repeated="1019"/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485955803" calcext:value-type="float">
            <text:p>485955803</text:p>
          </table:table-cell>
          <table:table-cell table:number-columns-repeated="3"/>
          <table:table-cell office:value-type="string" calcext:value-type="string">
            <text:p>[239.0, 246.2, 307.4, 255.2]</text:p>
          </table:table-cell>
          <table:table-cell table:number-columns-repeated="1018"/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485955803" calcext:value-type="float">
            <text:p>48595580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78" calcext:value-type="float">
            <text:p>-278</text:p>
          </table:table-cell>
          <table:table-cell office:value-type="float" office:value="1874" calcext:value-type="float">
            <text:p>1874</text:p>
          </table:table-cell>
          <table:table-cell table:number-columns-repeated="1019"/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485955803" calcext:value-type="float">
            <text:p>48595580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92" calcext:value-type="float">
            <text:p>-192</text:p>
          </table:table-cell>
          <table:table-cell office:value-type="float" office:value="1879" calcext:value-type="float">
            <text:p>1879</text:p>
          </table:table-cell>
          <table:table-cell table:number-columns-repeated="1019"/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485955803" calcext:value-type="float">
            <text:p>485955803</text:p>
          </table:table-cell>
          <table:table-cell table:number-columns-repeated="3"/>
          <table:table-cell office:value-type="string" calcext:value-type="string">
            <text:p>[239.0, 246.2, 307.4, 255.2]</text:p>
          </table:table-cell>
          <table:table-cell table:number-columns-repeated="1018"/>
        </table:table-row>
        <table:table-row table:style-name="ro1">
          <table:table-cell office:value-type="float" office:value="16.7666666666667" calcext:value-type="float">
            <text:p>16.7666666666667</text:p>
          </table:table-cell>
          <table:table-cell office:value-type="float" office:value="485955803" calcext:value-type="float">
            <text:p>48595580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78" calcext:value-type="float">
            <text:p>-278</text:p>
          </table:table-cell>
          <table:table-cell office:value-type="float" office:value="1874" calcext:value-type="float">
            <text:p>1874</text:p>
          </table:table-cell>
          <table:table-cell table:number-columns-repeated="1019"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5955806" calcext:value-type="float">
            <text:p>485955806</text:p>
          </table:table-cell>
          <table:table-cell table:number-columns-repeated="3"/>
          <table:table-cell office:value-type="string" calcext:value-type="string">
            <text:p>[246.2, 244.4, 305.6, 258.8]</text:p>
          </table:table-cell>
          <table:table-cell table:number-columns-repeated="1018"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5955806" calcext:value-type="float">
            <text:p>485955806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59" calcext:value-type="float">
            <text:p>-159</text:p>
          </table:table-cell>
          <table:table-cell office:value-type="float" office:value="1866" calcext:value-type="float">
            <text:p>1866</text:p>
          </table:table-cell>
          <table:table-cell table:number-columns-repeated="1019"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5955806" calcext:value-type="float">
            <text:p>485955806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01" calcext:value-type="float">
            <text:p>-201</text:p>
          </table:table-cell>
          <table:table-cell office:value-type="float" office:value="1868" calcext:value-type="float">
            <text:p>1868</text:p>
          </table:table-cell>
          <table:table-cell table:number-columns-repeated="1019"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5955806" calcext:value-type="float">
            <text:p>485955806</text:p>
          </table:table-cell>
          <table:table-cell table:number-columns-repeated="3"/>
          <table:table-cell office:value-type="string" calcext:value-type="string">
            <text:p>[246.2, 244.4, 305.6, 258.8]</text:p>
          </table:table-cell>
          <table:table-cell table:number-columns-repeated="1018"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5955806" calcext:value-type="float">
            <text:p>485955806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59" calcext:value-type="float">
            <text:p>-159</text:p>
          </table:table-cell>
          <table:table-cell office:value-type="float" office:value="1866" calcext:value-type="float">
            <text:p>1866</text:p>
          </table:table-cell>
          <table:table-cell table:number-columns-repeated="1019"/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485955810" calcext:value-type="float">
            <text:p>485955810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93" calcext:value-type="float">
            <text:p>-193</text:p>
          </table:table-cell>
          <table:table-cell office:value-type="float" office:value="1855" calcext:value-type="float">
            <text:p>1855</text:p>
          </table:table-cell>
          <table:table-cell table:number-columns-repeated="1019"/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485955810" calcext:value-type="float">
            <text:p>485955810</text:p>
          </table:table-cell>
          <table:table-cell table:number-columns-repeated="3"/>
          <table:table-cell office:value-type="string" calcext:value-type="string">
            <text:p>[246.2, 249.8, 309.2, 253.4]</text:p>
          </table:table-cell>
          <table:table-cell table:number-columns-repeated="1018"/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485955813" calcext:value-type="float">
            <text:p>48595581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83" calcext:value-type="float">
            <text:p>-183</text:p>
          </table:table-cell>
          <table:table-cell office:value-type="float" office:value="1851" calcext:value-type="float">
            <text:p>1851</text:p>
          </table:table-cell>
          <table:table-cell table:number-columns-repeated="1019"/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485955813" calcext:value-type="float">
            <text:p>485955813</text:p>
          </table:table-cell>
          <table:table-cell table:number-columns-repeated="3"/>
          <table:table-cell office:value-type="string" calcext:value-type="string">
            <text:p>[244.4, 248.0, 307.4, 255.2]</text:p>
          </table:table-cell>
          <table:table-cell table:number-columns-repeated="1018"/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485955813" calcext:value-type="float">
            <text:p>48595581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86" calcext:value-type="float">
            <text:p>-186</text:p>
          </table:table-cell>
          <table:table-cell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485955813" calcext:value-type="float">
            <text:p>48595581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83" calcext:value-type="float">
            <text:p>-183</text:p>
          </table:table-cell>
          <table:table-cell office:value-type="float" office:value="1851" calcext:value-type="float">
            <text:p>1851</text:p>
          </table:table-cell>
          <table:table-cell table:number-columns-repeated="1019"/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485955813" calcext:value-type="float">
            <text:p>485955813</text:p>
          </table:table-cell>
          <table:table-cell table:number-columns-repeated="3"/>
          <table:table-cell office:value-type="string" calcext:value-type="string">
            <text:p>[244.4, 248.0, 307.4, 255.2]</text:p>
          </table:table-cell>
          <table:table-cell table:number-columns-repeated="1018"/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485955813" calcext:value-type="float">
            <text:p>48595581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86" calcext:value-type="float">
            <text:p>-186</text:p>
          </table:table-cell>
          <table:table-cell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float" office:value="16.9833333333333" calcext:value-type="float">
            <text:p>16.9833333333333</text:p>
          </table:table-cell>
          <table:table-cell office:value-type="float" office:value="485955816" calcext:value-type="float">
            <text:p>485955816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99" calcext:value-type="float">
            <text:p>-199</text:p>
          </table:table-cell>
          <table:table-cell office:value-type="float" office:value="1838" calcext:value-type="float">
            <text:p>1838</text:p>
          </table:table-cell>
          <table:table-cell table:number-columns-repeated="1019"/>
        </table:table-row>
        <table:table-row table:style-name="ro1">
          <table:table-cell office:value-type="float" office:value="16.9833333333333" calcext:value-type="float">
            <text:p>16.9833333333333</text:p>
          </table:table-cell>
          <table:table-cell office:value-type="float" office:value="485955816" calcext:value-type="float">
            <text:p>485955816</text:p>
          </table:table-cell>
          <table:table-cell table:number-columns-repeated="3"/>
          <table:table-cell office:value-type="string" calcext:value-type="string">
            <text:p>[251.6, 246.2, 307.4, 260.6]</text:p>
          </table:table-cell>
          <table:table-cell table:number-columns-repeated="1018"/>
        </table:table-row>
        <table:table-row table:style-name="ro1">
          <table:table-cell office:value-type="float" office:value="16.9833333333333" calcext:value-type="float">
            <text:p>16.9833333333333</text:p>
          </table:table-cell>
          <table:table-cell office:value-type="float" office:value="485955816" calcext:value-type="float">
            <text:p>485955816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99" calcext:value-type="float">
            <text:p>-199</text:p>
          </table:table-cell>
          <table:table-cell office:value-type="float" office:value="1838" calcext:value-type="float">
            <text:p>1838</text:p>
          </table:table-cell>
          <table:table-cell table:number-columns-repeated="1019"/>
        </table:table-row>
        <table:table-row table:style-name="ro1">
          <table:table-cell office:value-type="float" office:value="16.9833333333333" calcext:value-type="float">
            <text:p>16.9833333333333</text:p>
          </table:table-cell>
          <table:table-cell office:value-type="float" office:value="485955816" calcext:value-type="float">
            <text:p>485955816</text:p>
          </table:table-cell>
          <table:table-cell table:number-columns-repeated="3"/>
          <table:table-cell office:value-type="string" calcext:value-type="string">
            <text:p>[251.6, 246.2, 307.4, 260.6]</text:p>
          </table:table-cell>
          <table:table-cell table:number-columns-repeated="1018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5820" calcext:value-type="float">
            <text:p>485955820</text:p>
          </table:table-cell>
          <table:table-cell table:number-columns-repeated="3"/>
          <table:table-cell office:value-type="string" calcext:value-type="string">
            <text:p>[249.8, 246.2, 312.8, 262.4]</text:p>
          </table:table-cell>
          <table:table-cell table:number-columns-repeated="1018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5820" calcext:value-type="float">
            <text:p>48595582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6" calcext:value-type="float">
            <text:p>6</text:p>
          </table:table-cell>
          <table:table-cell office:value-type="float" office:value="1842" calcext:value-type="float">
            <text:p>1842</text:p>
          </table:table-cell>
          <table:table-cell table:number-columns-repeated="1019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5820" calcext:value-type="float">
            <text:p>485955820</text:p>
          </table:table-cell>
          <table:table-cell table:number-columns-repeated="3"/>
          <table:table-cell office:value-type="string" calcext:value-type="string">
            <text:p>[251.6, 249.8, 311.0, 260.6]</text:p>
          </table:table-cell>
          <table:table-cell table:number-columns-repeated="1018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5820" calcext:value-type="float">
            <text:p>48595582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6" calcext:value-type="float">
            <text:p>6</text:p>
          </table:table-cell>
          <table:table-cell office:value-type="float" office:value="1842" calcext:value-type="float">
            <text:p>1842</text:p>
          </table:table-cell>
          <table:table-cell table:number-columns-repeated="1019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5820" calcext:value-type="float">
            <text:p>485955820</text:p>
          </table:table-cell>
          <table:table-cell table:number-columns-repeated="3"/>
          <table:table-cell office:value-type="string" calcext:value-type="string">
            <text:p>[251.6, 249.8, 311.0, 260.6]</text:p>
          </table:table-cell>
          <table:table-cell table:number-columns-repeated="1018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5824" calcext:value-type="float">
            <text:p>485955824</text:p>
          </table:table-cell>
          <table:table-cell table:number-columns-repeated="3"/>
          <table:table-cell office:value-type="string" calcext:value-type="string">
            <text:p>[249.8, 248.0, 311.0, 253.4]</text:p>
          </table:table-cell>
          <table:table-cell table:number-columns-repeated="1018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5824" calcext:value-type="float">
            <text:p>48595582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214" calcext:value-type="float">
            <text:p>-214</text:p>
          </table:table-cell>
          <table:table-cell office:value-type="float" office:value="1829" calcext:value-type="float">
            <text:p>1829</text:p>
          </table:table-cell>
          <table:table-cell table:number-columns-repeated="1019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5824" calcext:value-type="float">
            <text:p>48595582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287" calcext:value-type="float">
            <text:p>-287</text:p>
          </table:table-cell>
          <table:table-cell office:value-type="float" office:value="1824" calcext:value-type="float">
            <text:p>1824</text:p>
          </table:table-cell>
          <table:table-cell table:number-columns-repeated="1019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5824" calcext:value-type="float">
            <text:p>485955824</text:p>
          </table:table-cell>
          <table:table-cell table:number-columns-repeated="3"/>
          <table:table-cell office:value-type="string" calcext:value-type="string">
            <text:p>[249.8, 248.0, 311.0, 253.4]</text:p>
          </table:table-cell>
          <table:table-cell table:number-columns-repeated="1018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5824" calcext:value-type="float">
            <text:p>48595582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214" calcext:value-type="float">
            <text:p>-214</text:p>
          </table:table-cell>
          <table:table-cell office:value-type="float" office:value="1829" calcext:value-type="float">
            <text:p>1829</text:p>
          </table:table-cell>
          <table:table-cell table:number-columns-repeated="1019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5824" calcext:value-type="float">
            <text:p>48595582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287" calcext:value-type="float">
            <text:p>-287</text:p>
          </table:table-cell>
          <table:table-cell office:value-type="float" office:value="1824" calcext:value-type="float">
            <text:p>1824</text:p>
          </table:table-cell>
          <table:table-cell table:number-columns-repeated="1019"/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5955828" calcext:value-type="float">
            <text:p>485955828</text:p>
          </table:table-cell>
          <table:table-cell table:number-columns-repeated="3"/>
          <table:table-cell office:value-type="string" calcext:value-type="string">
            <text:p>[246.2, 248.0, 311.0, 258.8]</text:p>
          </table:table-cell>
          <table:table-cell table:number-columns-repeated="1018"/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5955828" calcext:value-type="float">
            <text:p>485955828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88" calcext:value-type="float">
            <text:p>-188</text:p>
          </table:table-cell>
          <table:table-cell office:value-type="float" office:value="1814" calcext:value-type="float">
            <text:p>1814</text:p>
          </table:table-cell>
          <table:table-cell table:number-columns-repeated="1019"/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5955828" calcext:value-type="float">
            <text:p>485955828</text:p>
          </table:table-cell>
          <table:table-cell table:number-columns-repeated="3"/>
          <table:table-cell office:value-type="string" calcext:value-type="string">
            <text:p>[255.2, 249.8, 314.6, 260.6]</text:p>
          </table:table-cell>
          <table:table-cell table:number-columns-repeated="1018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5830" calcext:value-type="float">
            <text:p>485955830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44" calcext:value-type="float">
            <text:p>-144</text:p>
          </table:table-cell>
          <table:table-cell office:value-type="float" office:value="1813" calcext:value-type="float">
            <text:p>1813</text:p>
          </table:table-cell>
          <table:table-cell table:number-columns-repeated="1019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5830" calcext:value-type="float">
            <text:p>485955830</text:p>
          </table:table-cell>
          <table:table-cell table:number-columns-repeated="3"/>
          <table:table-cell office:value-type="string" calcext:value-type="string">
            <text:p>[253.4, 249.8, 307.4, 257.0]</text:p>
          </table:table-cell>
          <table:table-cell table:number-columns-repeated="1018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5830" calcext:value-type="float">
            <text:p>485955830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63" calcext:value-type="float">
            <text:p>-163</text:p>
          </table:table-cell>
          <table:table-cell office:value-type="float" office:value="1809" calcext:value-type="float">
            <text:p>1809</text:p>
          </table:table-cell>
          <table:table-cell table:number-columns-repeated="1019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5830" calcext:value-type="float">
            <text:p>485955830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44" calcext:value-type="float">
            <text:p>-144</text:p>
          </table:table-cell>
          <table:table-cell office:value-type="float" office:value="1813" calcext:value-type="float">
            <text:p>1813</text:p>
          </table:table-cell>
          <table:table-cell table:number-columns-repeated="1019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5830" calcext:value-type="float">
            <text:p>485955830</text:p>
          </table:table-cell>
          <table:table-cell table:number-columns-repeated="3"/>
          <table:table-cell office:value-type="string" calcext:value-type="string">
            <text:p>[253.4, 249.8, 307.4, 257.0]</text:p>
          </table:table-cell>
          <table:table-cell table:number-columns-repeated="1018"/>
        </table:table-row>
        <table:table-row table:style-name="ro1">
          <table:table-cell office:value-type="float" office:value="17.2166666666667" calcext:value-type="float">
            <text:p>17.2166666666667</text:p>
          </table:table-cell>
          <table:table-cell office:value-type="float" office:value="485955830" calcext:value-type="float">
            <text:p>485955830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63" calcext:value-type="float">
            <text:p>-163</text:p>
          </table:table-cell>
          <table:table-cell office:value-type="float" office:value="1809" calcext:value-type="float">
            <text:p>1809</text:p>
          </table:table-cell>
          <table:table-cell table:number-columns-repeated="1019"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5955834" calcext:value-type="float">
            <text:p>48595583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25" calcext:value-type="float">
            <text:p>-125</text:p>
          </table:table-cell>
          <table:table-cell office:value-type="float" office:value="1804" calcext:value-type="float">
            <text:p>1804</text:p>
          </table:table-cell>
          <table:table-cell table:number-columns-repeated="1019"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5955834" calcext:value-type="float">
            <text:p>485955834</text:p>
          </table:table-cell>
          <table:table-cell table:number-columns-repeated="3"/>
          <table:table-cell office:value-type="string" calcext:value-type="string">
            <text:p>[244.4, 248.0, 311.0, 258.8]</text:p>
          </table:table-cell>
          <table:table-cell table:number-columns-repeated="1018"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5955834" calcext:value-type="float">
            <text:p>485955834</text:p>
          </table:table-cell>
          <table:table-cell table:number-columns-repeated="3"/>
          <table:table-cell office:value-type="string" calcext:value-type="string">
            <text:p>[255.2, 251.6, 314.6, 260.6]</text:p>
          </table:table-cell>
          <table:table-cell table:number-columns-repeated="1018"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5955834" calcext:value-type="float">
            <text:p>48595583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25" calcext:value-type="float">
            <text:p>-125</text:p>
          </table:table-cell>
          <table:table-cell office:value-type="float" office:value="1804" calcext:value-type="float">
            <text:p>1804</text:p>
          </table:table-cell>
          <table:table-cell table:number-columns-repeated="1019"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5955834" calcext:value-type="float">
            <text:p>485955834</text:p>
          </table:table-cell>
          <table:table-cell table:number-columns-repeated="3"/>
          <table:table-cell office:value-type="string" calcext:value-type="string">
            <text:p>[244.4, 248.0, 311.0, 258.8]</text:p>
          </table:table-cell>
          <table:table-cell table:number-columns-repeated="1018"/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485955842" calcext:value-type="float">
            <text:p>48595584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70" calcext:value-type="float">
            <text:p>-170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485955842" calcext:value-type="float">
            <text:p>48595584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60" calcext:value-type="float">
            <text:p>-260</text:p>
          </table:table-cell>
          <table:table-cell office:value-type="float" office:value="1783" calcext:value-type="float">
            <text:p>1783</text:p>
          </table:table-cell>
          <table:table-cell table:number-columns-repeated="1019"/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485955842" calcext:value-type="float">
            <text:p>485955842</text:p>
          </table:table-cell>
          <table:table-cell table:number-columns-repeated="3"/>
          <table:table-cell office:value-type="string" calcext:value-type="string">
            <text:p>[253.4, 251.6, 311.0, 258.8]</text:p>
          </table:table-cell>
          <table:table-cell table:number-columns-repeated="1018"/>
        </table:table-row>
        <table:table-row table:style-name="ro1">
          <table:table-cell office:value-type="float" office:value="17.4333333333333" calcext:value-type="float">
            <text:p>17.4333333333333</text:p>
          </table:table-cell>
          <table:table-cell office:value-type="float" office:value="485955843" calcext:value-type="float">
            <text:p>485955843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296" calcext:value-type="float">
            <text:p>-296</text:p>
          </table:table-cell>
          <table:table-cell office:value-type="float" office:value="1776" calcext:value-type="float">
            <text:p>1776</text:p>
          </table:table-cell>
          <table:table-cell table:number-columns-repeated="1019"/>
        </table:table-row>
        <table:table-row table:style-name="ro1">
          <table:table-cell office:value-type="float" office:value="17.4333333333333" calcext:value-type="float">
            <text:p>17.4333333333333</text:p>
          </table:table-cell>
          <table:table-cell office:value-type="float" office:value="485955843" calcext:value-type="float">
            <text:p>485955843</text:p>
          </table:table-cell>
          <table:table-cell table:number-columns-repeated="3"/>
          <table:table-cell office:value-type="string" calcext:value-type="string">
            <text:p>[255.2, 251.6, 307.4, 258.8]</text:p>
          </table:table-cell>
          <table:table-cell table:number-columns-repeated="1018"/>
        </table:table-row>
        <table:table-row table:style-name="ro1">
          <table:table-cell office:value-type="float" office:value="17.4333333333333" calcext:value-type="float">
            <text:p>17.4333333333333</text:p>
          </table:table-cell>
          <table:table-cell office:value-type="float" office:value="485955843" calcext:value-type="float">
            <text:p>485955843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296" calcext:value-type="float">
            <text:p>-296</text:p>
          </table:table-cell>
          <table:table-cell office:value-type="float" office:value="1776" calcext:value-type="float">
            <text:p>1776</text:p>
          </table:table-cell>
          <table:table-cell table:number-columns-repeated="1019"/>
        </table:table-row>
        <table:table-row table:style-name="ro1">
          <table:table-cell office:value-type="float" office:value="17.4333333333333" calcext:value-type="float">
            <text:p>17.4333333333333</text:p>
          </table:table-cell>
          <table:table-cell office:value-type="float" office:value="485955843" calcext:value-type="float">
            <text:p>485955843</text:p>
          </table:table-cell>
          <table:table-cell table:number-columns-repeated="3"/>
          <table:table-cell office:value-type="string" calcext:value-type="string">
            <text:p>[255.2, 251.6, 307.4, 258.8]</text:p>
          </table:table-cell>
          <table:table-cell table:number-columns-repeated="1018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5848" calcext:value-type="float">
            <text:p>48595584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78" calcext:value-type="float">
            <text:p>-178</text:p>
          </table:table-cell>
          <table:table-cell office:value-type="float" office:value="1769" calcext:value-type="float">
            <text:p>1769</text:p>
          </table:table-cell>
          <table:table-cell table:number-columns-repeated="1019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5848" calcext:value-type="float">
            <text:p>485955848</text:p>
          </table:table-cell>
          <table:table-cell table:number-columns-repeated="3"/>
          <table:table-cell office:value-type="string" calcext:value-type="string">
            <text:p>[253.4, 258.8, 312.8, 262.4]</text:p>
          </table:table-cell>
          <table:table-cell table:number-columns-repeated="1018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5848" calcext:value-type="float">
            <text:p>485955848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482" calcext:value-type="float">
            <text:p>-482</text:p>
          </table:table-cell>
          <table:table-cell office:value-type="float" office:value="1752" calcext:value-type="float">
            <text:p>1752</text:p>
          </table:table-cell>
          <table:table-cell table:number-columns-repeated="1019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5848" calcext:value-type="float">
            <text:p>48595584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78" calcext:value-type="float">
            <text:p>-178</text:p>
          </table:table-cell>
          <table:table-cell office:value-type="float" office:value="1769" calcext:value-type="float">
            <text:p>1769</text:p>
          </table:table-cell>
          <table:table-cell table:number-columns-repeated="1019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5848" calcext:value-type="float">
            <text:p>485955848</text:p>
          </table:table-cell>
          <table:table-cell table:number-columns-repeated="3"/>
          <table:table-cell office:value-type="string" calcext:value-type="string">
            <text:p>[253.4, 258.8, 312.8, 262.4]</text:p>
          </table:table-cell>
          <table:table-cell table:number-columns-repeated="1018"/>
        </table:table-row>
        <table:table-row table:style-name="ro1">
          <table:table-cell office:value-type="float" office:value="17.5166666666667" calcext:value-type="float">
            <text:p>17.5166666666667</text:p>
          </table:table-cell>
          <table:table-cell office:value-type="float" office:value="485955848" calcext:value-type="float">
            <text:p>485955848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482" calcext:value-type="float">
            <text:p>-482</text:p>
          </table:table-cell>
          <table:table-cell office:value-type="float" office:value="1752" calcext:value-type="float">
            <text:p>1752</text:p>
          </table:table-cell>
          <table:table-cell table:number-columns-repeated="1019"/>
        </table:table-row>
        <table:table-row table:style-name="ro1">
          <table:table-cell office:value-type="float" office:value="17.5833333333333" calcext:value-type="float">
            <text:p>17.5833333333333</text:p>
          </table:table-cell>
          <table:table-cell office:value-type="float" office:value="485955852" calcext:value-type="float">
            <text:p>485955852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820" calcext:value-type="float">
            <text:p>-820</text:p>
          </table:table-cell>
          <table:table-cell office:value-type="float" office:value="1709" calcext:value-type="float">
            <text:p>1709</text:p>
          </table:table-cell>
          <table:table-cell table:number-columns-repeated="1019"/>
        </table:table-row>
        <table:table-row table:style-name="ro1">
          <table:table-cell office:value-type="float" office:value="17.5833333333333" calcext:value-type="float">
            <text:p>17.5833333333333</text:p>
          </table:table-cell>
          <table:table-cell office:value-type="float" office:value="485955852" calcext:value-type="float">
            <text:p>485955852</text:p>
          </table:table-cell>
          <table:table-cell table:number-columns-repeated="3"/>
          <table:table-cell office:value-type="string" calcext:value-type="string">
            <text:p>[251.6, 251.6, 311.0, 262.4]</text:p>
          </table:table-cell>
          <table:table-cell table:number-columns-repeated="1018"/>
        </table:table-row>
        <table:table-row table:style-name="ro1">
          <table:table-cell office:value-type="float" office:value="17.5833333333333" calcext:value-type="float">
            <text:p>17.5833333333333</text:p>
          </table:table-cell>
          <table:table-cell office:value-type="float" office:value="485955852" calcext:value-type="float">
            <text:p>48595585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1000" calcext:value-type="float">
            <text:p>-1000</text:p>
          </table:table-cell>
          <table:table-cell office:value-type="float" office:value="1688" calcext:value-type="float">
            <text:p>1688</text:p>
          </table:table-cell>
          <table:table-cell table:number-columns-repeated="1019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85955853" calcext:value-type="float">
            <text:p>485955853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552" calcext:value-type="float">
            <text:p>-552</text:p>
          </table:table-cell>
          <table:table-cell office:value-type="float" office:value="1691" calcext:value-type="float">
            <text:p>1691</text:p>
          </table:table-cell>
          <table:table-cell table:number-columns-repeated="1019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85955853" calcext:value-type="float">
            <text:p>485955853</text:p>
          </table:table-cell>
          <table:table-cell table:number-columns-repeated="3"/>
          <table:table-cell office:value-type="string" calcext:value-type="string">
            <text:p>[251.6, 257.0, 311.0, 262.4]</text:p>
          </table:table-cell>
          <table:table-cell table:number-columns-repeated="1018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85955853" calcext:value-type="float">
            <text:p>48595585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69" calcext:value-type="float">
            <text:p>-369</text:p>
          </table:table-cell>
          <table:table-cell office:value-type="float" office:value="1688" calcext:value-type="float">
            <text:p>1688</text:p>
          </table:table-cell>
          <table:table-cell table:number-columns-repeated="1019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85955853" calcext:value-type="float">
            <text:p>485955853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552" calcext:value-type="float">
            <text:p>-552</text:p>
          </table:table-cell>
          <table:table-cell office:value-type="float" office:value="1691" calcext:value-type="float">
            <text:p>1691</text:p>
          </table:table-cell>
          <table:table-cell table:number-columns-repeated="1019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85955853" calcext:value-type="float">
            <text:p>485955853</text:p>
          </table:table-cell>
          <table:table-cell table:number-columns-repeated="3"/>
          <table:table-cell office:value-type="string" calcext:value-type="string">
            <text:p>[251.6, 257.0, 311.0, 262.4]</text:p>
          </table:table-cell>
          <table:table-cell table:number-columns-repeated="1018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85955853" calcext:value-type="float">
            <text:p>48595585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69" calcext:value-type="float">
            <text:p>-369</text:p>
          </table:table-cell>
          <table:table-cell office:value-type="float" office:value="1688" calcext:value-type="float">
            <text:p>1688</text:p>
          </table:table-cell>
          <table:table-cell table:number-columns-repeated="1019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5858" calcext:value-type="float">
            <text:p>485955858</text:p>
          </table:table-cell>
          <table:table-cell table:number-columns-repeated="3"/>
          <table:table-cell office:value-type="string" calcext:value-type="string">
            <text:p>[258.8, 251.6, 316.4, 266.0]</text:p>
          </table:table-cell>
          <table:table-cell table:number-columns-repeated="1018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5858" calcext:value-type="float">
            <text:p>48595585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47" calcext:value-type="float">
            <text:p>-447</text:p>
          </table:table-cell>
          <table:table-cell office:value-type="float" office:value="1656" calcext:value-type="float">
            <text:p>1656</text:p>
          </table:table-cell>
          <table:table-cell table:number-columns-repeated="1019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5858" calcext:value-type="float">
            <text:p>485955858</text:p>
          </table:table-cell>
          <table:table-cell table:number-columns-repeated="3"/>
          <table:table-cell office:value-type="string" calcext:value-type="string">
            <text:p>[258.8, 251.6, 316.4, 266.0]</text:p>
          </table:table-cell>
          <table:table-cell table:number-columns-repeated="1018"/>
        </table:table-row>
        <table:table-row table:style-name="ro1">
          <table:table-cell office:value-type="float" office:value="17.6833333333333" calcext:value-type="float">
            <text:p>17.6833333333333</text:p>
          </table:table-cell>
          <table:table-cell office:value-type="float" office:value="485955858" calcext:value-type="float">
            <text:p>48595585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47" calcext:value-type="float">
            <text:p>-447</text:p>
          </table:table-cell>
          <table:table-cell office:value-type="float" office:value="1656" calcext:value-type="float">
            <text:p>1656</text:p>
          </table:table-cell>
          <table:table-cell table:number-columns-repeated="1019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5955862" calcext:value-type="float">
            <text:p>485955862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602" calcext:value-type="float">
            <text:p>-602</text:p>
          </table:table-cell>
          <table:table-cell office:value-type="float" office:value="1625" calcext:value-type="float">
            <text:p>1625</text:p>
          </table:table-cell>
          <table:table-cell table:number-columns-repeated="1019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5955862" calcext:value-type="float">
            <text:p>485955862</text:p>
          </table:table-cell>
          <table:table-cell table:number-columns-repeated="3"/>
          <table:table-cell office:value-type="string" calcext:value-type="string">
            <text:p>[255.2, 253.4, 316.4, 260.6]</text:p>
          </table:table-cell>
          <table:table-cell table:number-columns-repeated="1018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5955862" calcext:value-type="float">
            <text:p>485955862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565" calcext:value-type="float">
            <text:p>-565</text:p>
          </table:table-cell>
          <table:table-cell office:value-type="float" office:value="1614" calcext:value-type="float">
            <text:p>1614</text:p>
          </table:table-cell>
          <table:table-cell table:number-columns-repeated="1019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5864" calcext:value-type="float">
            <text:p>485955864</text:p>
          </table:table-cell>
          <table:table-cell table:number-columns-repeated="3"/>
          <table:table-cell office:value-type="string" calcext:value-type="string">
            <text:p>[251.6, 251.6, 311.0, 264.2]</text:p>
          </table:table-cell>
          <table:table-cell table:number-columns-repeated="1018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5864" calcext:value-type="float">
            <text:p>485955864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746" calcext:value-type="float">
            <text:p>-746</text:p>
          </table:table-cell>
          <table:table-cell office:value-type="float" office:value="1597" calcext:value-type="float">
            <text:p>1597</text:p>
          </table:table-cell>
          <table:table-cell table:number-columns-repeated="1019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5864" calcext:value-type="float">
            <text:p>485955864</text:p>
          </table:table-cell>
          <table:table-cell table:number-columns-repeated="3"/>
          <table:table-cell office:value-type="string" calcext:value-type="string">
            <text:p>[253.4, 251.6, 309.2, 266.0]</text:p>
          </table:table-cell>
          <table:table-cell table:number-columns-repeated="1018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5864" calcext:value-type="float">
            <text:p>485955864</text:p>
          </table:table-cell>
          <table:table-cell table:number-columns-repeated="3"/>
          <table:table-cell office:value-type="string" calcext:value-type="string">
            <text:p>[251.6, 251.6, 311.0, 264.2]</text:p>
          </table:table-cell>
          <table:table-cell table:number-columns-repeated="1018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5864" calcext:value-type="float">
            <text:p>485955864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746" calcext:value-type="float">
            <text:p>-746</text:p>
          </table:table-cell>
          <table:table-cell office:value-type="float" office:value="1597" calcext:value-type="float">
            <text:p>1597</text:p>
          </table:table-cell>
          <table:table-cell table:number-columns-repeated="1019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5864" calcext:value-type="float">
            <text:p>485955864</text:p>
          </table:table-cell>
          <table:table-cell table:number-columns-repeated="3"/>
          <table:table-cell office:value-type="string" calcext:value-type="string">
            <text:p>[253.4, 251.6, 309.2, 266.0]</text:p>
          </table:table-cell>
          <table:table-cell table:number-columns-repeated="1018"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5955868" calcext:value-type="float">
            <text:p>485955868</text:p>
          </table:table-cell>
          <table:table-cell table:number-columns-repeated="3"/>
          <table:table-cell office:value-type="string" calcext:value-type="string">
            <text:p>[253.4, 253.4, 307.4, 264.2]</text:p>
          </table:table-cell>
          <table:table-cell table:number-columns-repeated="1018"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5955868" calcext:value-type="float">
            <text:p>485955868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957" calcext:value-type="float">
            <text:p>-957</text:p>
          </table:table-cell>
          <table:table-cell office:value-type="float" office:value="1529" calcext:value-type="float">
            <text:p>1529</text:p>
          </table:table-cell>
          <table:table-cell table:number-columns-repeated="1019"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5955868" calcext:value-type="float">
            <text:p>485955868</text:p>
          </table:table-cell>
          <table:table-cell table:number-columns-repeated="3"/>
          <table:table-cell office:value-type="string" calcext:value-type="string">
            <text:p>[248.0, 249.8, 307.4, 262.4]</text:p>
          </table:table-cell>
          <table:table-cell table:number-columns-repeated="1018"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5955868" calcext:value-type="float">
            <text:p>485955868</text:p>
          </table:table-cell>
          <table:table-cell table:number-columns-repeated="3"/>
          <table:table-cell office:value-type="string" calcext:value-type="string">
            <text:p>[253.4, 253.4, 307.4, 264.2]</text:p>
          </table:table-cell>
          <table:table-cell table:number-columns-repeated="1018"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5955868" calcext:value-type="float">
            <text:p>485955868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957" calcext:value-type="float">
            <text:p>-957</text:p>
          </table:table-cell>
          <table:table-cell office:value-type="float" office:value="1529" calcext:value-type="float">
            <text:p>1529</text:p>
          </table:table-cell>
          <table:table-cell table:number-columns-repeated="1019"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5955868" calcext:value-type="float">
            <text:p>485955868</text:p>
          </table:table-cell>
          <table:table-cell table:number-columns-repeated="3"/>
          <table:table-cell office:value-type="string" calcext:value-type="string">
            <text:p>[248.0, 249.8, 307.4, 262.4]</text:p>
          </table:table-cell>
          <table:table-cell table:number-columns-repeated="1018"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5955872" calcext:value-type="float">
            <text:p>485955872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868" calcext:value-type="float">
            <text:p>-868</text:p>
          </table:table-cell>
          <table:table-cell office:value-type="float" office:value="1487" calcext:value-type="float">
            <text:p>1487</text:p>
          </table:table-cell>
          <table:table-cell table:number-columns-repeated="1019"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5955872" calcext:value-type="float">
            <text:p>485955872</text:p>
          </table:table-cell>
          <table:table-cell table:number-columns-repeated="3"/>
          <table:table-cell office:value-type="string" calcext:value-type="string">
            <text:p>[253.4, 248.0, 311.0, 257.0]</text:p>
          </table:table-cell>
          <table:table-cell table:number-columns-repeated="1018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5955874" calcext:value-type="float">
            <text:p>485955874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570" calcext:value-type="float">
            <text:p>-570</text:p>
          </table:table-cell>
          <table:table-cell office:value-type="float" office:value="1477" calcext:value-type="float">
            <text:p>1477</text:p>
          </table:table-cell>
          <table:table-cell table:number-columns-repeated="1019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5955874" calcext:value-type="float">
            <text:p>485955874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544" calcext:value-type="float">
            <text:p>-544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5955874" calcext:value-type="float">
            <text:p>485955874</text:p>
          </table:table-cell>
          <table:table-cell table:number-columns-repeated="3"/>
          <table:table-cell office:value-type="string" calcext:value-type="string">
            <text:p>[253.4, 249.8, 309.2, 257.0]</text:p>
          </table:table-cell>
          <table:table-cell table:number-columns-repeated="1018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5955874" calcext:value-type="float">
            <text:p>485955874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570" calcext:value-type="float">
            <text:p>-570</text:p>
          </table:table-cell>
          <table:table-cell office:value-type="float" office:value="1477" calcext:value-type="float">
            <text:p>1477</text:p>
          </table:table-cell>
          <table:table-cell table:number-columns-repeated="1019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5955874" calcext:value-type="float">
            <text:p>485955874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544" calcext:value-type="float">
            <text:p>-544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5955874" calcext:value-type="float">
            <text:p>485955874</text:p>
          </table:table-cell>
          <table:table-cell table:number-columns-repeated="3"/>
          <table:table-cell office:value-type="string" calcext:value-type="string">
            <text:p>[253.4, 249.8, 309.2, 257.0]</text:p>
          </table:table-cell>
          <table:table-cell table:number-columns-repeated="1018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5878" calcext:value-type="float">
            <text:p>485955878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624" calcext:value-type="float">
            <text:p>-624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5878" calcext:value-type="float">
            <text:p>485955878</text:p>
          </table:table-cell>
          <table:table-cell table:number-columns-repeated="3"/>
          <table:table-cell office:value-type="string" calcext:value-type="string">
            <text:p>[244.4, 242.6, 298.4, 253.4]</text:p>
          </table:table-cell>
          <table:table-cell table:number-columns-repeated="1018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5878" calcext:value-type="float">
            <text:p>485955878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800" calcext:value-type="float">
            <text:p>-800</text:p>
          </table:table-cell>
          <table:table-cell office:value-type="float" office:value="1422" calcext:value-type="float">
            <text:p>1422</text:p>
          </table:table-cell>
          <table:table-cell table:number-columns-repeated="1019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5878" calcext:value-type="float">
            <text:p>485955878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624" calcext:value-type="float">
            <text:p>-624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5878" calcext:value-type="float">
            <text:p>485955878</text:p>
          </table:table-cell>
          <table:table-cell table:number-columns-repeated="3"/>
          <table:table-cell office:value-type="string" calcext:value-type="string">
            <text:p>[244.4, 242.6, 298.4, 253.4]</text:p>
          </table:table-cell>
          <table:table-cell table:number-columns-repeated="1018"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5955878" calcext:value-type="float">
            <text:p>485955878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800" calcext:value-type="float">
            <text:p>-800</text:p>
          </table:table-cell>
          <table:table-cell office:value-type="float" office:value="1422" calcext:value-type="float">
            <text:p>1422</text:p>
          </table:table-cell>
          <table:table-cell table:number-columns-repeated="1019"/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5955882" calcext:value-type="float">
            <text:p>485955882</text:p>
          </table:table-cell>
          <table:table-cell table:number-columns-repeated="3"/>
          <table:table-cell office:value-type="string" calcext:value-type="string">
            <text:p>[246.2, 246.2, 302.0, 253.4]</text:p>
          </table:table-cell>
          <table:table-cell table:number-columns-repeated="1018"/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5955882" calcext:value-type="float">
            <text:p>485955882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571" calcext:value-type="float">
            <text:p>-571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5955882" calcext:value-type="float">
            <text:p>485955882</text:p>
          </table:table-cell>
          <table:table-cell table:number-columns-repeated="3"/>
          <table:table-cell office:value-type="string" calcext:value-type="string">
            <text:p>[244.4, 242.6, 300.2, 255.2]</text:p>
          </table:table-cell>
          <table:table-cell table:number-columns-repeated="1018"/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5955882" calcext:value-type="float">
            <text:p>485955882</text:p>
          </table:table-cell>
          <table:table-cell table:number-columns-repeated="3"/>
          <table:table-cell office:value-type="string" calcext:value-type="string">
            <text:p>[246.2, 246.2, 302.0, 253.4]</text:p>
          </table:table-cell>
          <table:table-cell table:number-columns-repeated="1018"/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5955882" calcext:value-type="float">
            <text:p>485955882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571" calcext:value-type="float">
            <text:p>-571</text:p>
          </table:table-cell>
          <table:table-cell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485955882" calcext:value-type="float">
            <text:p>485955882</text:p>
          </table:table-cell>
          <table:table-cell table:number-columns-repeated="3"/>
          <table:table-cell office:value-type="string" calcext:value-type="string">
            <text:p>[244.4, 242.6, 300.2, 255.2]</text:p>
          </table:table-cell>
          <table:table-cell table:number-columns-repeated="1018"/>
        </table:table-row>
        <table:table-row table:style-name="ro1">
          <table:table-cell office:value-type="float" office:value="18.1333333333333" calcext:value-type="float">
            <text:p>18.1333333333333</text:p>
          </table:table-cell>
          <table:table-cell office:value-type="float" office:value="485955885" calcext:value-type="float">
            <text:p>485955885</text:p>
          </table:table-cell>
          <table:table-cell table:number-columns-repeated="3"/>
          <table:table-cell office:value-type="string" calcext:value-type="string">
            <text:p>[244.4, 242.6, 298.4, 253.4]</text:p>
          </table:table-cell>
          <table:table-cell table:number-columns-repeated="1018"/>
        </table:table-row>
        <table:table-row table:style-name="ro1">
          <table:table-cell office:value-type="float" office:value="18.1333333333333" calcext:value-type="float">
            <text:p>18.1333333333333</text:p>
          </table:table-cell>
          <table:table-cell office:value-type="float" office:value="485955885" calcext:value-type="float">
            <text:p>48595588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873" calcext:value-type="float">
            <text:p>-873</text:p>
          </table:table-cell>
          <table:table-cell office:value-type="float" office:value="1344" calcext:value-type="float">
            <text:p>1344</text:p>
          </table:table-cell>
          <table:table-cell table:number-columns-repeated="1019"/>
        </table:table-row>
        <table:table-row table:style-name="ro1">
          <table:table-cell office:value-type="float" office:value="18.1333333333333" calcext:value-type="float">
            <text:p>18.1333333333333</text:p>
          </table:table-cell>
          <table:table-cell office:value-type="float" office:value="485955885" calcext:value-type="float">
            <text:p>485955885</text:p>
          </table:table-cell>
          <table:table-cell table:number-columns-repeated="3"/>
          <table:table-cell office:value-type="string" calcext:value-type="string">
            <text:p>[244.4, 239.0, 296.6, 248.0]</text:p>
          </table:table-cell>
          <table:table-cell table:number-columns-repeated="1018"/>
        </table:table-row>
        <table:table-row table:style-name="ro1">
          <table:table-cell office:value-type="float" office:value="18.1333333333333" calcext:value-type="float">
            <text:p>18.1333333333333</text:p>
          </table:table-cell>
          <table:table-cell office:value-type="float" office:value="485955885" calcext:value-type="float">
            <text:p>485955885</text:p>
          </table:table-cell>
          <table:table-cell table:number-columns-repeated="3"/>
          <table:table-cell office:value-type="string" calcext:value-type="string">
            <text:p>[244.4, 242.6, 298.4, 253.4]</text:p>
          </table:table-cell>
          <table:table-cell table:number-columns-repeated="1018"/>
        </table:table-row>
        <table:table-row table:style-name="ro1">
          <table:table-cell office:value-type="float" office:value="18.1333333333333" calcext:value-type="float">
            <text:p>18.1333333333333</text:p>
          </table:table-cell>
          <table:table-cell office:value-type="float" office:value="485955885" calcext:value-type="float">
            <text:p>48595588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873" calcext:value-type="float">
            <text:p>-873</text:p>
          </table:table-cell>
          <table:table-cell office:value-type="float" office:value="1344" calcext:value-type="float">
            <text:p>1344</text:p>
          </table:table-cell>
          <table:table-cell table:number-columns-repeated="1019"/>
        </table:table-row>
        <table:table-row table:style-name="ro1">
          <table:table-cell office:value-type="float" office:value="18.1333333333333" calcext:value-type="float">
            <text:p>18.1333333333333</text:p>
          </table:table-cell>
          <table:table-cell office:value-type="float" office:value="485955885" calcext:value-type="float">
            <text:p>485955885</text:p>
          </table:table-cell>
          <table:table-cell table:number-columns-repeated="3"/>
          <table:table-cell office:value-type="string" calcext:value-type="string">
            <text:p>[244.4, 239.0, 296.6, 248.0]</text:p>
          </table:table-cell>
          <table:table-cell table:number-columns-repeated="1018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85955889" calcext:value-type="float">
            <text:p>48595588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767" calcext:value-type="float">
            <text:p>-767</text:p>
          </table:table-cell>
          <table:table-cell office:value-type="float" office:value="1304" calcext:value-type="float">
            <text:p>1304</text:p>
          </table:table-cell>
          <table:table-cell table:number-columns-repeated="1019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85955889" calcext:value-type="float">
            <text:p>485955889</text:p>
          </table:table-cell>
          <table:table-cell table:number-columns-repeated="3"/>
          <table:table-cell office:value-type="string" calcext:value-type="string">
            <text:p>[244.4, 239.0, 296.6, 248.0]</text:p>
          </table:table-cell>
          <table:table-cell table:number-columns-repeated="1018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85955889" calcext:value-type="float">
            <text:p>485955889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908" calcext:value-type="float">
            <text:p>-908</text:p>
          </table:table-cell>
          <table:table-cell office:value-type="float" office:value="1287" calcext:value-type="float">
            <text:p>1287</text:p>
          </table:table-cell>
          <table:table-cell table:number-columns-repeated="1019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5955892" calcext:value-type="float">
            <text:p>485955892</text:p>
          </table:table-cell>
          <table:table-cell table:number-columns-repeated="3"/>
          <table:table-cell office:value-type="string" calcext:value-type="string">
            <text:p>[244.4, 240.8, 302.0, 249.8]</text:p>
          </table:table-cell>
          <table:table-cell table:number-columns-repeated="1018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5955892" calcext:value-type="float">
            <text:p>485955892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613" calcext:value-type="float">
            <text:p>-613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5955892" calcext:value-type="float">
            <text:p>485955892</text:p>
          </table:table-cell>
          <table:table-cell table:number-columns-repeated="3"/>
          <table:table-cell office:value-type="string" calcext:value-type="string">
            <text:p>[244.4, 240.8, 302.0, 249.8]</text:p>
          </table:table-cell>
          <table:table-cell table:number-columns-repeated="1018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5955892" calcext:value-type="float">
            <text:p>485955892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613" calcext:value-type="float">
            <text:p>-613</text:p>
          </table:table-cell>
          <table:table-cell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5895" calcext:value-type="float">
            <text:p>48595589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06" calcext:value-type="float">
            <text:p>-206</text:p>
          </table:table-cell>
          <table:table-cell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5895" calcext:value-type="float">
            <text:p>485955895</text:p>
          </table:table-cell>
          <table:table-cell table:number-columns-repeated="3"/>
          <table:table-cell office:value-type="string" calcext:value-type="string">
            <text:p>[242.6, 242.6, 298.4, 255.2]</text:p>
          </table:table-cell>
          <table:table-cell table:number-columns-repeated="1018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5895" calcext:value-type="float">
            <text:p>48595589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57" calcext:value-type="float">
            <text:p>-157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5895" calcext:value-type="float">
            <text:p>485955895</text:p>
          </table:table-cell>
          <table:table-cell table:number-columns-repeated="3"/>
          <table:table-cell office:value-type="string" calcext:value-type="string">
            <text:p>[239.0, 239.0, 293.0, 246.2]</text:p>
          </table:table-cell>
          <table:table-cell table:number-columns-repeated="1018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5895" calcext:value-type="float">
            <text:p>48595589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06" calcext:value-type="float">
            <text:p>-206</text:p>
          </table:table-cell>
          <table:table-cell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5895" calcext:value-type="float">
            <text:p>485955895</text:p>
          </table:table-cell>
          <table:table-cell table:number-columns-repeated="3"/>
          <table:table-cell office:value-type="string" calcext:value-type="string">
            <text:p>[242.6, 242.6, 298.4, 255.2]</text:p>
          </table:table-cell>
          <table:table-cell table:number-columns-repeated="1018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5895" calcext:value-type="float">
            <text:p>48595589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57" calcext:value-type="float">
            <text:p>-157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5955895" calcext:value-type="float">
            <text:p>485955895</text:p>
          </table:table-cell>
          <table:table-cell table:number-columns-repeated="3"/>
          <table:table-cell office:value-type="string" calcext:value-type="string">
            <text:p>[239.0, 239.0, 293.0, 246.2]</text:p>
          </table:table-cell>
          <table:table-cell table:number-columns-repeated="1018"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5955899" calcext:value-type="float">
            <text:p>485955899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39" calcext:value-type="float">
            <text:p>-39</text:p>
          </table:table-cell>
          <table:table-cell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5955899" calcext:value-type="float">
            <text:p>485955899</text:p>
          </table:table-cell>
          <table:table-cell table:number-columns-repeated="3"/>
          <table:table-cell office:value-type="string" calcext:value-type="string">
            <text:p>[242.6, 239.0, 293.0, 251.6]</text:p>
          </table:table-cell>
          <table:table-cell table:number-columns-repeated="1018"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5955899" calcext:value-type="float">
            <text:p>48595589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166" calcext:value-type="float">
            <text:p>-166</text:p>
          </table:table-cell>
          <table:table-cell office:value-type="float" office:value="1267" calcext:value-type="float">
            <text:p>1267</text:p>
          </table:table-cell>
          <table:table-cell table:number-columns-repeated="1019"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5955899" calcext:value-type="float">
            <text:p>485955899</text:p>
          </table:table-cell>
          <table:table-cell table:number-columns-repeated="3"/>
          <table:table-cell office:value-type="string" calcext:value-type="string">
            <text:p>[240.8, 240.8, 296.6, 246.2]</text:p>
          </table:table-cell>
          <table:table-cell table:number-columns-repeated="1018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5905" calcext:value-type="float">
            <text:p>48595590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134" calcext:value-type="float">
            <text:p>-134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5905" calcext:value-type="float">
            <text:p>485955905</text:p>
          </table:table-cell>
          <table:table-cell table:number-columns-repeated="3"/>
          <table:table-cell office:value-type="string" calcext:value-type="string">
            <text:p>[240.8, 239.0, 296.6, 251.6]</text:p>
          </table:table-cell>
          <table:table-cell table:number-columns-repeated="1018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5905" calcext:value-type="float">
            <text:p>48595590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134" calcext:value-type="float">
            <text:p>-134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5955905" calcext:value-type="float">
            <text:p>485955905</text:p>
          </table:table-cell>
          <table:table-cell table:number-columns-repeated="3"/>
          <table:table-cell office:value-type="string" calcext:value-type="string">
            <text:p>[240.8, 239.0, 296.6, 251.6]</text:p>
          </table:table-cell>
          <table:table-cell table:number-columns-repeated="1018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5909" calcext:value-type="float">
            <text:p>48595590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66" calcext:value-type="float">
            <text:p>166</text:p>
          </table:table-cell>
          <table:table-cell office:value-type="float" office:value="1279" calcext:value-type="float">
            <text:p>1279</text:p>
          </table:table-cell>
          <table:table-cell table:number-columns-repeated="1019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5909" calcext:value-type="float">
            <text:p>485955909</text:p>
          </table:table-cell>
          <table:table-cell table:number-columns-repeated="3"/>
          <table:table-cell office:value-type="string" calcext:value-type="string">
            <text:p>[242.6, 235.4, 291.2, 249.8]</text:p>
          </table:table-cell>
          <table:table-cell table:number-columns-repeated="1018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5909" calcext:value-type="float">
            <text:p>485955909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275" calcext:value-type="float">
            <text:p>-275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5909" calcext:value-type="float">
            <text:p>48595590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66" calcext:value-type="float">
            <text:p>166</text:p>
          </table:table-cell>
          <table:table-cell office:value-type="float" office:value="1279" calcext:value-type="float">
            <text:p>1279</text:p>
          </table:table-cell>
          <table:table-cell table:number-columns-repeated="1019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5909" calcext:value-type="float">
            <text:p>485955909</text:p>
          </table:table-cell>
          <table:table-cell table:number-columns-repeated="3"/>
          <table:table-cell office:value-type="string" calcext:value-type="string">
            <text:p>[242.6, 235.4, 291.2, 249.8]</text:p>
          </table:table-cell>
          <table:table-cell table:number-columns-repeated="1018"/>
        </table:table-row>
        <table:table-row table:style-name="ro1">
          <table:table-cell office:value-type="float" office:value="18.5333333333333" calcext:value-type="float">
            <text:p>18.5333333333333</text:p>
          </table:table-cell>
          <table:table-cell office:value-type="float" office:value="485955909" calcext:value-type="float">
            <text:p>485955909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275" calcext:value-type="float">
            <text:p>-275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85955913" calcext:value-type="float">
            <text:p>485955913</text:p>
          </table:table-cell>
          <table:table-cell table:number-columns-repeated="3"/>
          <table:table-cell office:value-type="string" calcext:value-type="string">
            <text:p>[233.6, 239.0, 293.0, 246.2]</text:p>
          </table:table-cell>
          <table:table-cell table:number-columns-repeated="1018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85955913" calcext:value-type="float">
            <text:p>48595591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87" calcext:value-type="float">
            <text:p>187</text:p>
          </table:table-cell>
          <table:table-cell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5955915" calcext:value-type="float">
            <text:p>485955915</text:p>
          </table:table-cell>
          <table:table-cell table:number-columns-repeated="3"/>
          <table:table-cell office:value-type="string" calcext:value-type="string">
            <text:p>[240.8, 235.4, 298.4, 251.6]</text:p>
          </table:table-cell>
          <table:table-cell table:number-columns-repeated="1018"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5955915" calcext:value-type="float">
            <text:p>48595591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205" calcext:value-type="float">
            <text:p>205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5955915" calcext:value-type="float">
            <text:p>48595591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56" calcext:value-type="float">
            <text:p>56</text:p>
          </table:table-cell>
          <table:table-cell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5955915" calcext:value-type="float">
            <text:p>485955915</text:p>
          </table:table-cell>
          <table:table-cell table:number-columns-repeated="3"/>
          <table:table-cell office:value-type="string" calcext:value-type="string">
            <text:p>[239.0, 233.6, 291.2, 242.6]</text:p>
          </table:table-cell>
          <table:table-cell table:number-columns-repeated="1018"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5955915" calcext:value-type="float">
            <text:p>485955915</text:p>
          </table:table-cell>
          <table:table-cell table:number-columns-repeated="3"/>
          <table:table-cell office:value-type="string" calcext:value-type="string">
            <text:p>[240.8, 235.4, 298.4, 251.6]</text:p>
          </table:table-cell>
          <table:table-cell table:number-columns-repeated="1018"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5955915" calcext:value-type="float">
            <text:p>48595591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205" calcext:value-type="float">
            <text:p>205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5955915" calcext:value-type="float">
            <text:p>48595591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56" calcext:value-type="float">
            <text:p>56</text:p>
          </table:table-cell>
          <table:table-cell office:value-type="float" office:value="1280" calcext:value-type="float">
            <text:p>1280</text:p>
          </table:table-cell>
          <table:table-cell table:number-columns-repeated="1019"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5955915" calcext:value-type="float">
            <text:p>485955915</text:p>
          </table:table-cell>
          <table:table-cell table:number-columns-repeated="3"/>
          <table:table-cell office:value-type="string" calcext:value-type="string">
            <text:p>[239.0, 233.6, 291.2, 242.6]</text:p>
          </table:table-cell>
          <table:table-cell table:number-columns-repeated="1018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5955919" calcext:value-type="float">
            <text:p>485955919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36" calcext:value-type="float">
            <text:p>136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5955919" calcext:value-type="float">
            <text:p>485955919</text:p>
          </table:table-cell>
          <table:table-cell table:number-columns-repeated="3"/>
          <table:table-cell office:value-type="string" calcext:value-type="string">
            <text:p>[239.0, 233.6, 293.0, 249.8]</text:p>
          </table:table-cell>
          <table:table-cell table:number-columns-repeated="1018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5955919" calcext:value-type="float">
            <text:p>48595591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42" calcext:value-type="float">
            <text:p>42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5955919" calcext:value-type="float">
            <text:p>485955919</text:p>
          </table:table-cell>
          <table:table-cell table:number-columns-repeated="3"/>
          <table:table-cell office:value-type="string" calcext:value-type="string">
            <text:p>[233.6, 239.0, 294.8, 244.4]</text:p>
          </table:table-cell>
          <table:table-cell table:number-columns-repeated="1018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5955919" calcext:value-type="float">
            <text:p>485955919</text:p>
          </table:table-cell>
          <table:table-cell table:number-columns-repeated="3"/>
          <table:table-cell office:value-type="string" calcext:value-type="string">
            <text:p>[239.0, 233.6, 293.0, 249.8]</text:p>
          </table:table-cell>
          <table:table-cell table:number-columns-repeated="1018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5955919" calcext:value-type="float">
            <text:p>48595591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42" calcext:value-type="float">
            <text:p>42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85955919" calcext:value-type="float">
            <text:p>485955919</text:p>
          </table:table-cell>
          <table:table-cell table:number-columns-repeated="3"/>
          <table:table-cell office:value-type="string" calcext:value-type="string">
            <text:p>[233.6, 239.0, 294.8, 244.4]</text:p>
          </table:table-cell>
          <table:table-cell table:number-columns-repeated="1018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5955922" calcext:value-type="float">
            <text:p>485955922</text:p>
          </table:table-cell>
          <table:table-cell table:number-columns-repeated="3"/>
          <table:table-cell office:value-type="string" calcext:value-type="string">
            <text:p>[240.8, 242.6, 298.4, 248.0]</text:p>
          </table:table-cell>
          <table:table-cell table:number-columns-repeated="1018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5955922" calcext:value-type="float">
            <text:p>485955922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75" calcext:value-type="float">
            <text:p>-75</text:p>
          </table:table-cell>
          <table:table-cell office:value-type="float" office:value="1270" calcext:value-type="float">
            <text:p>1270</text:p>
          </table:table-cell>
          <table:table-cell table:number-columns-repeated="1019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5955922" calcext:value-type="float">
            <text:p>485955922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38" calcext:value-type="float">
            <text:p>-238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5955922" calcext:value-type="float">
            <text:p>485955922</text:p>
          </table:table-cell>
          <table:table-cell table:number-columns-repeated="3"/>
          <table:table-cell office:value-type="string" calcext:value-type="string">
            <text:p>[239.0, 240.8, 296.6, 246.2]</text:p>
          </table:table-cell>
          <table:table-cell table:number-columns-repeated="1018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5924" calcext:value-type="float">
            <text:p>485955924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309" calcext:value-type="float">
            <text:p>-309</text:p>
          </table:table-cell>
          <table:table-cell office:value-type="float" office:value="1259" calcext:value-type="float">
            <text:p>1259</text:p>
          </table:table-cell>
          <table:table-cell table:number-columns-repeated="1019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5924" calcext:value-type="float">
            <text:p>485955924</text:p>
          </table:table-cell>
          <table:table-cell table:number-columns-repeated="3"/>
          <table:table-cell office:value-type="string" calcext:value-type="string">
            <text:p>[239.0, 240.8, 298.4, 246.2]</text:p>
          </table:table-cell>
          <table:table-cell table:number-columns-repeated="1018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5924" calcext:value-type="float">
            <text:p>485955924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309" calcext:value-type="float">
            <text:p>-309</text:p>
          </table:table-cell>
          <table:table-cell office:value-type="float" office:value="1259" calcext:value-type="float">
            <text:p>1259</text:p>
          </table:table-cell>
          <table:table-cell table:number-columns-repeated="1019"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5955924" calcext:value-type="float">
            <text:p>485955924</text:p>
          </table:table-cell>
          <table:table-cell table:number-columns-repeated="3"/>
          <table:table-cell office:value-type="string" calcext:value-type="string">
            <text:p>[239.0, 240.8, 298.4, 246.2]</text:p>
          </table:table-cell>
          <table:table-cell table:number-columns-repeated="1018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5928" calcext:value-type="float">
            <text:p>485955928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5928" calcext:value-type="float">
            <text:p>485955928</text:p>
          </table:table-cell>
          <table:table-cell table:number-columns-repeated="3"/>
          <table:table-cell office:value-type="string" calcext:value-type="string">
            <text:p>[239.0, 242.6, 298.4, 246.2]</text:p>
          </table:table-cell>
          <table:table-cell table:number-columns-repeated="1018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5928" calcext:value-type="float">
            <text:p>485955928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table:number-columns-repeated="1019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485955928" calcext:value-type="float">
            <text:p>485955928</text:p>
          </table:table-cell>
          <table:table-cell table:number-columns-repeated="3"/>
          <table:table-cell office:value-type="string" calcext:value-type="string">
            <text:p>[239.0, 242.6, 298.4, 246.2]</text:p>
          </table:table-cell>
          <table:table-cell table:number-columns-repeated="1018"/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485955932" calcext:value-type="float">
            <text:p>48595593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35" calcext:value-type="float">
            <text:p>135</text:p>
          </table:table-cell>
          <table:table-cell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485955932" calcext:value-type="float">
            <text:p>485955932</text:p>
          </table:table-cell>
          <table:table-cell table:number-columns-repeated="3"/>
          <table:table-cell office:value-type="string" calcext:value-type="string">
            <text:p>[240.8, 246.2, 300.2, 249.8]</text:p>
          </table:table-cell>
          <table:table-cell table:number-columns-repeated="1018"/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485955932" calcext:value-type="float">
            <text:p>48595593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358" calcext:value-type="float">
            <text:p>358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5934" calcext:value-type="float">
            <text:p>485955934</text:p>
          </table:table-cell>
          <table:table-cell table:number-columns-repeated="3"/>
          <table:table-cell office:value-type="string" calcext:value-type="string">
            <text:p>[242.6, 239.0, 296.6, 253.4]</text:p>
          </table:table-cell>
          <table:table-cell table:number-columns-repeated="1018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5934" calcext:value-type="float">
            <text:p>48595593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576" calcext:value-type="float">
            <text:p>576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5934" calcext:value-type="float">
            <text:p>485955934</text:p>
          </table:table-cell>
          <table:table-cell table:number-columns-repeated="3"/>
          <table:table-cell office:value-type="string" calcext:value-type="string">
            <text:p>[239.0, 239.0, 298.4, 246.2]</text:p>
          </table:table-cell>
          <table:table-cell table:number-columns-repeated="1018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5934" calcext:value-type="float">
            <text:p>48595593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576" calcext:value-type="float">
            <text:p>576</text:p>
          </table:table-cell>
          <table:table-cell office:value-type="float" office:value="1301" calcext:value-type="float">
            <text:p>1301</text:p>
          </table:table-cell>
          <table:table-cell table:number-columns-repeated="1019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5934" calcext:value-type="float">
            <text:p>485955934</text:p>
          </table:table-cell>
          <table:table-cell table:number-columns-repeated="3"/>
          <table:table-cell office:value-type="string" calcext:value-type="string">
            <text:p>[239.0, 239.0, 298.4, 246.2]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5955937" calcext:value-type="float">
            <text:p>48595593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81" calcext:value-type="float">
            <text:p>181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5955937" calcext:value-type="float">
            <text:p>485955937</text:p>
          </table:table-cell>
          <table:table-cell table:number-columns-repeated="3"/>
          <table:table-cell office:value-type="string" calcext:value-type="string">
            <text:p>[239.0, 244.4, 300.2, 248.0]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5955937" calcext:value-type="float">
            <text:p>48595593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81" calcext:value-type="float">
            <text:p>181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5955937" calcext:value-type="float">
            <text:p>485955937</text:p>
          </table:table-cell>
          <table:table-cell table:number-columns-repeated="3"/>
          <table:table-cell office:value-type="string" calcext:value-type="string">
            <text:p>[239.0, 244.4, 300.2, 248.0]</text:p>
          </table:table-cell>
          <table:table-cell table:number-columns-repeated="1018"/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485955942" calcext:value-type="float">
            <text:p>485955942</text:p>
          </table:table-cell>
          <table:table-cell table:number-columns-repeated="3"/>
          <table:table-cell office:value-type="string" calcext:value-type="string">
            <text:p>[244.4, 244.4, 303.8, 253.4]</text:p>
          </table:table-cell>
          <table:table-cell table:number-columns-repeated="1018"/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485955942" calcext:value-type="float">
            <text:p>485955942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1" calcext:value-type="float">
            <text:p>11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485955942" calcext:value-type="float">
            <text:p>485955942</text:p>
          </table:table-cell>
          <table:table-cell table:number-columns-repeated="3"/>
          <table:table-cell office:value-type="string" calcext:value-type="string">
            <text:p>[242.6, 240.8, 300.2, 251.6]</text:p>
          </table:table-cell>
          <table:table-cell table:number-columns-repeated="1018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5955943" calcext:value-type="float">
            <text:p>48595594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108" calcext:value-type="float">
            <text:p>-108</text:p>
          </table:table-cell>
          <table:table-cell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5955943" calcext:value-type="float">
            <text:p>485955943</text:p>
          </table:table-cell>
          <table:table-cell table:number-columns-repeated="3"/>
          <table:table-cell office:value-type="string" calcext:value-type="string">
            <text:p>[239.0, 244.4, 302.0, 249.8]</text:p>
          </table:table-cell>
          <table:table-cell table:number-columns-repeated="1018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5955943" calcext:value-type="float">
            <text:p>48595594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15" calcext:value-type="float">
            <text:p>-115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5955943" calcext:value-type="float">
            <text:p>48595594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108" calcext:value-type="float">
            <text:p>-108</text:p>
          </table:table-cell>
          <table:table-cell office:value-type="float" office:value="1300" calcext:value-type="float">
            <text:p>1300</text:p>
          </table:table-cell>
          <table:table-cell table:number-columns-repeated="1019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5955943" calcext:value-type="float">
            <text:p>485955943</text:p>
          </table:table-cell>
          <table:table-cell table:number-columns-repeated="3"/>
          <table:table-cell office:value-type="string" calcext:value-type="string">
            <text:p>[239.0, 244.4, 302.0, 249.8]</text:p>
          </table:table-cell>
          <table:table-cell table:number-columns-repeated="1018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85955943" calcext:value-type="float">
            <text:p>48595594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15" calcext:value-type="float">
            <text:p>-115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485955947" calcext:value-type="float">
            <text:p>485955947</text:p>
          </table:table-cell>
          <table:table-cell table:number-columns-repeated="3"/>
          <table:table-cell office:value-type="string" calcext:value-type="string">
            <text:p>[239.0, 246.2, 302.0, 249.8]</text:p>
          </table:table-cell>
          <table:table-cell table:number-columns-repeated="1018"/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485955947" calcext:value-type="float">
            <text:p>48595594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22" calcext:value-type="float">
            <text:p>122</text:p>
          </table:table-cell>
          <table:table-cell office:value-type="float" office:value="1303" calcext:value-type="float">
            <text:p>1303</text:p>
          </table:table-cell>
          <table:table-cell table:number-columns-repeated="1019"/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485955947" calcext:value-type="float">
            <text:p>485955947</text:p>
          </table:table-cell>
          <table:table-cell table:number-columns-repeated="3"/>
          <table:table-cell office:value-type="string" calcext:value-type="string">
            <text:p>[239.0, 246.2, 302.0, 249.8]</text:p>
          </table:table-cell>
          <table:table-cell table:number-columns-repeated="1018"/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485955947" calcext:value-type="float">
            <text:p>48595594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22" calcext:value-type="float">
            <text:p>122</text:p>
          </table:table-cell>
          <table:table-cell office:value-type="float" office:value="1303" calcext:value-type="float">
            <text:p>1303</text:p>
          </table:table-cell>
          <table:table-cell table:number-columns-repeated="1019"/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5955951" calcext:value-type="float">
            <text:p>485955951</text:p>
          </table:table-cell>
          <table:table-cell table:number-columns-repeated="3"/>
          <table:table-cell office:value-type="string" calcext:value-type="string">
            <text:p>[240.8, 246.2, 305.6, 248.0]</text:p>
          </table:table-cell>
          <table:table-cell table:number-columns-repeated="1018"/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5955951" calcext:value-type="float">
            <text:p>485955951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" calcext:value-type="float">
            <text:p>1</text:p>
          </table:table-cell>
          <table:table-cell office:value-type="float" office:value="1296" calcext:value-type="float">
            <text:p>1296</text:p>
          </table:table-cell>
          <table:table-cell table:number-columns-repeated="1019"/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5955951" calcext:value-type="float">
            <text:p>485955951</text:p>
          </table:table-cell>
          <table:table-cell table:number-columns-repeated="3"/>
          <table:table-cell office:value-type="string" calcext:value-type="string">
            <text:p>[246.2, 246.2, 303.8, 255.2]</text:p>
          </table:table-cell>
          <table:table-cell table:number-columns-repeated="1018"/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5955951" calcext:value-type="float">
            <text:p>485955951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15" calcext:value-type="float">
            <text:p>115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5955953" calcext:value-type="float">
            <text:p>485955953</text:p>
          </table:table-cell>
          <table:table-cell table:number-columns-repeated="3"/>
          <table:table-cell office:value-type="string" calcext:value-type="string">
            <text:p>[244.4, 246.2, 300.2, 249.8]</text:p>
          </table:table-cell>
          <table:table-cell table:number-columns-repeated="1018"/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5955953" calcext:value-type="float">
            <text:p>48595595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90" calcext:value-type="float">
            <text:p>90</text:p>
          </table:table-cell>
          <table:table-cell office:value-type="float" office:value="1302" calcext:value-type="float">
            <text:p>1302</text:p>
          </table:table-cell>
          <table:table-cell table:number-columns-repeated="1019"/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5955953" calcext:value-type="float">
            <text:p>485955953</text:p>
          </table:table-cell>
          <table:table-cell table:number-columns-repeated="3"/>
          <table:table-cell office:value-type="string" calcext:value-type="string">
            <text:p>[244.4, 246.2, 300.2, 249.8]</text:p>
          </table:table-cell>
          <table:table-cell table:number-columns-repeated="1018"/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5955953" calcext:value-type="float">
            <text:p>48595595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90" calcext:value-type="float">
            <text:p>90</text:p>
          </table:table-cell>
          <table:table-cell office:value-type="float" office:value="1302" calcext:value-type="float">
            <text:p>1302</text:p>
          </table:table-cell>
          <table:table-cell table:number-columns-repeated="1019"/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5955957" calcext:value-type="float">
            <text:p>485955957</text:p>
          </table:table-cell>
          <table:table-cell table:number-columns-repeated="3"/>
          <table:table-cell office:value-type="string" calcext:value-type="string">
            <text:p>[244.4, 251.6, 309.2, 257.0]</text:p>
          </table:table-cell>
          <table:table-cell table:number-columns-repeated="1018"/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5955957" calcext:value-type="float">
            <text:p>485955957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86" calcext:value-type="float">
            <text:p>-86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5955957" calcext:value-type="float">
            <text:p>485955957</text:p>
          </table:table-cell>
          <table:table-cell table:number-columns-repeated="3"/>
          <table:table-cell office:value-type="string" calcext:value-type="string">
            <text:p>[244.4, 251.6, 309.2, 257.0]</text:p>
          </table:table-cell>
          <table:table-cell table:number-columns-repeated="1018"/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5955957" calcext:value-type="float">
            <text:p>485955957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86" calcext:value-type="float">
            <text:p>-86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85955961" calcext:value-type="float">
            <text:p>485955961</text:p>
          </table:table-cell>
          <table:table-cell table:number-columns-repeated="3"/>
          <table:table-cell office:value-type="string" calcext:value-type="string">
            <text:p>[246.2, 246.2, 309.2, 255.2]</text:p>
          </table:table-cell>
          <table:table-cell table:number-columns-repeated="1018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85955961" calcext:value-type="float">
            <text:p>485955961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table:number-columns-repeated="1019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85955961" calcext:value-type="float">
            <text:p>485955961</text:p>
          </table:table-cell>
          <table:table-cell table:number-columns-repeated="3"/>
          <table:table-cell office:value-type="string" calcext:value-type="string">
            <text:p>[244.4, 246.2, 305.6, 255.2]</text:p>
          </table:table-cell>
          <table:table-cell table:number-columns-repeated="1018"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5955962" calcext:value-type="float">
            <text:p>485955962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56" calcext:value-type="float">
            <text:p>-156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5955962" calcext:value-type="float">
            <text:p>485955962</text:p>
          </table:table-cell>
          <table:table-cell table:number-columns-repeated="3"/>
          <table:table-cell office:value-type="string" calcext:value-type="string">
            <text:p>[240.8, 246.2, 303.8, 253.4]</text:p>
          </table:table-cell>
          <table:table-cell table:number-columns-repeated="1018"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5955962" calcext:value-type="float">
            <text:p>48595596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70" calcext:value-type="float">
            <text:p>-70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5955962" calcext:value-type="float">
            <text:p>485955962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56" calcext:value-type="float">
            <text:p>-156</text:p>
          </table:table-cell>
          <table:table-cell office:value-type="float" office:value="1294" calcext:value-type="float">
            <text:p>1294</text:p>
          </table:table-cell>
          <table:table-cell table:number-columns-repeated="1019"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5955962" calcext:value-type="float">
            <text:p>485955962</text:p>
          </table:table-cell>
          <table:table-cell table:number-columns-repeated="3"/>
          <table:table-cell office:value-type="string" calcext:value-type="string">
            <text:p>[240.8, 246.2, 303.8, 253.4]</text:p>
          </table:table-cell>
          <table:table-cell table:number-columns-repeated="1018"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5955962" calcext:value-type="float">
            <text:p>48595596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70" calcext:value-type="float">
            <text:p>-70</text:p>
          </table:table-cell>
          <table:table-cell office:value-type="float" office:value="1298" calcext:value-type="float">
            <text:p>1298</text:p>
          </table:table-cell>
          <table:table-cell table:number-columns-repeated="1019"/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485955970" calcext:value-type="float">
            <text:p>485955970</text:p>
          </table:table-cell>
          <table:table-cell table:number-columns-repeated="3"/>
          <table:table-cell office:value-type="string" calcext:value-type="string">
            <text:p>[246.2, 248.0, 309.2, 257.0]</text:p>
          </table:table-cell>
          <table:table-cell table:number-columns-repeated="1018"/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485955970" calcext:value-type="float">
            <text:p>485955970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266" calcext:value-type="float">
            <text:p>-266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485955970" calcext:value-type="float">
            <text:p>485955970</text:p>
          </table:table-cell>
          <table:table-cell table:number-columns-repeated="3"/>
          <table:table-cell office:value-type="string" calcext:value-type="string">
            <text:p>[246.2, 248.0, 309.2, 257.0]</text:p>
          </table:table-cell>
          <table:table-cell table:number-columns-repeated="1018"/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485955970" calcext:value-type="float">
            <text:p>485955970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266" calcext:value-type="float">
            <text:p>-266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9.6166666666667" calcext:value-type="float">
            <text:p>19.6166666666667</text:p>
          </table:table-cell>
          <table:table-cell office:value-type="float" office:value="485955974" calcext:value-type="float">
            <text:p>485955974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446" calcext:value-type="float">
            <text:p>-446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float" office:value="19.6166666666667" calcext:value-type="float">
            <text:p>19.6166666666667</text:p>
          </table:table-cell>
          <table:table-cell office:value-type="float" office:value="485955974" calcext:value-type="float">
            <text:p>485955974</text:p>
          </table:table-cell>
          <table:table-cell table:number-columns-repeated="3"/>
          <table:table-cell office:value-type="string" calcext:value-type="string">
            <text:p>[242.6, 242.6, 302.0, 249.8]</text:p>
          </table:table-cell>
          <table:table-cell table:number-columns-repeated="1018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5955976" calcext:value-type="float">
            <text:p>48595597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41" calcext:value-type="float">
            <text:p>-541</text:p>
          </table:table-cell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5955976" calcext:value-type="float">
            <text:p>485955976</text:p>
          </table:table-cell>
          <table:table-cell table:number-columns-repeated="3"/>
          <table:table-cell office:value-type="string" calcext:value-type="string">
            <text:p>[242.6, 246.2, 307.4, 257.0]</text:p>
          </table:table-cell>
          <table:table-cell table:number-columns-repeated="1018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5955976" calcext:value-type="float">
            <text:p>48595597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713" calcext:value-type="float">
            <text:p>-713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5955976" calcext:value-type="float">
            <text:p>485955976</text:p>
          </table:table-cell>
          <table:table-cell table:number-columns-repeated="3"/>
          <table:table-cell office:value-type="string" calcext:value-type="string">
            <text:p>[244.4, 246.2, 305.6, 258.8]</text:p>
          </table:table-cell>
          <table:table-cell table:number-columns-repeated="1018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5955976" calcext:value-type="float">
            <text:p>485955976</text:p>
          </table:table-cell>
          <table:table-cell table:number-columns-repeated="3"/>
          <table:table-cell office:value-type="string" calcext:value-type="string">
            <text:p>[242.6, 246.2, 307.4, 257.0]</text:p>
          </table:table-cell>
          <table:table-cell table:number-columns-repeated="1018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5955976" calcext:value-type="float">
            <text:p>48595597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713" calcext:value-type="float">
            <text:p>-713</text:p>
          </table:table-cell>
          <table:table-cell office:value-type="float" office:value="1227" calcext:value-type="float">
            <text:p>1227</text:p>
          </table:table-cell>
          <table:table-cell table:number-columns-repeated="1019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5955976" calcext:value-type="float">
            <text:p>485955976</text:p>
          </table:table-cell>
          <table:table-cell table:number-columns-repeated="3"/>
          <table:table-cell office:value-type="string" calcext:value-type="string">
            <text:p>[244.4, 246.2, 305.6, 258.8]</text:p>
          </table:table-cell>
          <table:table-cell table:number-columns-repeated="1018"/>
        </table:table-row>
        <table:table-row table:style-name="ro1">
          <table:table-cell office:value-type="float" office:value="19.7333333333333" calcext:value-type="float">
            <text:p>19.7333333333333</text:p>
          </table:table-cell>
          <table:table-cell office:value-type="float" office:value="485955981" calcext:value-type="float">
            <text:p>48595598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662" calcext:value-type="float">
            <text:p>-662</text:p>
          </table:table-cell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office:value-type="float" office:value="19.7333333333333" calcext:value-type="float">
            <text:p>19.7333333333333</text:p>
          </table:table-cell>
          <table:table-cell office:value-type="float" office:value="485955981" calcext:value-type="float">
            <text:p>485955981</text:p>
          </table:table-cell>
          <table:table-cell table:number-columns-repeated="3"/>
          <table:table-cell office:value-type="string" calcext:value-type="string">
            <text:p>[246.2, 244.4, 302.0, 255.2]</text:p>
          </table:table-cell>
          <table:table-cell table:number-columns-repeated="1018"/>
        </table:table-row>
        <table:table-row table:style-name="ro1">
          <table:table-cell office:value-type="float" office:value="19.7333333333333" calcext:value-type="float">
            <text:p>19.7333333333333</text:p>
          </table:table-cell>
          <table:table-cell office:value-type="float" office:value="485955981" calcext:value-type="float">
            <text:p>48595598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787" calcext:value-type="float">
            <text:p>-787</text:p>
          </table:table-cell>
          <table:table-cell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office:value-type="float" office:value="19.7333333333333" calcext:value-type="float">
            <text:p>19.7333333333333</text:p>
          </table:table-cell>
          <table:table-cell office:value-type="float" office:value="485955981" calcext:value-type="float">
            <text:p>48595598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662" calcext:value-type="float">
            <text:p>-662</text:p>
          </table:table-cell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office:value-type="float" office:value="19.7333333333333" calcext:value-type="float">
            <text:p>19.7333333333333</text:p>
          </table:table-cell>
          <table:table-cell office:value-type="float" office:value="485955981" calcext:value-type="float">
            <text:p>485955981</text:p>
          </table:table-cell>
          <table:table-cell table:number-columns-repeated="3"/>
          <table:table-cell office:value-type="string" calcext:value-type="string">
            <text:p>[246.2, 244.4, 302.0, 255.2]</text:p>
          </table:table-cell>
          <table:table-cell table:number-columns-repeated="1018"/>
        </table:table-row>
        <table:table-row table:style-name="ro1">
          <table:table-cell office:value-type="float" office:value="19.7333333333333" calcext:value-type="float">
            <text:p>19.7333333333333</text:p>
          </table:table-cell>
          <table:table-cell office:value-type="float" office:value="485955981" calcext:value-type="float">
            <text:p>48595598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787" calcext:value-type="float">
            <text:p>-787</text:p>
          </table:table-cell>
          <table:table-cell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85955985" calcext:value-type="float">
            <text:p>485955985</text:p>
          </table:table-cell>
          <table:table-cell table:number-columns-repeated="3"/>
          <table:table-cell office:value-type="string" calcext:value-type="string">
            <text:p>[242.6, 244.4, 302.0, 251.6]</text:p>
          </table:table-cell>
          <table:table-cell table:number-columns-repeated="101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85955985" calcext:value-type="float">
            <text:p>48595598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972" calcext:value-type="float">
            <text:p>-972</text:p>
          </table:table-cell>
          <table:table-cell office:value-type="float" office:value="1129" calcext:value-type="float">
            <text:p>1129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85955985" calcext:value-type="float">
            <text:p>48595598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1043" calcext:value-type="float">
            <text:p>-1043</text:p>
          </table:table-cell>
          <table:table-cell office:value-type="float" office:value="1138" calcext:value-type="float">
            <text:p>1138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85955985" calcext:value-type="float">
            <text:p>485955985</text:p>
          </table:table-cell>
          <table:table-cell table:number-columns-repeated="3"/>
          <table:table-cell office:value-type="string" calcext:value-type="string">
            <text:p>[242.6, 244.4, 302.0, 251.6]</text:p>
          </table:table-cell>
          <table:table-cell table:number-columns-repeated="101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85955985" calcext:value-type="float">
            <text:p>48595598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972" calcext:value-type="float">
            <text:p>-972</text:p>
          </table:table-cell>
          <table:table-cell office:value-type="float" office:value="1129" calcext:value-type="float">
            <text:p>1129</text:p>
          </table:table-cell>
          <table:table-cell table:number-columns-repeated="1019"/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485955988" calcext:value-type="float">
            <text:p>485955988</text:p>
          </table:table-cell>
          <table:table-cell table:number-columns-repeated="3"/>
          <table:table-cell office:value-type="string" calcext:value-type="string">
            <text:p>[248.0, 246.2, 303.8, 251.6]</text:p>
          </table:table-cell>
          <table:table-cell table:number-columns-repeated="1018"/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485955988" calcext:value-type="float">
            <text:p>485955988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67" calcext:value-type="float">
            <text:p>-567</text:p>
          </table:table-cell>
          <table:table-cell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485955988" calcext:value-type="float">
            <text:p>485955988</text:p>
          </table:table-cell>
          <table:table-cell table:number-columns-repeated="3"/>
          <table:table-cell office:value-type="string" calcext:value-type="string">
            <text:p>[248.0, 246.2, 303.8, 251.6]</text:p>
          </table:table-cell>
          <table:table-cell table:number-columns-repeated="1018"/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485955988" calcext:value-type="float">
            <text:p>485955988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567" calcext:value-type="float">
            <text:p>-567</text:p>
          </table:table-cell>
          <table:table-cell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5993" calcext:value-type="float">
            <text:p>485955993</text:p>
          </table:table-cell>
          <table:table-cell table:number-columns-repeated="3"/>
          <table:table-cell office:value-type="string" calcext:value-type="string">
            <text:p>[237.2, 240.8, 300.2, 248.0]</text:p>
          </table:table-cell>
          <table:table-cell table:number-columns-repeated="1018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5993" calcext:value-type="float">
            <text:p>48595599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743" calcext:value-type="float">
            <text:p>-743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5993" calcext:value-type="float">
            <text:p>485955993</text:p>
          </table:table-cell>
          <table:table-cell table:number-columns-repeated="3"/>
          <table:table-cell office:value-type="string" calcext:value-type="string">
            <text:p>[242.6, 242.6, 298.4, 248.0]</text:p>
          </table:table-cell>
          <table:table-cell table:number-columns-repeated="1018"/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485955994" calcext:value-type="float">
            <text:p>48595599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761" calcext:value-type="float">
            <text:p>-761</text:p>
          </table:table-cell>
          <table:table-cell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485955994" calcext:value-type="float">
            <text:p>485955994</text:p>
          </table:table-cell>
          <table:table-cell table:number-columns-repeated="3"/>
          <table:table-cell office:value-type="string" calcext:value-type="string">
            <text:p>[242.6, 240.8, 300.2, 251.6]</text:p>
          </table:table-cell>
          <table:table-cell table:number-columns-repeated="1018"/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485955994" calcext:value-type="float">
            <text:p>48595599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761" calcext:value-type="float">
            <text:p>-761</text:p>
          </table:table-cell>
          <table:table-cell office:value-type="float" office:value="1031" calcext:value-type="float">
            <text:p>1031</text:p>
          </table:table-cell>
          <table:table-cell table:number-columns-repeated="1019"/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485955994" calcext:value-type="float">
            <text:p>485955994</text:p>
          </table:table-cell>
          <table:table-cell table:number-columns-repeated="3"/>
          <table:table-cell office:value-type="string" calcext:value-type="string">
            <text:p>[242.6, 240.8, 300.2, 251.6]</text:p>
          </table:table-cell>
          <table:table-cell table:number-columns-repeated="1018"/>
        </table:table-row>
        <table:table-row table:style-name="ro1">
          <table:table-cell office:value-type="float" office:value="20.0166666666667" calcext:value-type="float">
            <text:p>20.0166666666667</text:p>
          </table:table-cell>
          <table:table-cell office:value-type="float" office:value="485955998" calcext:value-type="float">
            <text:p>485955998</text:p>
          </table:table-cell>
          <table:table-cell table:number-columns-repeated="3"/>
          <table:table-cell office:value-type="string" calcext:value-type="string">
            <text:p>[233.6, 240.8, 296.6, 246.2]</text:p>
          </table:table-cell>
          <table:table-cell table:number-columns-repeated="1018"/>
        </table:table-row>
        <table:table-row table:style-name="ro1">
          <table:table-cell office:value-type="float" office:value="20.0166666666667" calcext:value-type="float">
            <text:p>20.0166666666667</text:p>
          </table:table-cell>
          <table:table-cell office:value-type="float" office:value="485955998" calcext:value-type="float">
            <text:p>48595599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57" calcext:value-type="float">
            <text:p>-557</text:p>
          </table:table-cell>
          <table:table-cell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office:value-type="float" office:value="20.0166666666667" calcext:value-type="float">
            <text:p>20.0166666666667</text:p>
          </table:table-cell>
          <table:table-cell office:value-type="float" office:value="485955998" calcext:value-type="float">
            <text:p>485955998</text:p>
          </table:table-cell>
          <table:table-cell table:number-columns-repeated="3"/>
          <table:table-cell office:value-type="string" calcext:value-type="string">
            <text:p>[233.6, 240.8, 296.6, 246.2]</text:p>
          </table:table-cell>
          <table:table-cell table:number-columns-repeated="1018"/>
        </table:table-row>
        <table:table-row table:style-name="ro1">
          <table:table-cell office:value-type="float" office:value="20.0166666666667" calcext:value-type="float">
            <text:p>20.0166666666667</text:p>
          </table:table-cell>
          <table:table-cell office:value-type="float" office:value="485955998" calcext:value-type="float">
            <text:p>48595599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57" calcext:value-type="float">
            <text:p>-557</text:p>
          </table:table-cell>
          <table:table-cell office:value-type="float" office:value="989" calcext:value-type="float">
            <text:p>989</text:p>
          </table:table-cell>
          <table:table-cell table:number-columns-repeated="1019"/>
        </table:table-row>
        <table:table-row table:style-name="ro1">
          <table:table-cell office:value-type="float" office:value="20.0833333333333" calcext:value-type="float">
            <text:p>20.0833333333333</text:p>
          </table:table-cell>
          <table:table-cell office:value-type="float" office:value="485956002" calcext:value-type="float">
            <text:p>485956002</text:p>
          </table:table-cell>
          <table:table-cell table:number-columns-repeated="3"/>
          <table:table-cell office:value-type="string" calcext:value-type="string">
            <text:p>[240.8, 240.8, 296.6, 255.2]</text:p>
          </table:table-cell>
          <table:table-cell table:number-columns-repeated="1018"/>
        </table:table-row>
        <table:table-row table:style-name="ro1">
          <table:table-cell office:value-type="float" office:value="20.0833333333333" calcext:value-type="float">
            <text:p>20.0833333333333</text:p>
          </table:table-cell>
          <table:table-cell office:value-type="float" office:value="485956002" calcext:value-type="float">
            <text:p>48595600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655" calcext:value-type="float">
            <text:p>-655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float" office:value="20.0833333333333" calcext:value-type="float">
            <text:p>20.0833333333333</text:p>
          </table:table-cell>
          <table:table-cell office:value-type="float" office:value="485956002" calcext:value-type="float">
            <text:p>485956002</text:p>
          </table:table-cell>
          <table:table-cell table:number-columns-repeated="3"/>
          <table:table-cell office:value-type="string" calcext:value-type="string">
            <text:p>[235.4, 237.2, 293.0, 246.2]</text:p>
          </table:table-cell>
          <table:table-cell table:number-columns-repeated="1018"/>
        </table:table-row>
        <table:table-row table:style-name="ro1">
          <table:table-cell office:value-type="float" office:value="20.1166666666667" calcext:value-type="float">
            <text:p>20.1166666666667</text:p>
          </table:table-cell>
          <table:table-cell office:value-type="float" office:value="485956004" calcext:value-type="float">
            <text:p>48595600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645" calcext:value-type="float">
            <text:p>-645</text:p>
          </table:table-cell>
          <table:table-cell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office:value-type="float" office:value="20.1166666666667" calcext:value-type="float">
            <text:p>20.1166666666667</text:p>
          </table:table-cell>
          <table:table-cell office:value-type="float" office:value="485956004" calcext:value-type="float">
            <text:p>485956004</text:p>
          </table:table-cell>
          <table:table-cell table:number-columns-repeated="3"/>
          <table:table-cell office:value-type="string" calcext:value-type="string">
            <text:p>[235.4, 237.2, 296.6, 253.4]</text:p>
          </table:table-cell>
          <table:table-cell table:number-columns-repeated="1018"/>
        </table:table-row>
        <table:table-row table:style-name="ro1">
          <table:table-cell office:value-type="float" office:value="20.1166666666667" calcext:value-type="float">
            <text:p>20.1166666666667</text:p>
          </table:table-cell>
          <table:table-cell office:value-type="float" office:value="485956004" calcext:value-type="float">
            <text:p>48595600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891" calcext:value-type="float">
            <text:p>-891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float" office:value="20.1166666666667" calcext:value-type="float">
            <text:p>20.1166666666667</text:p>
          </table:table-cell>
          <table:table-cell office:value-type="float" office:value="485956004" calcext:value-type="float">
            <text:p>48595600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645" calcext:value-type="float">
            <text:p>-645</text:p>
          </table:table-cell>
          <table:table-cell office:value-type="float" office:value="938" calcext:value-type="float">
            <text:p>938</text:p>
          </table:table-cell>
          <table:table-cell table:number-columns-repeated="1019"/>
        </table:table-row>
        <table:table-row table:style-name="ro1">
          <table:table-cell office:value-type="float" office:value="20.1166666666667" calcext:value-type="float">
            <text:p>20.1166666666667</text:p>
          </table:table-cell>
          <table:table-cell office:value-type="float" office:value="485956004" calcext:value-type="float">
            <text:p>485956004</text:p>
          </table:table-cell>
          <table:table-cell table:number-columns-repeated="3"/>
          <table:table-cell office:value-type="string" calcext:value-type="string">
            <text:p>[235.4, 237.2, 296.6, 253.4]</text:p>
          </table:table-cell>
          <table:table-cell table:number-columns-repeated="1018"/>
        </table:table-row>
        <table:table-row table:style-name="ro1">
          <table:table-cell office:value-type="float" office:value="20.1166666666667" calcext:value-type="float">
            <text:p>20.1166666666667</text:p>
          </table:table-cell>
          <table:table-cell office:value-type="float" office:value="485956004" calcext:value-type="float">
            <text:p>48595600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891" calcext:value-type="float">
            <text:p>-891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6008" calcext:value-type="float">
            <text:p>48595600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657" calcext:value-type="float">
            <text:p>-657</text:p>
          </table:table-cell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6008" calcext:value-type="float">
            <text:p>485956008</text:p>
          </table:table-cell>
          <table:table-cell table:number-columns-repeated="3"/>
          <table:table-cell office:value-type="string" calcext:value-type="string">
            <text:p>[237.2, 233.6, 293.0, 249.8]</text:p>
          </table:table-cell>
          <table:table-cell table:number-columns-repeated="1018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6008" calcext:value-type="float">
            <text:p>48595600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79" calcext:value-type="float">
            <text:p>-579</text:p>
          </table:table-cell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6008" calcext:value-type="float">
            <text:p>48595600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657" calcext:value-type="float">
            <text:p>-657</text:p>
          </table:table-cell>
          <table:table-cell office:value-type="float" office:value="902" calcext:value-type="float">
            <text:p>902</text:p>
          </table:table-cell>
          <table:table-cell table:number-columns-repeated="1019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6008" calcext:value-type="float">
            <text:p>485956008</text:p>
          </table:table-cell>
          <table:table-cell table:number-columns-repeated="3"/>
          <table:table-cell office:value-type="string" calcext:value-type="string">
            <text:p>[237.2, 233.6, 293.0, 249.8]</text:p>
          </table:table-cell>
          <table:table-cell table:number-columns-repeated="1018"/>
        </table:table-row>
        <table:table-row table:style-name="ro1">
          <table:table-cell office:value-type="float" office:value="20.1833333333333" calcext:value-type="float">
            <text:p>20.1833333333333</text:p>
          </table:table-cell>
          <table:table-cell office:value-type="float" office:value="485956008" calcext:value-type="float">
            <text:p>48595600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79" calcext:value-type="float">
            <text:p>-579</text:p>
          </table:table-cell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6012" calcext:value-type="float">
            <text:p>48595601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647" calcext:value-type="float">
            <text:p>-647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6012" calcext:value-type="float">
            <text:p>485956012</text:p>
          </table:table-cell>
          <table:table-cell table:number-columns-repeated="3"/>
          <table:table-cell office:value-type="string" calcext:value-type="string">
            <text:p>[233.6, 237.2, 293.0, 246.2]</text:p>
          </table:table-cell>
          <table:table-cell table:number-columns-repeated="1018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6012" calcext:value-type="float">
            <text:p>485956012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667" calcext:value-type="float">
            <text:p>-667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6012" calcext:value-type="float">
            <text:p>48595601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647" calcext:value-type="float">
            <text:p>-647</text:p>
          </table:table-cell>
          <table:table-cell office:value-type="float" office:value="867" calcext:value-type="float">
            <text:p>867</text:p>
          </table:table-cell>
          <table:table-cell table:number-columns-repeated="1019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6012" calcext:value-type="float">
            <text:p>485956012</text:p>
          </table:table-cell>
          <table:table-cell table:number-columns-repeated="3"/>
          <table:table-cell office:value-type="string" calcext:value-type="string">
            <text:p>[233.6, 237.2, 293.0, 246.2]</text:p>
          </table:table-cell>
          <table:table-cell table:number-columns-repeated="1018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485956012" calcext:value-type="float">
            <text:p>485956012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667" calcext:value-type="float">
            <text:p>-667</text:p>
          </table:table-cell>
          <table:table-cell office:value-type="float" office:value="857" calcext:value-type="float">
            <text:p>857</text:p>
          </table:table-cell>
          <table:table-cell table:number-columns-repeated="1019"/>
        </table:table-row>
        <table:table-row table:style-name="ro1">
          <table:table-cell office:value-type="float" office:value="20.3166666666667" calcext:value-type="float">
            <text:p>20.3166666666667</text:p>
          </table:table-cell>
          <table:table-cell office:value-type="float" office:value="485956016" calcext:value-type="float">
            <text:p>485956016</text:p>
          </table:table-cell>
          <table:table-cell table:number-columns-repeated="3"/>
          <table:table-cell office:value-type="string" calcext:value-type="string">
            <text:p>[233.6, 231.8, 287.6, 242.6]</text:p>
          </table:table-cell>
          <table:table-cell table:number-columns-repeated="1018"/>
        </table:table-row>
        <table:table-row table:style-name="ro1">
          <table:table-cell office:value-type="float" office:value="20.3166666666667" calcext:value-type="float">
            <text:p>20.3166666666667</text:p>
          </table:table-cell>
          <table:table-cell office:value-type="float" office:value="485956016" calcext:value-type="float">
            <text:p>48595601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265" calcext:value-type="float">
            <text:p>-265</text:p>
          </table:table-cell>
          <table:table-cell office:value-type="float" office:value="842" calcext:value-type="float">
            <text:p>842</text:p>
          </table:table-cell>
          <table:table-cell table:number-columns-repeated="1019"/>
        </table:table-row>
        <table:table-row table:style-name="ro1">
          <table:table-cell office:value-type="float" office:value="20.3166666666667" calcext:value-type="float">
            <text:p>20.3166666666667</text:p>
          </table:table-cell>
          <table:table-cell office:value-type="float" office:value="485956016" calcext:value-type="float">
            <text:p>485956016</text:p>
          </table:table-cell>
          <table:table-cell table:number-columns-repeated="3"/>
          <table:table-cell office:value-type="string" calcext:value-type="string">
            <text:p>[231.8, 235.4, 291.2, 240.8]</text:p>
          </table:table-cell>
          <table:table-cell table:number-columns-repeated="1018"/>
        </table:table-row>
        <table:table-row table:style-name="ro1">
          <table:table-cell office:value-type="float" office:value="20.3166666666667" calcext:value-type="float">
            <text:p>20.3166666666667</text:p>
          </table:table-cell>
          <table:table-cell office:value-type="float" office:value="485956016" calcext:value-type="float">
            <text:p>485956016</text:p>
          </table:table-cell>
          <table:table-cell table:number-columns-repeated="3"/>
          <table:table-cell office:value-type="string" calcext:value-type="string">
            <text:p>[233.6, 231.8, 287.6, 242.6]</text:p>
          </table:table-cell>
          <table:table-cell table:number-columns-repeated="1018"/>
        </table:table-row>
        <table:table-row table:style-name="ro1">
          <table:table-cell office:value-type="float" office:value="20.3166666666667" calcext:value-type="float">
            <text:p>20.3166666666667</text:p>
          </table:table-cell>
          <table:table-cell office:value-type="float" office:value="485956016" calcext:value-type="float">
            <text:p>48595601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265" calcext:value-type="float">
            <text:p>-265</text:p>
          </table:table-cell>
          <table:table-cell office:value-type="float" office:value="842" calcext:value-type="float">
            <text:p>842</text:p>
          </table:table-cell>
          <table:table-cell table:number-columns-repeated="1019"/>
        </table:table-row>
        <table:table-row table:style-name="ro1">
          <table:table-cell office:value-type="float" office:value="20.3166666666667" calcext:value-type="float">
            <text:p>20.3166666666667</text:p>
          </table:table-cell>
          <table:table-cell office:value-type="float" office:value="485956016" calcext:value-type="float">
            <text:p>485956016</text:p>
          </table:table-cell>
          <table:table-cell table:number-columns-repeated="3"/>
          <table:table-cell office:value-type="string" calcext:value-type="string">
            <text:p>[231.8, 235.4, 291.2, 240.8]</text:p>
          </table:table-cell>
          <table:table-cell table:number-columns-repeated="1018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85956021" calcext:value-type="float">
            <text:p>485956021</text:p>
          </table:table-cell>
          <table:table-cell table:number-columns-repeated="3"/>
          <table:table-cell office:value-type="string" calcext:value-type="string">
            <text:p>[235.4, 233.6, 291.2, 248.0]</text:p>
          </table:table-cell>
          <table:table-cell table:number-columns-repeated="1018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85956021" calcext:value-type="float">
            <text:p>485956021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413" calcext:value-type="float">
            <text:p>-413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5956023" calcext:value-type="float">
            <text:p>485956023</text:p>
          </table:table-cell>
          <table:table-cell table:number-columns-repeated="3"/>
          <table:table-cell office:value-type="string" calcext:value-type="string">
            <text:p>[231.8, 228.2, 287.6, 244.4]</text:p>
          </table:table-cell>
          <table:table-cell table:number-columns-repeated="1018"/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5956023" calcext:value-type="float">
            <text:p>48595602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384" calcext:value-type="float">
            <text:p>-384</text:p>
          </table:table-cell>
          <table:table-cell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5956023" calcext:value-type="float">
            <text:p>485956023</text:p>
          </table:table-cell>
          <table:table-cell table:number-columns-repeated="3"/>
          <table:table-cell office:value-type="string" calcext:value-type="string">
            <text:p>[231.8, 228.2, 293.0, 246.2]</text:p>
          </table:table-cell>
          <table:table-cell table:number-columns-repeated="1018"/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5956023" calcext:value-type="float">
            <text:p>485956023</text:p>
          </table:table-cell>
          <table:table-cell table:number-columns-repeated="3"/>
          <table:table-cell office:value-type="string" calcext:value-type="string">
            <text:p>[231.8, 228.2, 287.6, 244.4]</text:p>
          </table:table-cell>
          <table:table-cell table:number-columns-repeated="1018"/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5956023" calcext:value-type="float">
            <text:p>48595602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384" calcext:value-type="float">
            <text:p>-384</text:p>
          </table:table-cell>
          <table:table-cell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5956023" calcext:value-type="float">
            <text:p>485956023</text:p>
          </table:table-cell>
          <table:table-cell table:number-columns-repeated="3"/>
          <table:table-cell office:value-type="string" calcext:value-type="string">
            <text:p>[231.8, 228.2, 293.0, 246.2]</text:p>
          </table:table-cell>
          <table:table-cell table:number-columns-repeated="1018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6027" calcext:value-type="float">
            <text:p>48595602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81" calcext:value-type="float">
            <text:p>-681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6027" calcext:value-type="float">
            <text:p>485956027</text:p>
          </table:table-cell>
          <table:table-cell table:number-columns-repeated="3"/>
          <table:table-cell office:value-type="string" calcext:value-type="string">
            <text:p>[231.8, 235.4, 293.0, 249.8]</text:p>
          </table:table-cell>
          <table:table-cell table:number-columns-repeated="1018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6027" calcext:value-type="float">
            <text:p>48595602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43" calcext:value-type="float">
            <text:p>-643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6027" calcext:value-type="float">
            <text:p>485956027</text:p>
          </table:table-cell>
          <table:table-cell table:number-columns-repeated="3"/>
          <table:table-cell office:value-type="string" calcext:value-type="string">
            <text:p>[228.2, 228.2, 282.2, 242.6]</text:p>
          </table:table-cell>
          <table:table-cell table:number-columns-repeated="1018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6027" calcext:value-type="float">
            <text:p>485956027</text:p>
          </table:table-cell>
          <table:table-cell table:number-columns-repeated="3"/>
          <table:table-cell office:value-type="string" calcext:value-type="string">
            <text:p>[231.8, 235.4, 293.0, 249.8]</text:p>
          </table:table-cell>
          <table:table-cell table:number-columns-repeated="1018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6027" calcext:value-type="float">
            <text:p>48595602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43" calcext:value-type="float">
            <text:p>-643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6027" calcext:value-type="float">
            <text:p>485956027</text:p>
          </table:table-cell>
          <table:table-cell table:number-columns-repeated="3"/>
          <table:table-cell office:value-type="string" calcext:value-type="string">
            <text:p>[228.2, 228.2, 282.2, 242.6]</text:p>
          </table:table-cell>
          <table:table-cell table:number-columns-repeated="1018"/>
        </table:table-row>
        <table:table-row table:style-name="ro1">
          <table:table-cell office:value-type="float" office:value="20.6333333333333" calcext:value-type="float">
            <text:p>20.6333333333333</text:p>
          </table:table-cell>
          <table:table-cell office:value-type="float" office:value="485956035" calcext:value-type="float">
            <text:p>485956035</text:p>
          </table:table-cell>
          <table:table-cell table:number-columns-repeated="3"/>
          <table:table-cell office:value-type="string" calcext:value-type="string">
            <text:p>[228.2, 230.0, 282.2, 240.8]</text:p>
          </table:table-cell>
          <table:table-cell table:number-columns-repeated="1018"/>
        </table:table-row>
        <table:table-row table:style-name="ro1">
          <table:table-cell office:value-type="float" office:value="20.6333333333333" calcext:value-type="float">
            <text:p>20.6333333333333</text:p>
          </table:table-cell>
          <table:table-cell office:value-type="float" office:value="485956035" calcext:value-type="float">
            <text:p>48595603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99" calcext:value-type="float">
            <text:p>-699</text:p>
          </table:table-cell>
          <table:table-cell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office:value-type="float" office:value="20.6333333333333" calcext:value-type="float">
            <text:p>20.6333333333333</text:p>
          </table:table-cell>
          <table:table-cell office:value-type="float" office:value="485956035" calcext:value-type="float">
            <text:p>485956035</text:p>
          </table:table-cell>
          <table:table-cell table:number-columns-repeated="3"/>
          <table:table-cell office:value-type="string" calcext:value-type="string">
            <text:p>[224.6, 230.0, 280.4, 235.4]</text:p>
          </table:table-cell>
          <table:table-cell table:number-columns-repeated="1018"/>
        </table:table-row>
        <table:table-row table:style-name="ro1">
          <table:table-cell office:value-type="float" office:value="20.6666666666667" calcext:value-type="float">
            <text:p>20.6666666666667</text:p>
          </table:table-cell>
          <table:table-cell office:value-type="float" office:value="485956037" calcext:value-type="float">
            <text:p>48595603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758" calcext:value-type="float">
            <text:p>-758</text:p>
          </table:table-cell>
          <table:table-cell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office:value-type="float" office:value="20.6666666666667" calcext:value-type="float">
            <text:p>20.6666666666667</text:p>
          </table:table-cell>
          <table:table-cell office:value-type="float" office:value="485956037" calcext:value-type="float">
            <text:p>485956037</text:p>
          </table:table-cell>
          <table:table-cell table:number-columns-repeated="3"/>
          <table:table-cell office:value-type="string" calcext:value-type="string">
            <text:p>[231.8, 231.8, 287.6, 246.2]</text:p>
          </table:table-cell>
          <table:table-cell table:number-columns-repeated="1018"/>
        </table:table-row>
        <table:table-row table:style-name="ro1">
          <table:table-cell office:value-type="float" office:value="20.6666666666667" calcext:value-type="float">
            <text:p>20.6666666666667</text:p>
          </table:table-cell>
          <table:table-cell office:value-type="float" office:value="485956037" calcext:value-type="float">
            <text:p>48595603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719" calcext:value-type="float">
            <text:p>-719</text:p>
          </table:table-cell>
          <table:table-cell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office:value-type="float" office:value="20.6666666666667" calcext:value-type="float">
            <text:p>20.6666666666667</text:p>
          </table:table-cell>
          <table:table-cell office:value-type="float" office:value="485956037" calcext:value-type="float">
            <text:p>48595603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83" calcext:value-type="float">
            <text:p>-983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float" office:value="20.6666666666667" calcext:value-type="float">
            <text:p>20.6666666666667</text:p>
          </table:table-cell>
          <table:table-cell office:value-type="float" office:value="485956037" calcext:value-type="float">
            <text:p>48595603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758" calcext:value-type="float">
            <text:p>-758</text:p>
          </table:table-cell>
          <table:table-cell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office:value-type="float" office:value="20.6666666666667" calcext:value-type="float">
            <text:p>20.6666666666667</text:p>
          </table:table-cell>
          <table:table-cell office:value-type="float" office:value="485956037" calcext:value-type="float">
            <text:p>485956037</text:p>
          </table:table-cell>
          <table:table-cell table:number-columns-repeated="3"/>
          <table:table-cell office:value-type="string" calcext:value-type="string">
            <text:p>[231.8, 231.8, 287.6, 246.2]</text:p>
          </table:table-cell>
          <table:table-cell table:number-columns-repeated="1018"/>
        </table:table-row>
        <table:table-row table:style-name="ro1">
          <table:table-cell office:value-type="float" office:value="20.6666666666667" calcext:value-type="float">
            <text:p>20.6666666666667</text:p>
          </table:table-cell>
          <table:table-cell office:value-type="float" office:value="485956037" calcext:value-type="float">
            <text:p>48595603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719" calcext:value-type="float">
            <text:p>-719</text:p>
          </table:table-cell>
          <table:table-cell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office:value-type="float" office:value="20.6666666666667" calcext:value-type="float">
            <text:p>20.6666666666667</text:p>
          </table:table-cell>
          <table:table-cell office:value-type="float" office:value="485956037" calcext:value-type="float">
            <text:p>48595603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83" calcext:value-type="float">
            <text:p>-983</text:p>
          </table:table-cell>
          <table:table-cell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 office:value-type="float" office:value="20.7333333333333" calcext:value-type="float">
            <text:p>20.7333333333333</text:p>
          </table:table-cell>
          <table:table-cell office:value-type="float" office:value="485956041" calcext:value-type="float">
            <text:p>48595604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038" calcext:value-type="float">
            <text:p>-1038</text:p>
          </table:table-cell>
          <table:table-cell office:value-type="float" office:value="635" calcext:value-type="float">
            <text:p>635</text:p>
          </table:table-cell>
          <table:table-cell table:number-columns-repeated="1019"/>
        </table:table-row>
        <table:table-row table:style-name="ro1">
          <table:table-cell office:value-type="float" office:value="20.7333333333333" calcext:value-type="float">
            <text:p>20.7333333333333</text:p>
          </table:table-cell>
          <table:table-cell office:value-type="float" office:value="485956041" calcext:value-type="float">
            <text:p>485956041</text:p>
          </table:table-cell>
          <table:table-cell table:number-columns-repeated="3"/>
          <table:table-cell office:value-type="string" calcext:value-type="string">
            <text:p>[226.4, 228.2, 282.2, 233.6]</text:p>
          </table:table-cell>
          <table:table-cell table:number-columns-repeated="1018"/>
        </table:table-row>
        <table:table-row table:style-name="ro1">
          <table:table-cell office:value-type="float" office:value="20.7333333333333" calcext:value-type="float">
            <text:p>20.7333333333333</text:p>
          </table:table-cell>
          <table:table-cell office:value-type="float" office:value="485956041" calcext:value-type="float">
            <text:p>48595604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995" calcext:value-type="float">
            <text:p>-995</text:p>
          </table:table-cell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 office:value-type="float" office:value="20.7333333333333" calcext:value-type="float">
            <text:p>20.7333333333333</text:p>
          </table:table-cell>
          <table:table-cell office:value-type="float" office:value="485956041" calcext:value-type="float">
            <text:p>48595604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038" calcext:value-type="float">
            <text:p>-1038</text:p>
          </table:table-cell>
          <table:table-cell office:value-type="float" office:value="635" calcext:value-type="float">
            <text:p>635</text:p>
          </table:table-cell>
          <table:table-cell table:number-columns-repeated="1019"/>
        </table:table-row>
        <table:table-row table:style-name="ro1">
          <table:table-cell office:value-type="float" office:value="20.7333333333333" calcext:value-type="float">
            <text:p>20.7333333333333</text:p>
          </table:table-cell>
          <table:table-cell office:value-type="float" office:value="485956041" calcext:value-type="float">
            <text:p>485956041</text:p>
          </table:table-cell>
          <table:table-cell table:number-columns-repeated="3"/>
          <table:table-cell office:value-type="string" calcext:value-type="string">
            <text:p>[226.4, 228.2, 282.2, 233.6]</text:p>
          </table:table-cell>
          <table:table-cell table:number-columns-repeated="1018"/>
        </table:table-row>
        <table:table-row table:style-name="ro1">
          <table:table-cell office:value-type="float" office:value="20.7333333333333" calcext:value-type="float">
            <text:p>20.7333333333333</text:p>
          </table:table-cell>
          <table:table-cell office:value-type="float" office:value="485956041" calcext:value-type="float">
            <text:p>48595604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995" calcext:value-type="float">
            <text:p>-995</text:p>
          </table:table-cell>
          <table:table-cell office:value-type="float" office:value="617" calcext:value-type="float">
            <text:p>617</text:p>
          </table:table-cell>
          <table:table-cell table:number-columns-repeated="1019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85956045" calcext:value-type="float">
            <text:p>485956045</text:p>
          </table:table-cell>
          <table:table-cell table:number-columns-repeated="3"/>
          <table:table-cell office:value-type="string" calcext:value-type="string">
            <text:p>[224.6, 224.6, 285.8, 240.8]</text:p>
          </table:table-cell>
          <table:table-cell table:number-columns-repeated="1018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85956045" calcext:value-type="float">
            <text:p>48595604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763" calcext:value-type="float">
            <text:p>-763</text:p>
          </table:table-cell>
          <table:table-cell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85956045" calcext:value-type="float">
            <text:p>485956045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011" calcext:value-type="float">
            <text:p>-1011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485956048" calcext:value-type="float">
            <text:p>485956048</text:p>
          </table:table-cell>
          <table:table-cell table:number-columns-repeated="3"/>
          <table:table-cell office:value-type="string" calcext:value-type="string">
            <text:p>[226.4, 226.4, 280.4, 242.6]</text:p>
          </table:table-cell>
          <table:table-cell table:number-columns-repeated="1018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485956048" calcext:value-type="float">
            <text:p>485956048</text:p>
          </table:table-cell>
          <table:table-cell table:number-columns-repeated="3"/>
          <table:table-cell office:value-type="string" calcext:value-type="string">
            <text:p>[221.0, 224.6, 278.6, 230.0]</text:p>
          </table:table-cell>
          <table:table-cell table:number-columns-repeated="1018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485956048" calcext:value-type="float">
            <text:p>48595604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540" calcext:value-type="float">
            <text:p>-540</text:p>
          </table:table-cell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485956048" calcext:value-type="float">
            <text:p>485956048</text:p>
          </table:table-cell>
          <table:table-cell table:number-columns-repeated="3"/>
          <table:table-cell office:value-type="string" calcext:value-type="string">
            <text:p>[226.4, 226.4, 280.4, 242.6]</text:p>
          </table:table-cell>
          <table:table-cell table:number-columns-repeated="1018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485956048" calcext:value-type="float">
            <text:p>485956048</text:p>
          </table:table-cell>
          <table:table-cell table:number-columns-repeated="3"/>
          <table:table-cell office:value-type="string" calcext:value-type="string">
            <text:p>[221.0, 224.6, 278.6, 230.0]</text:p>
          </table:table-cell>
          <table:table-cell table:number-columns-repeated="1018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485956048" calcext:value-type="float">
            <text:p>48595604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540" calcext:value-type="float">
            <text:p>-540</text:p>
          </table:table-cell>
          <table:table-cell office:value-type="float" office:value="558" calcext:value-type="float">
            <text:p>558</text:p>
          </table:table-cell>
          <table:table-cell table:number-columns-repeated="1019"/>
        </table:table-row>
        <table:table-row table:style-name="ro1">
          <table:table-cell office:value-type="float" office:value="20.9166666666667" calcext:value-type="float">
            <text:p>20.9166666666667</text:p>
          </table:table-cell>
          <table:table-cell office:value-type="float" office:value="485956052" calcext:value-type="float">
            <text:p>485956052</text:p>
          </table:table-cell>
          <table:table-cell table:number-columns-repeated="3"/>
          <table:table-cell office:value-type="string" calcext:value-type="string">
            <text:p>[221.0, 224.6, 282.2, 231.8]</text:p>
          </table:table-cell>
          <table:table-cell table:number-columns-repeated="1018"/>
        </table:table-row>
        <table:table-row table:style-name="ro1">
          <table:table-cell office:value-type="float" office:value="20.9166666666667" calcext:value-type="float">
            <text:p>20.9166666666667</text:p>
          </table:table-cell>
          <table:table-cell office:value-type="float" office:value="485956052" calcext:value-type="float">
            <text:p>48595605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391" calcext:value-type="float">
            <text:p>-391</text:p>
          </table:table-cell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office:value-type="float" office:value="20.9166666666667" calcext:value-type="float">
            <text:p>20.9166666666667</text:p>
          </table:table-cell>
          <table:table-cell office:value-type="float" office:value="485956052" calcext:value-type="float">
            <text:p>485956052</text:p>
          </table:table-cell>
          <table:table-cell table:number-columns-repeated="3"/>
          <table:table-cell office:value-type="string" calcext:value-type="string">
            <text:p>[224.6, 224.6, 280.4, 237.2]</text:p>
          </table:table-cell>
          <table:table-cell table:number-columns-repeated="1018"/>
        </table:table-row>
        <table:table-row table:style-name="ro1">
          <table:table-cell office:value-type="float" office:value="20.9166666666667" calcext:value-type="float">
            <text:p>20.9166666666667</text:p>
          </table:table-cell>
          <table:table-cell office:value-type="float" office:value="485956052" calcext:value-type="float">
            <text:p>485956052</text:p>
          </table:table-cell>
          <table:table-cell table:number-columns-repeated="3"/>
          <table:table-cell office:value-type="string" calcext:value-type="string">
            <text:p>[221.0, 224.6, 282.2, 231.8]</text:p>
          </table:table-cell>
          <table:table-cell table:number-columns-repeated="1018"/>
        </table:table-row>
        <table:table-row table:style-name="ro1">
          <table:table-cell office:value-type="float" office:value="20.9166666666667" calcext:value-type="float">
            <text:p>20.9166666666667</text:p>
          </table:table-cell>
          <table:table-cell office:value-type="float" office:value="485956052" calcext:value-type="float">
            <text:p>48595605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391" calcext:value-type="float">
            <text:p>-391</text:p>
          </table:table-cell>
          <table:table-cell office:value-type="float" office:value="533" calcext:value-type="float">
            <text:p>533</text:p>
          </table:table-cell>
          <table:table-cell table:number-columns-repeated="1019"/>
        </table:table-row>
        <table:table-row table:style-name="ro1">
          <table:table-cell office:value-type="float" office:value="20.9166666666667" calcext:value-type="float">
            <text:p>20.9166666666667</text:p>
          </table:table-cell>
          <table:table-cell office:value-type="float" office:value="485956052" calcext:value-type="float">
            <text:p>485956052</text:p>
          </table:table-cell>
          <table:table-cell table:number-columns-repeated="3"/>
          <table:table-cell office:value-type="string" calcext:value-type="string">
            <text:p>[224.6, 224.6, 280.4, 237.2]</text:p>
          </table:table-cell>
          <table:table-cell table:number-columns-repeated="1018"/>
        </table:table-row>
        <table:table-row table:style-name="ro1">
          <table:table-cell office:value-type="float" office:value="20.9833333333333" calcext:value-type="float">
            <text:p>20.9833333333333</text:p>
          </table:table-cell>
          <table:table-cell office:value-type="float" office:value="485956056" calcext:value-type="float">
            <text:p>485956056</text:p>
          </table:table-cell>
          <table:table-cell table:number-columns-repeated="3"/>
          <table:table-cell office:value-type="string" calcext:value-type="string">
            <text:p>[222.8, 224.6, 285.8, 240.8]</text:p>
          </table:table-cell>
          <table:table-cell table:number-columns-repeated="1018"/>
        </table:table-row>
        <table:table-row table:style-name="ro1">
          <table:table-cell office:value-type="float" office:value="20.9833333333333" calcext:value-type="float">
            <text:p>20.9833333333333</text:p>
          </table:table-cell>
          <table:table-cell office:value-type="float" office:value="485956056" calcext:value-type="float">
            <text:p>485956056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694" calcext:value-type="float">
            <text:p>-694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1">
          <table:table-cell office:value-type="float" office:value="20.9833333333333" calcext:value-type="float">
            <text:p>20.9833333333333</text:p>
          </table:table-cell>
          <table:table-cell office:value-type="float" office:value="485956056" calcext:value-type="float">
            <text:p>485956056</text:p>
          </table:table-cell>
          <table:table-cell table:number-columns-repeated="3"/>
          <table:table-cell office:value-type="string" calcext:value-type="string">
            <text:p>[221.0, 221.0, 275.0, 231.8]</text:p>
          </table:table-cell>
          <table:table-cell table:number-columns-repeated="1018"/>
        </table:table-row>
        <table:table-row table:style-name="ro1">
          <table:table-cell office:value-type="float" office:value="20.9833333333333" calcext:value-type="float">
            <text:p>20.9833333333333</text:p>
          </table:table-cell>
          <table:table-cell office:value-type="float" office:value="485956056" calcext:value-type="float">
            <text:p>485956056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645" calcext:value-type="float">
            <text:p>-645</text:p>
          </table:table-cell>
          <table:table-cell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 office:value-type="float" office:value="21.0166666666667" calcext:value-type="float">
            <text:p>21.0166666666667</text:p>
          </table:table-cell>
          <table:table-cell office:value-type="float" office:value="485956058" calcext:value-type="float">
            <text:p>485956058</text:p>
          </table:table-cell>
          <table:table-cell table:number-columns-repeated="3"/>
          <table:table-cell office:value-type="string" calcext:value-type="string">
            <text:p>[221.0, 226.4, 282.2, 235.4]</text:p>
          </table:table-cell>
          <table:table-cell table:number-columns-repeated="1018"/>
        </table:table-row>
        <table:table-row table:style-name="ro1">
          <table:table-cell office:value-type="float" office:value="21.0166666666667" calcext:value-type="float">
            <text:p>21.0166666666667</text:p>
          </table:table-cell>
          <table:table-cell office:value-type="float" office:value="485956058" calcext:value-type="float">
            <text:p>485956058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23" calcext:value-type="float">
            <text:p>-423</text:p>
          </table:table-cell>
          <table:table-cell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float" office:value="21.0166666666667" calcext:value-type="float">
            <text:p>21.0166666666667</text:p>
          </table:table-cell>
          <table:table-cell office:value-type="float" office:value="485956058" calcext:value-type="float">
            <text:p>485956058</text:p>
          </table:table-cell>
          <table:table-cell table:number-columns-repeated="3"/>
          <table:table-cell office:value-type="string" calcext:value-type="string">
            <text:p>[221.0, 226.4, 282.2, 235.4]</text:p>
          </table:table-cell>
          <table:table-cell table:number-columns-repeated="1018"/>
        </table:table-row>
        <table:table-row table:style-name="ro1">
          <table:table-cell office:value-type="float" office:value="21.0166666666667" calcext:value-type="float">
            <text:p>21.0166666666667</text:p>
          </table:table-cell>
          <table:table-cell office:value-type="float" office:value="485956058" calcext:value-type="float">
            <text:p>485956058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23" calcext:value-type="float">
            <text:p>-423</text:p>
          </table:table-cell>
          <table:table-cell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office:value-type="float" office:value="21.0833333333333" calcext:value-type="float">
            <text:p>21.0833333333333</text:p>
          </table:table-cell>
          <table:table-cell office:value-type="float" office:value="485956062" calcext:value-type="float">
            <text:p>485956062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626" calcext:value-type="float">
            <text:p>-626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float" office:value="21.0833333333333" calcext:value-type="float">
            <text:p>21.0833333333333</text:p>
          </table:table-cell>
          <table:table-cell office:value-type="float" office:value="485956062" calcext:value-type="float">
            <text:p>485956062</text:p>
          </table:table-cell>
          <table:table-cell table:number-columns-repeated="3"/>
          <table:table-cell office:value-type="string" calcext:value-type="string">
            <text:p>[226.4, 221.0, 278.6, 235.4]</text:p>
          </table:table-cell>
          <table:table-cell table:number-columns-repeated="1018"/>
        </table:table-row>
        <table:table-row table:style-name="ro1">
          <table:table-cell office:value-type="float" office:value="21.0833333333333" calcext:value-type="float">
            <text:p>21.0833333333333</text:p>
          </table:table-cell>
          <table:table-cell office:value-type="float" office:value="485956062" calcext:value-type="float">
            <text:p>485956062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626" calcext:value-type="float">
            <text:p>-626</text:p>
          </table:table-cell>
          <table:table-cell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office:value-type="float" office:value="21.0833333333333" calcext:value-type="float">
            <text:p>21.0833333333333</text:p>
          </table:table-cell>
          <table:table-cell office:value-type="float" office:value="485956062" calcext:value-type="float">
            <text:p>485956062</text:p>
          </table:table-cell>
          <table:table-cell table:number-columns-repeated="3"/>
          <table:table-cell office:value-type="string" calcext:value-type="string">
            <text:p>[226.4, 221.0, 278.6, 235.4]</text:p>
          </table:table-cell>
          <table:table-cell table:number-columns-repeated="1018"/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485956066" calcext:value-type="float">
            <text:p>485956066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589" calcext:value-type="float">
            <text:p>-589</text:p>
          </table:table-cell>
          <table:table-cell office:value-type="float" office:value="424" calcext:value-type="float">
            <text:p>424</text:p>
          </table:table-cell>
          <table:table-cell table:number-columns-repeated="1019"/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485956066" calcext:value-type="float">
            <text:p>485956066</text:p>
          </table:table-cell>
          <table:table-cell table:number-columns-repeated="3"/>
          <table:table-cell office:value-type="string" calcext:value-type="string">
            <text:p>[219.2, 222.8, 273.2, 231.8]</text:p>
          </table:table-cell>
          <table:table-cell table:number-columns-repeated="1018"/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485956066" calcext:value-type="float">
            <text:p>485956066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543" calcext:value-type="float">
            <text:p>-543</text:p>
          </table:table-cell>
          <table:table-cell office:value-type="float" office:value="414" calcext:value-type="float">
            <text:p>414</text:p>
          </table:table-cell>
          <table:table-cell table:number-columns-repeated="1019"/>
        </table:table-row>
        <table:table-row table:style-name="ro1">
          <table:table-cell office:value-type="float" office:value="21.1833333333333" calcext:value-type="float">
            <text:p>21.1833333333333</text:p>
          </table:table-cell>
          <table:table-cell office:value-type="float" office:value="485956068" calcext:value-type="float">
            <text:p>485956068</text:p>
          </table:table-cell>
          <table:table-cell table:number-columns-repeated="3"/>
          <table:table-cell office:value-type="string" calcext:value-type="string">
            <text:p>[221.0, 217.4, 278.6, 235.4]</text:p>
          </table:table-cell>
          <table:table-cell table:number-columns-repeated="1018"/>
        </table:table-row>
        <table:table-row table:style-name="ro1">
          <table:table-cell office:value-type="float" office:value="21.1833333333333" calcext:value-type="float">
            <text:p>21.1833333333333</text:p>
          </table:table-cell>
          <table:table-cell office:value-type="float" office:value="485956068" calcext:value-type="float">
            <text:p>485956068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578" calcext:value-type="float">
            <text:p>-578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float" office:value="21.1833333333333" calcext:value-type="float">
            <text:p>21.1833333333333</text:p>
          </table:table-cell>
          <table:table-cell office:value-type="float" office:value="485956068" calcext:value-type="float">
            <text:p>485956068</text:p>
          </table:table-cell>
          <table:table-cell table:number-columns-repeated="3"/>
          <table:table-cell office:value-type="string" calcext:value-type="string">
            <text:p>[221.0, 217.4, 278.6, 235.4]</text:p>
          </table:table-cell>
          <table:table-cell table:number-columns-repeated="1018"/>
        </table:table-row>
        <table:table-row table:style-name="ro1">
          <table:table-cell office:value-type="float" office:value="21.1833333333333" calcext:value-type="float">
            <text:p>21.1833333333333</text:p>
          </table:table-cell>
          <table:table-cell office:value-type="float" office:value="485956068" calcext:value-type="float">
            <text:p>485956068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578" calcext:value-type="float">
            <text:p>-578</text:p>
          </table:table-cell>
          <table:table-cell office:value-type="float" office:value="403" calcext:value-type="float">
            <text:p>403</text:p>
          </table:table-cell>
          <table:table-cell table:number-columns-repeated="1019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485956072" calcext:value-type="float">
            <text:p>485956072</text:p>
          </table:table-cell>
          <table:table-cell table:number-columns-repeated="3"/>
          <table:table-cell office:value-type="string" calcext:value-type="string">
            <text:p>[221.0, 217.4, 273.2, 231.8]</text:p>
          </table:table-cell>
          <table:table-cell table:number-columns-repeated="1018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485956072" calcext:value-type="float">
            <text:p>485956072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495" calcext:value-type="float">
            <text:p>-495</text:p>
          </table:table-cell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485956072" calcext:value-type="float">
            <text:p>485956072</text:p>
          </table:table-cell>
          <table:table-cell table:number-columns-repeated="3"/>
          <table:table-cell office:value-type="string" calcext:value-type="string">
            <text:p>[221.0, 222.8, 275.0, 230.0]</text:p>
          </table:table-cell>
          <table:table-cell table:number-columns-repeated="1018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485956072" calcext:value-type="float">
            <text:p>485956072</text:p>
          </table:table-cell>
          <table:table-cell table:number-columns-repeated="3"/>
          <table:table-cell office:value-type="string" calcext:value-type="string">
            <text:p>[221.0, 217.4, 273.2, 231.8]</text:p>
          </table:table-cell>
          <table:table-cell table:number-columns-repeated="1018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485956072" calcext:value-type="float">
            <text:p>485956072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495" calcext:value-type="float">
            <text:p>-495</text:p>
          </table:table-cell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485956072" calcext:value-type="float">
            <text:p>485956072</text:p>
          </table:table-cell>
          <table:table-cell table:number-columns-repeated="3"/>
          <table:table-cell office:value-type="string" calcext:value-type="string">
            <text:p>[221.0, 222.8, 275.0, 230.0]</text:p>
          </table:table-cell>
          <table:table-cell table:number-columns-repeated="1018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6076" calcext:value-type="float">
            <text:p>485956076</text:p>
          </table:table-cell>
          <table:table-cell table:number-columns-repeated="3"/>
          <table:table-cell office:value-type="string" calcext:value-type="string">
            <text:p>[215.6, 215.6, 267.8, 222.8]</text:p>
          </table:table-cell>
          <table:table-cell table:number-columns-repeated="1018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6076" calcext:value-type="float">
            <text:p>485956076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506" calcext:value-type="float">
            <text:p>-506</text:p>
          </table:table-cell>
          <table:table-cell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6076" calcext:value-type="float">
            <text:p>485956076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655" calcext:value-type="float">
            <text:p>-655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6076" calcext:value-type="float">
            <text:p>485956076</text:p>
          </table:table-cell>
          <table:table-cell table:number-columns-repeated="3"/>
          <table:table-cell office:value-type="string" calcext:value-type="string">
            <text:p>[217.4, 221.0, 276.8, 230.0]</text:p>
          </table:table-cell>
          <table:table-cell table:number-columns-repeated="1018"/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485956078" calcext:value-type="float">
            <text:p>485956078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-674" calcext:value-type="float">
            <text:p>-674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485956078" calcext:value-type="float">
            <text:p>485956078</text:p>
          </table:table-cell>
          <table:table-cell table:number-columns-repeated="3"/>
          <table:table-cell office:value-type="string" calcext:value-type="string">
            <text:p>[219.2, 221.0, 273.2, 226.4]</text:p>
          </table:table-cell>
          <table:table-cell table:number-columns-repeated="1018"/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485956078" calcext:value-type="float">
            <text:p>485956078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-674" calcext:value-type="float">
            <text:p>-674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485956078" calcext:value-type="float">
            <text:p>485956078</text:p>
          </table:table-cell>
          <table:table-cell table:number-columns-repeated="3"/>
          <table:table-cell office:value-type="string" calcext:value-type="string">
            <text:p>[219.2, 221.0, 273.2, 226.4]</text:p>
          </table:table-cell>
          <table:table-cell table:number-columns-repeated="1018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6082" calcext:value-type="float">
            <text:p>485956082</text:p>
          </table:table-cell>
          <table:table-cell office:value-type="float" office:value="59.9352051835853" calcext:value-type="float">
            <text:p>59.9352051835853</text:p>
          </table:table-cell>
          <table:table-cell office:value-type="float" office:value="-250" calcext:value-type="float">
            <text:p>-250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6082" calcext:value-type="float">
            <text:p>485956082</text:p>
          </table:table-cell>
          <table:table-cell table:number-columns-repeated="3"/>
          <table:table-cell office:value-type="string" calcext:value-type="string">
            <text:p>[212.0, 219.2, 273.2, 226.4]</text:p>
          </table:table-cell>
          <table:table-cell table:number-columns-repeated="1018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6082" calcext:value-type="float">
            <text:p>485956082</text:p>
          </table:table-cell>
          <table:table-cell office:value-type="float" office:value="58.207343412527" calcext:value-type="float">
            <text:p>58.207343412527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6082" calcext:value-type="float">
            <text:p>485956082</text:p>
          </table:table-cell>
          <table:table-cell office:value-type="float" office:value="59.9352051835853" calcext:value-type="float">
            <text:p>59.9352051835853</text:p>
          </table:table-cell>
          <table:table-cell office:value-type="float" office:value="-250" calcext:value-type="float">
            <text:p>-250</text:p>
          </table:table-cell>
          <table:table-cell office:value-type="float" office:value="301" calcext:value-type="float">
            <text:p>301</text:p>
          </table:table-cell>
          <table:table-cell table:number-columns-repeated="1019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6082" calcext:value-type="float">
            <text:p>485956082</text:p>
          </table:table-cell>
          <table:table-cell table:number-columns-repeated="3"/>
          <table:table-cell office:value-type="string" calcext:value-type="string">
            <text:p>[212.0, 219.2, 273.2, 226.4]</text:p>
          </table:table-cell>
          <table:table-cell table:number-columns-repeated="1018"/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485956082" calcext:value-type="float">
            <text:p>485956082</text:p>
          </table:table-cell>
          <table:table-cell office:value-type="float" office:value="58.207343412527" calcext:value-type="float">
            <text:p>58.207343412527</text:p>
          </table:table-cell>
          <table:table-cell office:value-type="float" office:value="-187" calcext:value-type="float">
            <text:p>-187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85956087" calcext:value-type="float">
            <text:p>485956087</text:p>
          </table:table-cell>
          <table:table-cell table:number-columns-repeated="3"/>
          <table:table-cell office:value-type="string" calcext:value-type="string">
            <text:p>[217.4, 221.0, 273.2, 230.0]</text:p>
          </table:table-cell>
          <table:table-cell table:number-columns-repeated="1018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85956087" calcext:value-type="float">
            <text:p>485956087</text:p>
          </table:table-cell>
          <table:table-cell office:value-type="float" office:value="53.8336933045356" calcext:value-type="float">
            <text:p>53.8336933045356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85956087" calcext:value-type="float">
            <text:p>485956087</text:p>
          </table:table-cell>
          <table:table-cell office:value-type="float" office:value="52.9697624190065" calcext:value-type="float">
            <text:p>52.9697624190065</text:p>
          </table:table-cell>
          <table:table-cell office:value-type="float" office:value="-6" calcext:value-type="float">
            <text:p>-6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85956087" calcext:value-type="float">
            <text:p>485956087</text:p>
          </table:table-cell>
          <table:table-cell table:number-columns-repeated="3"/>
          <table:table-cell office:value-type="string" calcext:value-type="string">
            <text:p>[217.4, 221.0, 273.2, 230.0]</text:p>
          </table:table-cell>
          <table:table-cell table:number-columns-repeated="1018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85956087" calcext:value-type="float">
            <text:p>485956087</text:p>
          </table:table-cell>
          <table:table-cell office:value-type="float" office:value="53.8336933045356" calcext:value-type="float">
            <text:p>53.8336933045356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85956087" calcext:value-type="float">
            <text:p>485956087</text:p>
          </table:table-cell>
          <table:table-cell office:value-type="float" office:value="52.9697624190065" calcext:value-type="float">
            <text:p>52.9697624190065</text:p>
          </table:table-cell>
          <table:table-cell office:value-type="float" office:value="-6" calcext:value-type="float">
            <text:p>-6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5666666666667" calcext:value-type="float">
            <text:p>21.5666666666667</text:p>
          </table:table-cell>
          <table:table-cell office:value-type="float" office:value="485956091" calcext:value-type="float">
            <text:p>485956091</text:p>
          </table:table-cell>
          <table:table-cell office:value-type="float" office:value="46.9222462203024" calcext:value-type="float">
            <text:p>46.9222462203024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5666666666667" calcext:value-type="float">
            <text:p>21.5666666666667</text:p>
          </table:table-cell>
          <table:table-cell office:value-type="float" office:value="485956091" calcext:value-type="float">
            <text:p>485956091</text:p>
          </table:table-cell>
          <table:table-cell table:number-columns-repeated="3"/>
          <table:table-cell office:value-type="string" calcext:value-type="string">
            <text:p>[217.4, 221.0, 267.8, 226.4]</text:p>
          </table:table-cell>
          <table:table-cell table:number-columns-repeated="1018"/>
        </table:table-row>
        <table:table-row table:style-name="ro1">
          <table:table-cell office:value-type="float" office:value="21.5666666666667" calcext:value-type="float">
            <text:p>21.5666666666667</text:p>
          </table:table-cell>
          <table:table-cell office:value-type="float" office:value="485956091" calcext:value-type="float">
            <text:p>485956091</text:p>
          </table:table-cell>
          <table:table-cell office:value-type="float" office:value="45.1403887688985" calcext:value-type="float">
            <text:p>45.1403887688985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5666666666667" calcext:value-type="float">
            <text:p>21.5666666666667</text:p>
          </table:table-cell>
          <table:table-cell office:value-type="float" office:value="485956091" calcext:value-type="float">
            <text:p>485956091</text:p>
          </table:table-cell>
          <table:table-cell office:value-type="float" office:value="46.9222462203024" calcext:value-type="float">
            <text:p>46.9222462203024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5666666666667" calcext:value-type="float">
            <text:p>21.5666666666667</text:p>
          </table:table-cell>
          <table:table-cell office:value-type="float" office:value="485956091" calcext:value-type="float">
            <text:p>485956091</text:p>
          </table:table-cell>
          <table:table-cell table:number-columns-repeated="3"/>
          <table:table-cell office:value-type="string" calcext:value-type="string">
            <text:p>[217.4, 221.0, 267.8, 226.4]</text:p>
          </table:table-cell>
          <table:table-cell table:number-columns-repeated="1018"/>
        </table:table-row>
        <table:table-row table:style-name="ro1">
          <table:table-cell office:value-type="float" office:value="21.5666666666667" calcext:value-type="float">
            <text:p>21.5666666666667</text:p>
          </table:table-cell>
          <table:table-cell office:value-type="float" office:value="485956091" calcext:value-type="float">
            <text:p>485956091</text:p>
          </table:table-cell>
          <table:table-cell office:value-type="float" office:value="45.1403887688985" calcext:value-type="float">
            <text:p>45.1403887688985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5956099" calcext:value-type="float">
            <text:p>485956099</text:p>
          </table:table-cell>
          <table:table-cell office:value-type="float" office:value="42.548596112311" calcext:value-type="float">
            <text:p>42.54859611231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5956099" calcext:value-type="float">
            <text:p>485956099</text:p>
          </table:table-cell>
          <table:table-cell table:number-columns-repeated="3"/>
          <table:table-cell office:value-type="string" calcext:value-type="string">
            <text:p>[210.2, 213.8, 266.0, 222.8]</text:p>
          </table:table-cell>
          <table:table-cell table:number-columns-repeated="1018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5956099" calcext:value-type="float">
            <text:p>485956099</text:p>
          </table:table-cell>
          <table:table-cell office:value-type="float" office:value="39.9568034557235" calcext:value-type="float">
            <text:p>39.9568034557235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5956099" calcext:value-type="float">
            <text:p>485956099</text:p>
          </table:table-cell>
          <table:table-cell office:value-type="float" office:value="42.548596112311" calcext:value-type="float">
            <text:p>42.54859611231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5956099" calcext:value-type="float">
            <text:p>485956099</text:p>
          </table:table-cell>
          <table:table-cell table:number-columns-repeated="3"/>
          <table:table-cell office:value-type="string" calcext:value-type="string">
            <text:p>[210.2, 213.8, 266.0, 222.8]</text:p>
          </table:table-cell>
          <table:table-cell table:number-columns-repeated="1018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5956099" calcext:value-type="float">
            <text:p>485956099</text:p>
          </table:table-cell>
          <table:table-cell office:value-type="float" office:value="39.9568034557235" calcext:value-type="float">
            <text:p>39.9568034557235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1.7666666666667" calcext:value-type="float">
            <text:p>21.7666666666667</text:p>
          </table:table-cell>
          <table:table-cell office:value-type="float" office:value="485956103" calcext:value-type="float">
            <text:p>485956103</text:p>
          </table:table-cell>
          <table:table-cell office:value-type="float" office:value="38.2289416846652" calcext:value-type="float">
            <text:p>38.2289416846652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1.7666666666667" calcext:value-type="float">
            <text:p>21.7666666666667</text:p>
          </table:table-cell>
          <table:table-cell office:value-type="float" office:value="485956103" calcext:value-type="float">
            <text:p>485956103</text:p>
          </table:table-cell>
          <table:table-cell table:number-columns-repeated="3"/>
          <table:table-cell office:value-type="string" calcext:value-type="string">
            <text:p>[217.4, 219.2, 267.8, 228.2]</text:p>
          </table:table-cell>
          <table:table-cell table:number-columns-repeated="1018"/>
        </table:table-row>
        <table:table-row table:style-name="ro1">
          <table:table-cell office:value-type="float" office:value="21.7666666666667" calcext:value-type="float">
            <text:p>21.7666666666667</text:p>
          </table:table-cell>
          <table:table-cell office:value-type="float" office:value="485956103" calcext:value-type="float">
            <text:p>485956103</text:p>
          </table:table-cell>
          <table:table-cell office:value-type="float" office:value="37.3650107991361" calcext:value-type="float">
            <text:p>37.3650107991361</text:p>
          </table:table-cell>
          <table:table-cell office:value-type="float" office:value="-11" calcext:value-type="float">
            <text:p>-11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5956105" calcext:value-type="float">
            <text:p>485956105</text:p>
          </table:table-cell>
          <table:table-cell table:number-columns-repeated="3"/>
          <table:table-cell office:value-type="string" calcext:value-type="string">
            <text:p>[210.2, 215.6, 266.0, 224.6]</text:p>
          </table:table-cell>
          <table:table-cell table:number-columns-repeated="1018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5956105" calcext:value-type="float">
            <text:p>485956105</text:p>
          </table:table-cell>
          <table:table-cell office:value-type="float" office:value="34.719222462203" calcext:value-type="float">
            <text:p>34.719222462203</text:p>
          </table:table-cell>
          <table:table-cell office:value-type="float" office:value="-24" calcext:value-type="float">
            <text:p>-24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5956105" calcext:value-type="float">
            <text:p>485956105</text:p>
          </table:table-cell>
          <table:table-cell table:number-columns-repeated="3"/>
          <table:table-cell office:value-type="string" calcext:value-type="string">
            <text:p>[213.8, 215.6, 269.6, 228.2]</text:p>
          </table:table-cell>
          <table:table-cell table:number-columns-repeated="1018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5956105" calcext:value-type="float">
            <text:p>485956105</text:p>
          </table:table-cell>
          <table:table-cell table:number-columns-repeated="3"/>
          <table:table-cell office:value-type="string" calcext:value-type="string">
            <text:p>[210.2, 215.6, 266.0, 224.6]</text:p>
          </table:table-cell>
          <table:table-cell table:number-columns-repeated="1018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5956105" calcext:value-type="float">
            <text:p>485956105</text:p>
          </table:table-cell>
          <table:table-cell office:value-type="float" office:value="34.719222462203" calcext:value-type="float">
            <text:p>34.719222462203</text:p>
          </table:table-cell>
          <table:table-cell office:value-type="float" office:value="-24" calcext:value-type="float">
            <text:p>-24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5956105" calcext:value-type="float">
            <text:p>485956105</text:p>
          </table:table-cell>
          <table:table-cell table:number-columns-repeated="3"/>
          <table:table-cell office:value-type="string" calcext:value-type="string">
            <text:p>[213.8, 215.6, 269.6, 228.2]</text:p>
          </table:table-cell>
          <table:table-cell table:number-columns-repeated="1018"/>
        </table:table-row>
        <table:table-row table:style-name="ro1">
          <table:table-cell office:value-type="float" office:value="21.8666666666667" calcext:value-type="float">
            <text:p>21.8666666666667</text:p>
          </table:table-cell>
          <table:table-cell office:value-type="float" office:value="485956109" calcext:value-type="float">
            <text:p>485956109</text:p>
          </table:table-cell>
          <table:table-cell office:value-type="float" office:value="34.719222462203" calcext:value-type="float">
            <text:p>34.719222462203</text:p>
          </table:table-cell>
          <table:table-cell office:value-type="float" office:value="-19" calcext:value-type="float">
            <text:p>-19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21.8666666666667" calcext:value-type="float">
            <text:p>21.8666666666667</text:p>
          </table:table-cell>
          <table:table-cell office:value-type="float" office:value="485956109" calcext:value-type="float">
            <text:p>485956109</text:p>
          </table:table-cell>
          <table:table-cell table:number-columns-repeated="3"/>
          <table:table-cell office:value-type="string" calcext:value-type="string">
            <text:p>[210.2, 213.8, 267.8, 224.6]</text:p>
          </table:table-cell>
          <table:table-cell table:number-columns-repeated="1018"/>
        </table:table-row>
        <table:table-row table:style-name="ro1">
          <table:table-cell office:value-type="float" office:value="21.8666666666667" calcext:value-type="float">
            <text:p>21.8666666666667</text:p>
          </table:table-cell>
          <table:table-cell office:value-type="float" office:value="485956109" calcext:value-type="float">
            <text:p>485956109</text:p>
          </table:table-cell>
          <table:table-cell office:value-type="float" office:value="32.1274298056155" calcext:value-type="float">
            <text:p>32.1274298056155</text:p>
          </table:table-cell>
          <table:table-cell office:value-type="float" office:value="-6" calcext:value-type="float">
            <text:p>-6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1.8666666666667" calcext:value-type="float">
            <text:p>21.8666666666667</text:p>
          </table:table-cell>
          <table:table-cell office:value-type="float" office:value="485956109" calcext:value-type="float">
            <text:p>485956109</text:p>
          </table:table-cell>
          <table:table-cell office:value-type="float" office:value="34.719222462203" calcext:value-type="float">
            <text:p>34.719222462203</text:p>
          </table:table-cell>
          <table:table-cell office:value-type="float" office:value="-19" calcext:value-type="float">
            <text:p>-19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21.8666666666667" calcext:value-type="float">
            <text:p>21.8666666666667</text:p>
          </table:table-cell>
          <table:table-cell office:value-type="float" office:value="485956109" calcext:value-type="float">
            <text:p>485956109</text:p>
          </table:table-cell>
          <table:table-cell table:number-columns-repeated="3"/>
          <table:table-cell office:value-type="string" calcext:value-type="string">
            <text:p>[210.2, 213.8, 267.8, 224.6]</text:p>
          </table:table-cell>
          <table:table-cell table:number-columns-repeated="1018"/>
        </table:table-row>
        <table:table-row table:style-name="ro1">
          <table:table-cell office:value-type="float" office:value="21.8666666666667" calcext:value-type="float">
            <text:p>21.8666666666667</text:p>
          </table:table-cell>
          <table:table-cell office:value-type="float" office:value="485956109" calcext:value-type="float">
            <text:p>485956109</text:p>
          </table:table-cell>
          <table:table-cell office:value-type="float" office:value="32.1274298056155" calcext:value-type="float">
            <text:p>32.1274298056155</text:p>
          </table:table-cell>
          <table:table-cell office:value-type="float" office:value="-6" calcext:value-type="float">
            <text:p>-6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485956114" calcext:value-type="float">
            <text:p>485956114</text:p>
          </table:table-cell>
          <table:table-cell table:number-columns-repeated="3"/>
          <table:table-cell office:value-type="string" calcext:value-type="string">
            <text:p>[213.8, 213.8, 266.0, 226.4]</text:p>
          </table:table-cell>
          <table:table-cell table:number-columns-repeated="1018"/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485956114" calcext:value-type="float">
            <text:p>485956114</text:p>
          </table:table-cell>
          <table:table-cell office:value-type="float" office:value="29.5356371490281" calcext:value-type="float">
            <text:p>29.5356371490281</text:p>
          </table:table-cell>
          <table:table-cell office:value-type="float" office:value="-4" calcext:value-type="float">
            <text:p>-4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485956114" calcext:value-type="float">
            <text:p>485956114</text:p>
          </table:table-cell>
          <table:table-cell table:number-columns-repeated="3"/>
          <table:table-cell office:value-type="string" calcext:value-type="string">
            <text:p>[213.8, 213.8, 266.0, 226.4]</text:p>
          </table:table-cell>
          <table:table-cell table:number-columns-repeated="1018"/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485956114" calcext:value-type="float">
            <text:p>485956114</text:p>
          </table:table-cell>
          <table:table-cell office:value-type="float" office:value="29.5356371490281" calcext:value-type="float">
            <text:p>29.5356371490281</text:p>
          </table:table-cell>
          <table:table-cell office:value-type="float" office:value="-4" calcext:value-type="float">
            <text:p>-4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22.0166666666667" calcext:value-type="float">
            <text:p>22.0166666666667</text:p>
          </table:table-cell>
          <table:table-cell office:value-type="float" office:value="485956118" calcext:value-type="float">
            <text:p>485956118</text:p>
          </table:table-cell>
          <table:table-cell table:number-columns-repeated="3"/>
          <table:table-cell office:value-type="string" calcext:value-type="string">
            <text:p>[206.6, 215.6, 260.6, 222.8]</text:p>
          </table:table-cell>
          <table:table-cell table:number-columns-repeated="1018"/>
        </table:table-row>
        <table:table-row table:style-name="ro1">
          <table:table-cell office:value-type="float" office:value="22.0166666666667" calcext:value-type="float">
            <text:p>22.0166666666667</text:p>
          </table:table-cell>
          <table:table-cell office:value-type="float" office:value="485956118" calcext:value-type="float">
            <text:p>485956118</text:p>
          </table:table-cell>
          <table:table-cell office:value-type="float" office:value="24.2980561555076" calcext:value-type="float">
            <text:p>24.2980561555076</text:p>
          </table:table-cell>
          <table:table-cell office:value-type="float" office:value="-12" calcext:value-type="float">
            <text:p>-12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2.0166666666667" calcext:value-type="float">
            <text:p>22.0166666666667</text:p>
          </table:table-cell>
          <table:table-cell office:value-type="float" office:value="485956118" calcext:value-type="float">
            <text:p>485956118</text:p>
          </table:table-cell>
          <table:table-cell table:number-columns-repeated="3"/>
          <table:table-cell office:value-type="string" calcext:value-type="string">
            <text:p>[206.6, 215.6, 260.6, 222.8]</text:p>
          </table:table-cell>
          <table:table-cell table:number-columns-repeated="1018"/>
        </table:table-row>
        <table:table-row table:style-name="ro1">
          <table:table-cell office:value-type="float" office:value="22.0166666666667" calcext:value-type="float">
            <text:p>22.0166666666667</text:p>
          </table:table-cell>
          <table:table-cell office:value-type="float" office:value="485956118" calcext:value-type="float">
            <text:p>485956118</text:p>
          </table:table-cell>
          <table:table-cell office:value-type="float" office:value="24.2980561555076" calcext:value-type="float">
            <text:p>24.2980561555076</text:p>
          </table:table-cell>
          <table:table-cell office:value-type="float" office:value="-12" calcext:value-type="float">
            <text:p>-12</text:p>
          </table:table-cell>
          <table:table-cell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22.0833333333333" calcext:value-type="float">
            <text:p>22.0833333333333</text:p>
          </table:table-cell>
          <table:table-cell office:value-type="float" office:value="485956122" calcext:value-type="float">
            <text:p>485956122</text:p>
          </table:table-cell>
          <table:table-cell table:number-columns-repeated="3"/>
          <table:table-cell office:value-type="string" calcext:value-type="string">
            <text:p>[208.4, 213.8, 267.8, 226.4]</text:p>
          </table:table-cell>
          <table:table-cell table:number-columns-repeated="1018"/>
        </table:table-row>
        <table:table-row table:style-name="ro1">
          <table:table-cell office:value-type="float" office:value="22.0833333333333" calcext:value-type="float">
            <text:p>22.0833333333333</text:p>
          </table:table-cell>
          <table:table-cell office:value-type="float" office:value="485956122" calcext:value-type="float">
            <text:p>485956122</text:p>
          </table:table-cell>
          <table:table-cell table:number-columns-repeated="3"/>
          <table:table-cell office:value-type="string" calcext:value-type="string">
            <text:p>[204.8, 210.2, 260.6, 219.2]</text:p>
          </table:table-cell>
          <table:table-cell table:number-columns-repeated="1018"/>
        </table:table-row>
        <table:table-row table:style-name="ro1">
          <table:table-cell office:value-type="float" office:value="22.0833333333333" calcext:value-type="float">
            <text:p>22.0833333333333</text:p>
          </table:table-cell>
          <table:table-cell office:value-type="float" office:value="485956122" calcext:value-type="float">
            <text:p>48595612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2.0833333333333" calcext:value-type="float">
            <text:p>22.0833333333333</text:p>
          </table:table-cell>
          <table:table-cell office:value-type="float" office:value="485956122" calcext:value-type="float">
            <text:p>485956122</text:p>
          </table:table-cell>
          <table:table-cell table:number-columns-repeated="3"/>
          <table:table-cell office:value-type="string" calcext:value-type="string">
            <text:p>[208.4, 213.8, 267.8, 226.4]</text:p>
          </table:table-cell>
          <table:table-cell table:number-columns-repeated="1018"/>
        </table:table-row>
        <table:table-row table:style-name="ro1">
          <table:table-cell office:value-type="float" office:value="22.0833333333333" calcext:value-type="float">
            <text:p>22.0833333333333</text:p>
          </table:table-cell>
          <table:table-cell office:value-type="float" office:value="485956122" calcext:value-type="float">
            <text:p>485956122</text:p>
          </table:table-cell>
          <table:table-cell table:number-columns-repeated="3"/>
          <table:table-cell office:value-type="string" calcext:value-type="string">
            <text:p>[204.8, 210.2, 260.6, 219.2]</text:p>
          </table:table-cell>
          <table:table-cell table:number-columns-repeated="1018"/>
        </table:table-row>
        <table:table-row table:style-name="ro1">
          <table:table-cell office:value-type="float" office:value="22.0833333333333" calcext:value-type="float">
            <text:p>22.0833333333333</text:p>
          </table:table-cell>
          <table:table-cell office:value-type="float" office:value="485956122" calcext:value-type="float">
            <text:p>48595612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485956126" calcext:value-type="float">
            <text:p>485956126</text:p>
          </table:table-cell>
          <table:table-cell table:number-columns-repeated="3"/>
          <table:table-cell office:value-type="string" calcext:value-type="string">
            <text:p>[208.4, 213.8, 260.6, 221.0]</text:p>
          </table:table-cell>
          <table:table-cell table:number-columns-repeated="1018"/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485956126" calcext:value-type="float">
            <text:p>4859561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485956126" calcext:value-type="float">
            <text:p>485956126</text:p>
          </table:table-cell>
          <table:table-cell table:number-columns-repeated="3"/>
          <table:table-cell office:value-type="string" calcext:value-type="string">
            <text:p>[208.4, 213.8, 260.6, 221.0]</text:p>
          </table:table-cell>
          <table:table-cell table:number-columns-repeated="1018"/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485956126" calcext:value-type="float">
            <text:p>4859561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float" office:value="22.2166666666667" calcext:value-type="float">
            <text:p>22.2166666666667</text:p>
          </table:table-cell>
          <table:table-cell office:value-type="float" office:value="485956130" calcext:value-type="float">
            <text:p>485956130</text:p>
          </table:table-cell>
          <table:table-cell table:number-columns-repeated="3"/>
          <table:table-cell office:value-type="string" calcext:value-type="string">
            <text:p>[206.6, 215.6, 264.2, 221.0]</text:p>
          </table:table-cell>
          <table:table-cell table:number-columns-repeated="1018"/>
        </table:table-row>
        <table:table-row table:style-name="ro1">
          <table:table-cell office:value-type="float" office:value="22.2166666666667" calcext:value-type="float">
            <text:p>22.2166666666667</text:p>
          </table:table-cell>
          <table:table-cell office:value-type="float" office:value="485956130" calcext:value-type="float">
            <text:p>4859561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22.2166666666667" calcext:value-type="float">
            <text:p>22.2166666666667</text:p>
          </table:table-cell>
          <table:table-cell office:value-type="float" office:value="485956130" calcext:value-type="float">
            <text:p>485956130</text:p>
          </table:table-cell>
          <table:table-cell table:number-columns-repeated="3"/>
          <table:table-cell office:value-type="string" calcext:value-type="string">
            <text:p>[208.4, 215.6, 264.2, 228.2]</text:p>
          </table:table-cell>
          <table:table-cell table:number-columns-repeated="1018"/>
        </table:table-row>
        <table:table-row table:style-name="ro1">
          <table:table-cell office:value-type="float" office:value="22.2166666666667" calcext:value-type="float">
            <text:p>22.2166666666667</text:p>
          </table:table-cell>
          <table:table-cell office:value-type="float" office:value="485956130" calcext:value-type="float">
            <text:p>485956130</text:p>
          </table:table-cell>
          <table:table-cell table:number-columns-repeated="3"/>
          <table:table-cell office:value-type="string" calcext:value-type="string">
            <text:p>[206.6, 215.6, 264.2, 221.0]</text:p>
          </table:table-cell>
          <table:table-cell table:number-columns-repeated="1018"/>
        </table:table-row>
        <table:table-row table:style-name="ro1">
          <table:table-cell office:value-type="float" office:value="22.2166666666667" calcext:value-type="float">
            <text:p>22.2166666666667</text:p>
          </table:table-cell>
          <table:table-cell office:value-type="float" office:value="485956130" calcext:value-type="float">
            <text:p>4859561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22.2166666666667" calcext:value-type="float">
            <text:p>22.2166666666667</text:p>
          </table:table-cell>
          <table:table-cell office:value-type="float" office:value="485956130" calcext:value-type="float">
            <text:p>485956130</text:p>
          </table:table-cell>
          <table:table-cell table:number-columns-repeated="3"/>
          <table:table-cell office:value-type="string" calcext:value-type="string">
            <text:p>[208.4, 215.6, 264.2, 228.2]</text:p>
          </table:table-cell>
          <table:table-cell table:number-columns-repeated="1018"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5956134" calcext:value-type="float">
            <text:p>485956134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5956134" calcext:value-type="float">
            <text:p>485956134</text:p>
          </table:table-cell>
          <table:table-cell table:number-columns-repeated="3"/>
          <table:table-cell office:value-type="string" calcext:value-type="string">
            <text:p>[208.4, 213.8, 260.6, 226.4]</text:p>
          </table:table-cell>
          <table:table-cell table:number-columns-repeated="1018"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5956134" calcext:value-type="float">
            <text:p>48595613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float" office:value="22.3166666666667" calcext:value-type="float">
            <text:p>22.3166666666667</text:p>
          </table:table-cell>
          <table:table-cell office:value-type="float" office:value="485956136" calcext:value-type="float">
            <text:p>485956136</text:p>
          </table:table-cell>
          <table:table-cell table:number-columns-repeated="3"/>
          <table:table-cell office:value-type="string" calcext:value-type="string">
            <text:p>[208.4, 217.4, 264.2, 221.0]</text:p>
          </table:table-cell>
          <table:table-cell table:number-columns-repeated="1018"/>
        </table:table-row>
        <table:table-row table:style-name="ro1">
          <table:table-cell office:value-type="float" office:value="22.3166666666667" calcext:value-type="float">
            <text:p>22.3166666666667</text:p>
          </table:table-cell>
          <table:table-cell office:value-type="float" office:value="485956136" calcext:value-type="float">
            <text:p>48595613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22.3166666666667" calcext:value-type="float">
            <text:p>22.3166666666667</text:p>
          </table:table-cell>
          <table:table-cell office:value-type="float" office:value="485956136" calcext:value-type="float">
            <text:p>485956136</text:p>
          </table:table-cell>
          <table:table-cell table:number-columns-repeated="3"/>
          <table:table-cell office:value-type="string" calcext:value-type="string">
            <text:p>[208.4, 219.2, 267.8, 228.2]</text:p>
          </table:table-cell>
          <table:table-cell table:number-columns-repeated="1018"/>
        </table:table-row>
        <table:table-row table:style-name="ro1">
          <table:table-cell office:value-type="float" office:value="22.3166666666667" calcext:value-type="float">
            <text:p>22.3166666666667</text:p>
          </table:table-cell>
          <table:table-cell office:value-type="float" office:value="485956136" calcext:value-type="float">
            <text:p>485956136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2.3166666666667" calcext:value-type="float">
            <text:p>22.3166666666667</text:p>
          </table:table-cell>
          <table:table-cell office:value-type="float" office:value="485956136" calcext:value-type="float">
            <text:p>485956136</text:p>
          </table:table-cell>
          <table:table-cell table:number-columns-repeated="3"/>
          <table:table-cell office:value-type="string" calcext:value-type="string">
            <text:p>[208.4, 217.4, 264.2, 221.0]</text:p>
          </table:table-cell>
          <table:table-cell table:number-columns-repeated="1018"/>
        </table:table-row>
        <table:table-row table:style-name="ro1">
          <table:table-cell office:value-type="float" office:value="22.3166666666667" calcext:value-type="float">
            <text:p>22.3166666666667</text:p>
          </table:table-cell>
          <table:table-cell office:value-type="float" office:value="485956136" calcext:value-type="float">
            <text:p>48595613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22.3166666666667" calcext:value-type="float">
            <text:p>22.3166666666667</text:p>
          </table:table-cell>
          <table:table-cell office:value-type="float" office:value="485956136" calcext:value-type="float">
            <text:p>485956136</text:p>
          </table:table-cell>
          <table:table-cell table:number-columns-repeated="3"/>
          <table:table-cell office:value-type="string" calcext:value-type="string">
            <text:p>[208.4, 219.2, 267.8, 228.2]</text:p>
          </table:table-cell>
          <table:table-cell table:number-columns-repeated="1018"/>
        </table:table-row>
        <table:table-row table:style-name="ro1">
          <table:table-cell office:value-type="float" office:value="22.3166666666667" calcext:value-type="float">
            <text:p>22.3166666666667</text:p>
          </table:table-cell>
          <table:table-cell office:value-type="float" office:value="485956136" calcext:value-type="float">
            <text:p>485956136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2.3833333333333" calcext:value-type="float">
            <text:p>22.3833333333333</text:p>
          </table:table-cell>
          <table:table-cell office:value-type="float" office:value="485956140" calcext:value-type="float">
            <text:p>485956140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22.3833333333333" calcext:value-type="float">
            <text:p>22.3833333333333</text:p>
          </table:table-cell>
          <table:table-cell office:value-type="float" office:value="485956140" calcext:value-type="float">
            <text:p>485956140</text:p>
          </table:table-cell>
          <table:table-cell table:number-columns-repeated="3"/>
          <table:table-cell office:value-type="string" calcext:value-type="string">
            <text:p>[206.6, 215.6, 260.6, 222.8]</text:p>
          </table:table-cell>
          <table:table-cell table:number-columns-repeated="1018"/>
        </table:table-row>
        <table:table-row table:style-name="ro1">
          <table:table-cell office:value-type="float" office:value="22.3833333333333" calcext:value-type="float">
            <text:p>22.3833333333333</text:p>
          </table:table-cell>
          <table:table-cell office:value-type="float" office:value="485956140" calcext:value-type="float">
            <text:p>485956140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2.3833333333333" calcext:value-type="float">
            <text:p>22.3833333333333</text:p>
          </table:table-cell>
          <table:table-cell office:value-type="float" office:value="485956140" calcext:value-type="float">
            <text:p>485956140</text:p>
          </table:table-cell>
          <table:table-cell table:number-columns-repeated="3"/>
          <table:table-cell office:value-type="string" calcext:value-type="string">
            <text:p>[206.6, 215.6, 260.6, 222.8]</text:p>
          </table:table-cell>
          <table:table-cell table:number-columns-repeated="1018"/>
        </table:table-row>
        <table:table-row table:style-name="ro1">
          <table:table-cell office:value-type="float" office:value="22.3833333333333" calcext:value-type="float">
            <text:p>22.3833333333333</text:p>
          </table:table-cell>
          <table:table-cell office:value-type="float" office:value="485956140" calcext:value-type="float">
            <text:p>485956140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485956144" calcext:value-type="float">
            <text:p>485956144</text:p>
          </table:table-cell>
          <table:table-cell table:number-columns-repeated="3"/>
          <table:table-cell office:value-type="string" calcext:value-type="string">
            <text:p>[213.8, 221.0, 264.2, 228.2]</text:p>
          </table:table-cell>
          <table:table-cell table:number-columns-repeated="1018"/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485956144" calcext:value-type="float">
            <text:p>485956144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485956144" calcext:value-type="float">
            <text:p>485956144</text:p>
          </table:table-cell>
          <table:table-cell table:number-columns-repeated="3"/>
          <table:table-cell office:value-type="string" calcext:value-type="string">
            <text:p>[208.4, 222.8, 269.6, 224.6]</text:p>
          </table:table-cell>
          <table:table-cell table:number-columns-repeated="1018"/>
        </table:table-row>
        <table:table-row table:style-name="ro1" table:number-rows-repeated="10468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7T21:48:59.448818137</dc:date>
    <meta:editing-duration>PT1M51S</meta:editing-duration>
    <meta:editing-cycles>2</meta:editing-cycles>
    <meta:generator>LibreOffice/6.0.7.3$Linux_X86_64 LibreOffice_project/00m0$Build-3</meta:generator>
    <meta:document-statistic meta:table-count="1" meta:cell-count="7121" meta:object-count="0"/>
  </office:meta>
</office:document-meta>
</file>